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shapes>
          <draw:frame draw:z-index="0" draw:style-name="gr1" draw:text-style-name="P1" svg:width="6.2988in" svg:height="1.6791in" svg:x="11.2752in" svg:y="0.6319in">
            <draw:object draw:notify-on-update-of-ranges="Overview.F10:Overview.F16 Overview.G10:Overview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6618in" svg:height="1.9854in" svg:x="11.2232in" svg:y="2.6272in">
            <draw:object draw:notify-on-update-of-ranges="Overview.F9:Overview.F19 Overview.H8:Overview.H8 Overview.H9:Overview.H19 Overview.F9:Overview.F19 Overview.I8:Overview.I8 Overview.I9:Overview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Raw Airfoil data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aw root 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Root chor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pa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float" office:value="0.000386" calcext:value-type="float">
            <text:p>0.000386</text:p>
          </table:table-cell>
          <table:table-cell office:value-type="float" office:value="0.001982" calcext:value-type="float">
            <text:p>0.001982</text:p>
          </table:table-cell>
          <table:table-cell table:number-columns-repeated="2"/>
          <table:table-cell office:value-type="string" calcext:value-type="string">
            <text:p>Dihedral ang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g</text:p>
          </table:table-cell>
          <table:table-cell table:number-columns-repeated="3"/>
        </table:table-row>
        <table:table-row table:style-name="ro1">
          <table:table-cell office:value-type="float" office:value="0.001215" calcext:value-type="float">
            <text:p>0.001215</text:p>
          </table:table-cell>
          <table:table-cell office:value-type="float" office:value="0.003765" calcext:value-type="float">
            <text:p>0.003765</text:p>
          </table:table-cell>
          <table:table-cell table:number-columns-repeated="5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float" office:value="0.002567" calcext:value-type="float">
            <text:p>0.002567</text:p>
          </table:table-cell>
          <table:table-cell office:value-type="float" office:value="0.005804" calcext:value-type="float">
            <text:p>0.005804</text:p>
          </table:table-cell>
          <table:table-cell table:number-columns-repeated="8"/>
        </table:table-row>
        <table:table-row table:style-name="ro1">
          <table:table-cell office:value-type="float" office:value="0.00464" calcext:value-type="float">
            <text:p>0.00464</text:p>
          </table:table-cell>
          <table:table-cell office:value-type="float" office:value="0.008212" calcext:value-type="float">
            <text:p>0.008212</text:p>
          </table:table-cell>
          <table:table-cell table:number-columns-repeated="2"/>
          <table:table-cell office:value-type="string" calcext:value-type="string">
            <text:p>Sections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Z offset</text:p>
          </table:table-cell>
          <table:table-cell office:value-type="string" calcext:value-type="string">
            <text:p>L Edge</text:p>
          </table:table-cell>
          <table:table-cell office:value-type="string" calcext:value-type="string">
            <text:p>T Edge</text:p>
          </table:table-cell>
          <table:table-cell office:value-type="string" calcext:value-type="string">
            <text:p>Chord</text:p>
          </table:table-cell>
        </table:table-row>
        <table:table-row table:style-name="ro1">
          <table:table-cell office:value-type="float" office:value="0.007802" calcext:value-type="float">
            <text:p>0.007802</text:p>
          </table:table-cell>
          <table:table-cell office:value-type="float" office:value="0.011144" calcext:value-type="float">
            <text:p>0.011144</text:p>
          </table:table-cell>
          <table:table-cell table:number-columns-repeated="8"/>
        </table:table-row>
        <table:table-row table:style-name="ro1">
          <table:table-cell office:value-type="float" office:value="0.012624" calcext:value-type="float">
            <text:p>0.012624</text:p>
          </table:table-cell>
          <table:table-cell office:value-type="float" office:value="0.014716" calcext:value-type="float">
            <text:p>0.014716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5" calcext:value-type="float">
            <text:p>275</text:p>
          </table:table-cell>
          <table:table-cell table:formula="of:=[.I10]-[.H10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019601" calcext:value-type="float">
            <text:p>0.019601</text:p>
          </table:table-cell>
          <table:table-cell office:value-type="float" office:value="0.018856" calcext:value-type="float">
            <text:p>0.0188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TAN(RADIANS([.$F$5]))*[.F11]" office:value-type="float" office:value="8.7488663525924" calcext:value-type="float">
            <text:p>8.7488663525924</text:p>
          </table:table-cell>
          <table:table-cell office:value-type="float" office:value="156.5" calcext:value-type="float">
            <text:p>156.5</text:p>
          </table:table-cell>
          <table:table-cell office:value-type="float" office:value="275" calcext:value-type="float">
            <text:p>275</text:p>
          </table:table-cell>
          <table:table-cell table:formula="of:=[.I11]-[.H11]" office:value-type="float" office:value="118.5" calcext:value-type="float">
            <text:p>118.5</text:p>
          </table:table-cell>
        </table:table-row>
        <table:table-row table:style-name="ro1">
          <table:table-cell office:value-type="float" office:value="0.028597" calcext:value-type="float">
            <text:p>0.028597</text:p>
          </table:table-cell>
          <table:table-cell office:value-type="float" office:value="0.023137" calcext:value-type="float">
            <text:p>0.0231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TAN(RADIANS([.$F$5]))*[.F12]" office:value-type="float" office:value="17.4977327051848" calcext:value-type="float">
            <text:p>17.4977327051848</text:p>
          </table:table-cell>
          <table:table-cell office:value-type="float" office:value="168.3" calcext:value-type="float">
            <text:p>168.3</text:p>
          </table:table-cell>
          <table:table-cell office:value-type="float" office:value="275" calcext:value-type="float">
            <text:p>275</text:p>
          </table:table-cell>
          <table:table-cell table:formula="of:=[.I12]-[.H12]"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0.039021" calcext:value-type="float">
            <text:p>0.039021</text:p>
          </table:table-cell>
          <table:table-cell office:value-type="float" office:value="0.027161" calcext:value-type="float">
            <text:p>0.02716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formula="of:=TAN(RADIANS([.$F$5]))*[.F13]" office:value-type="float" office:value="26.2465990577772" calcext:value-type="float">
            <text:p>26.2465990577772</text:p>
          </table:table-cell>
          <table:table-cell office:value-type="float" office:value="180.4" calcext:value-type="float">
            <text:p>180.4</text:p>
          </table:table-cell>
          <table:table-cell office:value-type="float" office:value="273.5" calcext:value-type="float">
            <text:p>273.5</text:p>
          </table:table-cell>
          <table:table-cell table:formula="of:=[.I13]-[.H13]" office:value-type="float" office:value="93.1" calcext:value-type="float">
            <text:p>93.1</text:p>
          </table:table-cell>
        </table:table-row>
        <table:table-row table:style-name="ro1">
          <table:table-cell office:value-type="float" office:value="0.050378" calcext:value-type="float">
            <text:p>0.050378</text:p>
          </table:table-cell>
          <table:table-cell office:value-type="float" office:value="0.030783" calcext:value-type="float">
            <text:p>0.0307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formula="of:=TAN(RADIANS([.$F$5]))*[.F14]" office:value-type="float" office:value="34.9954654103696" calcext:value-type="float">
            <text:p>34.9954654103696</text:p>
          </table:table-cell>
          <table:table-cell office:value-type="float" office:value="195" calcext:value-type="float">
            <text:p>195</text:p>
          </table:table-cell>
          <table:table-cell office:value-type="float" office:value="271.4" calcext:value-type="float">
            <text:p>271.4</text:p>
          </table:table-cell>
          <table:table-cell table:formula="of:=[.I14]-[.H14]"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0.062354" calcext:value-type="float">
            <text:p>0.062354</text:p>
          </table:table-cell>
          <table:table-cell office:value-type="float" office:value="0.033994" calcext:value-type="float">
            <text:p>0.03399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formula="of:=TAN(RADIANS([.$F$5]))*[.F15]" office:value-type="float" office:value="39.3698985866658" calcext:value-type="float">
            <text:p>39.3698985866658</text:p>
          </table:table-cell>
          <table:table-cell office:value-type="float" office:value="205.6" calcext:value-type="float">
            <text:p>205.6</text:p>
          </table:table-cell>
          <table:table-cell office:value-type="float" office:value="268" calcext:value-type="float">
            <text:p>268</text:p>
          </table:table-cell>
          <table:table-cell table:formula="of:=[.I15]-[.H15]" office:value-type="float" office:value="62.4" calcext:value-type="float">
            <text:p>62.4</text:p>
          </table:table-cell>
        </table:table-row>
        <table:table-row table:style-name="ro1">
          <table:table-cell office:value-type="float" office:value="0.074753" calcext:value-type="float">
            <text:p>0.074753</text:p>
          </table:table-cell>
          <table:table-cell office:value-type="float" office:value="0.03683" calcext:value-type="float">
            <text:p>0.0368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formula="of:=TAN(RADIANS([.$F$5]))*[.F16]" office:value-type="float" office:value="43.744331762962" calcext:value-type="float">
            <text:p>43.744331762962</text:p>
          </table:table-cell>
          <table:table-cell office:value-type="float" office:value="228" calcext:value-type="float">
            <text:p>228</text:p>
          </table:table-cell>
          <table:table-cell office:value-type="float" office:value="258" calcext:value-type="float">
            <text:p>258</text:p>
          </table:table-cell>
          <table:table-cell table:formula="of:=[.I16]-[.H1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87469" calcext:value-type="float">
            <text:p>0.087469</text:p>
          </table:table-cell>
          <table:table-cell office:value-type="float" office:value="0.039332" calcext:value-type="float">
            <text:p>0.039332</text:p>
          </table:table-cell>
          <table:table-cell table:number-columns-repeated="8"/>
        </table:table-row>
        <table:table-row table:style-name="ro1">
          <table:table-cell office:value-type="float" office:value="0.100419" calcext:value-type="float">
            <text:p>0.100419</text:p>
          </table:table-cell>
          <table:table-cell office:value-type="float" office:value="0.041546" calcext:value-type="float">
            <text:p>0.041546</text:p>
          </table:table-cell>
          <table:table-cell table:number-columns-repeated="8"/>
        </table:table-row>
        <table:table-row table:style-name="ro1">
          <table:table-cell office:value-type="float" office:value="0.113548" calcext:value-type="float">
            <text:p>0.113548</text:p>
          </table:table-cell>
          <table:table-cell office:value-type="float" office:value="0.04351" calcext:value-type="float">
            <text:p>0.04351</text:p>
          </table:table-cell>
          <table:table-cell table:number-columns-repeated="8"/>
        </table:table-row>
        <table:table-row table:style-name="ro1">
          <table:table-cell office:value-type="float" office:value="0.126808" calcext:value-type="float">
            <text:p>0.126808</text:p>
          </table:table-cell>
          <table:table-cell office:value-type="float" office:value="0.045252" calcext:value-type="float">
            <text:p>0.045252</text:p>
          </table:table-cell>
          <table:table-cell table:number-columns-repeated="8"/>
        </table:table-row>
        <table:table-row table:style-name="ro1">
          <table:table-cell office:value-type="float" office:value="0.140172" calcext:value-type="float">
            <text:p>0.140172</text:p>
          </table:table-cell>
          <table:table-cell office:value-type="float" office:value="0.046796" calcext:value-type="float">
            <text:p>0.046796</text:p>
          </table:table-cell>
          <table:table-cell table:number-columns-repeated="8"/>
        </table:table-row>
        <table:table-row table:style-name="ro1">
          <table:table-cell office:value-type="float" office:value="0.153615" calcext:value-type="float">
            <text:p>0.153615</text:p>
          </table:table-cell>
          <table:table-cell office:value-type="float" office:value="0.048164" calcext:value-type="float">
            <text:p>0.048164</text:p>
          </table:table-cell>
          <table:table-cell table:number-columns-repeated="8"/>
        </table:table-row>
        <table:table-row table:style-name="ro1">
          <table:table-cell office:value-type="float" office:value="0.167119" calcext:value-type="float">
            <text:p>0.167119</text:p>
          </table:table-cell>
          <table:table-cell office:value-type="float" office:value="0.049369" calcext:value-type="float">
            <text:p>0.049369</text:p>
          </table:table-cell>
          <table:table-cell table:number-columns-repeated="8"/>
        </table:table-row>
        <table:table-row table:style-name="ro1">
          <table:table-cell office:value-type="float" office:value="0.180677" calcext:value-type="float">
            <text:p>0.180677</text:p>
          </table:table-cell>
          <table:table-cell office:value-type="float" office:value="0.050427" calcext:value-type="float">
            <text:p>0.050427</text:p>
          </table:table-cell>
          <table:table-cell table:number-columns-repeated="8"/>
        </table:table-row>
        <table:table-row table:style-name="ro1">
          <table:table-cell office:value-type="float" office:value="0.194272" calcext:value-type="float">
            <text:p>0.194272</text:p>
          </table:table-cell>
          <table:table-cell office:value-type="float" office:value="0.051347" calcext:value-type="float">
            <text:p>0.051347</text:p>
          </table:table-cell>
          <table:table-cell table:number-columns-repeated="8"/>
        </table:table-row>
        <table:table-row table:style-name="ro1">
          <table:table-cell office:value-type="float" office:value="0.207903" calcext:value-type="float">
            <text:p>0.207903</text:p>
          </table:table-cell>
          <table:table-cell office:value-type="float" office:value="0.052138" calcext:value-type="float">
            <text:p>0.052138</text:p>
          </table:table-cell>
          <table:table-cell table:number-columns-repeated="8"/>
        </table:table-row>
        <table:table-row table:style-name="ro1">
          <table:table-cell office:value-type="float" office:value="0.221565" calcext:value-type="float">
            <text:p>0.221565</text:p>
          </table:table-cell>
          <table:table-cell office:value-type="float" office:value="0.052809" calcext:value-type="float">
            <text:p>0.052809</text:p>
          </table:table-cell>
          <table:table-cell table:number-columns-repeated="8"/>
        </table:table-row>
        <table:table-row table:style-name="ro1">
          <table:table-cell office:value-type="float" office:value="0.235251" calcext:value-type="float">
            <text:p>0.235251</text:p>
          </table:table-cell>
          <table:table-cell office:value-type="float" office:value="0.053368" calcext:value-type="float">
            <text:p>0.053368</text:p>
          </table:table-cell>
          <table:table-cell table:number-columns-repeated="8"/>
        </table:table-row>
        <table:table-row table:style-name="ro1">
          <table:table-cell office:value-type="float" office:value="0.248963" calcext:value-type="float">
            <text:p>0.248963</text:p>
          </table:table-cell>
          <table:table-cell office:value-type="float" office:value="0.053822" calcext:value-type="float">
            <text:p>0.053822</text:p>
          </table:table-cell>
          <table:table-cell table:number-columns-repeated="8"/>
        </table:table-row>
        <table:table-row table:style-name="ro1">
          <table:table-cell office:value-type="float" office:value="0.262694" calcext:value-type="float">
            <text:p>0.262694</text:p>
          </table:table-cell>
          <table:table-cell office:value-type="float" office:value="0.054177" calcext:value-type="float">
            <text:p>0.054177</text:p>
          </table:table-cell>
          <table:table-cell table:number-columns-repeated="8"/>
        </table:table-row>
        <table:table-row table:style-name="ro1">
          <table:table-cell office:value-type="float" office:value="0.276438" calcext:value-type="float">
            <text:p>0.276438</text:p>
          </table:table-cell>
          <table:table-cell office:value-type="float" office:value="0.054438" calcext:value-type="float">
            <text:p>0.054438</text:p>
          </table:table-cell>
          <table:table-cell table:number-columns-repeated="8"/>
        </table:table-row>
        <table:table-row table:style-name="ro1">
          <table:table-cell office:value-type="float" office:value="0.290201" calcext:value-type="float">
            <text:p>0.290201</text:p>
          </table:table-cell>
          <table:table-cell office:value-type="float" office:value="0.05461" calcext:value-type="float">
            <text:p>0.05461</text:p>
          </table:table-cell>
          <table:table-cell table:number-columns-repeated="8"/>
        </table:table-row>
        <table:table-row table:style-name="ro1">
          <table:table-cell office:value-type="float" office:value="0.303978" calcext:value-type="float">
            <text:p>0.303978</text:p>
          </table:table-cell>
          <table:table-cell office:value-type="float" office:value="0.054698" calcext:value-type="float">
            <text:p>0.054698</text:p>
          </table:table-cell>
          <table:table-cell table:number-columns-repeated="8"/>
        </table:table-row>
        <table:table-row table:style-name="ro1">
          <table:table-cell office:value-type="float" office:value="0.317764" calcext:value-type="float">
            <text:p>0.317764</text:p>
          </table:table-cell>
          <table:table-cell office:value-type="float" office:value="0.054708" calcext:value-type="float">
            <text:p>0.054708</text:p>
          </table:table-cell>
          <table:table-cell table:number-columns-repeated="8"/>
        </table:table-row>
        <table:table-row table:style-name="ro1">
          <table:table-cell office:value-type="float" office:value="0.331562" calcext:value-type="float">
            <text:p>0.331562</text:p>
          </table:table-cell>
          <table:table-cell office:value-type="float" office:value="0.054641" calcext:value-type="float">
            <text:p>0.054641</text:p>
          </table:table-cell>
          <table:table-cell table:number-columns-repeated="8"/>
        </table:table-row>
        <table:table-row table:style-name="ro1">
          <table:table-cell office:value-type="float" office:value="0.345368" calcext:value-type="float">
            <text:p>0.345368</text:p>
          </table:table-cell>
          <table:table-cell office:value-type="float" office:value="0.054502" calcext:value-type="float">
            <text:p>0.054502</text:p>
          </table:table-cell>
          <table:table-cell table:number-columns-repeated="8"/>
        </table:table-row>
        <table:table-row table:style-name="ro1">
          <table:table-cell office:value-type="float" office:value="0.35918" calcext:value-type="float">
            <text:p>0.35918</text:p>
          </table:table-cell>
          <table:table-cell office:value-type="float" office:value="0.054294" calcext:value-type="float">
            <text:p>0.054294</text:p>
          </table:table-cell>
          <table:table-cell table:number-columns-repeated="8"/>
        </table:table-row>
        <table:table-row table:style-name="ro1">
          <table:table-cell office:value-type="float" office:value="0.372998" calcext:value-type="float">
            <text:p>0.372998</text:p>
          </table:table-cell>
          <table:table-cell office:value-type="float" office:value="0.054019" calcext:value-type="float">
            <text:p>0.054019</text:p>
          </table:table-cell>
          <table:table-cell table:number-columns-repeated="8"/>
        </table:table-row>
        <table:table-row table:style-name="ro1">
          <table:table-cell office:value-type="float" office:value="0.386823" calcext:value-type="float">
            <text:p>0.386823</text:p>
          </table:table-cell>
          <table:table-cell office:value-type="float" office:value="0.053681" calcext:value-type="float">
            <text:p>0.053681</text:p>
          </table:table-cell>
          <table:table-cell table:number-columns-repeated="8"/>
        </table:table-row>
        <table:table-row table:style-name="ro1">
          <table:table-cell office:value-type="float" office:value="0.400651" calcext:value-type="float">
            <text:p>0.400651</text:p>
          </table:table-cell>
          <table:table-cell office:value-type="float" office:value="0.053281" calcext:value-type="float">
            <text:p>0.053281</text:p>
          </table:table-cell>
          <table:table-cell table:number-columns-repeated="8"/>
        </table:table-row>
        <table:table-row table:style-name="ro1">
          <table:table-cell office:value-type="float" office:value="0.414484" calcext:value-type="float">
            <text:p>0.414484</text:p>
          </table:table-cell>
          <table:table-cell office:value-type="float" office:value="0.052821" calcext:value-type="float">
            <text:p>0.052821</text:p>
          </table:table-cell>
          <table:table-cell table:number-columns-repeated="8"/>
        </table:table-row>
        <table:table-row table:style-name="ro1">
          <table:table-cell office:value-type="float" office:value="0.428321" calcext:value-type="float">
            <text:p>0.428321</text:p>
          </table:table-cell>
          <table:table-cell office:value-type="float" office:value="0.052305" calcext:value-type="float">
            <text:p>0.052305</text:p>
          </table:table-cell>
          <table:table-cell table:number-columns-repeated="8"/>
        </table:table-row>
        <table:table-row table:style-name="ro1">
          <table:table-cell office:value-type="float" office:value="0.442161" calcext:value-type="float">
            <text:p>0.442161</text:p>
          </table:table-cell>
          <table:table-cell office:value-type="float" office:value="0.051733" calcext:value-type="float">
            <text:p>0.051733</text:p>
          </table:table-cell>
          <table:table-cell table:number-columns-repeated="8"/>
        </table:table-row>
        <table:table-row table:style-name="ro1">
          <table:table-cell office:value-type="float" office:value="0.456003" calcext:value-type="float">
            <text:p>0.456003</text:p>
          </table:table-cell>
          <table:table-cell office:value-type="float" office:value="0.051109" calcext:value-type="float">
            <text:p>0.051109</text:p>
          </table:table-cell>
          <table:table-cell table:number-columns-repeated="8"/>
        </table:table-row>
        <table:table-row table:style-name="ro1">
          <table:table-cell office:value-type="float" office:value="0.469849" calcext:value-type="float">
            <text:p>0.469849</text:p>
          </table:table-cell>
          <table:table-cell office:value-type="float" office:value="0.050432" calcext:value-type="float">
            <text:p>0.050432</text:p>
          </table:table-cell>
          <table:table-cell table:number-columns-repeated="8"/>
        </table:table-row>
        <table:table-row table:style-name="ro1">
          <table:table-cell office:value-type="float" office:value="0.483698" calcext:value-type="float">
            <text:p>0.483698</text:p>
          </table:table-cell>
          <table:table-cell office:value-type="float" office:value="0.049707" calcext:value-type="float">
            <text:p>0.049707</text:p>
          </table:table-cell>
          <table:table-cell table:number-columns-repeated="8"/>
        </table:table-row>
        <table:table-row table:style-name="ro1">
          <table:table-cell office:value-type="float" office:value="0.497547" calcext:value-type="float">
            <text:p>0.497547</text:p>
          </table:table-cell>
          <table:table-cell office:value-type="float" office:value="0.048934" calcext:value-type="float">
            <text:p>0.048934</text:p>
          </table:table-cell>
          <table:table-cell table:number-columns-repeated="8"/>
        </table:table-row>
        <table:table-row table:style-name="ro1">
          <table:table-cell office:value-type="float" office:value="0.5114" calcext:value-type="float">
            <text:p>0.5114</text:p>
          </table:table-cell>
          <table:table-cell office:value-type="float" office:value="0.048115" calcext:value-type="float">
            <text:p>0.048115</text:p>
          </table:table-cell>
          <table:table-cell table:number-columns-repeated="8"/>
        </table:table-row>
        <table:table-row table:style-name="ro1">
          <table:table-cell office:value-type="float" office:value="0.525254" calcext:value-type="float">
            <text:p>0.525254</text:p>
          </table:table-cell>
          <table:table-cell office:value-type="float" office:value="0.047252" calcext:value-type="float">
            <text:p>0.047252</text:p>
          </table:table-cell>
          <table:table-cell table:number-columns-repeated="8"/>
        </table:table-row>
        <table:table-row table:style-name="ro1">
          <table:table-cell office:value-type="float" office:value="0.53911" calcext:value-type="float">
            <text:p>0.53911</text:p>
          </table:table-cell>
          <table:table-cell office:value-type="float" office:value="0.046347" calcext:value-type="float">
            <text:p>0.046347</text:p>
          </table:table-cell>
          <table:table-cell table:number-columns-repeated="8"/>
        </table:table-row>
        <table:table-row table:style-name="ro1">
          <table:table-cell office:value-type="float" office:value="0.552967" calcext:value-type="float">
            <text:p>0.552967</text:p>
          </table:table-cell>
          <table:table-cell office:value-type="float" office:value="0.045401" calcext:value-type="float">
            <text:p>0.045401</text:p>
          </table:table-cell>
          <table:table-cell table:number-columns-repeated="8"/>
        </table:table-row>
        <table:table-row table:style-name="ro1">
          <table:table-cell office:value-type="float" office:value="0.566827" calcext:value-type="float">
            <text:p>0.566827</text:p>
          </table:table-cell>
          <table:table-cell office:value-type="float" office:value="0.044415" calcext:value-type="float">
            <text:p>0.044415</text:p>
          </table:table-cell>
          <table:table-cell table:number-columns-repeated="8"/>
        </table:table-row>
        <table:table-row table:style-name="ro1">
          <table:table-cell office:value-type="float" office:value="0.580687" calcext:value-type="float">
            <text:p>0.580687</text:p>
          </table:table-cell>
          <table:table-cell office:value-type="float" office:value="0.043392" calcext:value-type="float">
            <text:p>0.043392</text:p>
          </table:table-cell>
          <table:table-cell table:number-columns-repeated="8"/>
        </table:table-row>
        <table:table-row table:style-name="ro1">
          <table:table-cell office:value-type="float" office:value="0.594548" calcext:value-type="float">
            <text:p>0.594548</text:p>
          </table:table-cell>
          <table:table-cell office:value-type="float" office:value="0.042333" calcext:value-type="float">
            <text:p>0.042333</text:p>
          </table:table-cell>
          <table:table-cell table:number-columns-repeated="8"/>
        </table:table-row>
        <table:table-row table:style-name="ro1">
          <table:table-cell office:value-type="float" office:value="0.608411" calcext:value-type="float">
            <text:p>0.608411</text:p>
          </table:table-cell>
          <table:table-cell office:value-type="float" office:value="0.041238" calcext:value-type="float">
            <text:p>0.041238</text:p>
          </table:table-cell>
          <table:table-cell table:number-columns-repeated="8"/>
        </table:table-row>
        <table:table-row table:style-name="ro1">
          <table:table-cell office:value-type="float" office:value="0.622275" calcext:value-type="float">
            <text:p>0.622275</text:p>
          </table:table-cell>
          <table:table-cell office:value-type="float" office:value="0.040111" calcext:value-type="float">
            <text:p>0.040111</text:p>
          </table:table-cell>
          <table:table-cell table:number-columns-repeated="8"/>
        </table:table-row>
        <table:table-row table:style-name="ro1">
          <table:table-cell office:value-type="float" office:value="0.63614" calcext:value-type="float">
            <text:p>0.63614</text:p>
          </table:table-cell>
          <table:table-cell office:value-type="float" office:value="0.038952" calcext:value-type="float">
            <text:p>0.038952</text:p>
          </table:table-cell>
          <table:table-cell table:number-columns-repeated="8"/>
        </table:table-row>
        <table:table-row table:style-name="ro1">
          <table:table-cell office:value-type="float" office:value="0.650005" calcext:value-type="float">
            <text:p>0.650005</text:p>
          </table:table-cell>
          <table:table-cell office:value-type="float" office:value="0.037761" calcext:value-type="float">
            <text:p>0.037761</text:p>
          </table:table-cell>
          <table:table-cell table:number-columns-repeated="8"/>
        </table:table-row>
        <table:table-row table:style-name="ro1">
          <table:table-cell office:value-type="float" office:value="0.663871" calcext:value-type="float">
            <text:p>0.663871</text:p>
          </table:table-cell>
          <table:table-cell office:value-type="float" office:value="0.036542" calcext:value-type="float">
            <text:p>0.036542</text:p>
          </table:table-cell>
          <table:table-cell table:number-columns-repeated="8"/>
        </table:table-row>
        <table:table-row table:style-name="ro1">
          <table:table-cell office:value-type="float" office:value="0.677736" calcext:value-type="float">
            <text:p>0.677736</text:p>
          </table:table-cell>
          <table:table-cell office:value-type="float" office:value="0.035294" calcext:value-type="float">
            <text:p>0.035294</text:p>
          </table:table-cell>
          <table:table-cell table:number-columns-repeated="8"/>
        </table:table-row>
        <table:table-row table:style-name="ro1">
          <table:table-cell office:value-type="float" office:value="0.691601" calcext:value-type="float">
            <text:p>0.691601</text:p>
          </table:table-cell>
          <table:table-cell office:value-type="float" office:value="0.034018" calcext:value-type="float">
            <text:p>0.034018</text:p>
          </table:table-cell>
          <table:table-cell table:number-columns-repeated="8"/>
        </table:table-row>
        <table:table-row table:style-name="ro1">
          <table:table-cell office:value-type="float" office:value="0.705466" calcext:value-type="float">
            <text:p>0.705466</text:p>
          </table:table-cell>
          <table:table-cell office:value-type="float" office:value="0.032715" calcext:value-type="float">
            <text:p>0.032715</text:p>
          </table:table-cell>
          <table:table-cell table:number-columns-repeated="8"/>
        </table:table-row>
        <table:table-row table:style-name="ro1">
          <table:table-cell office:value-type="float" office:value="0.719329" calcext:value-type="float">
            <text:p>0.719329</text:p>
          </table:table-cell>
          <table:table-cell office:value-type="float" office:value="0.031386" calcext:value-type="float">
            <text:p>0.031386</text:p>
          </table:table-cell>
          <table:table-cell table:number-columns-repeated="8"/>
        </table:table-row>
        <table:table-row table:style-name="ro1">
          <table:table-cell office:value-type="float" office:value="0.733192" calcext:value-type="float">
            <text:p>0.733192</text:p>
          </table:table-cell>
          <table:table-cell office:value-type="float" office:value="0.030032" calcext:value-type="float">
            <text:p>0.030032</text:p>
          </table:table-cell>
          <table:table-cell table:number-columns-repeated="8"/>
        </table:table-row>
        <table:table-row table:style-name="ro1">
          <table:table-cell office:value-type="float" office:value="0.747055" calcext:value-type="float">
            <text:p>0.747055</text:p>
          </table:table-cell>
          <table:table-cell office:value-type="float" office:value="0.028652" calcext:value-type="float">
            <text:p>0.028652</text:p>
          </table:table-cell>
          <table:table-cell table:number-columns-repeated="8"/>
        </table:table-row>
        <table:table-row table:style-name="ro1">
          <table:table-cell office:value-type="float" office:value="0.760916" calcext:value-type="float">
            <text:p>0.760916</text:p>
          </table:table-cell>
          <table:table-cell office:value-type="float" office:value="0.027248" calcext:value-type="float">
            <text:p>0.027248</text:p>
          </table:table-cell>
          <table:table-cell table:number-columns-repeated="8"/>
        </table:table-row>
        <table:table-row table:style-name="ro1">
          <table:table-cell office:value-type="float" office:value="0.774777" calcext:value-type="float">
            <text:p>0.774777</text:p>
          </table:table-cell>
          <table:table-cell office:value-type="float" office:value="0.025821" calcext:value-type="float">
            <text:p>0.025821</text:p>
          </table:table-cell>
          <table:table-cell table:number-columns-repeated="8"/>
        </table:table-row>
        <table:table-row table:style-name="ro1">
          <table:table-cell office:value-type="float" office:value="0.78864" calcext:value-type="float">
            <text:p>0.78864</text:p>
          </table:table-cell>
          <table:table-cell office:value-type="float" office:value="0.02437" calcext:value-type="float">
            <text:p>0.02437</text:p>
          </table:table-cell>
          <table:table-cell table:number-columns-repeated="8"/>
        </table:table-row>
        <table:table-row table:style-name="ro1">
          <table:table-cell office:value-type="float" office:value="0.802503" calcext:value-type="float">
            <text:p>0.802503</text:p>
          </table:table-cell>
          <table:table-cell office:value-type="float" office:value="0.022898" calcext:value-type="float">
            <text:p>0.022898</text:p>
          </table:table-cell>
          <table:table-cell table:number-columns-repeated="8"/>
        </table:table-row>
        <table:table-row table:style-name="ro1">
          <table:table-cell office:value-type="float" office:value="0.816368" calcext:value-type="float">
            <text:p>0.816368</text:p>
          </table:table-cell>
          <table:table-cell office:value-type="float" office:value="0.021406" calcext:value-type="float">
            <text:p>0.021406</text:p>
          </table:table-cell>
          <table:table-cell table:number-columns-repeated="8"/>
        </table:table-row>
        <table:table-row table:style-name="ro1">
          <table:table-cell office:value-type="float" office:value="0.830237" calcext:value-type="float">
            <text:p>0.830237</text:p>
          </table:table-cell>
          <table:table-cell office:value-type="float" office:value="0.019895" calcext:value-type="float">
            <text:p>0.019895</text:p>
          </table:table-cell>
          <table:table-cell table:number-columns-repeated="8"/>
        </table:table-row>
        <table:table-row table:style-name="ro1">
          <table:table-cell office:value-type="float" office:value="0.844111" calcext:value-type="float">
            <text:p>0.844111</text:p>
          </table:table-cell>
          <table:table-cell office:value-type="float" office:value="0.018368" calcext:value-type="float">
            <text:p>0.018368</text:p>
          </table:table-cell>
          <table:table-cell table:number-columns-repeated="8"/>
        </table:table-row>
        <table:table-row table:style-name="ro1">
          <table:table-cell office:value-type="float" office:value="0.857989" calcext:value-type="float">
            <text:p>0.857989</text:p>
          </table:table-cell>
          <table:table-cell office:value-type="float" office:value="0.016826" calcext:value-type="float">
            <text:p>0.016826</text:p>
          </table:table-cell>
          <table:table-cell table:number-columns-repeated="8"/>
        </table:table-row>
        <table:table-row table:style-name="ro1">
          <table:table-cell office:value-type="float" office:value="0.871872" calcext:value-type="float">
            <text:p>0.871872</text:p>
          </table:table-cell>
          <table:table-cell office:value-type="float" office:value="0.015274" calcext:value-type="float">
            <text:p>0.015274</text:p>
          </table:table-cell>
          <table:table-cell table:number-columns-repeated="8"/>
        </table:table-row>
        <table:table-row table:style-name="ro1">
          <table:table-cell office:value-type="float" office:value="0.885755" calcext:value-type="float">
            <text:p>0.885755</text:p>
          </table:table-cell>
          <table:table-cell office:value-type="float" office:value="0.013711" calcext:value-type="float">
            <text:p>0.013711</text:p>
          </table:table-cell>
          <table:table-cell table:number-columns-repeated="8"/>
        </table:table-row>
        <table:table-row table:style-name="ro1">
          <table:table-cell office:value-type="float" office:value="0.899632" calcext:value-type="float">
            <text:p>0.899632</text:p>
          </table:table-cell>
          <table:table-cell office:value-type="float" office:value="0.01214" calcext:value-type="float">
            <text:p>0.01214</text:p>
          </table:table-cell>
          <table:table-cell table:number-columns-repeated="8"/>
        </table:table-row>
        <table:table-row table:style-name="ro1">
          <table:table-cell office:value-type="float" office:value="0.913497" calcext:value-type="float">
            <text:p>0.913497</text:p>
          </table:table-cell>
          <table:table-cell office:value-type="float" office:value="0.010556" calcext:value-type="float">
            <text:p>0.010556</text:p>
          </table:table-cell>
          <table:table-cell table:number-columns-repeated="8"/>
        </table:table-row>
        <table:table-row table:style-name="ro1">
          <table:table-cell office:value-type="float" office:value="0.92735" calcext:value-type="float">
            <text:p>0.92735</text:p>
          </table:table-cell>
          <table:table-cell office:value-type="float" office:value="0.008957" calcext:value-type="float">
            <text:p>0.008957</text:p>
          </table:table-cell>
          <table:table-cell table:number-columns-repeated="8"/>
        </table:table-row>
        <table:table-row table:style-name="ro1">
          <table:table-cell office:value-type="float" office:value="0.941189" calcext:value-type="float">
            <text:p>0.941189</text:p>
          </table:table-cell>
          <table:table-cell office:value-type="float" office:value="0.007338" calcext:value-type="float">
            <text:p>0.007338</text:p>
          </table:table-cell>
          <table:table-cell table:number-columns-repeated="8"/>
        </table:table-row>
        <table:table-row table:style-name="ro1">
          <table:table-cell office:value-type="float" office:value="0.955011" calcext:value-type="float">
            <text:p>0.955011</text:p>
          </table:table-cell>
          <table:table-cell office:value-type="float" office:value="0.005695" calcext:value-type="float">
            <text:p>0.005695</text:p>
          </table:table-cell>
          <table:table-cell table:number-columns-repeated="8"/>
        </table:table-row>
        <table:table-row table:style-name="ro1">
          <table:table-cell office:value-type="float" office:value="0.968812" calcext:value-type="float">
            <text:p>0.968812</text:p>
          </table:table-cell>
          <table:table-cell office:value-type="float" office:value="0.004026" calcext:value-type="float">
            <text:p>0.004026</text:p>
          </table:table-cell>
          <table:table-cell table:number-columns-repeated="8"/>
        </table:table-row>
        <table:table-row table:style-name="ro1">
          <table:table-cell office:value-type="float" office:value="0.982337" calcext:value-type="float">
            <text:p>0.982337</text:p>
          </table:table-cell>
          <table:table-cell office:value-type="float" office:value="0.002388" calcext:value-type="float">
            <text:p>0.002388</text:p>
          </table:table-cell>
          <table:table-cell table:number-columns-repeated="8"/>
        </table:table-row>
        <table:table-row table:style-name="ro1">
          <table:table-cell office:value-type="float" office:value="0.99418" calcext:value-type="float">
            <text:p>0.99418</text:p>
          </table:table-cell>
          <table:table-cell office:value-type="float" office:value="0.000967" calcext:value-type="float">
            <text:p>0.00096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83" calcext:value-type="float">
            <text:p>0.0002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.000386" calcext:value-type="float">
            <text:p>0.000386</text:p>
          </table:table-cell>
          <table:table-cell office:value-type="float" office:value="0.001982" calcext:value-type="float">
            <text:p>0.001982</text:p>
          </table:table-cell>
          <table:table-cell table:number-columns-repeated="8"/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381" calcext:value-type="float">
            <text:p>0.000381</text:p>
          </table:table-cell>
          <table:table-cell table:number-columns-repeated="8"/>
        </table:table-row>
        <table:table-row table:style-name="ro1">
          <table:table-cell office:value-type="float" office:value="0.000157" calcext:value-type="float">
            <text:p>0.000157</text:p>
          </table:table-cell>
          <table:table-cell office:value-type="float" office:value="-0.001116" calcext:value-type="float">
            <text:p>-0.001116</text:p>
          </table:table-cell>
          <table:table-cell table:number-columns-repeated="8"/>
        </table:table-row>
        <table:table-row table:style-name="ro1">
          <table:table-cell office:value-type="float" office:value="0.000954" calcext:value-type="float">
            <text:p>0.000954</text:p>
          </table:table-cell>
          <table:table-cell office:value-type="float" office:value="-0.002587" calcext:value-type="float">
            <text:p>-0.002587</text:p>
          </table:table-cell>
          <table:table-cell table:number-columns-repeated="8"/>
        </table:table-row>
        <table:table-row table:style-name="ro1">
          <table:table-cell office:value-type="float" office:value="0.002432" calcext:value-type="float">
            <text:p>0.002432</text:p>
          </table:table-cell>
          <table:table-cell office:value-type="float" office:value="-0.003886" calcext:value-type="float">
            <text:p>-0.003886</text:p>
          </table:table-cell>
          <table:table-cell table:number-columns-repeated="8"/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office:value-type="float" office:value="-0.005075" calcext:value-type="float">
            <text:p>-0.005075</text:p>
          </table:table-cell>
          <table:table-cell table:number-columns-repeated="8"/>
        </table:table-row>
        <table:table-row table:style-name="ro1">
          <table:table-cell office:value-type="float" office:value="0.007597" calcext:value-type="float">
            <text:p>0.007597</text:p>
          </table:table-cell>
          <table:table-cell office:value-type="float" office:value="-0.006275" calcext:value-type="float">
            <text:p>-0.006275</text:p>
          </table:table-cell>
          <table:table-cell table:number-columns-repeated="8"/>
        </table:table-row>
        <table:table-row table:style-name="ro1">
          <table:table-cell office:value-type="float" office:value="0.012003" calcext:value-type="float">
            <text:p>0.012003</text:p>
          </table:table-cell>
          <table:table-cell office:value-type="float" office:value="-0.007561" calcext:value-type="float">
            <text:p>-0.007561</text:p>
          </table:table-cell>
          <table:table-cell table:number-columns-repeated="8"/>
        </table:table-row>
        <table:table-row table:style-name="ro1">
          <table:table-cell office:value-type="float" office:value="0.018644" calcext:value-type="float">
            <text:p>0.018644</text:p>
          </table:table-cell>
          <table:table-cell office:value-type="float" office:value="-0.008938" calcext:value-type="float">
            <text:p>-0.008938</text:p>
          </table:table-cell>
          <table:table-cell table:number-columns-repeated="8"/>
        </table:table-row>
        <table:table-row table:style-name="ro1">
          <table:table-cell office:value-type="float" office:value="0.028138" calcext:value-type="float">
            <text:p>0.028138</text:p>
          </table:table-cell>
          <table:table-cell office:value-type="float" office:value="-0.010257" calcext:value-type="float">
            <text:p>-0.010257</text:p>
          </table:table-cell>
          <table:table-cell table:number-columns-repeated="8"/>
        </table:table-row>
        <table:table-row table:style-name="ro1">
          <table:table-cell office:value-type="float" office:value="0.039834" calcext:value-type="float">
            <text:p>0.039834</text:p>
          </table:table-cell>
          <table:table-cell office:value-type="float" office:value="-0.011302" calcext:value-type="float">
            <text:p>-0.011302</text:p>
          </table:table-cell>
          <table:table-cell table:number-columns-repeated="8"/>
        </table:table-row>
        <table:table-row table:style-name="ro1">
          <table:table-cell office:value-type="float" office:value="0.052555" calcext:value-type="float">
            <text:p>0.052555</text:p>
          </table:table-cell>
          <table:table-cell office:value-type="float" office:value="-0.011999" calcext:value-type="float">
            <text:p>-0.011999</text:p>
          </table:table-cell>
          <table:table-cell table:number-columns-repeated="8"/>
        </table:table-row>
        <table:table-row table:style-name="ro1">
          <table:table-cell office:value-type="float" office:value="0.065723" calcext:value-type="float">
            <text:p>0.065723</text:p>
          </table:table-cell>
          <table:table-cell office:value-type="float" office:value="-0.012396" calcext:value-type="float">
            <text:p>-0.012396</text:p>
          </table:table-cell>
          <table:table-cell table:number-columns-repeated="8"/>
        </table:table-row>
        <table:table-row table:style-name="ro1">
          <table:table-cell office:value-type="float" office:value="0.079132" calcext:value-type="float">
            <text:p>0.079132</text:p>
          </table:table-cell>
          <table:table-cell office:value-type="float" office:value="-0.012562" calcext:value-type="float">
            <text:p>-0.012562</text:p>
          </table:table-cell>
          <table:table-cell table:number-columns-repeated="8"/>
        </table:table-row>
        <table:table-row table:style-name="ro1">
          <table:table-cell office:value-type="float" office:value="0.092688" calcext:value-type="float">
            <text:p>0.092688</text:p>
          </table:table-cell>
          <table:table-cell office:value-type="float" office:value="-0.01255" calcext:value-type="float">
            <text:p>-0.01255</text:p>
          </table:table-cell>
          <table:table-cell table:number-columns-repeated="8"/>
        </table:table-row>
        <table:table-row table:style-name="ro1">
          <table:table-cell office:value-type="float" office:value="0.106349" calcext:value-type="float">
            <text:p>0.106349</text:p>
          </table:table-cell>
          <table:table-cell office:value-type="float" office:value="-0.012399" calcext:value-type="float">
            <text:p>-0.012399</text:p>
          </table:table-cell>
          <table:table-cell table:number-columns-repeated="8"/>
        </table:table-row>
        <table:table-row table:style-name="ro1">
          <table:table-cell office:value-type="float" office:value="0.120081" calcext:value-type="float">
            <text:p>0.120081</text:p>
          </table:table-cell>
          <table:table-cell office:value-type="float" office:value="-0.012141" calcext:value-type="float">
            <text:p>-0.012141</text:p>
          </table:table-cell>
          <table:table-cell table:number-columns-repeated="8"/>
        </table:table-row>
        <table:table-row table:style-name="ro1">
          <table:table-cell office:value-type="float" office:value="0.133859" calcext:value-type="float">
            <text:p>0.133859</text:p>
          </table:table-cell>
          <table:table-cell office:value-type="float" office:value="-0.011795" calcext:value-type="float">
            <text:p>-0.011795</text:p>
          </table:table-cell>
          <table:table-cell table:number-columns-repeated="8"/>
        </table:table-row>
        <table:table-row table:style-name="ro1">
          <table:table-cell office:value-type="float" office:value="0.147675" calcext:value-type="float">
            <text:p>0.147675</text:p>
          </table:table-cell>
          <table:table-cell office:value-type="float" office:value="-0.011377" calcext:value-type="float">
            <text:p>-0.011377</text:p>
          </table:table-cell>
          <table:table-cell table:number-columns-repeated="8"/>
        </table:table-row>
        <table:table-row table:style-name="ro1">
          <table:table-cell office:value-type="float" office:value="0.161512" calcext:value-type="float">
            <text:p>0.161512</text:p>
          </table:table-cell>
          <table:table-cell office:value-type="float" office:value="-0.010899" calcext:value-type="float">
            <text:p>-0.010899</text:p>
          </table:table-cell>
          <table:table-cell table:number-columns-repeated="8"/>
        </table:table-row>
        <table:table-row table:style-name="ro1">
          <table:table-cell office:value-type="float" office:value="0.175373" calcext:value-type="float">
            <text:p>0.175373</text:p>
          </table:table-cell>
          <table:table-cell office:value-type="float" office:value="-0.010368" calcext:value-type="float">
            <text:p>-0.010368</text:p>
          </table:table-cell>
          <table:table-cell table:number-columns-repeated="8"/>
        </table:table-row>
        <table:table-row table:style-name="ro1">
          <table:table-cell office:value-type="float" office:value="0.189252" calcext:value-type="float">
            <text:p>0.189252</text:p>
          </table:table-cell>
          <table:table-cell office:value-type="float" office:value="-0.009794" calcext:value-type="float">
            <text:p>-0.009794</text:p>
          </table:table-cell>
          <table:table-cell table:number-columns-repeated="8"/>
        </table:table-row>
        <table:table-row table:style-name="ro1">
          <table:table-cell office:value-type="float" office:value="0.203145" calcext:value-type="float">
            <text:p>0.203145</text:p>
          </table:table-cell>
          <table:table-cell office:value-type="float" office:value="-0.009183" calcext:value-type="float">
            <text:p>-0.009183</text:p>
          </table:table-cell>
          <table:table-cell table:number-columns-repeated="8"/>
        </table:table-row>
        <table:table-row table:style-name="ro1">
          <table:table-cell office:value-type="float" office:value="0.217055" calcext:value-type="float">
            <text:p>0.217055</text:p>
          </table:table-cell>
          <table:table-cell office:value-type="float" office:value="-0.008541" calcext:value-type="float">
            <text:p>-0.008541</text:p>
          </table:table-cell>
          <table:table-cell table:number-columns-repeated="8"/>
        </table:table-row>
        <table:table-row table:style-name="ro1">
          <table:table-cell office:value-type="float" office:value="0.230978" calcext:value-type="float">
            <text:p>0.230978</text:p>
          </table:table-cell>
          <table:table-cell office:value-type="float" office:value="-0.007875" calcext:value-type="float">
            <text:p>-0.007875</text:p>
          </table:table-cell>
          <table:table-cell table:number-columns-repeated="8"/>
        </table:table-row>
        <table:table-row table:style-name="ro1">
          <table:table-cell office:value-type="float" office:value="0.244912" calcext:value-type="float">
            <text:p>0.244912</text:p>
          </table:table-cell>
          <table:table-cell office:value-type="float" office:value="-0.007189" calcext:value-type="float">
            <text:p>-0.007189</text:p>
          </table:table-cell>
          <table:table-cell table:number-columns-repeated="8"/>
        </table:table-row>
        <table:table-row table:style-name="ro1">
          <table:table-cell office:value-type="float" office:value="0.258861" calcext:value-type="float">
            <text:p>0.258861</text:p>
          </table:table-cell>
          <table:table-cell office:value-type="float" office:value="-0.006488" calcext:value-type="float">
            <text:p>-0.006488</text:p>
          </table:table-cell>
          <table:table-cell table:number-columns-repeated="8"/>
        </table:table-row>
        <table:table-row table:style-name="ro1">
          <table:table-cell office:value-type="float" office:value="0.27282" calcext:value-type="float">
            <text:p>0.27282</text:p>
          </table:table-cell>
          <table:table-cell office:value-type="float" office:value="-0.005778" calcext:value-type="float">
            <text:p>-0.005778</text:p>
          </table:table-cell>
          <table:table-cell table:number-columns-repeated="8"/>
        </table:table-row>
        <table:table-row table:style-name="ro1">
          <table:table-cell office:value-type="float" office:value="0.286786" calcext:value-type="float">
            <text:p>0.286786</text:p>
          </table:table-cell>
          <table:table-cell office:value-type="float" office:value="-0.005062" calcext:value-type="float">
            <text:p>-0.005062</text:p>
          </table:table-cell>
          <table:table-cell table:number-columns-repeated="8"/>
        </table:table-row>
        <table:table-row table:style-name="ro1">
          <table:table-cell office:value-type="float" office:value="0.300754" calcext:value-type="float">
            <text:p>0.300754</text:p>
          </table:table-cell>
          <table:table-cell office:value-type="float" office:value="-0.004344" calcext:value-type="float">
            <text:p>-0.004344</text:p>
          </table:table-cell>
          <table:table-cell table:number-columns-repeated="8"/>
        </table:table-row>
        <table:table-row table:style-name="ro1">
          <table:table-cell office:value-type="float" office:value="0.314716" calcext:value-type="float">
            <text:p>0.314716</text:p>
          </table:table-cell>
          <table:table-cell office:value-type="float" office:value="-0.003631" calcext:value-type="float">
            <text:p>-0.003631</text:p>
          </table:table-cell>
          <table:table-cell table:number-columns-repeated="8"/>
        </table:table-row>
        <table:table-row table:style-name="ro1">
          <table:table-cell office:value-type="float" office:value="0.328675" calcext:value-type="float">
            <text:p>0.328675</text:p>
          </table:table-cell>
          <table:table-cell office:value-type="float" office:value="-0.002926" calcext:value-type="float">
            <text:p>-0.002926</text:p>
          </table:table-cell>
          <table:table-cell table:number-columns-repeated="8"/>
        </table:table-row>
        <table:table-row table:style-name="ro1">
          <table:table-cell office:value-type="float" office:value="0.342626" calcext:value-type="float">
            <text:p>0.342626</text:p>
          </table:table-cell>
          <table:table-cell office:value-type="float" office:value="-0.002229" calcext:value-type="float">
            <text:p>-0.002229</text:p>
          </table:table-cell>
          <table:table-cell table:number-columns-repeated="8"/>
        </table:table-row>
        <table:table-row table:style-name="ro1">
          <table:table-cell office:value-type="float" office:value="0.356566" calcext:value-type="float">
            <text:p>0.356566</text:p>
          </table:table-cell>
          <table:table-cell office:value-type="float" office:value="-0.001545" calcext:value-type="float">
            <text:p>-0.001545</text:p>
          </table:table-cell>
          <table:table-cell table:number-columns-repeated="8"/>
        </table:table-row>
        <table:table-row table:style-name="ro1">
          <table:table-cell office:value-type="float" office:value="0.370505" calcext:value-type="float">
            <text:p>0.370505</text:p>
          </table:table-cell>
          <table:table-cell office:value-type="float" office:value="-0.000878" calcext:value-type="float">
            <text:p>-0.000878</text:p>
          </table:table-cell>
          <table:table-cell table:number-columns-repeated="8"/>
        </table:table-row>
        <table:table-row table:style-name="ro1">
          <table:table-cell office:value-type="float" office:value="0.384445" calcext:value-type="float">
            <text:p>0.384445</text:p>
          </table:table-cell>
          <table:table-cell office:value-type="float" office:value="-0.000225" calcext:value-type="float">
            <text:p>-0.000225</text:p>
          </table:table-cell>
          <table:table-cell table:number-columns-repeated="8"/>
        </table:table-row>
        <table:table-row table:style-name="ro1">
          <table:table-cell office:value-type="float" office:value="0.398379" calcext:value-type="float">
            <text:p>0.398379</text:p>
          </table:table-cell>
          <table:table-cell office:value-type="float" office:value="0.000411" calcext:value-type="float">
            <text:p>0.000411</text:p>
          </table:table-cell>
          <table:table-cell table:number-columns-repeated="8"/>
        </table:table-row>
        <table:table-row table:style-name="ro1">
          <table:table-cell office:value-type="float" office:value="0.412307" calcext:value-type="float">
            <text:p>0.412307</text:p>
          </table:table-cell>
          <table:table-cell office:value-type="float" office:value="0.001027" calcext:value-type="float">
            <text:p>0.001027</text:p>
          </table:table-cell>
          <table:table-cell table:number-columns-repeated="8"/>
        </table:table-row>
        <table:table-row table:style-name="ro1">
          <table:table-cell office:value-type="float" office:value="0.426235" calcext:value-type="float">
            <text:p>0.426235</text:p>
          </table:table-cell>
          <table:table-cell office:value-type="float" office:value="0.001622" calcext:value-type="float">
            <text:p>0.001622</text:p>
          </table:table-cell>
          <table:table-cell table:number-columns-repeated="8"/>
        </table:table-row>
        <table:table-row table:style-name="ro1">
          <table:table-cell office:value-type="float" office:value="0.440162" calcext:value-type="float">
            <text:p>0.440162</text:p>
          </table:table-cell>
          <table:table-cell office:value-type="float" office:value="0.002196" calcext:value-type="float">
            <text:p>0.002196</text:p>
          </table:table-cell>
          <table:table-cell table:number-columns-repeated="8"/>
        </table:table-row>
        <table:table-row table:style-name="ro1">
          <table:table-cell office:value-type="float" office:value="0.454076" calcext:value-type="float">
            <text:p>0.454076</text:p>
          </table:table-cell>
          <table:table-cell office:value-type="float" office:value="0.002747" calcext:value-type="float">
            <text:p>0.002747</text:p>
          </table:table-cell>
          <table:table-cell table:number-columns-repeated="8"/>
        </table:table-row>
        <table:table-row table:style-name="ro1">
          <table:table-cell office:value-type="float" office:value="0.467978" calcext:value-type="float">
            <text:p>0.467978</text:p>
          </table:table-cell>
          <table:table-cell office:value-type="float" office:value="0.003267" calcext:value-type="float">
            <text:p>0.003267</text:p>
          </table:table-cell>
          <table:table-cell table:number-columns-repeated="8"/>
        </table:table-row>
        <table:table-row table:style-name="ro1">
          <table:table-cell office:value-type="float" office:value="0.481879" calcext:value-type="float">
            <text:p>0.481879</text:p>
          </table:table-cell>
          <table:table-cell office:value-type="float" office:value="0.003754" calcext:value-type="float">
            <text:p>0.003754</text:p>
          </table:table-cell>
          <table:table-cell table:number-columns-repeated="8"/>
        </table:table-row>
        <table:table-row table:style-name="ro1">
          <table:table-cell office:value-type="float" office:value="0.495783" calcext:value-type="float">
            <text:p>0.495783</text:p>
          </table:table-cell>
          <table:table-cell office:value-type="float" office:value="0.004209" calcext:value-type="float">
            <text:p>0.004209</text:p>
          </table:table-cell>
          <table:table-cell table:number-columns-repeated="8"/>
        </table:table-row>
        <table:table-row table:style-name="ro1">
          <table:table-cell office:value-type="float" office:value="0.509687" calcext:value-type="float">
            <text:p>0.509687</text:p>
          </table:table-cell>
          <table:table-cell office:value-type="float" office:value="0.004633" calcext:value-type="float">
            <text:p>0.004633</text:p>
          </table:table-cell>
          <table:table-cell table:number-columns-repeated="8"/>
        </table:table-row>
        <table:table-row table:style-name="ro1">
          <table:table-cell office:value-type="float" office:value="0.52359" calcext:value-type="float">
            <text:p>0.52359</text:p>
          </table:table-cell>
          <table:table-cell office:value-type="float" office:value="0.005023" calcext:value-type="float">
            <text:p>0.005023</text:p>
          </table:table-cell>
          <table:table-cell table:number-columns-repeated="8"/>
        </table:table-row>
        <table:table-row table:style-name="ro1">
          <table:table-cell office:value-type="float" office:value="0.537494" calcext:value-type="float">
            <text:p>0.537494</text:p>
          </table:table-cell>
          <table:table-cell office:value-type="float" office:value="0.005381" calcext:value-type="float">
            <text:p>0.005381</text:p>
          </table:table-cell>
          <table:table-cell table:number-columns-repeated="8"/>
        </table:table-row>
        <table:table-row table:style-name="ro1">
          <table:table-cell office:value-type="float" office:value="0.5514" calcext:value-type="float">
            <text:p>0.5514</text:p>
          </table:table-cell>
          <table:table-cell office:value-type="float" office:value="0.005706" calcext:value-type="float">
            <text:p>0.005706</text:p>
          </table:table-cell>
          <table:table-cell table:number-columns-repeated="8"/>
        </table:table-row>
        <table:table-row table:style-name="ro1">
          <table:table-cell office:value-type="float" office:value="0.565305" calcext:value-type="float">
            <text:p>0.565305</text:p>
          </table:table-cell>
          <table:table-cell office:value-type="float" office:value="0.005999" calcext:value-type="float">
            <text:p>0.005999</text:p>
          </table:table-cell>
          <table:table-cell table:number-columns-repeated="8"/>
        </table:table-row>
        <table:table-row table:style-name="ro1">
          <table:table-cell office:value-type="float" office:value="0.57921" calcext:value-type="float">
            <text:p>0.57921</text:p>
          </table:table-cell>
          <table:table-cell office:value-type="float" office:value="0.006258" calcext:value-type="float">
            <text:p>0.006258</text:p>
          </table:table-cell>
          <table:table-cell table:number-columns-repeated="8"/>
        </table:table-row>
        <table:table-row table:style-name="ro1">
          <table:table-cell office:value-type="float" office:value="0.593117" calcext:value-type="float">
            <text:p>0.593117</text:p>
          </table:table-cell>
          <table:table-cell office:value-type="float" office:value="0.006484" calcext:value-type="float">
            <text:p>0.006484</text:p>
          </table:table-cell>
          <table:table-cell table:number-columns-repeated="8"/>
        </table:table-row>
        <table:table-row table:style-name="ro1">
          <table:table-cell office:value-type="float" office:value="0.607024" calcext:value-type="float">
            <text:p>0.607024</text:p>
          </table:table-cell>
          <table:table-cell office:value-type="float" office:value="0.006678" calcext:value-type="float">
            <text:p>0.006678</text:p>
          </table:table-cell>
          <table:table-cell table:number-columns-repeated="8"/>
        </table:table-row>
        <table:table-row table:style-name="ro1">
          <table:table-cell office:value-type="float" office:value="0.62093" calcext:value-type="float">
            <text:p>0.62093</text:p>
          </table:table-cell>
          <table:table-cell office:value-type="float" office:value="0.006839" calcext:value-type="float">
            <text:p>0.006839</text:p>
          </table:table-cell>
          <table:table-cell table:number-columns-repeated="8"/>
        </table:table-row>
        <table:table-row table:style-name="ro1">
          <table:table-cell office:value-type="float" office:value="0.634836" calcext:value-type="float">
            <text:p>0.634836</text:p>
          </table:table-cell>
          <table:table-cell office:value-type="float" office:value="0.006965" calcext:value-type="float">
            <text:p>0.006965</text:p>
          </table:table-cell>
          <table:table-cell table:number-columns-repeated="8"/>
        </table:table-row>
        <table:table-row table:style-name="ro1">
          <table:table-cell office:value-type="float" office:value="0.648742" calcext:value-type="float">
            <text:p>0.648742</text:p>
          </table:table-cell>
          <table:table-cell office:value-type="float" office:value="0.007058" calcext:value-type="float">
            <text:p>0.007058</text:p>
          </table:table-cell>
          <table:table-cell table:number-columns-repeated="8"/>
        </table:table-row>
        <table:table-row table:style-name="ro1">
          <table:table-cell office:value-type="float" office:value="0.662647" calcext:value-type="float">
            <text:p>0.662647</text:p>
          </table:table-cell>
          <table:table-cell office:value-type="float" office:value="0.007118" calcext:value-type="float">
            <text:p>0.007118</text:p>
          </table:table-cell>
          <table:table-cell table:number-columns-repeated="8"/>
        </table:table-row>
        <table:table-row table:style-name="ro1">
          <table:table-cell office:value-type="float" office:value="0.676552" calcext:value-type="float">
            <text:p>0.676552</text:p>
          </table:table-cell>
          <table:table-cell office:value-type="float" office:value="0.007143" calcext:value-type="float">
            <text:p>0.007143</text:p>
          </table:table-cell>
          <table:table-cell table:number-columns-repeated="8"/>
        </table:table-row>
        <table:table-row table:style-name="ro1">
          <table:table-cell office:value-type="float" office:value="0.690457" calcext:value-type="float">
            <text:p>0.690457</text:p>
          </table:table-cell>
          <table:table-cell office:value-type="float" office:value="0.007134" calcext:value-type="float">
            <text:p>0.007134</text:p>
          </table:table-cell>
          <table:table-cell table:number-columns-repeated="8"/>
        </table:table-row>
        <table:table-row table:style-name="ro1">
          <table:table-cell office:value-type="float" office:value="0.704362" calcext:value-type="float">
            <text:p>0.704362</text:p>
          </table:table-cell>
          <table:table-cell office:value-type="float" office:value="0.00709" calcext:value-type="float">
            <text:p>0.00709</text:p>
          </table:table-cell>
          <table:table-cell table:number-columns-repeated="8"/>
        </table:table-row>
        <table:table-row table:style-name="ro1">
          <table:table-cell office:value-type="float" office:value="0.718266" calcext:value-type="float">
            <text:p>0.718266</text:p>
          </table:table-cell>
          <table:table-cell office:value-type="float" office:value="0.007013" calcext:value-type="float">
            <text:p>0.007013</text:p>
          </table:table-cell>
          <table:table-cell table:number-columns-repeated="8"/>
        </table:table-row>
        <table:table-row table:style-name="ro1">
          <table:table-cell office:value-type="float" office:value="0.732172" calcext:value-type="float">
            <text:p>0.732172</text:p>
          </table:table-cell>
          <table:table-cell office:value-type="float" office:value="0.006901" calcext:value-type="float">
            <text:p>0.006901</text:p>
          </table:table-cell>
          <table:table-cell table:number-columns-repeated="8"/>
        </table:table-row>
        <table:table-row table:style-name="ro1">
          <table:table-cell office:value-type="float" office:value="0.74608" calcext:value-type="float">
            <text:p>0.74608</text:p>
          </table:table-cell>
          <table:table-cell office:value-type="float" office:value="0.006756" calcext:value-type="float">
            <text:p>0.006756</text:p>
          </table:table-cell>
          <table:table-cell table:number-columns-repeated="8"/>
        </table:table-row>
        <table:table-row table:style-name="ro1">
          <table:table-cell office:value-type="float" office:value="0.759988" calcext:value-type="float">
            <text:p>0.759988</text:p>
          </table:table-cell>
          <table:table-cell office:value-type="float" office:value="0.006578" calcext:value-type="float">
            <text:p>0.006578</text:p>
          </table:table-cell>
          <table:table-cell table:number-columns-repeated="8"/>
        </table:table-row>
        <table:table-row table:style-name="ro1">
          <table:table-cell office:value-type="float" office:value="0.773899" calcext:value-type="float">
            <text:p>0.773899</text:p>
          </table:table-cell>
          <table:table-cell office:value-type="float" office:value="0.006368" calcext:value-type="float">
            <text:p>0.006368</text:p>
          </table:table-cell>
          <table:table-cell table:number-columns-repeated="8"/>
        </table:table-row>
        <table:table-row table:style-name="ro1">
          <table:table-cell office:value-type="float" office:value="0.787814" calcext:value-type="float">
            <text:p>0.787814</text:p>
          </table:table-cell>
          <table:table-cell office:value-type="float" office:value="0.006127" calcext:value-type="float">
            <text:p>0.006127</text:p>
          </table:table-cell>
          <table:table-cell table:number-columns-repeated="8"/>
        </table:table-row>
        <table:table-row table:style-name="ro1">
          <table:table-cell office:value-type="float" office:value="0.801731" calcext:value-type="float">
            <text:p>0.801731</text:p>
          </table:table-cell>
          <table:table-cell office:value-type="float" office:value="0.005858" calcext:value-type="float">
            <text:p>0.005858</text:p>
          </table:table-cell>
          <table:table-cell table:number-columns-repeated="8"/>
        </table:table-row>
        <table:table-row table:style-name="ro1">
          <table:table-cell office:value-type="float" office:value="0.81565" calcext:value-type="float">
            <text:p>0.81565</text:p>
          </table:table-cell>
          <table:table-cell office:value-type="float" office:value="0.005559" calcext:value-type="float">
            <text:p>0.005559</text:p>
          </table:table-cell>
          <table:table-cell table:number-columns-repeated="8"/>
        </table:table-row>
        <table:table-row table:style-name="ro1">
          <table:table-cell office:value-type="float" office:value="0.829572" calcext:value-type="float">
            <text:p>0.829572</text:p>
          </table:table-cell>
          <table:table-cell office:value-type="float" office:value="0.005234" calcext:value-type="float">
            <text:p>0.005234</text:p>
          </table:table-cell>
          <table:table-cell table:number-columns-repeated="8"/>
        </table:table-row>
        <table:table-row table:style-name="ro1">
          <table:table-cell office:value-type="float" office:value="0.843496" calcext:value-type="float">
            <text:p>0.843496</text:p>
          </table:table-cell>
          <table:table-cell office:value-type="float" office:value="0.004883" calcext:value-type="float">
            <text:p>0.004883</text:p>
          </table:table-cell>
          <table:table-cell table:number-columns-repeated="8"/>
        </table:table-row>
        <table:table-row table:style-name="ro1">
          <table:table-cell office:value-type="float" office:value="0.857422" calcext:value-type="float">
            <text:p>0.857422</text:p>
          </table:table-cell>
          <table:table-cell office:value-type="float" office:value="0.004507" calcext:value-type="float">
            <text:p>0.004507</text:p>
          </table:table-cell>
          <table:table-cell table:number-columns-repeated="8"/>
        </table:table-row>
        <table:table-row table:style-name="ro1">
          <table:table-cell office:value-type="float" office:value="0.871349" calcext:value-type="float">
            <text:p>0.871349</text:p>
          </table:table-cell>
          <table:table-cell office:value-type="float" office:value="0.004106" calcext:value-type="float">
            <text:p>0.004106</text:p>
          </table:table-cell>
          <table:table-cell table:number-columns-repeated="8"/>
        </table:table-row>
        <table:table-row table:style-name="ro1">
          <table:table-cell office:value-type="float" office:value="0.885276" calcext:value-type="float">
            <text:p>0.885276</text:p>
          </table:table-cell>
          <table:table-cell office:value-type="float" office:value="0.003682" calcext:value-type="float">
            <text:p>0.003682</text:p>
          </table:table-cell>
          <table:table-cell table:number-columns-repeated="8"/>
        </table:table-row>
        <table:table-row table:style-name="ro1">
          <table:table-cell office:value-type="float" office:value="0.899202" calcext:value-type="float">
            <text:p>0.899202</text:p>
          </table:table-cell>
          <table:table-cell office:value-type="float" office:value="0.003235" calcext:value-type="float">
            <text:p>0.003235</text:p>
          </table:table-cell>
          <table:table-cell table:number-columns-repeated="8"/>
        </table:table-row>
        <table:table-row table:style-name="ro1">
          <table:table-cell office:value-type="float" office:value="0.913125" calcext:value-type="float">
            <text:p>0.913125</text:p>
          </table:table-cell>
          <table:table-cell office:value-type="float" office:value="0.002764" calcext:value-type="float">
            <text:p>0.002764</text:p>
          </table:table-cell>
          <table:table-cell table:number-columns-repeated="8"/>
        </table:table-row>
        <table:table-row table:style-name="ro1">
          <table:table-cell office:value-type="float" office:value="0.927043" calcext:value-type="float">
            <text:p>0.927043</text:p>
          </table:table-cell>
          <table:table-cell office:value-type="float" office:value="0.002268" calcext:value-type="float">
            <text:p>0.002268</text:p>
          </table:table-cell>
          <table:table-cell table:number-columns-repeated="8"/>
        </table:table-row>
        <table:table-row table:style-name="ro1">
          <table:table-cell office:value-type="float" office:value="0.940954" calcext:value-type="float">
            <text:p>0.940954</text:p>
          </table:table-cell>
          <table:table-cell office:value-type="float" office:value="0.001745" calcext:value-type="float">
            <text:p>0.001745</text:p>
          </table:table-cell>
          <table:table-cell table:number-columns-repeated="8"/>
        </table:table-row>
        <table:table-row table:style-name="ro1">
          <table:table-cell office:value-type="float" office:value="0.954854" calcext:value-type="float">
            <text:p>0.954854</text:p>
          </table:table-cell>
          <table:table-cell office:value-type="float" office:value="0.001194" calcext:value-type="float">
            <text:p>0.001194</text:p>
          </table:table-cell>
          <table:table-cell table:number-columns-repeated="8"/>
        </table:table-row>
        <table:table-row table:style-name="ro1">
          <table:table-cell office:value-type="float" office:value="0.968713" calcext:value-type="float">
            <text:p>0.968713</text:p>
          </table:table-cell>
          <table:table-cell office:value-type="float" office:value="0.000612" calcext:value-type="float">
            <text:p>0.000612</text:p>
          </table:table-cell>
          <table:table-cell table:number-columns-repeated="8"/>
        </table:table-row>
        <table:table-row table:style-name="ro1">
          <table:table-cell office:value-type="float" office:value="0.982285" calcext:value-type="float">
            <text:p>0.982285</text:p>
          </table:table-cell>
          <table:table-cell office:value-type="float" office:value="0.000012" calcext:value-type="float">
            <text:p>1.2E-05</text:p>
          </table:table-cell>
          <table:table-cell table:number-columns-repeated="8"/>
        </table:table-row>
        <table:table-row table:style-name="ro1">
          <table:table-cell office:value-type="float" office:value="0.99417" calcext:value-type="float">
            <text:p>0.99417</text:p>
          </table:table-cell>
          <table:table-cell office:value-type="float" office:value="-0.000515" calcext:value-type="float">
            <text:p>-0.00051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0752" calcext:value-type="float">
            <text:p>-0.000752</text:p>
          </table:table-cell>
          <table:table-cell table:number-columns-repeated="8"/>
        </table:table-row>
      </table:table>
      <table:table table:name="S0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table:formula="of:=[$Overview.A5]*[$Overview.$J$10]+[$Overview.$H$10]" office:value-type="float" office:value="145.05018" calcext:value-type="float">
            <text:p>145.05018</text:p>
          </table:table-cell>
          <table:table-cell table:formula="of:=[$Overview.B5]*[$Overview.$J$10]" office:value-type="float" office:value="0.25766" calcext:value-type="float">
            <text:p>0.25766</text:p>
          </table:table-cell>
        </table:table-row>
        <table:table-row table:style-name="ro1">
          <table:table-cell table:formula="of:=[$Overview.A6]*[$Overview.$J$10]+[$Overview.$H$10]" office:value-type="float" office:value="145.15795" calcext:value-type="float">
            <text:p>145.15795</text:p>
          </table:table-cell>
          <table:table-cell table:formula="of:=[$Overview.B6]*[$Overview.$J$10]" office:value-type="float" office:value="0.48945" calcext:value-type="float">
            <text:p>0.48945</text:p>
          </table:table-cell>
        </table:table-row>
        <table:table-row table:style-name="ro1">
          <table:table-cell table:formula="of:=[$Overview.A7]*[$Overview.$J$10]+[$Overview.$H$10]" office:value-type="float" office:value="145.33371" calcext:value-type="float">
            <text:p>145.33371</text:p>
          </table:table-cell>
          <table:table-cell table:formula="of:=[$Overview.B7]*[$Overview.$J$10]" office:value-type="float" office:value="0.75452" calcext:value-type="float">
            <text:p>0.75452</text:p>
          </table:table-cell>
        </table:table-row>
        <table:table-row table:style-name="ro1">
          <table:table-cell table:formula="of:=[$Overview.A8]*[$Overview.$J$10]+[$Overview.$H$10]" office:value-type="float" office:value="145.6032" calcext:value-type="float">
            <text:p>145.6032</text:p>
          </table:table-cell>
          <table:table-cell table:formula="of:=[$Overview.B8]*[$Overview.$J$10]" office:value-type="float" office:value="1.06756" calcext:value-type="float">
            <text:p>1.06756</text:p>
          </table:table-cell>
        </table:table-row>
        <table:table-row table:style-name="ro1">
          <table:table-cell table:formula="of:=[$Overview.A9]*[$Overview.$J$10]+[$Overview.$H$10]" office:value-type="float" office:value="146.01426" calcext:value-type="float">
            <text:p>146.01426</text:p>
          </table:table-cell>
          <table:table-cell table:formula="of:=[$Overview.B9]*[$Overview.$J$10]" office:value-type="float" office:value="1.44872" calcext:value-type="float">
            <text:p>1.44872</text:p>
          </table:table-cell>
        </table:table-row>
        <table:table-row table:style-name="ro1">
          <table:table-cell table:formula="of:=[$Overview.A10]*[$Overview.$J$10]+[$Overview.$H$10]" office:value-type="float" office:value="146.64112" calcext:value-type="float">
            <text:p>146.64112</text:p>
          </table:table-cell>
          <table:table-cell table:formula="of:=[$Overview.B10]*[$Overview.$J$10]" office:value-type="float" office:value="1.91308" calcext:value-type="float">
            <text:p>1.91308</text:p>
          </table:table-cell>
        </table:table-row>
        <table:table-row table:style-name="ro1">
          <table:table-cell table:formula="of:=[$Overview.A11]*[$Overview.$J$10]+[$Overview.$H$10]" office:value-type="float" office:value="147.54813" calcext:value-type="float">
            <text:p>147.54813</text:p>
          </table:table-cell>
          <table:table-cell table:formula="of:=[$Overview.B11]*[$Overview.$J$10]" office:value-type="float" office:value="2.45128" calcext:value-type="float">
            <text:p>2.45128</text:p>
          </table:table-cell>
        </table:table-row>
        <table:table-row table:style-name="ro1">
          <table:table-cell table:formula="of:=[$Overview.A12]*[$Overview.$J$10]+[$Overview.$H$10]" office:value-type="float" office:value="148.71761" calcext:value-type="float">
            <text:p>148.71761</text:p>
          </table:table-cell>
          <table:table-cell table:formula="of:=[$Overview.B12]*[$Overview.$J$10]" office:value-type="float" office:value="3.00781" calcext:value-type="float">
            <text:p>3.00781</text:p>
          </table:table-cell>
        </table:table-row>
        <table:table-row table:style-name="ro1">
          <table:table-cell table:formula="of:=[$Overview.A13]*[$Overview.$J$10]+[$Overview.$H$10]" office:value-type="float" office:value="150.07273" calcext:value-type="float">
            <text:p>150.07273</text:p>
          </table:table-cell>
          <table:table-cell table:formula="of:=[$Overview.B13]*[$Overview.$J$10]" office:value-type="float" office:value="3.53093" calcext:value-type="float">
            <text:p>3.53093</text:p>
          </table:table-cell>
        </table:table-row>
        <table:table-row table:style-name="ro1">
          <table:table-cell table:formula="of:=[$Overview.A14]*[$Overview.$J$10]+[$Overview.$H$10]" office:value-type="float" office:value="151.54914" calcext:value-type="float">
            <text:p>151.54914</text:p>
          </table:table-cell>
          <table:table-cell table:formula="of:=[$Overview.B14]*[$Overview.$J$10]" office:value-type="float" office:value="4.00179" calcext:value-type="float">
            <text:p>4.00179</text:p>
          </table:table-cell>
        </table:table-row>
        <table:table-row table:style-name="ro1">
          <table:table-cell table:formula="of:=[$Overview.A15]*[$Overview.$J$10]+[$Overview.$H$10]" office:value-type="float" office:value="153.10602" calcext:value-type="float">
            <text:p>153.10602</text:p>
          </table:table-cell>
          <table:table-cell table:formula="of:=[$Overview.B15]*[$Overview.$J$10]" office:value-type="float" office:value="4.41922" calcext:value-type="float">
            <text:p>4.41922</text:p>
          </table:table-cell>
        </table:table-row>
        <table:table-row table:style-name="ro1">
          <table:table-cell table:formula="of:=[$Overview.A16]*[$Overview.$J$10]+[$Overview.$H$10]" office:value-type="float" office:value="154.71789" calcext:value-type="float">
            <text:p>154.71789</text:p>
          </table:table-cell>
          <table:table-cell table:formula="of:=[$Overview.B16]*[$Overview.$J$10]" office:value-type="float" office:value="4.7879" calcext:value-type="float">
            <text:p>4.7879</text:p>
          </table:table-cell>
        </table:table-row>
        <table:table-row table:style-name="ro1">
          <table:table-cell table:formula="of:=[$Overview.A17]*[$Overview.$J$10]+[$Overview.$H$10]" office:value-type="float" office:value="156.37097" calcext:value-type="float">
            <text:p>156.37097</text:p>
          </table:table-cell>
          <table:table-cell table:formula="of:=[$Overview.B17]*[$Overview.$J$10]" office:value-type="float" office:value="5.11316" calcext:value-type="float">
            <text:p>5.11316</text:p>
          </table:table-cell>
        </table:table-row>
        <table:table-row table:style-name="ro1">
          <table:table-cell table:formula="of:=[$Overview.A18]*[$Overview.$J$10]+[$Overview.$H$10]" office:value-type="float" office:value="158.05447" calcext:value-type="float">
            <text:p>158.05447</text:p>
          </table:table-cell>
          <table:table-cell table:formula="of:=[$Overview.B18]*[$Overview.$J$10]" office:value-type="float" office:value="5.40098" calcext:value-type="float">
            <text:p>5.40098</text:p>
          </table:table-cell>
        </table:table-row>
        <table:table-row table:style-name="ro1">
          <table:table-cell table:formula="of:=[$Overview.A19]*[$Overview.$J$10]+[$Overview.$H$10]" office:value-type="float" office:value="159.76124" calcext:value-type="float">
            <text:p>159.76124</text:p>
          </table:table-cell>
          <table:table-cell table:formula="of:=[$Overview.B19]*[$Overview.$J$10]" office:value-type="float" office:value="5.6563" calcext:value-type="float">
            <text:p>5.6563</text:p>
          </table:table-cell>
        </table:table-row>
        <table:table-row table:style-name="ro1">
          <table:table-cell table:formula="of:=[$Overview.A20]*[$Overview.$J$10]+[$Overview.$H$10]" office:value-type="float" office:value="161.48504" calcext:value-type="float">
            <text:p>161.48504</text:p>
          </table:table-cell>
          <table:table-cell table:formula="of:=[$Overview.B20]*[$Overview.$J$10]" office:value-type="float" office:value="5.88276" calcext:value-type="float">
            <text:p>5.88276</text:p>
          </table:table-cell>
        </table:table-row>
        <table:table-row table:style-name="ro1">
          <table:table-cell table:formula="of:=[$Overview.A21]*[$Overview.$J$10]+[$Overview.$H$10]" office:value-type="float" office:value="163.22236" calcext:value-type="float">
            <text:p>163.22236</text:p>
          </table:table-cell>
          <table:table-cell table:formula="of:=[$Overview.B21]*[$Overview.$J$10]" office:value-type="float" office:value="6.08348" calcext:value-type="float">
            <text:p>6.08348</text:p>
          </table:table-cell>
        </table:table-row>
        <table:table-row table:style-name="ro1">
          <table:table-cell table:formula="of:=[$Overview.A22]*[$Overview.$J$10]+[$Overview.$H$10]" office:value-type="float" office:value="164.96995" calcext:value-type="float">
            <text:p>164.96995</text:p>
          </table:table-cell>
          <table:table-cell table:formula="of:=[$Overview.B22]*[$Overview.$J$10]" office:value-type="float" office:value="6.26132" calcext:value-type="float">
            <text:p>6.26132</text:p>
          </table:table-cell>
        </table:table-row>
        <table:table-row table:style-name="ro1">
          <table:table-cell table:formula="of:=[$Overview.A23]*[$Overview.$J$10]+[$Overview.$H$10]" office:value-type="float" office:value="166.72547" calcext:value-type="float">
            <text:p>166.72547</text:p>
          </table:table-cell>
          <table:table-cell table:formula="of:=[$Overview.B23]*[$Overview.$J$10]" office:value-type="float" office:value="6.41797" calcext:value-type="float">
            <text:p>6.41797</text:p>
          </table:table-cell>
        </table:table-row>
        <table:table-row table:style-name="ro1">
          <table:table-cell table:formula="of:=[$Overview.A24]*[$Overview.$J$10]+[$Overview.$H$10]" office:value-type="float" office:value="168.48801" calcext:value-type="float">
            <text:p>168.48801</text:p>
          </table:table-cell>
          <table:table-cell table:formula="of:=[$Overview.B24]*[$Overview.$J$10]" office:value-type="float" office:value="6.55551" calcext:value-type="float">
            <text:p>6.55551</text:p>
          </table:table-cell>
        </table:table-row>
        <table:table-row table:style-name="ro1">
          <table:table-cell table:formula="of:=[$Overview.A25]*[$Overview.$J$10]+[$Overview.$H$10]" office:value-type="float" office:value="170.25536" calcext:value-type="float">
            <text:p>170.25536</text:p>
          </table:table-cell>
          <table:table-cell table:formula="of:=[$Overview.B25]*[$Overview.$J$10]" office:value-type="float" office:value="6.67511" calcext:value-type="float">
            <text:p>6.67511</text:p>
          </table:table-cell>
        </table:table-row>
        <table:table-row table:style-name="ro1">
          <table:table-cell table:formula="of:=[$Overview.A26]*[$Overview.$J$10]+[$Overview.$H$10]" office:value-type="float" office:value="172.02739" calcext:value-type="float">
            <text:p>172.02739</text:p>
          </table:table-cell>
          <table:table-cell table:formula="of:=[$Overview.B26]*[$Overview.$J$10]" office:value-type="float" office:value="6.77794" calcext:value-type="float">
            <text:p>6.77794</text:p>
          </table:table-cell>
        </table:table-row>
        <table:table-row table:style-name="ro1">
          <table:table-cell table:formula="of:=[$Overview.A27]*[$Overview.$J$10]+[$Overview.$H$10]" office:value-type="float" office:value="173.80345" calcext:value-type="float">
            <text:p>173.80345</text:p>
          </table:table-cell>
          <table:table-cell table:formula="of:=[$Overview.B27]*[$Overview.$J$10]" office:value-type="float" office:value="6.86517" calcext:value-type="float">
            <text:p>6.86517</text:p>
          </table:table-cell>
        </table:table-row>
        <table:table-row table:style-name="ro1">
          <table:table-cell table:formula="of:=[$Overview.A28]*[$Overview.$J$10]+[$Overview.$H$10]" office:value-type="float" office:value="175.58263" calcext:value-type="float">
            <text:p>175.58263</text:p>
          </table:table-cell>
          <table:table-cell table:formula="of:=[$Overview.B28]*[$Overview.$J$10]" office:value-type="float" office:value="6.93784" calcext:value-type="float">
            <text:p>6.93784</text:p>
          </table:table-cell>
        </table:table-row>
        <table:table-row table:style-name="ro1">
          <table:table-cell table:formula="of:=[$Overview.A29]*[$Overview.$J$10]+[$Overview.$H$10]" office:value-type="float" office:value="177.36519" calcext:value-type="float">
            <text:p>177.36519</text:p>
          </table:table-cell>
          <table:table-cell table:formula="of:=[$Overview.B29]*[$Overview.$J$10]" office:value-type="float" office:value="6.99686" calcext:value-type="float">
            <text:p>6.99686</text:p>
          </table:table-cell>
        </table:table-row>
        <table:table-row table:style-name="ro1">
          <table:table-cell table:formula="of:=[$Overview.A30]*[$Overview.$J$10]+[$Overview.$H$10]" office:value-type="float" office:value="179.15022" calcext:value-type="float">
            <text:p>179.15022</text:p>
          </table:table-cell>
          <table:table-cell table:formula="of:=[$Overview.B30]*[$Overview.$J$10]" office:value-type="float" office:value="7.04301" calcext:value-type="float">
            <text:p>7.04301</text:p>
          </table:table-cell>
        </table:table-row>
        <table:table-row table:style-name="ro1">
          <table:table-cell table:formula="of:=[$Overview.A31]*[$Overview.$J$10]+[$Overview.$H$10]" office:value-type="float" office:value="180.93694" calcext:value-type="float">
            <text:p>180.93694</text:p>
          </table:table-cell>
          <table:table-cell table:formula="of:=[$Overview.B31]*[$Overview.$J$10]" office:value-type="float" office:value="7.07694" calcext:value-type="float">
            <text:p>7.07694</text:p>
          </table:table-cell>
        </table:table-row>
        <table:table-row table:style-name="ro1">
          <table:table-cell table:formula="of:=[$Overview.A32]*[$Overview.$J$10]+[$Overview.$H$10]" office:value-type="float" office:value="182.72613" calcext:value-type="float">
            <text:p>182.72613</text:p>
          </table:table-cell>
          <table:table-cell table:formula="of:=[$Overview.B32]*[$Overview.$J$10]" office:value-type="float" office:value="7.0993" calcext:value-type="float">
            <text:p>7.0993</text:p>
          </table:table-cell>
        </table:table-row>
        <table:table-row table:style-name="ro1">
          <table:table-cell table:formula="of:=[$Overview.A33]*[$Overview.$J$10]+[$Overview.$H$10]" office:value-type="float" office:value="184.51714" calcext:value-type="float">
            <text:p>184.51714</text:p>
          </table:table-cell>
          <table:table-cell table:formula="of:=[$Overview.B33]*[$Overview.$J$10]" office:value-type="float" office:value="7.11074" calcext:value-type="float">
            <text:p>7.11074</text:p>
          </table:table-cell>
        </table:table-row>
        <table:table-row table:style-name="ro1">
          <table:table-cell table:formula="of:=[$Overview.A34]*[$Overview.$J$10]+[$Overview.$H$10]" office:value-type="float" office:value="186.30932" calcext:value-type="float">
            <text:p>186.30932</text:p>
          </table:table-cell>
          <table:table-cell table:formula="of:=[$Overview.B34]*[$Overview.$J$10]" office:value-type="float" office:value="7.11204" calcext:value-type="float">
            <text:p>7.11204</text:p>
          </table:table-cell>
        </table:table-row>
        <table:table-row table:style-name="ro1">
          <table:table-cell table:formula="of:=[$Overview.A35]*[$Overview.$J$10]+[$Overview.$H$10]" office:value-type="float" office:value="188.10306" calcext:value-type="float">
            <text:p>188.10306</text:p>
          </table:table-cell>
          <table:table-cell table:formula="of:=[$Overview.B35]*[$Overview.$J$10]" office:value-type="float" office:value="7.10333" calcext:value-type="float">
            <text:p>7.10333</text:p>
          </table:table-cell>
        </table:table-row>
        <table:table-row table:style-name="ro1">
          <table:table-cell table:formula="of:=[$Overview.A36]*[$Overview.$J$10]+[$Overview.$H$10]" office:value-type="float" office:value="189.89784" calcext:value-type="float">
            <text:p>189.89784</text:p>
          </table:table-cell>
          <table:table-cell table:formula="of:=[$Overview.B36]*[$Overview.$J$10]" office:value-type="float" office:value="7.08526" calcext:value-type="float">
            <text:p>7.08526</text:p>
          </table:table-cell>
        </table:table-row>
        <table:table-row table:style-name="ro1">
          <table:table-cell table:formula="of:=[$Overview.A37]*[$Overview.$J$10]+[$Overview.$H$10]" office:value-type="float" office:value="191.6934" calcext:value-type="float">
            <text:p>191.6934</text:p>
          </table:table-cell>
          <table:table-cell table:formula="of:=[$Overview.B37]*[$Overview.$J$10]" office:value-type="float" office:value="7.05822" calcext:value-type="float">
            <text:p>7.05822</text:p>
          </table:table-cell>
        </table:table-row>
        <table:table-row table:style-name="ro1">
          <table:table-cell table:formula="of:=[$Overview.A38]*[$Overview.$J$10]+[$Overview.$H$10]" office:value-type="float" office:value="193.48974" calcext:value-type="float">
            <text:p>193.48974</text:p>
          </table:table-cell>
          <table:table-cell table:formula="of:=[$Overview.B38]*[$Overview.$J$10]" office:value-type="float" office:value="7.02247" calcext:value-type="float">
            <text:p>7.02247</text:p>
          </table:table-cell>
        </table:table-row>
        <table:table-row table:style-name="ro1">
          <table:table-cell table:formula="of:=[$Overview.A39]*[$Overview.$J$10]+[$Overview.$H$10]" office:value-type="float" office:value="195.28699" calcext:value-type="float">
            <text:p>195.28699</text:p>
          </table:table-cell>
          <table:table-cell table:formula="of:=[$Overview.B39]*[$Overview.$J$10]" office:value-type="float" office:value="6.97853" calcext:value-type="float">
            <text:p>6.97853</text:p>
          </table:table-cell>
        </table:table-row>
        <table:table-row table:style-name="ro1">
          <table:table-cell table:formula="of:=[$Overview.A40]*[$Overview.$J$10]+[$Overview.$H$10]" office:value-type="float" office:value="197.08463" calcext:value-type="float">
            <text:p>197.08463</text:p>
          </table:table-cell>
          <table:table-cell table:formula="of:=[$Overview.B40]*[$Overview.$J$10]" office:value-type="float" office:value="6.92653" calcext:value-type="float">
            <text:p>6.92653</text:p>
          </table:table-cell>
        </table:table-row>
        <table:table-row table:style-name="ro1">
          <table:table-cell table:formula="of:=[$Overview.A41]*[$Overview.$J$10]+[$Overview.$H$10]" office:value-type="float" office:value="198.88292" calcext:value-type="float">
            <text:p>198.88292</text:p>
          </table:table-cell>
          <table:table-cell table:formula="of:=[$Overview.B41]*[$Overview.$J$10]" office:value-type="float" office:value="6.86673" calcext:value-type="float">
            <text:p>6.86673</text:p>
          </table:table-cell>
        </table:table-row>
        <table:table-row table:style-name="ro1">
          <table:table-cell table:formula="of:=[$Overview.A42]*[$Overview.$J$10]+[$Overview.$H$10]" office:value-type="float" office:value="200.68173" calcext:value-type="float">
            <text:p>200.68173</text:p>
          </table:table-cell>
          <table:table-cell table:formula="of:=[$Overview.B42]*[$Overview.$J$10]" office:value-type="float" office:value="6.79965" calcext:value-type="float">
            <text:p>6.79965</text:p>
          </table:table-cell>
        </table:table-row>
        <table:table-row table:style-name="ro1">
          <table:table-cell table:formula="of:=[$Overview.A43]*[$Overview.$J$10]+[$Overview.$H$10]" office:value-type="float" office:value="202.48093" calcext:value-type="float">
            <text:p>202.48093</text:p>
          </table:table-cell>
          <table:table-cell table:formula="of:=[$Overview.B43]*[$Overview.$J$10]" office:value-type="float" office:value="6.72529" calcext:value-type="float">
            <text:p>6.72529</text:p>
          </table:table-cell>
        </table:table-row>
        <table:table-row table:style-name="ro1">
          <table:table-cell table:formula="of:=[$Overview.A44]*[$Overview.$J$10]+[$Overview.$H$10]" office:value-type="float" office:value="204.28039" calcext:value-type="float">
            <text:p>204.28039</text:p>
          </table:table-cell>
          <table:table-cell table:formula="of:=[$Overview.B44]*[$Overview.$J$10]" office:value-type="float" office:value="6.64417" calcext:value-type="float">
            <text:p>6.64417</text:p>
          </table:table-cell>
        </table:table-row>
        <table:table-row table:style-name="ro1">
          <table:table-cell table:formula="of:=[$Overview.A45]*[$Overview.$J$10]+[$Overview.$H$10]" office:value-type="float" office:value="206.08037" calcext:value-type="float">
            <text:p>206.08037</text:p>
          </table:table-cell>
          <table:table-cell table:formula="of:=[$Overview.B45]*[$Overview.$J$10]" office:value-type="float" office:value="6.55616" calcext:value-type="float">
            <text:p>6.55616</text:p>
          </table:table-cell>
        </table:table-row>
        <table:table-row table:style-name="ro1">
          <table:table-cell table:formula="of:=[$Overview.A46]*[$Overview.$J$10]+[$Overview.$H$10]" office:value-type="float" office:value="207.88074" calcext:value-type="float">
            <text:p>207.88074</text:p>
          </table:table-cell>
          <table:table-cell table:formula="of:=[$Overview.B46]*[$Overview.$J$10]" office:value-type="float" office:value="6.46191" calcext:value-type="float">
            <text:p>6.46191</text:p>
          </table:table-cell>
        </table:table-row>
        <table:table-row table:style-name="ro1">
          <table:table-cell table:formula="of:=[$Overview.A47]*[$Overview.$J$10]+[$Overview.$H$10]" office:value-type="float" office:value="209.68111" calcext:value-type="float">
            <text:p>209.68111</text:p>
          </table:table-cell>
          <table:table-cell table:formula="of:=[$Overview.B47]*[$Overview.$J$10]" office:value-type="float" office:value="6.36142" calcext:value-type="float">
            <text:p>6.36142</text:p>
          </table:table-cell>
        </table:table-row>
        <table:table-row table:style-name="ro1">
          <table:table-cell table:formula="of:=[$Overview.A48]*[$Overview.$J$10]+[$Overview.$H$10]" office:value-type="float" office:value="211.482" calcext:value-type="float">
            <text:p>211.482</text:p>
          </table:table-cell>
          <table:table-cell table:formula="of:=[$Overview.B48]*[$Overview.$J$10]" office:value-type="float" office:value="6.25495" calcext:value-type="float">
            <text:p>6.25495</text:p>
          </table:table-cell>
        </table:table-row>
        <table:table-row table:style-name="ro1">
          <table:table-cell table:formula="of:=[$Overview.A49]*[$Overview.$J$10]+[$Overview.$H$10]" office:value-type="float" office:value="213.28302" calcext:value-type="float">
            <text:p>213.28302</text:p>
          </table:table-cell>
          <table:table-cell table:formula="of:=[$Overview.B49]*[$Overview.$J$10]" office:value-type="float" office:value="6.14276" calcext:value-type="float">
            <text:p>6.14276</text:p>
          </table:table-cell>
        </table:table-row>
        <table:table-row table:style-name="ro1">
          <table:table-cell table:formula="of:=[$Overview.A50]*[$Overview.$J$10]+[$Overview.$H$10]" office:value-type="float" office:value="215.0843" calcext:value-type="float">
            <text:p>215.0843</text:p>
          </table:table-cell>
          <table:table-cell table:formula="of:=[$Overview.B50]*[$Overview.$J$10]" office:value-type="float" office:value="6.02511" calcext:value-type="float">
            <text:p>6.02511</text:p>
          </table:table-cell>
        </table:table-row>
        <table:table-row table:style-name="ro1">
          <table:table-cell table:formula="of:=[$Overview.A51]*[$Overview.$J$10]+[$Overview.$H$10]" office:value-type="float" office:value="216.88571" calcext:value-type="float">
            <text:p>216.88571</text:p>
          </table:table-cell>
          <table:table-cell table:formula="of:=[$Overview.B51]*[$Overview.$J$10]" office:value-type="float" office:value="5.90213" calcext:value-type="float">
            <text:p>5.90213</text:p>
          </table:table-cell>
        </table:table-row>
        <table:table-row table:style-name="ro1">
          <table:table-cell table:formula="of:=[$Overview.A52]*[$Overview.$J$10]+[$Overview.$H$10]" office:value-type="float" office:value="218.68751" calcext:value-type="float">
            <text:p>218.68751</text:p>
          </table:table-cell>
          <table:table-cell table:formula="of:=[$Overview.B52]*[$Overview.$J$10]" office:value-type="float" office:value="5.77395" calcext:value-type="float">
            <text:p>5.77395</text:p>
          </table:table-cell>
        </table:table-row>
        <table:table-row table:style-name="ro1">
          <table:table-cell table:formula="of:=[$Overview.A53]*[$Overview.$J$10]+[$Overview.$H$10]" office:value-type="float" office:value="220.48931" calcext:value-type="float">
            <text:p>220.48931</text:p>
          </table:table-cell>
          <table:table-cell table:formula="of:=[$Overview.B53]*[$Overview.$J$10]" office:value-type="float" office:value="5.64096" calcext:value-type="float">
            <text:p>5.64096</text:p>
          </table:table-cell>
        </table:table-row>
        <table:table-row table:style-name="ro1">
          <table:table-cell table:formula="of:=[$Overview.A54]*[$Overview.$J$10]+[$Overview.$H$10]" office:value-type="float" office:value="222.29124" calcext:value-type="float">
            <text:p>222.29124</text:p>
          </table:table-cell>
          <table:table-cell table:formula="of:=[$Overview.B54]*[$Overview.$J$10]" office:value-type="float" office:value="5.50329" calcext:value-type="float">
            <text:p>5.50329</text:p>
          </table:table-cell>
        </table:table-row>
        <table:table-row table:style-name="ro1">
          <table:table-cell table:formula="of:=[$Overview.A55]*[$Overview.$J$10]+[$Overview.$H$10]" office:value-type="float" office:value="224.09343" calcext:value-type="float">
            <text:p>224.09343</text:p>
          </table:table-cell>
          <table:table-cell table:formula="of:=[$Overview.B55]*[$Overview.$J$10]" office:value-type="float" office:value="5.36094" calcext:value-type="float">
            <text:p>5.36094</text:p>
          </table:table-cell>
        </table:table-row>
        <table:table-row table:style-name="ro1">
          <table:table-cell table:formula="of:=[$Overview.A56]*[$Overview.$J$10]+[$Overview.$H$10]" office:value-type="float" office:value="225.89575" calcext:value-type="float">
            <text:p>225.89575</text:p>
          </table:table-cell>
          <table:table-cell table:formula="of:=[$Overview.B56]*[$Overview.$J$10]" office:value-type="float" office:value="5.21443" calcext:value-type="float">
            <text:p>5.21443</text:p>
          </table:table-cell>
        </table:table-row>
        <table:table-row table:style-name="ro1">
          <table:table-cell table:formula="of:=[$Overview.A57]*[$Overview.$J$10]+[$Overview.$H$10]" office:value-type="float" office:value="227.6982" calcext:value-type="float">
            <text:p>227.6982</text:p>
          </table:table-cell>
          <table:table-cell table:formula="of:=[$Overview.B57]*[$Overview.$J$10]" office:value-type="float" office:value="5.06376" calcext:value-type="float">
            <text:p>5.06376</text:p>
          </table:table-cell>
        </table:table-row>
        <table:table-row table:style-name="ro1">
          <table:table-cell table:formula="of:=[$Overview.A58]*[$Overview.$J$10]+[$Overview.$H$10]" office:value-type="float" office:value="229.50065" calcext:value-type="float">
            <text:p>229.50065</text:p>
          </table:table-cell>
          <table:table-cell table:formula="of:=[$Overview.B58]*[$Overview.$J$10]" office:value-type="float" office:value="4.90893" calcext:value-type="float">
            <text:p>4.90893</text:p>
          </table:table-cell>
        </table:table-row>
        <table:table-row table:style-name="ro1">
          <table:table-cell table:formula="of:=[$Overview.A59]*[$Overview.$J$10]+[$Overview.$H$10]" office:value-type="float" office:value="231.30323" calcext:value-type="float">
            <text:p>231.30323</text:p>
          </table:table-cell>
          <table:table-cell table:formula="of:=[$Overview.B59]*[$Overview.$J$10]" office:value-type="float" office:value="4.75046" calcext:value-type="float">
            <text:p>4.75046</text:p>
          </table:table-cell>
        </table:table-row>
        <table:table-row table:style-name="ro1">
          <table:table-cell table:formula="of:=[$Overview.A60]*[$Overview.$J$10]+[$Overview.$H$10]" office:value-type="float" office:value="233.10568" calcext:value-type="float">
            <text:p>233.10568</text:p>
          </table:table-cell>
          <table:table-cell table:formula="of:=[$Overview.B60]*[$Overview.$J$10]" office:value-type="float" office:value="4.58822" calcext:value-type="float">
            <text:p>4.58822</text:p>
          </table:table-cell>
        </table:table-row>
        <table:table-row table:style-name="ro1">
          <table:table-cell table:formula="of:=[$Overview.A61]*[$Overview.$J$10]+[$Overview.$H$10]" office:value-type="float" office:value="234.90813" calcext:value-type="float">
            <text:p>234.90813</text:p>
          </table:table-cell>
          <table:table-cell table:formula="of:=[$Overview.B61]*[$Overview.$J$10]" office:value-type="float" office:value="4.42234" calcext:value-type="float">
            <text:p>4.42234</text:p>
          </table:table-cell>
        </table:table-row>
        <table:table-row table:style-name="ro1">
          <table:table-cell table:formula="of:=[$Overview.A62]*[$Overview.$J$10]+[$Overview.$H$10]" office:value-type="float" office:value="236.71058" calcext:value-type="float">
            <text:p>236.71058</text:p>
          </table:table-cell>
          <table:table-cell table:formula="of:=[$Overview.B62]*[$Overview.$J$10]" office:value-type="float" office:value="4.25295" calcext:value-type="float">
            <text:p>4.25295</text:p>
          </table:table-cell>
        </table:table-row>
        <table:table-row table:style-name="ro1">
          <table:table-cell table:formula="of:=[$Overview.A63]*[$Overview.$J$10]+[$Overview.$H$10]" office:value-type="float" office:value="238.51277" calcext:value-type="float">
            <text:p>238.51277</text:p>
          </table:table-cell>
          <table:table-cell table:formula="of:=[$Overview.B63]*[$Overview.$J$10]" office:value-type="float" office:value="4.08018" calcext:value-type="float">
            <text:p>4.08018</text:p>
          </table:table-cell>
        </table:table-row>
        <table:table-row table:style-name="ro1">
          <table:table-cell table:formula="of:=[$Overview.A64]*[$Overview.$J$10]+[$Overview.$H$10]" office:value-type="float" office:value="240.31496" calcext:value-type="float">
            <text:p>240.31496</text:p>
          </table:table-cell>
          <table:table-cell table:formula="of:=[$Overview.B64]*[$Overview.$J$10]" office:value-type="float" office:value="3.90416" calcext:value-type="float">
            <text:p>3.90416</text:p>
          </table:table-cell>
        </table:table-row>
        <table:table-row table:style-name="ro1">
          <table:table-cell table:formula="of:=[$Overview.A65]*[$Overview.$J$10]+[$Overview.$H$10]" office:value-type="float" office:value="242.11715" calcext:value-type="float">
            <text:p>242.11715</text:p>
          </table:table-cell>
          <table:table-cell table:formula="of:=[$Overview.B65]*[$Overview.$J$10]" office:value-type="float" office:value="3.72476" calcext:value-type="float">
            <text:p>3.72476</text:p>
          </table:table-cell>
        </table:table-row>
        <table:table-row table:style-name="ro1">
          <table:table-cell table:formula="of:=[$Overview.A66]*[$Overview.$J$10]+[$Overview.$H$10]" office:value-type="float" office:value="243.91908" calcext:value-type="float">
            <text:p>243.91908</text:p>
          </table:table-cell>
          <table:table-cell table:formula="of:=[$Overview.B66]*[$Overview.$J$10]" office:value-type="float" office:value="3.54224" calcext:value-type="float">
            <text:p>3.54224</text:p>
          </table:table-cell>
        </table:table-row>
        <table:table-row table:style-name="ro1">
          <table:table-cell table:formula="of:=[$Overview.A67]*[$Overview.$J$10]+[$Overview.$H$10]" office:value-type="float" office:value="245.72101" calcext:value-type="float">
            <text:p>245.72101</text:p>
          </table:table-cell>
          <table:table-cell table:formula="of:=[$Overview.B67]*[$Overview.$J$10]" office:value-type="float" office:value="3.35673" calcext:value-type="float">
            <text:p>3.35673</text:p>
          </table:table-cell>
        </table:table-row>
        <table:table-row table:style-name="ro1">
          <table:table-cell table:formula="of:=[$Overview.A68]*[$Overview.$J$10]+[$Overview.$H$10]" office:value-type="float" office:value="247.5232" calcext:value-type="float">
            <text:p>247.5232</text:p>
          </table:table-cell>
          <table:table-cell table:formula="of:=[$Overview.B68]*[$Overview.$J$10]" office:value-type="float" office:value="3.1681" calcext:value-type="float">
            <text:p>3.1681</text:p>
          </table:table-cell>
        </table:table-row>
        <table:table-row table:style-name="ro1">
          <table:table-cell table:formula="of:=[$Overview.A69]*[$Overview.$J$10]+[$Overview.$H$10]" office:value-type="float" office:value="249.32539" calcext:value-type="float">
            <text:p>249.32539</text:p>
          </table:table-cell>
          <table:table-cell table:formula="of:=[$Overview.B69]*[$Overview.$J$10]" office:value-type="float" office:value="2.97674" calcext:value-type="float">
            <text:p>2.97674</text:p>
          </table:table-cell>
        </table:table-row>
        <table:table-row table:style-name="ro1">
          <table:table-cell table:formula="of:=[$Overview.A70]*[$Overview.$J$10]+[$Overview.$H$10]" office:value-type="float" office:value="251.12784" calcext:value-type="float">
            <text:p>251.12784</text:p>
          </table:table-cell>
          <table:table-cell table:formula="of:=[$Overview.B70]*[$Overview.$J$10]" office:value-type="float" office:value="2.78278" calcext:value-type="float">
            <text:p>2.78278</text:p>
          </table:table-cell>
        </table:table-row>
        <table:table-row table:style-name="ro1">
          <table:table-cell table:formula="of:=[$Overview.A71]*[$Overview.$J$10]+[$Overview.$H$10]" office:value-type="float" office:value="252.93081" calcext:value-type="float">
            <text:p>252.93081</text:p>
          </table:table-cell>
          <table:table-cell table:formula="of:=[$Overview.B71]*[$Overview.$J$10]" office:value-type="float" office:value="2.58635" calcext:value-type="float">
            <text:p>2.58635</text:p>
          </table:table-cell>
        </table:table-row>
        <table:table-row table:style-name="ro1">
          <table:table-cell table:formula="of:=[$Overview.A72]*[$Overview.$J$10]+[$Overview.$H$10]" office:value-type="float" office:value="254.73443" calcext:value-type="float">
            <text:p>254.73443</text:p>
          </table:table-cell>
          <table:table-cell table:formula="of:=[$Overview.B72]*[$Overview.$J$10]" office:value-type="float" office:value="2.38784" calcext:value-type="float">
            <text:p>2.38784</text:p>
          </table:table-cell>
        </table:table-row>
        <table:table-row table:style-name="ro1">
          <table:table-cell table:formula="of:=[$Overview.A73]*[$Overview.$J$10]+[$Overview.$H$10]" office:value-type="float" office:value="256.53857" calcext:value-type="float">
            <text:p>256.53857</text:p>
          </table:table-cell>
          <table:table-cell table:formula="of:=[$Overview.B73]*[$Overview.$J$10]" office:value-type="float" office:value="2.18738" calcext:value-type="float">
            <text:p>2.18738</text:p>
          </table:table-cell>
        </table:table-row>
        <table:table-row table:style-name="ro1">
          <table:table-cell table:formula="of:=[$Overview.A74]*[$Overview.$J$10]+[$Overview.$H$10]" office:value-type="float" office:value="258.34336" calcext:value-type="float">
            <text:p>258.34336</text:p>
          </table:table-cell>
          <table:table-cell table:formula="of:=[$Overview.B74]*[$Overview.$J$10]" office:value-type="float" office:value="1.98562" calcext:value-type="float">
            <text:p>1.98562</text:p>
          </table:table-cell>
        </table:table-row>
        <table:table-row table:style-name="ro1">
          <table:table-cell table:formula="of:=[$Overview.A75]*[$Overview.$J$10]+[$Overview.$H$10]" office:value-type="float" office:value="260.14815" calcext:value-type="float">
            <text:p>260.14815</text:p>
          </table:table-cell>
          <table:table-cell table:formula="of:=[$Overview.B75]*[$Overview.$J$10]" office:value-type="float" office:value="1.78243" calcext:value-type="float">
            <text:p>1.78243</text:p>
          </table:table-cell>
        </table:table-row>
        <table:table-row table:style-name="ro1">
          <table:table-cell table:formula="of:=[$Overview.A76]*[$Overview.$J$10]+[$Overview.$H$10]" office:value-type="float" office:value="261.95216" calcext:value-type="float">
            <text:p>261.95216</text:p>
          </table:table-cell>
          <table:table-cell table:formula="of:=[$Overview.B76]*[$Overview.$J$10]" office:value-type="float" office:value="1.5782" calcext:value-type="float">
            <text:p>1.5782</text:p>
          </table:table-cell>
        </table:table-row>
        <table:table-row table:style-name="ro1">
          <table:table-cell table:formula="of:=[$Overview.A77]*[$Overview.$J$10]+[$Overview.$H$10]" office:value-type="float" office:value="263.75461" calcext:value-type="float">
            <text:p>263.75461</text:p>
          </table:table-cell>
          <table:table-cell table:formula="of:=[$Overview.B77]*[$Overview.$J$10]" office:value-type="float" office:value="1.37228" calcext:value-type="float">
            <text:p>1.37228</text:p>
          </table:table-cell>
        </table:table-row>
        <table:table-row table:style-name="ro1">
          <table:table-cell table:formula="of:=[$Overview.A78]*[$Overview.$J$10]+[$Overview.$H$10]" office:value-type="float" office:value="265.5555" calcext:value-type="float">
            <text:p>265.5555</text:p>
          </table:table-cell>
          <table:table-cell table:formula="of:=[$Overview.B78]*[$Overview.$J$10]" office:value-type="float" office:value="1.16441" calcext:value-type="float">
            <text:p>1.16441</text:p>
          </table:table-cell>
        </table:table-row>
        <table:table-row table:style-name="ro1">
          <table:table-cell table:formula="of:=[$Overview.A79]*[$Overview.$J$10]+[$Overview.$H$10]" office:value-type="float" office:value="267.35457" calcext:value-type="float">
            <text:p>267.35457</text:p>
          </table:table-cell>
          <table:table-cell table:formula="of:=[$Overview.B79]*[$Overview.$J$10]" office:value-type="float" office:value="0.95394" calcext:value-type="float">
            <text:p>0.95394</text:p>
          </table:table-cell>
        </table:table-row>
        <table:table-row table:style-name="ro1">
          <table:table-cell table:formula="of:=[$Overview.A80]*[$Overview.$J$10]+[$Overview.$H$10]" office:value-type="float" office:value="269.15143" calcext:value-type="float">
            <text:p>269.15143</text:p>
          </table:table-cell>
          <table:table-cell table:formula="of:=[$Overview.B80]*[$Overview.$J$10]" office:value-type="float" office:value="0.74035" calcext:value-type="float">
            <text:p>0.74035</text:p>
          </table:table-cell>
        </table:table-row>
        <table:table-row table:style-name="ro1">
          <table:table-cell table:formula="of:=[$Overview.A81]*[$Overview.$J$10]+[$Overview.$H$10]" office:value-type="float" office:value="270.94556" calcext:value-type="float">
            <text:p>270.94556</text:p>
          </table:table-cell>
          <table:table-cell table:formula="of:=[$Overview.B81]*[$Overview.$J$10]" office:value-type="float" office:value="0.52338" calcext:value-type="float">
            <text:p>0.52338</text:p>
          </table:table-cell>
        </table:table-row>
        <table:table-row table:style-name="ro1">
          <table:table-cell table:formula="of:=[$Overview.A82]*[$Overview.$J$10]+[$Overview.$H$10]" office:value-type="float" office:value="272.70381" calcext:value-type="float">
            <text:p>272.70381</text:p>
          </table:table-cell>
          <table:table-cell table:formula="of:=[$Overview.B82]*[$Overview.$J$10]" office:value-type="float" office:value="0.31044" calcext:value-type="float">
            <text:p>0.31044</text:p>
          </table:table-cell>
        </table:table-row>
        <table:table-row table:style-name="ro1">
          <table:table-cell table:formula="of:=[$Overview.A83]*[$Overview.$J$10]+[$Overview.$H$10]" office:value-type="float" office:value="274.2434" calcext:value-type="float">
            <text:p>274.2434</text:p>
          </table:table-cell>
          <table:table-cell table:formula="of:=[$Overview.B83]*[$Overview.$J$10]" office:value-type="float" office:value="0.12571" calcext:value-type="float">
            <text:p>0.12571</text:p>
          </table:table-cell>
        </table:table-row>
        <table:table-row table:style-name="ro1">
          <table:table-cell table:formula="of:=[$Overview.A84]*[$Overview.$J$10]+[$Overview.$H$10]" office:value-type="float" office:value="275" calcext:value-type="float">
            <text:p>275</text:p>
          </table:table-cell>
          <table:table-cell table:formula="of:=[$Overview.B84]*[$Overview.$J$10]" office:value-type="float" office:value="0.03679" calcext:value-type="float">
            <text:p>0.03679</text:p>
          </table:table-cell>
        </table:table-row>
        <table:table-row table:style-name="ro1">
          <table:table-cell table:formula="of:=[$Overview.A85]*[$Overview.$J$10]+[$Overview.$H$10]" office:value-type="float" office:value="145" calcext:value-type="float">
            <text:p>145</text:p>
          </table:table-cell>
          <table:table-cell table:formula="of:=[$Overview.B85]*[$Overview.$J$10]" office:value-type="float" office:value="0" calcext:value-type="float">
            <text:p>0</text:p>
          </table:table-cell>
        </table:table-row>
        <table:table-row table:style-name="ro1">
          <table:table-cell table:formula="of:=[$Overview.A86]*[$Overview.$J$10]+[$Overview.$H$10]" office:value-type="float" office:value="145.05018" calcext:value-type="float">
            <text:p>145.05018</text:p>
          </table:table-cell>
          <table:table-cell table:formula="of:=[$Overview.B86]*[$Overview.$J$10]" office:value-type="float" office:value="0.25766" calcext:value-type="float">
            <text:p>0.25766</text:p>
          </table:table-cell>
        </table:table-row>
        <table:table-row table:style-name="ro1">
          <table:table-cell table:formula="of:=[$Overview.A87]*[$Overview.$J$10]+[$Overview.$H$10]" office:value-type="float" office:value="145.0026" calcext:value-type="float">
            <text:p>145.0026</text:p>
          </table:table-cell>
          <table:table-cell table:formula="of:=[$Overview.B87]*[$Overview.$J$10]" office:value-type="float" office:value="0.04953" calcext:value-type="float">
            <text:p>0.04953</text:p>
          </table:table-cell>
        </table:table-row>
        <table:table-row table:style-name="ro1">
          <table:table-cell table:formula="of:=[$Overview.A88]*[$Overview.$J$10]+[$Overview.$H$10]" office:value-type="float" office:value="145.02041" calcext:value-type="float">
            <text:p>145.02041</text:p>
          </table:table-cell>
          <table:table-cell table:formula="of:=[$Overview.B88]*[$Overview.$J$10]" office:value-type="float" office:value="-0.14508" calcext:value-type="float">
            <text:p>-0.14508</text:p>
          </table:table-cell>
        </table:table-row>
        <table:table-row table:style-name="ro1">
          <table:table-cell table:formula="of:=[$Overview.A89]*[$Overview.$J$10]+[$Overview.$H$10]" office:value-type="float" office:value="145.12402" calcext:value-type="float">
            <text:p>145.12402</text:p>
          </table:table-cell>
          <table:table-cell table:formula="of:=[$Overview.B89]*[$Overview.$J$10]" office:value-type="float" office:value="-0.33631" calcext:value-type="float">
            <text:p>-0.33631</text:p>
          </table:table-cell>
        </table:table-row>
        <table:table-row table:style-name="ro1">
          <table:table-cell table:formula="of:=[$Overview.A90]*[$Overview.$J$10]+[$Overview.$H$10]" office:value-type="float" office:value="145.31616" calcext:value-type="float">
            <text:p>145.31616</text:p>
          </table:table-cell>
          <table:table-cell table:formula="of:=[$Overview.B90]*[$Overview.$J$10]" office:value-type="float" office:value="-0.50518" calcext:value-type="float">
            <text:p>-0.50518</text:p>
          </table:table-cell>
        </table:table-row>
        <table:table-row table:style-name="ro1">
          <table:table-cell table:formula="of:=[$Overview.A91]*[$Overview.$J$10]+[$Overview.$H$10]" office:value-type="float" office:value="145.59514" calcext:value-type="float">
            <text:p>145.59514</text:p>
          </table:table-cell>
          <table:table-cell table:formula="of:=[$Overview.B91]*[$Overview.$J$10]" office:value-type="float" office:value="-0.65975" calcext:value-type="float">
            <text:p>-0.65975</text:p>
          </table:table-cell>
        </table:table-row>
        <table:table-row table:style-name="ro1">
          <table:table-cell table:formula="of:=[$Overview.A92]*[$Overview.$J$10]+[$Overview.$H$10]" office:value-type="float" office:value="145.98761" calcext:value-type="float">
            <text:p>145.98761</text:p>
          </table:table-cell>
          <table:table-cell table:formula="of:=[$Overview.B92]*[$Overview.$J$10]" office:value-type="float" office:value="-0.81575" calcext:value-type="float">
            <text:p>-0.81575</text:p>
          </table:table-cell>
        </table:table-row>
        <table:table-row table:style-name="ro1">
          <table:table-cell table:formula="of:=[$Overview.A93]*[$Overview.$J$10]+[$Overview.$H$10]" office:value-type="float" office:value="146.56039" calcext:value-type="float">
            <text:p>146.56039</text:p>
          </table:table-cell>
          <table:table-cell table:formula="of:=[$Overview.B93]*[$Overview.$J$10]" office:value-type="float" office:value="-0.98293" calcext:value-type="float">
            <text:p>-0.98293</text:p>
          </table:table-cell>
        </table:table-row>
        <table:table-row table:style-name="ro1">
          <table:table-cell table:formula="of:=[$Overview.A94]*[$Overview.$J$10]+[$Overview.$H$10]" office:value-type="float" office:value="147.42372" calcext:value-type="float">
            <text:p>147.42372</text:p>
          </table:table-cell>
          <table:table-cell table:formula="of:=[$Overview.B94]*[$Overview.$J$10]" office:value-type="float" office:value="-1.16194" calcext:value-type="float">
            <text:p>-1.16194</text:p>
          </table:table-cell>
        </table:table-row>
        <table:table-row table:style-name="ro1">
          <table:table-cell table:formula="of:=[$Overview.A95]*[$Overview.$J$10]+[$Overview.$H$10]" office:value-type="float" office:value="148.65794" calcext:value-type="float">
            <text:p>148.65794</text:p>
          </table:table-cell>
          <table:table-cell table:formula="of:=[$Overview.B95]*[$Overview.$J$10]" office:value-type="float" office:value="-1.33341" calcext:value-type="float">
            <text:p>-1.33341</text:p>
          </table:table-cell>
        </table:table-row>
        <table:table-row table:style-name="ro1">
          <table:table-cell table:formula="of:=[$Overview.A96]*[$Overview.$J$10]+[$Overview.$H$10]" office:value-type="float" office:value="150.17842" calcext:value-type="float">
            <text:p>150.17842</text:p>
          </table:table-cell>
          <table:table-cell table:formula="of:=[$Overview.B96]*[$Overview.$J$10]" office:value-type="float" office:value="-1.46926" calcext:value-type="float">
            <text:p>-1.46926</text:p>
          </table:table-cell>
        </table:table-row>
        <table:table-row table:style-name="ro1">
          <table:table-cell table:formula="of:=[$Overview.A97]*[$Overview.$J$10]+[$Overview.$H$10]" office:value-type="float" office:value="151.83215" calcext:value-type="float">
            <text:p>151.83215</text:p>
          </table:table-cell>
          <table:table-cell table:formula="of:=[$Overview.B97]*[$Overview.$J$10]" office:value-type="float" office:value="-1.55987" calcext:value-type="float">
            <text:p>-1.55987</text:p>
          </table:table-cell>
        </table:table-row>
        <table:table-row table:style-name="ro1">
          <table:table-cell table:formula="of:=[$Overview.A98]*[$Overview.$J$10]+[$Overview.$H$10]" office:value-type="float" office:value="153.54399" calcext:value-type="float">
            <text:p>153.54399</text:p>
          </table:table-cell>
          <table:table-cell table:formula="of:=[$Overview.B98]*[$Overview.$J$10]" office:value-type="float" office:value="-1.61148" calcext:value-type="float">
            <text:p>-1.61148</text:p>
          </table:table-cell>
        </table:table-row>
        <table:table-row table:style-name="ro1">
          <table:table-cell table:formula="of:=[$Overview.A99]*[$Overview.$J$10]+[$Overview.$H$10]" office:value-type="float" office:value="155.28716" calcext:value-type="float">
            <text:p>155.28716</text:p>
          </table:table-cell>
          <table:table-cell table:formula="of:=[$Overview.B99]*[$Overview.$J$10]" office:value-type="float" office:value="-1.63306" calcext:value-type="float">
            <text:p>-1.63306</text:p>
          </table:table-cell>
        </table:table-row>
        <table:table-row table:style-name="ro1">
          <table:table-cell table:formula="of:=[$Overview.A100]*[$Overview.$J$10]+[$Overview.$H$10]" office:value-type="float" office:value="157.04944" calcext:value-type="float">
            <text:p>157.04944</text:p>
          </table:table-cell>
          <table:table-cell table:formula="of:=[$Overview.B100]*[$Overview.$J$10]" office:value-type="float" office:value="-1.6315" calcext:value-type="float">
            <text:p>-1.6315</text:p>
          </table:table-cell>
        </table:table-row>
        <table:table-row table:style-name="ro1">
          <table:table-cell table:formula="of:=[$Overview.A101]*[$Overview.$J$10]+[$Overview.$H$10]" office:value-type="float" office:value="158.82537" calcext:value-type="float">
            <text:p>158.82537</text:p>
          </table:table-cell>
          <table:table-cell table:formula="of:=[$Overview.B101]*[$Overview.$J$10]" office:value-type="float" office:value="-1.61187" calcext:value-type="float">
            <text:p>-1.61187</text:p>
          </table:table-cell>
        </table:table-row>
        <table:table-row table:style-name="ro1">
          <table:table-cell table:formula="of:=[$Overview.A102]*[$Overview.$J$10]+[$Overview.$H$10]" office:value-type="float" office:value="160.61053" calcext:value-type="float">
            <text:p>160.61053</text:p>
          </table:table-cell>
          <table:table-cell table:formula="of:=[$Overview.B102]*[$Overview.$J$10]" office:value-type="float" office:value="-1.57833" calcext:value-type="float">
            <text:p>-1.57833</text:p>
          </table:table-cell>
        </table:table-row>
        <table:table-row table:style-name="ro1">
          <table:table-cell table:formula="of:=[$Overview.A103]*[$Overview.$J$10]+[$Overview.$H$10]" office:value-type="float" office:value="162.40167" calcext:value-type="float">
            <text:p>162.40167</text:p>
          </table:table-cell>
          <table:table-cell table:formula="of:=[$Overview.B103]*[$Overview.$J$10]" office:value-type="float" office:value="-1.53335" calcext:value-type="float">
            <text:p>-1.53335</text:p>
          </table:table-cell>
        </table:table-row>
        <table:table-row table:style-name="ro1">
          <table:table-cell table:formula="of:=[$Overview.A104]*[$Overview.$J$10]+[$Overview.$H$10]" office:value-type="float" office:value="164.19775" calcext:value-type="float">
            <text:p>164.19775</text:p>
          </table:table-cell>
          <table:table-cell table:formula="of:=[$Overview.B104]*[$Overview.$J$10]" office:value-type="float" office:value="-1.47901" calcext:value-type="float">
            <text:p>-1.47901</text:p>
          </table:table-cell>
        </table:table-row>
        <table:table-row table:style-name="ro1">
          <table:table-cell table:formula="of:=[$Overview.A105]*[$Overview.$J$10]+[$Overview.$H$10]" office:value-type="float" office:value="165.99656" calcext:value-type="float">
            <text:p>165.99656</text:p>
          </table:table-cell>
          <table:table-cell table:formula="of:=[$Overview.B105]*[$Overview.$J$10]" office:value-type="float" office:value="-1.41687" calcext:value-type="float">
            <text:p>-1.41687</text:p>
          </table:table-cell>
        </table:table-row>
        <table:table-row table:style-name="ro1">
          <table:table-cell table:formula="of:=[$Overview.A106]*[$Overview.$J$10]+[$Overview.$H$10]" office:value-type="float" office:value="167.79849" calcext:value-type="float">
            <text:p>167.79849</text:p>
          </table:table-cell>
          <table:table-cell table:formula="of:=[$Overview.B106]*[$Overview.$J$10]" office:value-type="float" office:value="-1.34784" calcext:value-type="float">
            <text:p>-1.34784</text:p>
          </table:table-cell>
        </table:table-row>
        <table:table-row table:style-name="ro1">
          <table:table-cell table:formula="of:=[$Overview.A107]*[$Overview.$J$10]+[$Overview.$H$10]" office:value-type="float" office:value="169.60276" calcext:value-type="float">
            <text:p>169.60276</text:p>
          </table:table-cell>
          <table:table-cell table:formula="of:=[$Overview.B107]*[$Overview.$J$10]" office:value-type="float" office:value="-1.27322" calcext:value-type="float">
            <text:p>-1.27322</text:p>
          </table:table-cell>
        </table:table-row>
        <table:table-row table:style-name="ro1">
          <table:table-cell table:formula="of:=[$Overview.A108]*[$Overview.$J$10]+[$Overview.$H$10]" office:value-type="float" office:value="171.40885" calcext:value-type="float">
            <text:p>171.40885</text:p>
          </table:table-cell>
          <table:table-cell table:formula="of:=[$Overview.B108]*[$Overview.$J$10]" office:value-type="float" office:value="-1.19379" calcext:value-type="float">
            <text:p>-1.19379</text:p>
          </table:table-cell>
        </table:table-row>
        <table:table-row table:style-name="ro1">
          <table:table-cell table:formula="of:=[$Overview.A109]*[$Overview.$J$10]+[$Overview.$H$10]" office:value-type="float" office:value="173.21715" calcext:value-type="float">
            <text:p>173.21715</text:p>
          </table:table-cell>
          <table:table-cell table:formula="of:=[$Overview.B109]*[$Overview.$J$10]" office:value-type="float" office:value="-1.11033" calcext:value-type="float">
            <text:p>-1.11033</text:p>
          </table:table-cell>
        </table:table-row>
        <table:table-row table:style-name="ro1">
          <table:table-cell table:formula="of:=[$Overview.A110]*[$Overview.$J$10]+[$Overview.$H$10]" office:value-type="float" office:value="175.02714" calcext:value-type="float">
            <text:p>175.02714</text:p>
          </table:table-cell>
          <table:table-cell table:formula="of:=[$Overview.B110]*[$Overview.$J$10]" office:value-type="float" office:value="-1.02375" calcext:value-type="float">
            <text:p>-1.02375</text:p>
          </table:table-cell>
        </table:table-row>
        <table:table-row table:style-name="ro1">
          <table:table-cell table:formula="of:=[$Overview.A111]*[$Overview.$J$10]+[$Overview.$H$10]" office:value-type="float" office:value="176.83856" calcext:value-type="float">
            <text:p>176.83856</text:p>
          </table:table-cell>
          <table:table-cell table:formula="of:=[$Overview.B111]*[$Overview.$J$10]" office:value-type="float" office:value="-0.93457" calcext:value-type="float">
            <text:p>-0.93457</text:p>
          </table:table-cell>
        </table:table-row>
        <table:table-row table:style-name="ro1">
          <table:table-cell table:formula="of:=[$Overview.A112]*[$Overview.$J$10]+[$Overview.$H$10]" office:value-type="float" office:value="178.65193" calcext:value-type="float">
            <text:p>178.65193</text:p>
          </table:table-cell>
          <table:table-cell table:formula="of:=[$Overview.B112]*[$Overview.$J$10]" office:value-type="float" office:value="-0.84344" calcext:value-type="float">
            <text:p>-0.84344</text:p>
          </table:table-cell>
        </table:table-row>
        <table:table-row table:style-name="ro1">
          <table:table-cell table:formula="of:=[$Overview.A113]*[$Overview.$J$10]+[$Overview.$H$10]" office:value-type="float" office:value="180.4666" calcext:value-type="float">
            <text:p>180.4666</text:p>
          </table:table-cell>
          <table:table-cell table:formula="of:=[$Overview.B113]*[$Overview.$J$10]" office:value-type="float" office:value="-0.75114" calcext:value-type="float">
            <text:p>-0.75114</text:p>
          </table:table-cell>
        </table:table-row>
        <table:table-row table:style-name="ro1">
          <table:table-cell table:formula="of:=[$Overview.A114]*[$Overview.$J$10]+[$Overview.$H$10]" office:value-type="float" office:value="182.28218" calcext:value-type="float">
            <text:p>182.28218</text:p>
          </table:table-cell>
          <table:table-cell table:formula="of:=[$Overview.B114]*[$Overview.$J$10]" office:value-type="float" office:value="-0.65806" calcext:value-type="float">
            <text:p>-0.65806</text:p>
          </table:table-cell>
        </table:table-row>
        <table:table-row table:style-name="ro1">
          <table:table-cell table:formula="of:=[$Overview.A115]*[$Overview.$J$10]+[$Overview.$H$10]" office:value-type="float" office:value="184.09802" calcext:value-type="float">
            <text:p>184.09802</text:p>
          </table:table-cell>
          <table:table-cell table:formula="of:=[$Overview.B115]*[$Overview.$J$10]" office:value-type="float" office:value="-0.56472" calcext:value-type="float">
            <text:p>-0.56472</text:p>
          </table:table-cell>
        </table:table-row>
        <table:table-row table:style-name="ro1">
          <table:table-cell table:formula="of:=[$Overview.A116]*[$Overview.$J$10]+[$Overview.$H$10]" office:value-type="float" office:value="185.91308" calcext:value-type="float">
            <text:p>185.91308</text:p>
          </table:table-cell>
          <table:table-cell table:formula="of:=[$Overview.B116]*[$Overview.$J$10]" office:value-type="float" office:value="-0.47203" calcext:value-type="float">
            <text:p>-0.47203</text:p>
          </table:table-cell>
        </table:table-row>
        <table:table-row table:style-name="ro1">
          <table:table-cell table:formula="of:=[$Overview.A117]*[$Overview.$J$10]+[$Overview.$H$10]" office:value-type="float" office:value="187.72775" calcext:value-type="float">
            <text:p>187.72775</text:p>
          </table:table-cell>
          <table:table-cell table:formula="of:=[$Overview.B117]*[$Overview.$J$10]" office:value-type="float" office:value="-0.38038" calcext:value-type="float">
            <text:p>-0.38038</text:p>
          </table:table-cell>
        </table:table-row>
        <table:table-row table:style-name="ro1">
          <table:table-cell table:formula="of:=[$Overview.A118]*[$Overview.$J$10]+[$Overview.$H$10]" office:value-type="float" office:value="189.54138" calcext:value-type="float">
            <text:p>189.54138</text:p>
          </table:table-cell>
          <table:table-cell table:formula="of:=[$Overview.B118]*[$Overview.$J$10]" office:value-type="float" office:value="-0.28977" calcext:value-type="float">
            <text:p>-0.28977</text:p>
          </table:table-cell>
        </table:table-row>
        <table:table-row table:style-name="ro1">
          <table:table-cell table:formula="of:=[$Overview.A119]*[$Overview.$J$10]+[$Overview.$H$10]" office:value-type="float" office:value="191.35358" calcext:value-type="float">
            <text:p>191.35358</text:p>
          </table:table-cell>
          <table:table-cell table:formula="of:=[$Overview.B119]*[$Overview.$J$10]" office:value-type="float" office:value="-0.20085" calcext:value-type="float">
            <text:p>-0.20085</text:p>
          </table:table-cell>
        </table:table-row>
        <table:table-row table:style-name="ro1">
          <table:table-cell table:formula="of:=[$Overview.A120]*[$Overview.$J$10]+[$Overview.$H$10]" office:value-type="float" office:value="193.16565" calcext:value-type="float">
            <text:p>193.16565</text:p>
          </table:table-cell>
          <table:table-cell table:formula="of:=[$Overview.B120]*[$Overview.$J$10]" office:value-type="float" office:value="-0.11414" calcext:value-type="float">
            <text:p>-0.11414</text:p>
          </table:table-cell>
        </table:table-row>
        <table:table-row table:style-name="ro1">
          <table:table-cell table:formula="of:=[$Overview.A121]*[$Overview.$J$10]+[$Overview.$H$10]" office:value-type="float" office:value="194.97785" calcext:value-type="float">
            <text:p>194.97785</text:p>
          </table:table-cell>
          <table:table-cell table:formula="of:=[$Overview.B121]*[$Overview.$J$10]" office:value-type="float" office:value="-0.02925" calcext:value-type="float">
            <text:p>-0.02925</text:p>
          </table:table-cell>
        </table:table-row>
        <table:table-row table:style-name="ro1">
          <table:table-cell table:formula="of:=[$Overview.A122]*[$Overview.$J$10]+[$Overview.$H$10]" office:value-type="float" office:value="196.78927" calcext:value-type="float">
            <text:p>196.78927</text:p>
          </table:table-cell>
          <table:table-cell table:formula="of:=[$Overview.B122]*[$Overview.$J$10]" office:value-type="float" office:value="0.05343" calcext:value-type="float">
            <text:p>0.05343</text:p>
          </table:table-cell>
        </table:table-row>
        <table:table-row table:style-name="ro1">
          <table:table-cell table:formula="of:=[$Overview.A123]*[$Overview.$J$10]+[$Overview.$H$10]" office:value-type="float" office:value="198.59991" calcext:value-type="float">
            <text:p>198.59991</text:p>
          </table:table-cell>
          <table:table-cell table:formula="of:=[$Overview.B123]*[$Overview.$J$10]" office:value-type="float" office:value="0.13351" calcext:value-type="float">
            <text:p>0.13351</text:p>
          </table:table-cell>
        </table:table-row>
        <table:table-row table:style-name="ro1">
          <table:table-cell table:formula="of:=[$Overview.A124]*[$Overview.$J$10]+[$Overview.$H$10]" office:value-type="float" office:value="200.41055" calcext:value-type="float">
            <text:p>200.41055</text:p>
          </table:table-cell>
          <table:table-cell table:formula="of:=[$Overview.B124]*[$Overview.$J$10]" office:value-type="float" office:value="0.21086" calcext:value-type="float">
            <text:p>0.21086</text:p>
          </table:table-cell>
        </table:table-row>
        <table:table-row table:style-name="ro1">
          <table:table-cell table:formula="of:=[$Overview.A125]*[$Overview.$J$10]+[$Overview.$H$10]" office:value-type="float" office:value="202.22106" calcext:value-type="float">
            <text:p>202.22106</text:p>
          </table:table-cell>
          <table:table-cell table:formula="of:=[$Overview.B125]*[$Overview.$J$10]" office:value-type="float" office:value="0.28548" calcext:value-type="float">
            <text:p>0.28548</text:p>
          </table:table-cell>
        </table:table-row>
        <table:table-row table:style-name="ro1">
          <table:table-cell table:formula="of:=[$Overview.A126]*[$Overview.$J$10]+[$Overview.$H$10]" office:value-type="float" office:value="204.02988" calcext:value-type="float">
            <text:p>204.02988</text:p>
          </table:table-cell>
          <table:table-cell table:formula="of:=[$Overview.B126]*[$Overview.$J$10]" office:value-type="float" office:value="0.35711" calcext:value-type="float">
            <text:p>0.35711</text:p>
          </table:table-cell>
        </table:table-row>
        <table:table-row table:style-name="ro1">
          <table:table-cell table:formula="of:=[$Overview.A127]*[$Overview.$J$10]+[$Overview.$H$10]" office:value-type="float" office:value="205.83714" calcext:value-type="float">
            <text:p>205.83714</text:p>
          </table:table-cell>
          <table:table-cell table:formula="of:=[$Overview.B127]*[$Overview.$J$10]" office:value-type="float" office:value="0.42471" calcext:value-type="float">
            <text:p>0.42471</text:p>
          </table:table-cell>
        </table:table-row>
        <table:table-row table:style-name="ro1">
          <table:table-cell table:formula="of:=[$Overview.A128]*[$Overview.$J$10]+[$Overview.$H$10]" office:value-type="float" office:value="207.64427" calcext:value-type="float">
            <text:p>207.64427</text:p>
          </table:table-cell>
          <table:table-cell table:formula="of:=[$Overview.B128]*[$Overview.$J$10]" office:value-type="float" office:value="0.48802" calcext:value-type="float">
            <text:p>0.48802</text:p>
          </table:table-cell>
        </table:table-row>
        <table:table-row table:style-name="ro1">
          <table:table-cell table:formula="of:=[$Overview.A129]*[$Overview.$J$10]+[$Overview.$H$10]" office:value-type="float" office:value="209.45179" calcext:value-type="float">
            <text:p>209.45179</text:p>
          </table:table-cell>
          <table:table-cell table:formula="of:=[$Overview.B129]*[$Overview.$J$10]" office:value-type="float" office:value="0.54717" calcext:value-type="float">
            <text:p>0.54717</text:p>
          </table:table-cell>
        </table:table-row>
        <table:table-row table:style-name="ro1">
          <table:table-cell table:formula="of:=[$Overview.A130]*[$Overview.$J$10]+[$Overview.$H$10]" office:value-type="float" office:value="211.25931" calcext:value-type="float">
            <text:p>211.25931</text:p>
          </table:table-cell>
          <table:table-cell table:formula="of:=[$Overview.B130]*[$Overview.$J$10]" office:value-type="float" office:value="0.60229" calcext:value-type="float">
            <text:p>0.60229</text:p>
          </table:table-cell>
        </table:table-row>
        <table:table-row table:style-name="ro1">
          <table:table-cell table:formula="of:=[$Overview.A131]*[$Overview.$J$10]+[$Overview.$H$10]" office:value-type="float" office:value="213.0667" calcext:value-type="float">
            <text:p>213.0667</text:p>
          </table:table-cell>
          <table:table-cell table:formula="of:=[$Overview.B131]*[$Overview.$J$10]" office:value-type="float" office:value="0.65299" calcext:value-type="float">
            <text:p>0.65299</text:p>
          </table:table-cell>
        </table:table-row>
        <table:table-row table:style-name="ro1">
          <table:table-cell table:formula="of:=[$Overview.A132]*[$Overview.$J$10]+[$Overview.$H$10]" office:value-type="float" office:value="214.87422" calcext:value-type="float">
            <text:p>214.87422</text:p>
          </table:table-cell>
          <table:table-cell table:formula="of:=[$Overview.B132]*[$Overview.$J$10]" office:value-type="float" office:value="0.69953" calcext:value-type="float">
            <text:p>0.69953</text:p>
          </table:table-cell>
        </table:table-row>
        <table:table-row table:style-name="ro1">
          <table:table-cell table:formula="of:=[$Overview.A133]*[$Overview.$J$10]+[$Overview.$H$10]" office:value-type="float" office:value="216.682" calcext:value-type="float">
            <text:p>216.682</text:p>
          </table:table-cell>
          <table:table-cell table:formula="of:=[$Overview.B133]*[$Overview.$J$10]" office:value-type="float" office:value="0.74178" calcext:value-type="float">
            <text:p>0.74178</text:p>
          </table:table-cell>
        </table:table-row>
        <table:table-row table:style-name="ro1">
          <table:table-cell table:formula="of:=[$Overview.A134]*[$Overview.$J$10]+[$Overview.$H$10]" office:value-type="float" office:value="218.48965" calcext:value-type="float">
            <text:p>218.48965</text:p>
          </table:table-cell>
          <table:table-cell table:formula="of:=[$Overview.B134]*[$Overview.$J$10]" office:value-type="float" office:value="0.77987" calcext:value-type="float">
            <text:p>0.77987</text:p>
          </table:table-cell>
        </table:table-row>
        <table:table-row table:style-name="ro1">
          <table:table-cell table:formula="of:=[$Overview.A135]*[$Overview.$J$10]+[$Overview.$H$10]" office:value-type="float" office:value="220.2973" calcext:value-type="float">
            <text:p>220.2973</text:p>
          </table:table-cell>
          <table:table-cell table:formula="of:=[$Overview.B135]*[$Overview.$J$10]" office:value-type="float" office:value="0.81354" calcext:value-type="float">
            <text:p>0.81354</text:p>
          </table:table-cell>
        </table:table-row>
        <table:table-row table:style-name="ro1">
          <table:table-cell table:formula="of:=[$Overview.A136]*[$Overview.$J$10]+[$Overview.$H$10]" office:value-type="float" office:value="222.10521" calcext:value-type="float">
            <text:p>222.10521</text:p>
          </table:table-cell>
          <table:table-cell table:formula="of:=[$Overview.B136]*[$Overview.$J$10]" office:value-type="float" office:value="0.84292" calcext:value-type="float">
            <text:p>0.84292</text:p>
          </table:table-cell>
        </table:table-row>
        <table:table-row table:style-name="ro1">
          <table:table-cell table:formula="of:=[$Overview.A137]*[$Overview.$J$10]+[$Overview.$H$10]" office:value-type="float" office:value="223.91312" calcext:value-type="float">
            <text:p>223.91312</text:p>
          </table:table-cell>
          <table:table-cell table:formula="of:=[$Overview.B137]*[$Overview.$J$10]" office:value-type="float" office:value="0.86814" calcext:value-type="float">
            <text:p>0.86814</text:p>
          </table:table-cell>
        </table:table-row>
        <table:table-row table:style-name="ro1">
          <table:table-cell table:formula="of:=[$Overview.A138]*[$Overview.$J$10]+[$Overview.$H$10]" office:value-type="float" office:value="225.7209" calcext:value-type="float">
            <text:p>225.7209</text:p>
          </table:table-cell>
          <table:table-cell table:formula="of:=[$Overview.B138]*[$Overview.$J$10]" office:value-type="float" office:value="0.88907" calcext:value-type="float">
            <text:p>0.88907</text:p>
          </table:table-cell>
        </table:table-row>
        <table:table-row table:style-name="ro1">
          <table:table-cell table:formula="of:=[$Overview.A139]*[$Overview.$J$10]+[$Overview.$H$10]" office:value-type="float" office:value="227.52868" calcext:value-type="float">
            <text:p>227.52868</text:p>
          </table:table-cell>
          <table:table-cell table:formula="of:=[$Overview.B139]*[$Overview.$J$10]" office:value-type="float" office:value="0.90545" calcext:value-type="float">
            <text:p>0.90545</text:p>
          </table:table-cell>
        </table:table-row>
        <table:table-row table:style-name="ro1">
          <table:table-cell table:formula="of:=[$Overview.A140]*[$Overview.$J$10]+[$Overview.$H$10]" office:value-type="float" office:value="229.33646" calcext:value-type="float">
            <text:p>229.33646</text:p>
          </table:table-cell>
          <table:table-cell table:formula="of:=[$Overview.B140]*[$Overview.$J$10]" office:value-type="float" office:value="0.91754" calcext:value-type="float">
            <text:p>0.91754</text:p>
          </table:table-cell>
        </table:table-row>
        <table:table-row table:style-name="ro1">
          <table:table-cell table:formula="of:=[$Overview.A141]*[$Overview.$J$10]+[$Overview.$H$10]" office:value-type="float" office:value="231.14411" calcext:value-type="float">
            <text:p>231.14411</text:p>
          </table:table-cell>
          <table:table-cell table:formula="of:=[$Overview.B141]*[$Overview.$J$10]" office:value-type="float" office:value="0.92534" calcext:value-type="float">
            <text:p>0.92534</text:p>
          </table:table-cell>
        </table:table-row>
        <table:table-row table:style-name="ro1">
          <table:table-cell table:formula="of:=[$Overview.A142]*[$Overview.$J$10]+[$Overview.$H$10]" office:value-type="float" office:value="232.95176" calcext:value-type="float">
            <text:p>232.95176</text:p>
          </table:table-cell>
          <table:table-cell table:formula="of:=[$Overview.B142]*[$Overview.$J$10]" office:value-type="float" office:value="0.92859" calcext:value-type="float">
            <text:p>0.92859</text:p>
          </table:table-cell>
        </table:table-row>
        <table:table-row table:style-name="ro1">
          <table:table-cell table:formula="of:=[$Overview.A143]*[$Overview.$J$10]+[$Overview.$H$10]" office:value-type="float" office:value="234.75941" calcext:value-type="float">
            <text:p>234.75941</text:p>
          </table:table-cell>
          <table:table-cell table:formula="of:=[$Overview.B143]*[$Overview.$J$10]" office:value-type="float" office:value="0.92742" calcext:value-type="float">
            <text:p>0.92742</text:p>
          </table:table-cell>
        </table:table-row>
        <table:table-row table:style-name="ro1">
          <table:table-cell table:formula="of:=[$Overview.A144]*[$Overview.$J$10]+[$Overview.$H$10]" office:value-type="float" office:value="236.56706" calcext:value-type="float">
            <text:p>236.56706</text:p>
          </table:table-cell>
          <table:table-cell table:formula="of:=[$Overview.B144]*[$Overview.$J$10]" office:value-type="float" office:value="0.9217" calcext:value-type="float">
            <text:p>0.9217</text:p>
          </table:table-cell>
        </table:table-row>
        <table:table-row table:style-name="ro1">
          <table:table-cell table:formula="of:=[$Overview.A145]*[$Overview.$J$10]+[$Overview.$H$10]" office:value-type="float" office:value="238.37458" calcext:value-type="float">
            <text:p>238.37458</text:p>
          </table:table-cell>
          <table:table-cell table:formula="of:=[$Overview.B145]*[$Overview.$J$10]" office:value-type="float" office:value="0.91169" calcext:value-type="float">
            <text:p>0.91169</text:p>
          </table:table-cell>
        </table:table-row>
        <table:table-row table:style-name="ro1">
          <table:table-cell table:formula="of:=[$Overview.A146]*[$Overview.$J$10]+[$Overview.$H$10]" office:value-type="float" office:value="240.18236" calcext:value-type="float">
            <text:p>240.18236</text:p>
          </table:table-cell>
          <table:table-cell table:formula="of:=[$Overview.B146]*[$Overview.$J$10]" office:value-type="float" office:value="0.89713" calcext:value-type="float">
            <text:p>0.89713</text:p>
          </table:table-cell>
        </table:table-row>
        <table:table-row table:style-name="ro1">
          <table:table-cell table:formula="of:=[$Overview.A147]*[$Overview.$J$10]+[$Overview.$H$10]" office:value-type="float" office:value="241.9904" calcext:value-type="float">
            <text:p>241.9904</text:p>
          </table:table-cell>
          <table:table-cell table:formula="of:=[$Overview.B147]*[$Overview.$J$10]" office:value-type="float" office:value="0.87828" calcext:value-type="float">
            <text:p>0.87828</text:p>
          </table:table-cell>
        </table:table-row>
        <table:table-row table:style-name="ro1">
          <table:table-cell table:formula="of:=[$Overview.A148]*[$Overview.$J$10]+[$Overview.$H$10]" office:value-type="float" office:value="243.79844" calcext:value-type="float">
            <text:p>243.79844</text:p>
          </table:table-cell>
          <table:table-cell table:formula="of:=[$Overview.B148]*[$Overview.$J$10]" office:value-type="float" office:value="0.85514" calcext:value-type="float">
            <text:p>0.85514</text:p>
          </table:table-cell>
        </table:table-row>
        <table:table-row table:style-name="ro1">
          <table:table-cell table:formula="of:=[$Overview.A149]*[$Overview.$J$10]+[$Overview.$H$10]" office:value-type="float" office:value="245.60687" calcext:value-type="float">
            <text:p>245.60687</text:p>
          </table:table-cell>
          <table:table-cell table:formula="of:=[$Overview.B149]*[$Overview.$J$10]" office:value-type="float" office:value="0.82784" calcext:value-type="float">
            <text:p>0.82784</text:p>
          </table:table-cell>
        </table:table-row>
        <table:table-row table:style-name="ro1">
          <table:table-cell table:formula="of:=[$Overview.A150]*[$Overview.$J$10]+[$Overview.$H$10]" office:value-type="float" office:value="247.41582" calcext:value-type="float">
            <text:p>247.41582</text:p>
          </table:table-cell>
          <table:table-cell table:formula="of:=[$Overview.B150]*[$Overview.$J$10]" office:value-type="float" office:value="0.79651" calcext:value-type="float">
            <text:p>0.79651</text:p>
          </table:table-cell>
        </table:table-row>
        <table:table-row table:style-name="ro1">
          <table:table-cell table:formula="of:=[$Overview.A151]*[$Overview.$J$10]+[$Overview.$H$10]" office:value-type="float" office:value="249.22503" calcext:value-type="float">
            <text:p>249.22503</text:p>
          </table:table-cell>
          <table:table-cell table:formula="of:=[$Overview.B151]*[$Overview.$J$10]" office:value-type="float" office:value="0.76154" calcext:value-type="float">
            <text:p>0.76154</text:p>
          </table:table-cell>
        </table:table-row>
        <table:table-row table:style-name="ro1">
          <table:table-cell table:formula="of:=[$Overview.A152]*[$Overview.$J$10]+[$Overview.$H$10]" office:value-type="float" office:value="251.0345" calcext:value-type="float">
            <text:p>251.0345</text:p>
          </table:table-cell>
          <table:table-cell table:formula="of:=[$Overview.B152]*[$Overview.$J$10]" office:value-type="float" office:value="0.72267" calcext:value-type="float">
            <text:p>0.72267</text:p>
          </table:table-cell>
        </table:table-row>
        <table:table-row table:style-name="ro1">
          <table:table-cell table:formula="of:=[$Overview.A153]*[$Overview.$J$10]+[$Overview.$H$10]" office:value-type="float" office:value="252.84436" calcext:value-type="float">
            <text:p>252.84436</text:p>
          </table:table-cell>
          <table:table-cell table:formula="of:=[$Overview.B153]*[$Overview.$J$10]" office:value-type="float" office:value="0.68042" calcext:value-type="float">
            <text:p>0.68042</text:p>
          </table:table-cell>
        </table:table-row>
        <table:table-row table:style-name="ro1">
          <table:table-cell table:formula="of:=[$Overview.A154]*[$Overview.$J$10]+[$Overview.$H$10]" office:value-type="float" office:value="254.65448" calcext:value-type="float">
            <text:p>254.65448</text:p>
          </table:table-cell>
          <table:table-cell table:formula="of:=[$Overview.B154]*[$Overview.$J$10]" office:value-type="float" office:value="0.63479" calcext:value-type="float">
            <text:p>0.63479</text:p>
          </table:table-cell>
        </table:table-row>
        <table:table-row table:style-name="ro1">
          <table:table-cell table:formula="of:=[$Overview.A155]*[$Overview.$J$10]+[$Overview.$H$10]" office:value-type="float" office:value="256.46486" calcext:value-type="float">
            <text:p>256.46486</text:p>
          </table:table-cell>
          <table:table-cell table:formula="of:=[$Overview.B155]*[$Overview.$J$10]" office:value-type="float" office:value="0.58591" calcext:value-type="float">
            <text:p>0.58591</text:p>
          </table:table-cell>
        </table:table-row>
        <table:table-row table:style-name="ro1">
          <table:table-cell table:formula="of:=[$Overview.A156]*[$Overview.$J$10]+[$Overview.$H$10]" office:value-type="float" office:value="258.27537" calcext:value-type="float">
            <text:p>258.27537</text:p>
          </table:table-cell>
          <table:table-cell table:formula="of:=[$Overview.B156]*[$Overview.$J$10]" office:value-type="float" office:value="0.53378" calcext:value-type="float">
            <text:p>0.53378</text:p>
          </table:table-cell>
        </table:table-row>
        <table:table-row table:style-name="ro1">
          <table:table-cell table:formula="of:=[$Overview.A157]*[$Overview.$J$10]+[$Overview.$H$10]" office:value-type="float" office:value="260.08588" calcext:value-type="float">
            <text:p>260.08588</text:p>
          </table:table-cell>
          <table:table-cell table:formula="of:=[$Overview.B157]*[$Overview.$J$10]" office:value-type="float" office:value="0.47866" calcext:value-type="float">
            <text:p>0.47866</text:p>
          </table:table-cell>
        </table:table-row>
        <table:table-row table:style-name="ro1">
          <table:table-cell table:formula="of:=[$Overview.A158]*[$Overview.$J$10]+[$Overview.$H$10]" office:value-type="float" office:value="261.89626" calcext:value-type="float">
            <text:p>261.89626</text:p>
          </table:table-cell>
          <table:table-cell table:formula="of:=[$Overview.B158]*[$Overview.$J$10]" office:value-type="float" office:value="0.42055" calcext:value-type="float">
            <text:p>0.42055</text:p>
          </table:table-cell>
        </table:table-row>
        <table:table-row table:style-name="ro1">
          <table:table-cell table:formula="of:=[$Overview.A159]*[$Overview.$J$10]+[$Overview.$H$10]" office:value-type="float" office:value="263.70625" calcext:value-type="float">
            <text:p>263.70625</text:p>
          </table:table-cell>
          <table:table-cell table:formula="of:=[$Overview.B159]*[$Overview.$J$10]" office:value-type="float" office:value="0.35932" calcext:value-type="float">
            <text:p>0.35932</text:p>
          </table:table-cell>
        </table:table-row>
        <table:table-row table:style-name="ro1">
          <table:table-cell table:formula="of:=[$Overview.A160]*[$Overview.$J$10]+[$Overview.$H$10]" office:value-type="float" office:value="265.51559" calcext:value-type="float">
            <text:p>265.51559</text:p>
          </table:table-cell>
          <table:table-cell table:formula="of:=[$Overview.B160]*[$Overview.$J$10]" office:value-type="float" office:value="0.29484" calcext:value-type="float">
            <text:p>0.29484</text:p>
          </table:table-cell>
        </table:table-row>
        <table:table-row table:style-name="ro1">
          <table:table-cell table:formula="of:=[$Overview.A161]*[$Overview.$J$10]+[$Overview.$H$10]" office:value-type="float" office:value="267.32402" calcext:value-type="float">
            <text:p>267.32402</text:p>
          </table:table-cell>
          <table:table-cell table:formula="of:=[$Overview.B161]*[$Overview.$J$10]" office:value-type="float" office:value="0.22685" calcext:value-type="float">
            <text:p>0.22685</text:p>
          </table:table-cell>
        </table:table-row>
        <table:table-row table:style-name="ro1">
          <table:table-cell table:formula="of:=[$Overview.A162]*[$Overview.$J$10]+[$Overview.$H$10]" office:value-type="float" office:value="269.13102" calcext:value-type="float">
            <text:p>269.13102</text:p>
          </table:table-cell>
          <table:table-cell table:formula="of:=[$Overview.B162]*[$Overview.$J$10]" office:value-type="float" office:value="0.15522" calcext:value-type="float">
            <text:p>0.15522</text:p>
          </table:table-cell>
        </table:table-row>
        <table:table-row table:style-name="ro1">
          <table:table-cell table:formula="of:=[$Overview.A163]*[$Overview.$J$10]+[$Overview.$H$10]" office:value-type="float" office:value="270.93269" calcext:value-type="float">
            <text:p>270.93269</text:p>
          </table:table-cell>
          <table:table-cell table:formula="of:=[$Overview.B163]*[$Overview.$J$10]" office:value-type="float" office:value="0.07956" calcext:value-type="float">
            <text:p>0.07956</text:p>
          </table:table-cell>
        </table:table-row>
        <table:table-row table:style-name="ro1">
          <table:table-cell table:formula="of:=[$Overview.A164]*[$Overview.$J$10]+[$Overview.$H$10]" office:value-type="float" office:value="272.69705" calcext:value-type="float">
            <text:p>272.69705</text:p>
          </table:table-cell>
          <table:table-cell table:formula="of:=[$Overview.B164]*[$Overview.$J$10]" office:value-type="float" office:value="0.00156" calcext:value-type="float">
            <text:p>0.00156</text:p>
          </table:table-cell>
        </table:table-row>
        <table:table-row table:style-name="ro1">
          <table:table-cell table:formula="of:=[$Overview.A165]*[$Overview.$J$10]+[$Overview.$H$10]" office:value-type="float" office:value="274.2421" calcext:value-type="float">
            <text:p>274.2421</text:p>
          </table:table-cell>
          <table:table-cell table:formula="of:=[$Overview.B165]*[$Overview.$J$10]" office:value-type="float" office:value="-0.06695" calcext:value-type="float">
            <text:p>-0.06695</text:p>
          </table:table-cell>
        </table:table-row>
        <table:table-row table:style-name="ro1">
          <table:table-cell table:formula="of:=[$Overview.A166]*[$Overview.$J$10]+[$Overview.$H$10]" office:value-type="float" office:value="275" calcext:value-type="float">
            <text:p>275</text:p>
          </table:table-cell>
          <table:table-cell table:formula="of:=[$Overview.B166]*[$Overview.$J$10]" office:value-type="float" office:value="-0.09776" calcext:value-type="float">
            <text:p>-0.09776</text:p>
          </table:table-cell>
        </table:table-row>
      </table:table>
      <table:table table:name="S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table:formula="of:=[$Overview.A5]*[$Overview.$J$11]+[$Overview.$H$11]" office:value-type="float" office:value="156.545741" calcext:value-type="float">
            <text:p>156.545741</text:p>
          </table:table-cell>
          <table:table-cell table:formula="of:=[$Overview.B5]*[$Overview.$J$11]" office:value-type="float" office:value="0.234867" calcext:value-type="float">
            <text:p>0.234867</text:p>
          </table:table-cell>
        </table:table-row>
        <table:table-row table:style-name="ro1">
          <table:table-cell table:formula="of:=[$Overview.A6]*[$Overview.$J$11]+[$Overview.$H$11]" office:value-type="float" office:value="156.6439775" calcext:value-type="float">
            <text:p>156.6439775</text:p>
          </table:table-cell>
          <table:table-cell table:formula="of:=[$Overview.B6]*[$Overview.$J$11]" office:value-type="float" office:value="0.4461525" calcext:value-type="float">
            <text:p>0.4461525</text:p>
          </table:table-cell>
        </table:table-row>
        <table:table-row table:style-name="ro1">
          <table:table-cell table:formula="of:=[$Overview.A7]*[$Overview.$J$11]+[$Overview.$H$11]" office:value-type="float" office:value="156.8041895" calcext:value-type="float">
            <text:p>156.8041895</text:p>
          </table:table-cell>
          <table:table-cell table:formula="of:=[$Overview.B7]*[$Overview.$J$11]" office:value-type="float" office:value="0.687774" calcext:value-type="float">
            <text:p>0.687774</text:p>
          </table:table-cell>
        </table:table-row>
        <table:table-row table:style-name="ro1">
          <table:table-cell table:formula="of:=[$Overview.A8]*[$Overview.$J$11]+[$Overview.$H$11]" office:value-type="float" office:value="157.04984" calcext:value-type="float">
            <text:p>157.04984</text:p>
          </table:table-cell>
          <table:table-cell table:formula="of:=[$Overview.B8]*[$Overview.$J$11]" office:value-type="float" office:value="0.973122" calcext:value-type="float">
            <text:p>0.973122</text:p>
          </table:table-cell>
        </table:table-row>
        <table:table-row table:style-name="ro1">
          <table:table-cell table:formula="of:=[$Overview.A9]*[$Overview.$J$11]+[$Overview.$H$11]" office:value-type="float" office:value="157.424537" calcext:value-type="float">
            <text:p>157.424537</text:p>
          </table:table-cell>
          <table:table-cell table:formula="of:=[$Overview.B9]*[$Overview.$J$11]" office:value-type="float" office:value="1.320564" calcext:value-type="float">
            <text:p>1.320564</text:p>
          </table:table-cell>
        </table:table-row>
        <table:table-row table:style-name="ro1">
          <table:table-cell table:formula="of:=[$Overview.A10]*[$Overview.$J$11]+[$Overview.$H$11]" office:value-type="float" office:value="157.995944" calcext:value-type="float">
            <text:p>157.995944</text:p>
          </table:table-cell>
          <table:table-cell table:formula="of:=[$Overview.B10]*[$Overview.$J$11]" office:value-type="float" office:value="1.743846" calcext:value-type="float">
            <text:p>1.743846</text:p>
          </table:table-cell>
        </table:table-row>
        <table:table-row table:style-name="ro1">
          <table:table-cell table:formula="of:=[$Overview.A11]*[$Overview.$J$11]+[$Overview.$H$11]" office:value-type="float" office:value="158.8227185" calcext:value-type="float">
            <text:p>158.8227185</text:p>
          </table:table-cell>
          <table:table-cell table:formula="of:=[$Overview.B11]*[$Overview.$J$11]" office:value-type="float" office:value="2.234436" calcext:value-type="float">
            <text:p>2.234436</text:p>
          </table:table-cell>
        </table:table-row>
        <table:table-row table:style-name="ro1">
          <table:table-cell table:formula="of:=[$Overview.A12]*[$Overview.$J$11]+[$Overview.$H$11]" office:value-type="float" office:value="159.8887445" calcext:value-type="float">
            <text:p>159.8887445</text:p>
          </table:table-cell>
          <table:table-cell table:formula="of:=[$Overview.B12]*[$Overview.$J$11]" office:value-type="float" office:value="2.7417345" calcext:value-type="float">
            <text:p>2.7417345</text:p>
          </table:table-cell>
        </table:table-row>
        <table:table-row table:style-name="ro1">
          <table:table-cell table:formula="of:=[$Overview.A13]*[$Overview.$J$11]+[$Overview.$H$11]" office:value-type="float" office:value="161.1239885" calcext:value-type="float">
            <text:p>161.1239885</text:p>
          </table:table-cell>
          <table:table-cell table:formula="of:=[$Overview.B13]*[$Overview.$J$11]" office:value-type="float" office:value="3.2185785" calcext:value-type="float">
            <text:p>3.2185785</text:p>
          </table:table-cell>
        </table:table-row>
        <table:table-row table:style-name="ro1">
          <table:table-cell table:formula="of:=[$Overview.A14]*[$Overview.$J$11]+[$Overview.$H$11]" office:value-type="float" office:value="162.469793" calcext:value-type="float">
            <text:p>162.469793</text:p>
          </table:table-cell>
          <table:table-cell table:formula="of:=[$Overview.B14]*[$Overview.$J$11]" office:value-type="float" office:value="3.6477855" calcext:value-type="float">
            <text:p>3.6477855</text:p>
          </table:table-cell>
        </table:table-row>
        <table:table-row table:style-name="ro1">
          <table:table-cell table:formula="of:=[$Overview.A15]*[$Overview.$J$11]+[$Overview.$H$11]" office:value-type="float" office:value="163.888949" calcext:value-type="float">
            <text:p>163.888949</text:p>
          </table:table-cell>
          <table:table-cell table:formula="of:=[$Overview.B15]*[$Overview.$J$11]" office:value-type="float" office:value="4.028289" calcext:value-type="float">
            <text:p>4.028289</text:p>
          </table:table-cell>
        </table:table-row>
        <table:table-row table:style-name="ro1">
          <table:table-cell table:formula="of:=[$Overview.A16]*[$Overview.$J$11]+[$Overview.$H$11]" office:value-type="float" office:value="165.3582305" calcext:value-type="float">
            <text:p>165.3582305</text:p>
          </table:table-cell>
          <table:table-cell table:formula="of:=[$Overview.B16]*[$Overview.$J$11]" office:value-type="float" office:value="4.364355" calcext:value-type="float">
            <text:p>4.364355</text:p>
          </table:table-cell>
        </table:table-row>
        <table:table-row table:style-name="ro1">
          <table:table-cell table:formula="of:=[$Overview.A17]*[$Overview.$J$11]+[$Overview.$H$11]" office:value-type="float" office:value="166.8650765" calcext:value-type="float">
            <text:p>166.8650765</text:p>
          </table:table-cell>
          <table:table-cell table:formula="of:=[$Overview.B17]*[$Overview.$J$11]" office:value-type="float" office:value="4.660842" calcext:value-type="float">
            <text:p>4.660842</text:p>
          </table:table-cell>
        </table:table-row>
        <table:table-row table:style-name="ro1">
          <table:table-cell table:formula="of:=[$Overview.A18]*[$Overview.$J$11]+[$Overview.$H$11]" office:value-type="float" office:value="168.3996515" calcext:value-type="float">
            <text:p>168.3996515</text:p>
          </table:table-cell>
          <table:table-cell table:formula="of:=[$Overview.B18]*[$Overview.$J$11]" office:value-type="float" office:value="4.923201" calcext:value-type="float">
            <text:p>4.923201</text:p>
          </table:table-cell>
        </table:table-row>
        <table:table-row table:style-name="ro1">
          <table:table-cell table:formula="of:=[$Overview.A19]*[$Overview.$J$11]+[$Overview.$H$11]" office:value-type="float" office:value="169.955438" calcext:value-type="float">
            <text:p>169.955438</text:p>
          </table:table-cell>
          <table:table-cell table:formula="of:=[$Overview.B19]*[$Overview.$J$11]" office:value-type="float" office:value="5.155935" calcext:value-type="float">
            <text:p>5.155935</text:p>
          </table:table-cell>
        </table:table-row>
        <table:table-row table:style-name="ro1">
          <table:table-cell table:formula="of:=[$Overview.A20]*[$Overview.$J$11]+[$Overview.$H$11]" office:value-type="float" office:value="171.526748" calcext:value-type="float">
            <text:p>171.526748</text:p>
          </table:table-cell>
          <table:table-cell table:formula="of:=[$Overview.B20]*[$Overview.$J$11]" office:value-type="float" office:value="5.362362" calcext:value-type="float">
            <text:p>5.362362</text:p>
          </table:table-cell>
        </table:table-row>
        <table:table-row table:style-name="ro1">
          <table:table-cell table:formula="of:=[$Overview.A21]*[$Overview.$J$11]+[$Overview.$H$11]" office:value-type="float" office:value="173.110382" calcext:value-type="float">
            <text:p>173.110382</text:p>
          </table:table-cell>
          <table:table-cell table:formula="of:=[$Overview.B21]*[$Overview.$J$11]" office:value-type="float" office:value="5.545326" calcext:value-type="float">
            <text:p>5.545326</text:p>
          </table:table-cell>
        </table:table-row>
        <table:table-row table:style-name="ro1">
          <table:table-cell table:formula="of:=[$Overview.A22]*[$Overview.$J$11]+[$Overview.$H$11]" office:value-type="float" office:value="174.7033775" calcext:value-type="float">
            <text:p>174.7033775</text:p>
          </table:table-cell>
          <table:table-cell table:formula="of:=[$Overview.B22]*[$Overview.$J$11]" office:value-type="float" office:value="5.707434" calcext:value-type="float">
            <text:p>5.707434</text:p>
          </table:table-cell>
        </table:table-row>
        <table:table-row table:style-name="ro1">
          <table:table-cell table:formula="of:=[$Overview.A23]*[$Overview.$J$11]+[$Overview.$H$11]" office:value-type="float" office:value="176.3036015" calcext:value-type="float">
            <text:p>176.3036015</text:p>
          </table:table-cell>
          <table:table-cell table:formula="of:=[$Overview.B23]*[$Overview.$J$11]" office:value-type="float" office:value="5.8502265" calcext:value-type="float">
            <text:p>5.8502265</text:p>
          </table:table-cell>
        </table:table-row>
        <table:table-row table:style-name="ro1">
          <table:table-cell table:formula="of:=[$Overview.A24]*[$Overview.$J$11]+[$Overview.$H$11]" office:value-type="float" office:value="177.9102245" calcext:value-type="float">
            <text:p>177.9102245</text:p>
          </table:table-cell>
          <table:table-cell table:formula="of:=[$Overview.B24]*[$Overview.$J$11]" office:value-type="float" office:value="5.9755995" calcext:value-type="float">
            <text:p>5.9755995</text:p>
          </table:table-cell>
        </table:table-row>
        <table:table-row table:style-name="ro1">
          <table:table-cell table:formula="of:=[$Overview.A25]*[$Overview.$J$11]+[$Overview.$H$11]" office:value-type="float" office:value="179.521232" calcext:value-type="float">
            <text:p>179.521232</text:p>
          </table:table-cell>
          <table:table-cell table:formula="of:=[$Overview.B25]*[$Overview.$J$11]" office:value-type="float" office:value="6.0846195" calcext:value-type="float">
            <text:p>6.0846195</text:p>
          </table:table-cell>
        </table:table-row>
        <table:table-row table:style-name="ro1">
          <table:table-cell table:formula="of:=[$Overview.A26]*[$Overview.$J$11]+[$Overview.$H$11]" office:value-type="float" office:value="181.1365055" calcext:value-type="float">
            <text:p>181.1365055</text:p>
          </table:table-cell>
          <table:table-cell table:formula="of:=[$Overview.B26]*[$Overview.$J$11]" office:value-type="float" office:value="6.178353" calcext:value-type="float">
            <text:p>6.178353</text:p>
          </table:table-cell>
        </table:table-row>
        <table:table-row table:style-name="ro1">
          <table:table-cell table:formula="of:=[$Overview.A27]*[$Overview.$J$11]+[$Overview.$H$11]" office:value-type="float" office:value="182.7554525" calcext:value-type="float">
            <text:p>182.7554525</text:p>
          </table:table-cell>
          <table:table-cell table:formula="of:=[$Overview.B27]*[$Overview.$J$11]" office:value-type="float" office:value="6.2578665" calcext:value-type="float">
            <text:p>6.2578665</text:p>
          </table:table-cell>
        </table:table-row>
        <table:table-row table:style-name="ro1">
          <table:table-cell table:formula="of:=[$Overview.A28]*[$Overview.$J$11]+[$Overview.$H$11]" office:value-type="float" office:value="184.3772435" calcext:value-type="float">
            <text:p>184.3772435</text:p>
          </table:table-cell>
          <table:table-cell table:formula="of:=[$Overview.B28]*[$Overview.$J$11]" office:value-type="float" office:value="6.324108" calcext:value-type="float">
            <text:p>6.324108</text:p>
          </table:table-cell>
        </table:table-row>
        <table:table-row table:style-name="ro1">
          <table:table-cell table:formula="of:=[$Overview.A29]*[$Overview.$J$11]+[$Overview.$H$11]" office:value-type="float" office:value="186.0021155" calcext:value-type="float">
            <text:p>186.0021155</text:p>
          </table:table-cell>
          <table:table-cell table:formula="of:=[$Overview.B29]*[$Overview.$J$11]" office:value-type="float" office:value="6.377907" calcext:value-type="float">
            <text:p>6.377907</text:p>
          </table:table-cell>
        </table:table-row>
        <table:table-row table:style-name="ro1">
          <table:table-cell table:formula="of:=[$Overview.A30]*[$Overview.$J$11]+[$Overview.$H$11]" office:value-type="float" office:value="187.629239" calcext:value-type="float">
            <text:p>187.629239</text:p>
          </table:table-cell>
          <table:table-cell table:formula="of:=[$Overview.B30]*[$Overview.$J$11]" office:value-type="float" office:value="6.4199745" calcext:value-type="float">
            <text:p>6.4199745</text:p>
          </table:table-cell>
        </table:table-row>
        <table:table-row table:style-name="ro1">
          <table:table-cell table:formula="of:=[$Overview.A31]*[$Overview.$J$11]+[$Overview.$H$11]" office:value-type="float" office:value="189.257903" calcext:value-type="float">
            <text:p>189.257903</text:p>
          </table:table-cell>
          <table:table-cell table:formula="of:=[$Overview.B31]*[$Overview.$J$11]" office:value-type="float" office:value="6.450903" calcext:value-type="float">
            <text:p>6.450903</text:p>
          </table:table-cell>
        </table:table-row>
        <table:table-row table:style-name="ro1">
          <table:table-cell table:formula="of:=[$Overview.A32]*[$Overview.$J$11]+[$Overview.$H$11]" office:value-type="float" office:value="190.8888185" calcext:value-type="float">
            <text:p>190.8888185</text:p>
          </table:table-cell>
          <table:table-cell table:formula="of:=[$Overview.B32]*[$Overview.$J$11]" office:value-type="float" office:value="6.471285" calcext:value-type="float">
            <text:p>6.471285</text:p>
          </table:table-cell>
        </table:table-row>
        <table:table-row table:style-name="ro1">
          <table:table-cell table:formula="of:=[$Overview.A33]*[$Overview.$J$11]+[$Overview.$H$11]" office:value-type="float" office:value="192.521393" calcext:value-type="float">
            <text:p>192.521393</text:p>
          </table:table-cell>
          <table:table-cell table:formula="of:=[$Overview.B33]*[$Overview.$J$11]" office:value-type="float" office:value="6.481713" calcext:value-type="float">
            <text:p>6.481713</text:p>
          </table:table-cell>
        </table:table-row>
        <table:table-row table:style-name="ro1">
          <table:table-cell table:formula="of:=[$Overview.A34]*[$Overview.$J$11]+[$Overview.$H$11]" office:value-type="float" office:value="194.155034" calcext:value-type="float">
            <text:p>194.155034</text:p>
          </table:table-cell>
          <table:table-cell table:formula="of:=[$Overview.B34]*[$Overview.$J$11]" office:value-type="float" office:value="6.482898" calcext:value-type="float">
            <text:p>6.482898</text:p>
          </table:table-cell>
        </table:table-row>
        <table:table-row table:style-name="ro1">
          <table:table-cell table:formula="of:=[$Overview.A35]*[$Overview.$J$11]+[$Overview.$H$11]" office:value-type="float" office:value="195.790097" calcext:value-type="float">
            <text:p>195.790097</text:p>
          </table:table-cell>
          <table:table-cell table:formula="of:=[$Overview.B35]*[$Overview.$J$11]" office:value-type="float" office:value="6.4749585" calcext:value-type="float">
            <text:p>6.4749585</text:p>
          </table:table-cell>
        </table:table-row>
        <table:table-row table:style-name="ro1">
          <table:table-cell table:formula="of:=[$Overview.A36]*[$Overview.$J$11]+[$Overview.$H$11]" office:value-type="float" office:value="197.426108" calcext:value-type="float">
            <text:p>197.426108</text:p>
          </table:table-cell>
          <table:table-cell table:formula="of:=[$Overview.B36]*[$Overview.$J$11]" office:value-type="float" office:value="6.458487" calcext:value-type="float">
            <text:p>6.458487</text:p>
          </table:table-cell>
        </table:table-row>
        <table:table-row table:style-name="ro1">
          <table:table-cell table:formula="of:=[$Overview.A37]*[$Overview.$J$11]+[$Overview.$H$11]" office:value-type="float" office:value="199.06283" calcext:value-type="float">
            <text:p>199.06283</text:p>
          </table:table-cell>
          <table:table-cell table:formula="of:=[$Overview.B37]*[$Overview.$J$11]" office:value-type="float" office:value="6.433839" calcext:value-type="float">
            <text:p>6.433839</text:p>
          </table:table-cell>
        </table:table-row>
        <table:table-row table:style-name="ro1">
          <table:table-cell table:formula="of:=[$Overview.A38]*[$Overview.$J$11]+[$Overview.$H$11]" office:value-type="float" office:value="200.700263" calcext:value-type="float">
            <text:p>200.700263</text:p>
          </table:table-cell>
          <table:table-cell table:formula="of:=[$Overview.B38]*[$Overview.$J$11]" office:value-type="float" office:value="6.4012515" calcext:value-type="float">
            <text:p>6.4012515</text:p>
          </table:table-cell>
        </table:table-row>
        <table:table-row table:style-name="ro1">
          <table:table-cell table:formula="of:=[$Overview.A39]*[$Overview.$J$11]+[$Overview.$H$11]" office:value-type="float" office:value="202.3385255" calcext:value-type="float">
            <text:p>202.3385255</text:p>
          </table:table-cell>
          <table:table-cell table:formula="of:=[$Overview.B39]*[$Overview.$J$11]" office:value-type="float" office:value="6.3611985" calcext:value-type="float">
            <text:p>6.3611985</text:p>
          </table:table-cell>
        </table:table-row>
        <table:table-row table:style-name="ro1">
          <table:table-cell table:formula="of:=[$Overview.A40]*[$Overview.$J$11]+[$Overview.$H$11]" office:value-type="float" office:value="203.9771435" calcext:value-type="float">
            <text:p>203.9771435</text:p>
          </table:table-cell>
          <table:table-cell table:formula="of:=[$Overview.B40]*[$Overview.$J$11]" office:value-type="float" office:value="6.3137985" calcext:value-type="float">
            <text:p>6.3137985</text:p>
          </table:table-cell>
        </table:table-row>
        <table:table-row table:style-name="ro1">
          <table:table-cell table:formula="of:=[$Overview.A41]*[$Overview.$J$11]+[$Overview.$H$11]" office:value-type="float" office:value="205.616354" calcext:value-type="float">
            <text:p>205.616354</text:p>
          </table:table-cell>
          <table:table-cell table:formula="of:=[$Overview.B41]*[$Overview.$J$11]" office:value-type="float" office:value="6.2592885" calcext:value-type="float">
            <text:p>6.2592885</text:p>
          </table:table-cell>
        </table:table-row>
        <table:table-row table:style-name="ro1">
          <table:table-cell table:formula="of:=[$Overview.A42]*[$Overview.$J$11]+[$Overview.$H$11]" office:value-type="float" office:value="207.2560385" calcext:value-type="float">
            <text:p>207.2560385</text:p>
          </table:table-cell>
          <table:table-cell table:formula="of:=[$Overview.B42]*[$Overview.$J$11]" office:value-type="float" office:value="6.1981425" calcext:value-type="float">
            <text:p>6.1981425</text:p>
          </table:table-cell>
        </table:table-row>
        <table:table-row table:style-name="ro1">
          <table:table-cell table:formula="of:=[$Overview.A43]*[$Overview.$J$11]+[$Overview.$H$11]" office:value-type="float" office:value="208.8960785" calcext:value-type="float">
            <text:p>208.8960785</text:p>
          </table:table-cell>
          <table:table-cell table:formula="of:=[$Overview.B43]*[$Overview.$J$11]" office:value-type="float" office:value="6.1303605" calcext:value-type="float">
            <text:p>6.1303605</text:p>
          </table:table-cell>
        </table:table-row>
        <table:table-row table:style-name="ro1">
          <table:table-cell table:formula="of:=[$Overview.A44]*[$Overview.$J$11]+[$Overview.$H$11]" office:value-type="float" office:value="210.5363555" calcext:value-type="float">
            <text:p>210.5363555</text:p>
          </table:table-cell>
          <table:table-cell table:formula="of:=[$Overview.B44]*[$Overview.$J$11]" office:value-type="float" office:value="6.0564165" calcext:value-type="float">
            <text:p>6.0564165</text:p>
          </table:table-cell>
        </table:table-row>
        <table:table-row table:style-name="ro1">
          <table:table-cell table:formula="of:=[$Overview.A45]*[$Overview.$J$11]+[$Overview.$H$11]" office:value-type="float" office:value="212.1771065" calcext:value-type="float">
            <text:p>212.1771065</text:p>
          </table:table-cell>
          <table:table-cell table:formula="of:=[$Overview.B45]*[$Overview.$J$11]" office:value-type="float" office:value="5.976192" calcext:value-type="float">
            <text:p>5.976192</text:p>
          </table:table-cell>
        </table:table-row>
        <table:table-row table:style-name="ro1">
          <table:table-cell table:formula="of:=[$Overview.A46]*[$Overview.$J$11]+[$Overview.$H$11]" office:value-type="float" office:value="213.818213" calcext:value-type="float">
            <text:p>213.818213</text:p>
          </table:table-cell>
          <table:table-cell table:formula="of:=[$Overview.B46]*[$Overview.$J$11]" office:value-type="float" office:value="5.8902795" calcext:value-type="float">
            <text:p>5.8902795</text:p>
          </table:table-cell>
        </table:table-row>
        <table:table-row table:style-name="ro1">
          <table:table-cell table:formula="of:=[$Overview.A47]*[$Overview.$J$11]+[$Overview.$H$11]" office:value-type="float" office:value="215.4593195" calcext:value-type="float">
            <text:p>215.4593195</text:p>
          </table:table-cell>
          <table:table-cell table:formula="of:=[$Overview.B47]*[$Overview.$J$11]" office:value-type="float" office:value="5.798679" calcext:value-type="float">
            <text:p>5.798679</text:p>
          </table:table-cell>
        </table:table-row>
        <table:table-row table:style-name="ro1">
          <table:table-cell table:formula="of:=[$Overview.A48]*[$Overview.$J$11]+[$Overview.$H$11]" office:value-type="float" office:value="217.1009" calcext:value-type="float">
            <text:p>217.1009</text:p>
          </table:table-cell>
          <table:table-cell table:formula="of:=[$Overview.B48]*[$Overview.$J$11]" office:value-type="float" office:value="5.7016275" calcext:value-type="float">
            <text:p>5.7016275</text:p>
          </table:table-cell>
        </table:table-row>
        <table:table-row table:style-name="ro1">
          <table:table-cell table:formula="of:=[$Overview.A49]*[$Overview.$J$11]+[$Overview.$H$11]" office:value-type="float" office:value="218.742599" calcext:value-type="float">
            <text:p>218.742599</text:p>
          </table:table-cell>
          <table:table-cell table:formula="of:=[$Overview.B49]*[$Overview.$J$11]" office:value-type="float" office:value="5.599362" calcext:value-type="float">
            <text:p>5.599362</text:p>
          </table:table-cell>
        </table:table-row>
        <table:table-row table:style-name="ro1">
          <table:table-cell table:formula="of:=[$Overview.A50]*[$Overview.$J$11]+[$Overview.$H$11]" office:value-type="float" office:value="220.384535" calcext:value-type="float">
            <text:p>220.384535</text:p>
          </table:table-cell>
          <table:table-cell table:formula="of:=[$Overview.B50]*[$Overview.$J$11]" office:value-type="float" office:value="5.4921195" calcext:value-type="float">
            <text:p>5.4921195</text:p>
          </table:table-cell>
        </table:table-row>
        <table:table-row table:style-name="ro1">
          <table:table-cell table:formula="of:=[$Overview.A51]*[$Overview.$J$11]+[$Overview.$H$11]" office:value-type="float" office:value="222.0265895" calcext:value-type="float">
            <text:p>222.0265895</text:p>
          </table:table-cell>
          <table:table-cell table:formula="of:=[$Overview.B51]*[$Overview.$J$11]" office:value-type="float" office:value="5.3800185" calcext:value-type="float">
            <text:p>5.3800185</text:p>
          </table:table-cell>
        </table:table-row>
        <table:table-row table:style-name="ro1">
          <table:table-cell table:formula="of:=[$Overview.A52]*[$Overview.$J$11]+[$Overview.$H$11]" office:value-type="float" office:value="223.6689995" calcext:value-type="float">
            <text:p>223.6689995</text:p>
          </table:table-cell>
          <table:table-cell table:formula="of:=[$Overview.B52]*[$Overview.$J$11]" office:value-type="float" office:value="5.2631775" calcext:value-type="float">
            <text:p>5.2631775</text:p>
          </table:table-cell>
        </table:table-row>
        <table:table-row table:style-name="ro1">
          <table:table-cell table:formula="of:=[$Overview.A53]*[$Overview.$J$11]+[$Overview.$H$11]" office:value-type="float" office:value="225.3114095" calcext:value-type="float">
            <text:p>225.3114095</text:p>
          </table:table-cell>
          <table:table-cell table:formula="of:=[$Overview.B53]*[$Overview.$J$11]" office:value-type="float" office:value="5.141952" calcext:value-type="float">
            <text:p>5.141952</text:p>
          </table:table-cell>
        </table:table-row>
        <table:table-row table:style-name="ro1">
          <table:table-cell table:formula="of:=[$Overview.A54]*[$Overview.$J$11]+[$Overview.$H$11]" office:value-type="float" office:value="226.953938" calcext:value-type="float">
            <text:p>226.953938</text:p>
          </table:table-cell>
          <table:table-cell table:formula="of:=[$Overview.B54]*[$Overview.$J$11]" office:value-type="float" office:value="5.0164605" calcext:value-type="float">
            <text:p>5.0164605</text:p>
          </table:table-cell>
        </table:table-row>
        <table:table-row table:style-name="ro1">
          <table:table-cell table:formula="of:=[$Overview.A55]*[$Overview.$J$11]+[$Overview.$H$11]" office:value-type="float" office:value="228.5967035" calcext:value-type="float">
            <text:p>228.5967035</text:p>
          </table:table-cell>
          <table:table-cell table:formula="of:=[$Overview.B55]*[$Overview.$J$11]" office:value-type="float" office:value="4.886703" calcext:value-type="float">
            <text:p>4.886703</text:p>
          </table:table-cell>
        </table:table-row>
        <table:table-row table:style-name="ro1">
          <table:table-cell table:formula="of:=[$Overview.A56]*[$Overview.$J$11]+[$Overview.$H$11]" office:value-type="float" office:value="230.2395875" calcext:value-type="float">
            <text:p>230.2395875</text:p>
          </table:table-cell>
          <table:table-cell table:formula="of:=[$Overview.B56]*[$Overview.$J$11]" office:value-type="float" office:value="4.7531535" calcext:value-type="float">
            <text:p>4.7531535</text:p>
          </table:table-cell>
        </table:table-row>
        <table:table-row table:style-name="ro1">
          <table:table-cell table:formula="of:=[$Overview.A57]*[$Overview.$J$11]+[$Overview.$H$11]" office:value-type="float" office:value="231.88259" calcext:value-type="float">
            <text:p>231.88259</text:p>
          </table:table-cell>
          <table:table-cell table:formula="of:=[$Overview.B57]*[$Overview.$J$11]" office:value-type="float" office:value="4.615812" calcext:value-type="float">
            <text:p>4.615812</text:p>
          </table:table-cell>
        </table:table-row>
        <table:table-row table:style-name="ro1">
          <table:table-cell table:formula="of:=[$Overview.A58]*[$Overview.$J$11]+[$Overview.$H$11]" office:value-type="float" office:value="233.5255925" calcext:value-type="float">
            <text:p>233.5255925</text:p>
          </table:table-cell>
          <table:table-cell table:formula="of:=[$Overview.B58]*[$Overview.$J$11]" office:value-type="float" office:value="4.4746785" calcext:value-type="float">
            <text:p>4.4746785</text:p>
          </table:table-cell>
        </table:table-row>
        <table:table-row table:style-name="ro1">
          <table:table-cell table:formula="of:=[$Overview.A59]*[$Overview.$J$11]+[$Overview.$H$11]" office:value-type="float" office:value="235.1687135" calcext:value-type="float">
            <text:p>235.1687135</text:p>
          </table:table-cell>
          <table:table-cell table:formula="of:=[$Overview.B59]*[$Overview.$J$11]" office:value-type="float" office:value="4.330227" calcext:value-type="float">
            <text:p>4.330227</text:p>
          </table:table-cell>
        </table:table-row>
        <table:table-row table:style-name="ro1">
          <table:table-cell table:formula="of:=[$Overview.A60]*[$Overview.$J$11]+[$Overview.$H$11]" office:value-type="float" office:value="236.811716" calcext:value-type="float">
            <text:p>236.811716</text:p>
          </table:table-cell>
          <table:table-cell table:formula="of:=[$Overview.B60]*[$Overview.$J$11]" office:value-type="float" office:value="4.182339" calcext:value-type="float">
            <text:p>4.182339</text:p>
          </table:table-cell>
        </table:table-row>
        <table:table-row table:style-name="ro1">
          <table:table-cell table:formula="of:=[$Overview.A61]*[$Overview.$J$11]+[$Overview.$H$11]" office:value-type="float" office:value="238.4547185" calcext:value-type="float">
            <text:p>238.4547185</text:p>
          </table:table-cell>
          <table:table-cell table:formula="of:=[$Overview.B61]*[$Overview.$J$11]" office:value-type="float" office:value="4.031133" calcext:value-type="float">
            <text:p>4.031133</text:p>
          </table:table-cell>
        </table:table-row>
        <table:table-row table:style-name="ro1">
          <table:table-cell table:formula="of:=[$Overview.A62]*[$Overview.$J$11]+[$Overview.$H$11]" office:value-type="float" office:value="240.097721" calcext:value-type="float">
            <text:p>240.097721</text:p>
          </table:table-cell>
          <table:table-cell table:formula="of:=[$Overview.B62]*[$Overview.$J$11]" office:value-type="float" office:value="3.8767275" calcext:value-type="float">
            <text:p>3.8767275</text:p>
          </table:table-cell>
        </table:table-row>
        <table:table-row table:style-name="ro1">
          <table:table-cell table:formula="of:=[$Overview.A63]*[$Overview.$J$11]+[$Overview.$H$11]" office:value-type="float" office:value="241.7404865" calcext:value-type="float">
            <text:p>241.7404865</text:p>
          </table:table-cell>
          <table:table-cell table:formula="of:=[$Overview.B63]*[$Overview.$J$11]" office:value-type="float" office:value="3.719241" calcext:value-type="float">
            <text:p>3.719241</text:p>
          </table:table-cell>
        </table:table-row>
        <table:table-row table:style-name="ro1">
          <table:table-cell table:formula="of:=[$Overview.A64]*[$Overview.$J$11]+[$Overview.$H$11]" office:value-type="float" office:value="243.383252" calcext:value-type="float">
            <text:p>243.383252</text:p>
          </table:table-cell>
          <table:table-cell table:formula="of:=[$Overview.B64]*[$Overview.$J$11]" office:value-type="float" office:value="3.558792" calcext:value-type="float">
            <text:p>3.558792</text:p>
          </table:table-cell>
        </table:table-row>
        <table:table-row table:style-name="ro1">
          <table:table-cell table:formula="of:=[$Overview.A65]*[$Overview.$J$11]+[$Overview.$H$11]" office:value-type="float" office:value="245.0260175" calcext:value-type="float">
            <text:p>245.0260175</text:p>
          </table:table-cell>
          <table:table-cell table:formula="of:=[$Overview.B65]*[$Overview.$J$11]" office:value-type="float" office:value="3.395262" calcext:value-type="float">
            <text:p>3.395262</text:p>
          </table:table-cell>
        </table:table-row>
        <table:table-row table:style-name="ro1">
          <table:table-cell table:formula="of:=[$Overview.A66]*[$Overview.$J$11]+[$Overview.$H$11]" office:value-type="float" office:value="246.668546" calcext:value-type="float">
            <text:p>246.668546</text:p>
          </table:table-cell>
          <table:table-cell table:formula="of:=[$Overview.B66]*[$Overview.$J$11]" office:value-type="float" office:value="3.228888" calcext:value-type="float">
            <text:p>3.228888</text:p>
          </table:table-cell>
        </table:table-row>
        <table:table-row table:style-name="ro1">
          <table:table-cell table:formula="of:=[$Overview.A67]*[$Overview.$J$11]+[$Overview.$H$11]" office:value-type="float" office:value="248.3110745" calcext:value-type="float">
            <text:p>248.3110745</text:p>
          </table:table-cell>
          <table:table-cell table:formula="of:=[$Overview.B67]*[$Overview.$J$11]" office:value-type="float" office:value="3.0597885" calcext:value-type="float">
            <text:p>3.0597885</text:p>
          </table:table-cell>
        </table:table-row>
        <table:table-row table:style-name="ro1">
          <table:table-cell table:formula="of:=[$Overview.A68]*[$Overview.$J$11]+[$Overview.$H$11]" office:value-type="float" office:value="249.95384" calcext:value-type="float">
            <text:p>249.95384</text:p>
          </table:table-cell>
          <table:table-cell table:formula="of:=[$Overview.B68]*[$Overview.$J$11]" office:value-type="float" office:value="2.887845" calcext:value-type="float">
            <text:p>2.887845</text:p>
          </table:table-cell>
        </table:table-row>
        <table:table-row table:style-name="ro1">
          <table:table-cell table:formula="of:=[$Overview.A69]*[$Overview.$J$11]+[$Overview.$H$11]" office:value-type="float" office:value="251.5966055" calcext:value-type="float">
            <text:p>251.5966055</text:p>
          </table:table-cell>
          <table:table-cell table:formula="of:=[$Overview.B69]*[$Overview.$J$11]" office:value-type="float" office:value="2.713413" calcext:value-type="float">
            <text:p>2.713413</text:p>
          </table:table-cell>
        </table:table-row>
        <table:table-row table:style-name="ro1">
          <table:table-cell table:formula="of:=[$Overview.A70]*[$Overview.$J$11]+[$Overview.$H$11]" office:value-type="float" office:value="253.239608" calcext:value-type="float">
            <text:p>253.239608</text:p>
          </table:table-cell>
          <table:table-cell table:formula="of:=[$Overview.B70]*[$Overview.$J$11]" office:value-type="float" office:value="2.536611" calcext:value-type="float">
            <text:p>2.536611</text:p>
          </table:table-cell>
        </table:table-row>
        <table:table-row table:style-name="ro1">
          <table:table-cell table:formula="of:=[$Overview.A71]*[$Overview.$J$11]+[$Overview.$H$11]" office:value-type="float" office:value="254.8830845" calcext:value-type="float">
            <text:p>254.8830845</text:p>
          </table:table-cell>
          <table:table-cell table:formula="of:=[$Overview.B71]*[$Overview.$J$11]" office:value-type="float" office:value="2.3575575" calcext:value-type="float">
            <text:p>2.3575575</text:p>
          </table:table-cell>
        </table:table-row>
        <table:table-row table:style-name="ro1">
          <table:table-cell table:formula="of:=[$Overview.A72]*[$Overview.$J$11]+[$Overview.$H$11]" office:value-type="float" office:value="256.5271535" calcext:value-type="float">
            <text:p>256.5271535</text:p>
          </table:table-cell>
          <table:table-cell table:formula="of:=[$Overview.B72]*[$Overview.$J$11]" office:value-type="float" office:value="2.176608" calcext:value-type="float">
            <text:p>2.176608</text:p>
          </table:table-cell>
        </table:table-row>
        <table:table-row table:style-name="ro1">
          <table:table-cell table:formula="of:=[$Overview.A73]*[$Overview.$J$11]+[$Overview.$H$11]" office:value-type="float" office:value="258.1716965" calcext:value-type="float">
            <text:p>258.1716965</text:p>
          </table:table-cell>
          <table:table-cell table:formula="of:=[$Overview.B73]*[$Overview.$J$11]" office:value-type="float" office:value="1.993881" calcext:value-type="float">
            <text:p>1.993881</text:p>
          </table:table-cell>
        </table:table-row>
        <table:table-row table:style-name="ro1">
          <table:table-cell table:formula="of:=[$Overview.A74]*[$Overview.$J$11]+[$Overview.$H$11]" office:value-type="float" office:value="259.816832" calcext:value-type="float">
            <text:p>259.816832</text:p>
          </table:table-cell>
          <table:table-cell table:formula="of:=[$Overview.B74]*[$Overview.$J$11]" office:value-type="float" office:value="1.809969" calcext:value-type="float">
            <text:p>1.809969</text:p>
          </table:table-cell>
        </table:table-row>
        <table:table-row table:style-name="ro1">
          <table:table-cell table:formula="of:=[$Overview.A75]*[$Overview.$J$11]+[$Overview.$H$11]" office:value-type="float" office:value="261.4619675" calcext:value-type="float">
            <text:p>261.4619675</text:p>
          </table:table-cell>
          <table:table-cell table:formula="of:=[$Overview.B75]*[$Overview.$J$11]" office:value-type="float" office:value="1.6247535" calcext:value-type="float">
            <text:p>1.6247535</text:p>
          </table:table-cell>
        </table:table-row>
        <table:table-row table:style-name="ro1">
          <table:table-cell table:formula="of:=[$Overview.A76]*[$Overview.$J$11]+[$Overview.$H$11]" office:value-type="float" office:value="263.106392" calcext:value-type="float">
            <text:p>263.106392</text:p>
          </table:table-cell>
          <table:table-cell table:formula="of:=[$Overview.B76]*[$Overview.$J$11]" office:value-type="float" office:value="1.43859" calcext:value-type="float">
            <text:p>1.43859</text:p>
          </table:table-cell>
        </table:table-row>
        <table:table-row table:style-name="ro1">
          <table:table-cell table:formula="of:=[$Overview.A77]*[$Overview.$J$11]+[$Overview.$H$11]" office:value-type="float" office:value="264.7493945" calcext:value-type="float">
            <text:p>264.7493945</text:p>
          </table:table-cell>
          <table:table-cell table:formula="of:=[$Overview.B77]*[$Overview.$J$11]" office:value-type="float" office:value="1.250886" calcext:value-type="float">
            <text:p>1.250886</text:p>
          </table:table-cell>
        </table:table-row>
        <table:table-row table:style-name="ro1">
          <table:table-cell table:formula="of:=[$Overview.A78]*[$Overview.$J$11]+[$Overview.$H$11]" office:value-type="float" office:value="266.390975" calcext:value-type="float">
            <text:p>266.390975</text:p>
          </table:table-cell>
          <table:table-cell table:formula="of:=[$Overview.B78]*[$Overview.$J$11]" office:value-type="float" office:value="1.0614045" calcext:value-type="float">
            <text:p>1.0614045</text:p>
          </table:table-cell>
        </table:table-row>
        <table:table-row table:style-name="ro1">
          <table:table-cell table:formula="of:=[$Overview.A79]*[$Overview.$J$11]+[$Overview.$H$11]" office:value-type="float" office:value="268.0308965" calcext:value-type="float">
            <text:p>268.0308965</text:p>
          </table:table-cell>
          <table:table-cell table:formula="of:=[$Overview.B79]*[$Overview.$J$11]" office:value-type="float" office:value="0.869553" calcext:value-type="float">
            <text:p>0.869553</text:p>
          </table:table-cell>
        </table:table-row>
        <table:table-row table:style-name="ro1">
          <table:table-cell table:formula="of:=[$Overview.A80]*[$Overview.$J$11]+[$Overview.$H$11]" office:value-type="float" office:value="269.6688035" calcext:value-type="float">
            <text:p>269.6688035</text:p>
          </table:table-cell>
          <table:table-cell table:formula="of:=[$Overview.B80]*[$Overview.$J$11]" office:value-type="float" office:value="0.6748575" calcext:value-type="float">
            <text:p>0.6748575</text:p>
          </table:table-cell>
        </table:table-row>
        <table:table-row table:style-name="ro1">
          <table:table-cell table:formula="of:=[$Overview.A81]*[$Overview.$J$11]+[$Overview.$H$11]" office:value-type="float" office:value="271.304222" calcext:value-type="float">
            <text:p>271.304222</text:p>
          </table:table-cell>
          <table:table-cell table:formula="of:=[$Overview.B81]*[$Overview.$J$11]" office:value-type="float" office:value="0.477081" calcext:value-type="float">
            <text:p>0.477081</text:p>
          </table:table-cell>
        </table:table-row>
        <table:table-row table:style-name="ro1">
          <table:table-cell table:formula="of:=[$Overview.A82]*[$Overview.$J$11]+[$Overview.$H$11]" office:value-type="float" office:value="272.9069345" calcext:value-type="float">
            <text:p>272.9069345</text:p>
          </table:table-cell>
          <table:table-cell table:formula="of:=[$Overview.B82]*[$Overview.$J$11]" office:value-type="float" office:value="0.282978" calcext:value-type="float">
            <text:p>0.282978</text:p>
          </table:table-cell>
        </table:table-row>
        <table:table-row table:style-name="ro1">
          <table:table-cell table:formula="of:=[$Overview.A83]*[$Overview.$J$11]+[$Overview.$H$11]" office:value-type="float" office:value="274.31033" calcext:value-type="float">
            <text:p>274.31033</text:p>
          </table:table-cell>
          <table:table-cell table:formula="of:=[$Overview.B83]*[$Overview.$J$11]" office:value-type="float" office:value="0.1145895" calcext:value-type="float">
            <text:p>0.1145895</text:p>
          </table:table-cell>
        </table:table-row>
        <table:table-row table:style-name="ro1">
          <table:table-cell table:formula="of:=[$Overview.A84]*[$Overview.$J$11]+[$Overview.$H$11]" office:value-type="float" office:value="275" calcext:value-type="float">
            <text:p>275</text:p>
          </table:table-cell>
          <table:table-cell table:formula="of:=[$Overview.B84]*[$Overview.$J$11]" office:value-type="float" office:value="0.0335355" calcext:value-type="float">
            <text:p>0.0335355</text:p>
          </table:table-cell>
        </table:table-row>
        <table:table-row table:style-name="ro1">
          <table:table-cell table:formula="of:=[$Overview.A85]*[$Overview.$J$11]+[$Overview.$H$11]" office:value-type="float" office:value="156.5" calcext:value-type="float">
            <text:p>156.5</text:p>
          </table:table-cell>
          <table:table-cell table:formula="of:=[$Overview.B85]*[$Overview.$J$11]" office:value-type="float" office:value="0" calcext:value-type="float">
            <text:p>0</text:p>
          </table:table-cell>
        </table:table-row>
        <table:table-row table:style-name="ro1">
          <table:table-cell table:formula="of:=[$Overview.A86]*[$Overview.$J$11]+[$Overview.$H$11]" office:value-type="float" office:value="156.545741" calcext:value-type="float">
            <text:p>156.545741</text:p>
          </table:table-cell>
          <table:table-cell table:formula="of:=[$Overview.B86]*[$Overview.$J$11]" office:value-type="float" office:value="0.234867" calcext:value-type="float">
            <text:p>0.234867</text:p>
          </table:table-cell>
        </table:table-row>
        <table:table-row table:style-name="ro1">
          <table:table-cell table:formula="of:=[$Overview.A87]*[$Overview.$J$11]+[$Overview.$H$11]" office:value-type="float" office:value="156.50237" calcext:value-type="float">
            <text:p>156.50237</text:p>
          </table:table-cell>
          <table:table-cell table:formula="of:=[$Overview.B87]*[$Overview.$J$11]" office:value-type="float" office:value="0.0451485" calcext:value-type="float">
            <text:p>0.0451485</text:p>
          </table:table-cell>
        </table:table-row>
        <table:table-row table:style-name="ro1">
          <table:table-cell table:formula="of:=[$Overview.A88]*[$Overview.$J$11]+[$Overview.$H$11]" office:value-type="float" office:value="156.5186045" calcext:value-type="float">
            <text:p>156.5186045</text:p>
          </table:table-cell>
          <table:table-cell table:formula="of:=[$Overview.B88]*[$Overview.$J$11]" office:value-type="float" office:value="-0.132246" calcext:value-type="float">
            <text:p>-0.132246</text:p>
          </table:table-cell>
        </table:table-row>
        <table:table-row table:style-name="ro1">
          <table:table-cell table:formula="of:=[$Overview.A89]*[$Overview.$J$11]+[$Overview.$H$11]" office:value-type="float" office:value="156.613049" calcext:value-type="float">
            <text:p>156.613049</text:p>
          </table:table-cell>
          <table:table-cell table:formula="of:=[$Overview.B89]*[$Overview.$J$11]" office:value-type="float" office:value="-0.3065595" calcext:value-type="float">
            <text:p>-0.3065595</text:p>
          </table:table-cell>
        </table:table-row>
        <table:table-row table:style-name="ro1">
          <table:table-cell table:formula="of:=[$Overview.A90]*[$Overview.$J$11]+[$Overview.$H$11]" office:value-type="float" office:value="156.788192" calcext:value-type="float">
            <text:p>156.788192</text:p>
          </table:table-cell>
          <table:table-cell table:formula="of:=[$Overview.B90]*[$Overview.$J$11]" office:value-type="float" office:value="-0.460491" calcext:value-type="float">
            <text:p>-0.460491</text:p>
          </table:table-cell>
        </table:table-row>
        <table:table-row table:style-name="ro1">
          <table:table-cell table:formula="of:=[$Overview.A91]*[$Overview.$J$11]+[$Overview.$H$11]" office:value-type="float" office:value="157.042493" calcext:value-type="float">
            <text:p>157.042493</text:p>
          </table:table-cell>
          <table:table-cell table:formula="of:=[$Overview.B91]*[$Overview.$J$11]" office:value-type="float" office:value="-0.6013875" calcext:value-type="float">
            <text:p>-0.6013875</text:p>
          </table:table-cell>
        </table:table-row>
        <table:table-row table:style-name="ro1">
          <table:table-cell table:formula="of:=[$Overview.A92]*[$Overview.$J$11]+[$Overview.$H$11]" office:value-type="float" office:value="157.4002445" calcext:value-type="float">
            <text:p>157.4002445</text:p>
          </table:table-cell>
          <table:table-cell table:formula="of:=[$Overview.B92]*[$Overview.$J$11]" office:value-type="float" office:value="-0.7435875" calcext:value-type="float">
            <text:p>-0.7435875</text:p>
          </table:table-cell>
        </table:table-row>
        <table:table-row table:style-name="ro1">
          <table:table-cell table:formula="of:=[$Overview.A93]*[$Overview.$J$11]+[$Overview.$H$11]" office:value-type="float" office:value="157.9223555" calcext:value-type="float">
            <text:p>157.9223555</text:p>
          </table:table-cell>
          <table:table-cell table:formula="of:=[$Overview.B93]*[$Overview.$J$11]" office:value-type="float" office:value="-0.8959785" calcext:value-type="float">
            <text:p>-0.8959785</text:p>
          </table:table-cell>
        </table:table-row>
        <table:table-row table:style-name="ro1">
          <table:table-cell table:formula="of:=[$Overview.A94]*[$Overview.$J$11]+[$Overview.$H$11]" office:value-type="float" office:value="158.709314" calcext:value-type="float">
            <text:p>158.709314</text:p>
          </table:table-cell>
          <table:table-cell table:formula="of:=[$Overview.B94]*[$Overview.$J$11]" office:value-type="float" office:value="-1.059153" calcext:value-type="float">
            <text:p>-1.059153</text:p>
          </table:table-cell>
        </table:table-row>
        <table:table-row table:style-name="ro1">
          <table:table-cell table:formula="of:=[$Overview.A95]*[$Overview.$J$11]+[$Overview.$H$11]" office:value-type="float" office:value="159.834353" calcext:value-type="float">
            <text:p>159.834353</text:p>
          </table:table-cell>
          <table:table-cell table:formula="of:=[$Overview.B95]*[$Overview.$J$11]" office:value-type="float" office:value="-1.2154545" calcext:value-type="float">
            <text:p>-1.2154545</text:p>
          </table:table-cell>
        </table:table-row>
        <table:table-row table:style-name="ro1">
          <table:table-cell table:formula="of:=[$Overview.A96]*[$Overview.$J$11]+[$Overview.$H$11]" office:value-type="float" office:value="161.220329" calcext:value-type="float">
            <text:p>161.220329</text:p>
          </table:table-cell>
          <table:table-cell table:formula="of:=[$Overview.B96]*[$Overview.$J$11]" office:value-type="float" office:value="-1.339287" calcext:value-type="float">
            <text:p>-1.339287</text:p>
          </table:table-cell>
        </table:table-row>
        <table:table-row table:style-name="ro1">
          <table:table-cell table:formula="of:=[$Overview.A97]*[$Overview.$J$11]+[$Overview.$H$11]" office:value-type="float" office:value="162.7277675" calcext:value-type="float">
            <text:p>162.7277675</text:p>
          </table:table-cell>
          <table:table-cell table:formula="of:=[$Overview.B97]*[$Overview.$J$11]" office:value-type="float" office:value="-1.4218815" calcext:value-type="float">
            <text:p>-1.4218815</text:p>
          </table:table-cell>
        </table:table-row>
        <table:table-row table:style-name="ro1">
          <table:table-cell table:formula="of:=[$Overview.A98]*[$Overview.$J$11]+[$Overview.$H$11]" office:value-type="float" office:value="164.2881755" calcext:value-type="float">
            <text:p>164.2881755</text:p>
          </table:table-cell>
          <table:table-cell table:formula="of:=[$Overview.B98]*[$Overview.$J$11]" office:value-type="float" office:value="-1.468926" calcext:value-type="float">
            <text:p>-1.468926</text:p>
          </table:table-cell>
        </table:table-row>
        <table:table-row table:style-name="ro1">
          <table:table-cell table:formula="of:=[$Overview.A99]*[$Overview.$J$11]+[$Overview.$H$11]" office:value-type="float" office:value="165.877142" calcext:value-type="float">
            <text:p>165.877142</text:p>
          </table:table-cell>
          <table:table-cell table:formula="of:=[$Overview.B99]*[$Overview.$J$11]" office:value-type="float" office:value="-1.488597" calcext:value-type="float">
            <text:p>-1.488597</text:p>
          </table:table-cell>
        </table:table-row>
        <table:table-row table:style-name="ro1">
          <table:table-cell table:formula="of:=[$Overview.A100]*[$Overview.$J$11]+[$Overview.$H$11]" office:value-type="float" office:value="167.483528" calcext:value-type="float">
            <text:p>167.483528</text:p>
          </table:table-cell>
          <table:table-cell table:formula="of:=[$Overview.B100]*[$Overview.$J$11]" office:value-type="float" office:value="-1.487175" calcext:value-type="float">
            <text:p>-1.487175</text:p>
          </table:table-cell>
        </table:table-row>
        <table:table-row table:style-name="ro1">
          <table:table-cell table:formula="of:=[$Overview.A101]*[$Overview.$J$11]+[$Overview.$H$11]" office:value-type="float" office:value="169.1023565" calcext:value-type="float">
            <text:p>169.1023565</text:p>
          </table:table-cell>
          <table:table-cell table:formula="of:=[$Overview.B101]*[$Overview.$J$11]" office:value-type="float" office:value="-1.4692815" calcext:value-type="float">
            <text:p>-1.4692815</text:p>
          </table:table-cell>
        </table:table-row>
        <table:table-row table:style-name="ro1">
          <table:table-cell table:formula="of:=[$Overview.A102]*[$Overview.$J$11]+[$Overview.$H$11]" office:value-type="float" office:value="170.7295985" calcext:value-type="float">
            <text:p>170.7295985</text:p>
          </table:table-cell>
          <table:table-cell table:formula="of:=[$Overview.B102]*[$Overview.$J$11]" office:value-type="float" office:value="-1.4387085" calcext:value-type="float">
            <text:p>-1.4387085</text:p>
          </table:table-cell>
        </table:table-row>
        <table:table-row table:style-name="ro1">
          <table:table-cell table:formula="of:=[$Overview.A103]*[$Overview.$J$11]+[$Overview.$H$11]" office:value-type="float" office:value="172.3622915" calcext:value-type="float">
            <text:p>172.3622915</text:p>
          </table:table-cell>
          <table:table-cell table:formula="of:=[$Overview.B103]*[$Overview.$J$11]" office:value-type="float" office:value="-1.3977075" calcext:value-type="float">
            <text:p>-1.3977075</text:p>
          </table:table-cell>
        </table:table-row>
        <table:table-row table:style-name="ro1">
          <table:table-cell table:formula="of:=[$Overview.A104]*[$Overview.$J$11]+[$Overview.$H$11]" office:value-type="float" office:value="173.9994875" calcext:value-type="float">
            <text:p>173.9994875</text:p>
          </table:table-cell>
          <table:table-cell table:formula="of:=[$Overview.B104]*[$Overview.$J$11]" office:value-type="float" office:value="-1.3481745" calcext:value-type="float">
            <text:p>-1.3481745</text:p>
          </table:table-cell>
        </table:table-row>
        <table:table-row table:style-name="ro1">
          <table:table-cell table:formula="of:=[$Overview.A105]*[$Overview.$J$11]+[$Overview.$H$11]" office:value-type="float" office:value="175.639172" calcext:value-type="float">
            <text:p>175.639172</text:p>
          </table:table-cell>
          <table:table-cell table:formula="of:=[$Overview.B105]*[$Overview.$J$11]" office:value-type="float" office:value="-1.2915315" calcext:value-type="float">
            <text:p>-1.2915315</text:p>
          </table:table-cell>
        </table:table-row>
        <table:table-row table:style-name="ro1">
          <table:table-cell table:formula="of:=[$Overview.A106]*[$Overview.$J$11]+[$Overview.$H$11]" office:value-type="float" office:value="177.2817005" calcext:value-type="float">
            <text:p>177.2817005</text:p>
          </table:table-cell>
          <table:table-cell table:formula="of:=[$Overview.B106]*[$Overview.$J$11]" office:value-type="float" office:value="-1.228608" calcext:value-type="float">
            <text:p>-1.228608</text:p>
          </table:table-cell>
        </table:table-row>
        <table:table-row table:style-name="ro1">
          <table:table-cell table:formula="of:=[$Overview.A107]*[$Overview.$J$11]+[$Overview.$H$11]" office:value-type="float" office:value="178.926362" calcext:value-type="float">
            <text:p>178.926362</text:p>
          </table:table-cell>
          <table:table-cell table:formula="of:=[$Overview.B107]*[$Overview.$J$11]" office:value-type="float" office:value="-1.160589" calcext:value-type="float">
            <text:p>-1.160589</text:p>
          </table:table-cell>
        </table:table-row>
        <table:table-row table:style-name="ro1">
          <table:table-cell table:formula="of:=[$Overview.A108]*[$Overview.$J$11]+[$Overview.$H$11]" office:value-type="float" office:value="180.5726825" calcext:value-type="float">
            <text:p>180.5726825</text:p>
          </table:table-cell>
          <table:table-cell table:formula="of:=[$Overview.B108]*[$Overview.$J$11]" office:value-type="float" office:value="-1.0881855" calcext:value-type="float">
            <text:p>-1.0881855</text:p>
          </table:table-cell>
        </table:table-row>
        <table:table-row table:style-name="ro1">
          <table:table-cell table:formula="of:=[$Overview.A109]*[$Overview.$J$11]+[$Overview.$H$11]" office:value-type="float" office:value="182.2210175" calcext:value-type="float">
            <text:p>182.2210175</text:p>
          </table:table-cell>
          <table:table-cell table:formula="of:=[$Overview.B109]*[$Overview.$J$11]" office:value-type="float" office:value="-1.0121085" calcext:value-type="float">
            <text:p>-1.0121085</text:p>
          </table:table-cell>
        </table:table-row>
        <table:table-row table:style-name="ro1">
          <table:table-cell table:formula="of:=[$Overview.A110]*[$Overview.$J$11]+[$Overview.$H$11]" office:value-type="float" office:value="183.870893" calcext:value-type="float">
            <text:p>183.870893</text:p>
          </table:table-cell>
          <table:table-cell table:formula="of:=[$Overview.B110]*[$Overview.$J$11]" office:value-type="float" office:value="-0.9331875" calcext:value-type="float">
            <text:p>-0.9331875</text:p>
          </table:table-cell>
        </table:table-row>
        <table:table-row table:style-name="ro1">
          <table:table-cell table:formula="of:=[$Overview.A111]*[$Overview.$J$11]+[$Overview.$H$11]" office:value-type="float" office:value="185.522072" calcext:value-type="float">
            <text:p>185.522072</text:p>
          </table:table-cell>
          <table:table-cell table:formula="of:=[$Overview.B111]*[$Overview.$J$11]" office:value-type="float" office:value="-0.8518965" calcext:value-type="float">
            <text:p>-0.8518965</text:p>
          </table:table-cell>
        </table:table-row>
        <table:table-row table:style-name="ro1">
          <table:table-cell table:formula="of:=[$Overview.A112]*[$Overview.$J$11]+[$Overview.$H$11]" office:value-type="float" office:value="187.1750285" calcext:value-type="float">
            <text:p>187.1750285</text:p>
          </table:table-cell>
          <table:table-cell table:formula="of:=[$Overview.B112]*[$Overview.$J$11]" office:value-type="float" office:value="-0.768828" calcext:value-type="float">
            <text:p>-0.768828</text:p>
          </table:table-cell>
        </table:table-row>
        <table:table-row table:style-name="ro1">
          <table:table-cell table:formula="of:=[$Overview.A113]*[$Overview.$J$11]+[$Overview.$H$11]" office:value-type="float" office:value="188.82917" calcext:value-type="float">
            <text:p>188.82917</text:p>
          </table:table-cell>
          <table:table-cell table:formula="of:=[$Overview.B113]*[$Overview.$J$11]" office:value-type="float" office:value="-0.684693" calcext:value-type="float">
            <text:p>-0.684693</text:p>
          </table:table-cell>
        </table:table-row>
        <table:table-row table:style-name="ro1">
          <table:table-cell table:formula="of:=[$Overview.A114]*[$Overview.$J$11]+[$Overview.$H$11]" office:value-type="float" office:value="190.484141" calcext:value-type="float">
            <text:p>190.484141</text:p>
          </table:table-cell>
          <table:table-cell table:formula="of:=[$Overview.B114]*[$Overview.$J$11]" office:value-type="float" office:value="-0.599847" calcext:value-type="float">
            <text:p>-0.599847</text:p>
          </table:table-cell>
        </table:table-row>
        <table:table-row table:style-name="ro1">
          <table:table-cell table:formula="of:=[$Overview.A115]*[$Overview.$J$11]+[$Overview.$H$11]" office:value-type="float" office:value="192.139349" calcext:value-type="float">
            <text:p>192.139349</text:p>
          </table:table-cell>
          <table:table-cell table:formula="of:=[$Overview.B115]*[$Overview.$J$11]" office:value-type="float" office:value="-0.514764" calcext:value-type="float">
            <text:p>-0.514764</text:p>
          </table:table-cell>
        </table:table-row>
        <table:table-row table:style-name="ro1">
          <table:table-cell table:formula="of:=[$Overview.A116]*[$Overview.$J$11]+[$Overview.$H$11]" office:value-type="float" office:value="193.793846" calcext:value-type="float">
            <text:p>193.793846</text:p>
          </table:table-cell>
          <table:table-cell table:formula="of:=[$Overview.B116]*[$Overview.$J$11]" office:value-type="float" office:value="-0.4302735" calcext:value-type="float">
            <text:p>-0.4302735</text:p>
          </table:table-cell>
        </table:table-row>
        <table:table-row table:style-name="ro1">
          <table:table-cell table:formula="of:=[$Overview.A117]*[$Overview.$J$11]+[$Overview.$H$11]" office:value-type="float" office:value="195.4479875" calcext:value-type="float">
            <text:p>195.4479875</text:p>
          </table:table-cell>
          <table:table-cell table:formula="of:=[$Overview.B117]*[$Overview.$J$11]" office:value-type="float" office:value="-0.346731" calcext:value-type="float">
            <text:p>-0.346731</text:p>
          </table:table-cell>
        </table:table-row>
        <table:table-row table:style-name="ro1">
          <table:table-cell table:formula="of:=[$Overview.A118]*[$Overview.$J$11]+[$Overview.$H$11]" office:value-type="float" office:value="197.101181" calcext:value-type="float">
            <text:p>197.101181</text:p>
          </table:table-cell>
          <table:table-cell table:formula="of:=[$Overview.B118]*[$Overview.$J$11]" office:value-type="float" office:value="-0.2641365" calcext:value-type="float">
            <text:p>-0.2641365</text:p>
          </table:table-cell>
        </table:table-row>
        <table:table-row table:style-name="ro1">
          <table:table-cell table:formula="of:=[$Overview.A119]*[$Overview.$J$11]+[$Overview.$H$11]" office:value-type="float" office:value="198.753071" calcext:value-type="float">
            <text:p>198.753071</text:p>
          </table:table-cell>
          <table:table-cell table:formula="of:=[$Overview.B119]*[$Overview.$J$11]" office:value-type="float" office:value="-0.1830825" calcext:value-type="float">
            <text:p>-0.1830825</text:p>
          </table:table-cell>
        </table:table-row>
        <table:table-row table:style-name="ro1">
          <table:table-cell table:formula="of:=[$Overview.A120]*[$Overview.$J$11]+[$Overview.$H$11]" office:value-type="float" office:value="200.4048425" calcext:value-type="float">
            <text:p>200.4048425</text:p>
          </table:table-cell>
          <table:table-cell table:formula="of:=[$Overview.B120]*[$Overview.$J$11]" office:value-type="float" office:value="-0.104043" calcext:value-type="float">
            <text:p>-0.104043</text:p>
          </table:table-cell>
        </table:table-row>
        <table:table-row table:style-name="ro1">
          <table:table-cell table:formula="of:=[$Overview.A121]*[$Overview.$J$11]+[$Overview.$H$11]" office:value-type="float" office:value="202.0567325" calcext:value-type="float">
            <text:p>202.0567325</text:p>
          </table:table-cell>
          <table:table-cell table:formula="of:=[$Overview.B121]*[$Overview.$J$11]" office:value-type="float" office:value="-0.0266625" calcext:value-type="float">
            <text:p>-0.0266625</text:p>
          </table:table-cell>
        </table:table-row>
        <table:table-row table:style-name="ro1">
          <table:table-cell table:formula="of:=[$Overview.A122]*[$Overview.$J$11]+[$Overview.$H$11]" office:value-type="float" office:value="203.7079115" calcext:value-type="float">
            <text:p>203.7079115</text:p>
          </table:table-cell>
          <table:table-cell table:formula="of:=[$Overview.B122]*[$Overview.$J$11]" office:value-type="float" office:value="0.0487035" calcext:value-type="float">
            <text:p>0.0487035</text:p>
          </table:table-cell>
        </table:table-row>
        <table:table-row table:style-name="ro1">
          <table:table-cell table:formula="of:=[$Overview.A123]*[$Overview.$J$11]+[$Overview.$H$11]" office:value-type="float" office:value="205.3583795" calcext:value-type="float">
            <text:p>205.3583795</text:p>
          </table:table-cell>
          <table:table-cell table:formula="of:=[$Overview.B123]*[$Overview.$J$11]" office:value-type="float" office:value="0.1216995" calcext:value-type="float">
            <text:p>0.1216995</text:p>
          </table:table-cell>
        </table:table-row>
        <table:table-row table:style-name="ro1">
          <table:table-cell table:formula="of:=[$Overview.A124]*[$Overview.$J$11]+[$Overview.$H$11]" office:value-type="float" office:value="207.0088475" calcext:value-type="float">
            <text:p>207.0088475</text:p>
          </table:table-cell>
          <table:table-cell table:formula="of:=[$Overview.B124]*[$Overview.$J$11]" office:value-type="float" office:value="0.192207" calcext:value-type="float">
            <text:p>0.192207</text:p>
          </table:table-cell>
        </table:table-row>
        <table:table-row table:style-name="ro1">
          <table:table-cell table:formula="of:=[$Overview.A125]*[$Overview.$J$11]+[$Overview.$H$11]" office:value-type="float" office:value="208.659197" calcext:value-type="float">
            <text:p>208.659197</text:p>
          </table:table-cell>
          <table:table-cell table:formula="of:=[$Overview.B125]*[$Overview.$J$11]" office:value-type="float" office:value="0.260226" calcext:value-type="float">
            <text:p>0.260226</text:p>
          </table:table-cell>
        </table:table-row>
        <table:table-row table:style-name="ro1">
          <table:table-cell table:formula="of:=[$Overview.A126]*[$Overview.$J$11]+[$Overview.$H$11]" office:value-type="float" office:value="210.308006" calcext:value-type="float">
            <text:p>210.308006</text:p>
          </table:table-cell>
          <table:table-cell table:formula="of:=[$Overview.B126]*[$Overview.$J$11]" office:value-type="float" office:value="0.3255195" calcext:value-type="float">
            <text:p>0.3255195</text:p>
          </table:table-cell>
        </table:table-row>
        <table:table-row table:style-name="ro1">
          <table:table-cell table:formula="of:=[$Overview.A127]*[$Overview.$J$11]+[$Overview.$H$11]" office:value-type="float" office:value="211.955393" calcext:value-type="float">
            <text:p>211.955393</text:p>
          </table:table-cell>
          <table:table-cell table:formula="of:=[$Overview.B127]*[$Overview.$J$11]" office:value-type="float" office:value="0.3871395" calcext:value-type="float">
            <text:p>0.3871395</text:p>
          </table:table-cell>
        </table:table-row>
        <table:table-row table:style-name="ro1">
          <table:table-cell table:formula="of:=[$Overview.A128]*[$Overview.$J$11]+[$Overview.$H$11]" office:value-type="float" office:value="213.6026615" calcext:value-type="float">
            <text:p>213.6026615</text:p>
          </table:table-cell>
          <table:table-cell table:formula="of:=[$Overview.B128]*[$Overview.$J$11]" office:value-type="float" office:value="0.444849" calcext:value-type="float">
            <text:p>0.444849</text:p>
          </table:table-cell>
        </table:table-row>
        <table:table-row table:style-name="ro1">
          <table:table-cell table:formula="of:=[$Overview.A129]*[$Overview.$J$11]+[$Overview.$H$11]" office:value-type="float" office:value="215.2502855" calcext:value-type="float">
            <text:p>215.2502855</text:p>
          </table:table-cell>
          <table:table-cell table:formula="of:=[$Overview.B129]*[$Overview.$J$11]" office:value-type="float" office:value="0.4987665" calcext:value-type="float">
            <text:p>0.4987665</text:p>
          </table:table-cell>
        </table:table-row>
        <table:table-row table:style-name="ro1">
          <table:table-cell table:formula="of:=[$Overview.A130]*[$Overview.$J$11]+[$Overview.$H$11]" office:value-type="float" office:value="216.8979095" calcext:value-type="float">
            <text:p>216.8979095</text:p>
          </table:table-cell>
          <table:table-cell table:formula="of:=[$Overview.B130]*[$Overview.$J$11]" office:value-type="float" office:value="0.5490105" calcext:value-type="float">
            <text:p>0.5490105</text:p>
          </table:table-cell>
        </table:table-row>
        <table:table-row table:style-name="ro1">
          <table:table-cell table:formula="of:=[$Overview.A131]*[$Overview.$J$11]+[$Overview.$H$11]" office:value-type="float" office:value="218.545415" calcext:value-type="float">
            <text:p>218.545415</text:p>
          </table:table-cell>
          <table:table-cell table:formula="of:=[$Overview.B131]*[$Overview.$J$11]" office:value-type="float" office:value="0.5952255" calcext:value-type="float">
            <text:p>0.5952255</text:p>
          </table:table-cell>
        </table:table-row>
        <table:table-row table:style-name="ro1">
          <table:table-cell table:formula="of:=[$Overview.A132]*[$Overview.$J$11]+[$Overview.$H$11]" office:value-type="float" office:value="220.193039" calcext:value-type="float">
            <text:p>220.193039</text:p>
          </table:table-cell>
          <table:table-cell table:formula="of:=[$Overview.B132]*[$Overview.$J$11]" office:value-type="float" office:value="0.6376485" calcext:value-type="float">
            <text:p>0.6376485</text:p>
          </table:table-cell>
        </table:table-row>
        <table:table-row table:style-name="ro1">
          <table:table-cell table:formula="of:=[$Overview.A133]*[$Overview.$J$11]+[$Overview.$H$11]" office:value-type="float" office:value="221.8409" calcext:value-type="float">
            <text:p>221.8409</text:p>
          </table:table-cell>
          <table:table-cell table:formula="of:=[$Overview.B133]*[$Overview.$J$11]" office:value-type="float" office:value="0.676161" calcext:value-type="float">
            <text:p>0.676161</text:p>
          </table:table-cell>
        </table:table-row>
        <table:table-row table:style-name="ro1">
          <table:table-cell table:formula="of:=[$Overview.A134]*[$Overview.$J$11]+[$Overview.$H$11]" office:value-type="float" office:value="223.4886425" calcext:value-type="float">
            <text:p>223.4886425</text:p>
          </table:table-cell>
          <table:table-cell table:formula="of:=[$Overview.B134]*[$Overview.$J$11]" office:value-type="float" office:value="0.7108815" calcext:value-type="float">
            <text:p>0.7108815</text:p>
          </table:table-cell>
        </table:table-row>
        <table:table-row table:style-name="ro1">
          <table:table-cell table:formula="of:=[$Overview.A135]*[$Overview.$J$11]+[$Overview.$H$11]" office:value-type="float" office:value="225.136385" calcext:value-type="float">
            <text:p>225.136385</text:p>
          </table:table-cell>
          <table:table-cell table:formula="of:=[$Overview.B135]*[$Overview.$J$11]" office:value-type="float" office:value="0.741573" calcext:value-type="float">
            <text:p>0.741573</text:p>
          </table:table-cell>
        </table:table-row>
        <table:table-row table:style-name="ro1">
          <table:table-cell table:formula="of:=[$Overview.A136]*[$Overview.$J$11]+[$Overview.$H$11]" office:value-type="float" office:value="226.7843645" calcext:value-type="float">
            <text:p>226.7843645</text:p>
          </table:table-cell>
          <table:table-cell table:formula="of:=[$Overview.B136]*[$Overview.$J$11]" office:value-type="float" office:value="0.768354" calcext:value-type="float">
            <text:p>0.768354</text:p>
          </table:table-cell>
        </table:table-row>
        <table:table-row table:style-name="ro1">
          <table:table-cell table:formula="of:=[$Overview.A137]*[$Overview.$J$11]+[$Overview.$H$11]" office:value-type="float" office:value="228.432344" calcext:value-type="float">
            <text:p>228.432344</text:p>
          </table:table-cell>
          <table:table-cell table:formula="of:=[$Overview.B137]*[$Overview.$J$11]" office:value-type="float" office:value="0.791343" calcext:value-type="float">
            <text:p>0.791343</text:p>
          </table:table-cell>
        </table:table-row>
        <table:table-row table:style-name="ro1">
          <table:table-cell table:formula="of:=[$Overview.A138]*[$Overview.$J$11]+[$Overview.$H$11]" office:value-type="float" office:value="230.080205" calcext:value-type="float">
            <text:p>230.080205</text:p>
          </table:table-cell>
          <table:table-cell table:formula="of:=[$Overview.B138]*[$Overview.$J$11]" office:value-type="float" office:value="0.8104215" calcext:value-type="float">
            <text:p>0.8104215</text:p>
          </table:table-cell>
        </table:table-row>
        <table:table-row table:style-name="ro1">
          <table:table-cell table:formula="of:=[$Overview.A139]*[$Overview.$J$11]+[$Overview.$H$11]" office:value-type="float" office:value="231.728066" calcext:value-type="float">
            <text:p>231.728066</text:p>
          </table:table-cell>
          <table:table-cell table:formula="of:=[$Overview.B139]*[$Overview.$J$11]" office:value-type="float" office:value="0.8253525" calcext:value-type="float">
            <text:p>0.8253525</text:p>
          </table:table-cell>
        </table:table-row>
        <table:table-row table:style-name="ro1">
          <table:table-cell table:formula="of:=[$Overview.A140]*[$Overview.$J$11]+[$Overview.$H$11]" office:value-type="float" office:value="233.375927" calcext:value-type="float">
            <text:p>233.375927</text:p>
          </table:table-cell>
          <table:table-cell table:formula="of:=[$Overview.B140]*[$Overview.$J$11]" office:value-type="float" office:value="0.836373" calcext:value-type="float">
            <text:p>0.836373</text:p>
          </table:table-cell>
        </table:table-row>
        <table:table-row table:style-name="ro1">
          <table:table-cell table:formula="of:=[$Overview.A141]*[$Overview.$J$11]+[$Overview.$H$11]" office:value-type="float" office:value="235.0236695" calcext:value-type="float">
            <text:p>235.0236695</text:p>
          </table:table-cell>
          <table:table-cell table:formula="of:=[$Overview.B141]*[$Overview.$J$11]" office:value-type="float" office:value="0.843483" calcext:value-type="float">
            <text:p>0.843483</text:p>
          </table:table-cell>
        </table:table-row>
        <table:table-row table:style-name="ro1">
          <table:table-cell table:formula="of:=[$Overview.A142]*[$Overview.$J$11]+[$Overview.$H$11]" office:value-type="float" office:value="236.671412" calcext:value-type="float">
            <text:p>236.671412</text:p>
          </table:table-cell>
          <table:table-cell table:formula="of:=[$Overview.B142]*[$Overview.$J$11]" office:value-type="float" office:value="0.8464455" calcext:value-type="float">
            <text:p>0.8464455</text:p>
          </table:table-cell>
        </table:table-row>
        <table:table-row table:style-name="ro1">
          <table:table-cell table:formula="of:=[$Overview.A143]*[$Overview.$J$11]+[$Overview.$H$11]" office:value-type="float" office:value="238.3191545" calcext:value-type="float">
            <text:p>238.3191545</text:p>
          </table:table-cell>
          <table:table-cell table:formula="of:=[$Overview.B143]*[$Overview.$J$11]" office:value-type="float" office:value="0.845379" calcext:value-type="float">
            <text:p>0.845379</text:p>
          </table:table-cell>
        </table:table-row>
        <table:table-row table:style-name="ro1">
          <table:table-cell table:formula="of:=[$Overview.A144]*[$Overview.$J$11]+[$Overview.$H$11]" office:value-type="float" office:value="239.966897" calcext:value-type="float">
            <text:p>239.966897</text:p>
          </table:table-cell>
          <table:table-cell table:formula="of:=[$Overview.B144]*[$Overview.$J$11]" office:value-type="float" office:value="0.840165" calcext:value-type="float">
            <text:p>0.840165</text:p>
          </table:table-cell>
        </table:table-row>
        <table:table-row table:style-name="ro1">
          <table:table-cell table:formula="of:=[$Overview.A145]*[$Overview.$J$11]+[$Overview.$H$11]" office:value-type="float" office:value="241.614521" calcext:value-type="float">
            <text:p>241.614521</text:p>
          </table:table-cell>
          <table:table-cell table:formula="of:=[$Overview.B145]*[$Overview.$J$11]" office:value-type="float" office:value="0.8310405" calcext:value-type="float">
            <text:p>0.8310405</text:p>
          </table:table-cell>
        </table:table-row>
        <table:table-row table:style-name="ro1">
          <table:table-cell table:formula="of:=[$Overview.A146]*[$Overview.$J$11]+[$Overview.$H$11]" office:value-type="float" office:value="243.262382" calcext:value-type="float">
            <text:p>243.262382</text:p>
          </table:table-cell>
          <table:table-cell table:formula="of:=[$Overview.B146]*[$Overview.$J$11]" office:value-type="float" office:value="0.8177685" calcext:value-type="float">
            <text:p>0.8177685</text:p>
          </table:table-cell>
        </table:table-row>
        <table:table-row table:style-name="ro1">
          <table:table-cell table:formula="of:=[$Overview.A147]*[$Overview.$J$11]+[$Overview.$H$11]" office:value-type="float" office:value="244.91048" calcext:value-type="float">
            <text:p>244.91048</text:p>
          </table:table-cell>
          <table:table-cell table:formula="of:=[$Overview.B147]*[$Overview.$J$11]" office:value-type="float" office:value="0.800586" calcext:value-type="float">
            <text:p>0.800586</text:p>
          </table:table-cell>
        </table:table-row>
        <table:table-row table:style-name="ro1">
          <table:table-cell table:formula="of:=[$Overview.A148]*[$Overview.$J$11]+[$Overview.$H$11]" office:value-type="float" office:value="246.558578" calcext:value-type="float">
            <text:p>246.558578</text:p>
          </table:table-cell>
          <table:table-cell table:formula="of:=[$Overview.B148]*[$Overview.$J$11]" office:value-type="float" office:value="0.779493" calcext:value-type="float">
            <text:p>0.779493</text:p>
          </table:table-cell>
        </table:table-row>
        <table:table-row table:style-name="ro1">
          <table:table-cell table:formula="of:=[$Overview.A149]*[$Overview.$J$11]+[$Overview.$H$11]" office:value-type="float" office:value="248.2070315" calcext:value-type="float">
            <text:p>248.2070315</text:p>
          </table:table-cell>
          <table:table-cell table:formula="of:=[$Overview.B149]*[$Overview.$J$11]" office:value-type="float" office:value="0.754608" calcext:value-type="float">
            <text:p>0.754608</text:p>
          </table:table-cell>
        </table:table-row>
        <table:table-row table:style-name="ro1">
          <table:table-cell table:formula="of:=[$Overview.A150]*[$Overview.$J$11]+[$Overview.$H$11]" office:value-type="float" office:value="249.855959" calcext:value-type="float">
            <text:p>249.855959</text:p>
          </table:table-cell>
          <table:table-cell table:formula="of:=[$Overview.B150]*[$Overview.$J$11]" office:value-type="float" office:value="0.7260495" calcext:value-type="float">
            <text:p>0.7260495</text:p>
          </table:table-cell>
        </table:table-row>
        <table:table-row table:style-name="ro1">
          <table:table-cell table:formula="of:=[$Overview.A151]*[$Overview.$J$11]+[$Overview.$H$11]" office:value-type="float" office:value="251.5051235" calcext:value-type="float">
            <text:p>251.5051235</text:p>
          </table:table-cell>
          <table:table-cell table:formula="of:=[$Overview.B151]*[$Overview.$J$11]" office:value-type="float" office:value="0.694173" calcext:value-type="float">
            <text:p>0.694173</text:p>
          </table:table-cell>
        </table:table-row>
        <table:table-row table:style-name="ro1">
          <table:table-cell table:formula="of:=[$Overview.A152]*[$Overview.$J$11]+[$Overview.$H$11]" office:value-type="float" office:value="253.154525" calcext:value-type="float">
            <text:p>253.154525</text:p>
          </table:table-cell>
          <table:table-cell table:formula="of:=[$Overview.B152]*[$Overview.$J$11]" office:value-type="float" office:value="0.6587415" calcext:value-type="float">
            <text:p>0.6587415</text:p>
          </table:table-cell>
        </table:table-row>
        <table:table-row table:style-name="ro1">
          <table:table-cell table:formula="of:=[$Overview.A153]*[$Overview.$J$11]+[$Overview.$H$11]" office:value-type="float" office:value="254.804282" calcext:value-type="float">
            <text:p>254.804282</text:p>
          </table:table-cell>
          <table:table-cell table:formula="of:=[$Overview.B153]*[$Overview.$J$11]" office:value-type="float" office:value="0.620229" calcext:value-type="float">
            <text:p>0.620229</text:p>
          </table:table-cell>
        </table:table-row>
        <table:table-row table:style-name="ro1">
          <table:table-cell table:formula="of:=[$Overview.A154]*[$Overview.$J$11]+[$Overview.$H$11]" office:value-type="float" office:value="256.454276" calcext:value-type="float">
            <text:p>256.454276</text:p>
          </table:table-cell>
          <table:table-cell table:formula="of:=[$Overview.B154]*[$Overview.$J$11]" office:value-type="float" office:value="0.5786355" calcext:value-type="float">
            <text:p>0.5786355</text:p>
          </table:table-cell>
        </table:table-row>
        <table:table-row table:style-name="ro1">
          <table:table-cell table:formula="of:=[$Overview.A155]*[$Overview.$J$11]+[$Overview.$H$11]" office:value-type="float" office:value="258.104507" calcext:value-type="float">
            <text:p>258.104507</text:p>
          </table:table-cell>
          <table:table-cell table:formula="of:=[$Overview.B155]*[$Overview.$J$11]" office:value-type="float" office:value="0.5340795" calcext:value-type="float">
            <text:p>0.5340795</text:p>
          </table:table-cell>
        </table:table-row>
        <table:table-row table:style-name="ro1">
          <table:table-cell table:formula="of:=[$Overview.A156]*[$Overview.$J$11]+[$Overview.$H$11]" office:value-type="float" office:value="259.7548565" calcext:value-type="float">
            <text:p>259.7548565</text:p>
          </table:table-cell>
          <table:table-cell table:formula="of:=[$Overview.B156]*[$Overview.$J$11]" office:value-type="float" office:value="0.486561" calcext:value-type="float">
            <text:p>0.486561</text:p>
          </table:table-cell>
        </table:table-row>
        <table:table-row table:style-name="ro1">
          <table:table-cell table:formula="of:=[$Overview.A157]*[$Overview.$J$11]+[$Overview.$H$11]" office:value-type="float" office:value="261.405206" calcext:value-type="float">
            <text:p>261.405206</text:p>
          </table:table-cell>
          <table:table-cell table:formula="of:=[$Overview.B157]*[$Overview.$J$11]" office:value-type="float" office:value="0.436317" calcext:value-type="float">
            <text:p>0.436317</text:p>
          </table:table-cell>
        </table:table-row>
        <table:table-row table:style-name="ro1">
          <table:table-cell table:formula="of:=[$Overview.A158]*[$Overview.$J$11]+[$Overview.$H$11]" office:value-type="float" office:value="263.055437" calcext:value-type="float">
            <text:p>263.055437</text:p>
          </table:table-cell>
          <table:table-cell table:formula="of:=[$Overview.B158]*[$Overview.$J$11]" office:value-type="float" office:value="0.3833475" calcext:value-type="float">
            <text:p>0.3833475</text:p>
          </table:table-cell>
        </table:table-row>
        <table:table-row table:style-name="ro1">
          <table:table-cell table:formula="of:=[$Overview.A159]*[$Overview.$J$11]+[$Overview.$H$11]" office:value-type="float" office:value="264.7053125" calcext:value-type="float">
            <text:p>264.7053125</text:p>
          </table:table-cell>
          <table:table-cell table:formula="of:=[$Overview.B159]*[$Overview.$J$11]" office:value-type="float" office:value="0.327534" calcext:value-type="float">
            <text:p>0.327534</text:p>
          </table:table-cell>
        </table:table-row>
        <table:table-row table:style-name="ro1">
          <table:table-cell table:formula="of:=[$Overview.A160]*[$Overview.$J$11]+[$Overview.$H$11]" office:value-type="float" office:value="266.3545955" calcext:value-type="float">
            <text:p>266.3545955</text:p>
          </table:table-cell>
          <table:table-cell table:formula="of:=[$Overview.B160]*[$Overview.$J$11]" office:value-type="float" office:value="0.268758" calcext:value-type="float">
            <text:p>0.268758</text:p>
          </table:table-cell>
        </table:table-row>
        <table:table-row table:style-name="ro1">
          <table:table-cell table:formula="of:=[$Overview.A161]*[$Overview.$J$11]+[$Overview.$H$11]" office:value-type="float" office:value="268.003049" calcext:value-type="float">
            <text:p>268.003049</text:p>
          </table:table-cell>
          <table:table-cell table:formula="of:=[$Overview.B161]*[$Overview.$J$11]" office:value-type="float" office:value="0.2067825" calcext:value-type="float">
            <text:p>0.2067825</text:p>
          </table:table-cell>
        </table:table-row>
        <table:table-row table:style-name="ro1">
          <table:table-cell table:formula="of:=[$Overview.A162]*[$Overview.$J$11]+[$Overview.$H$11]" office:value-type="float" office:value="269.650199" calcext:value-type="float">
            <text:p>269.650199</text:p>
          </table:table-cell>
          <table:table-cell table:formula="of:=[$Overview.B162]*[$Overview.$J$11]" office:value-type="float" office:value="0.141489" calcext:value-type="float">
            <text:p>0.141489</text:p>
          </table:table-cell>
        </table:table-row>
        <table:table-row table:style-name="ro1">
          <table:table-cell table:formula="of:=[$Overview.A163]*[$Overview.$J$11]+[$Overview.$H$11]" office:value-type="float" office:value="271.2924905" calcext:value-type="float">
            <text:p>271.2924905</text:p>
          </table:table-cell>
          <table:table-cell table:formula="of:=[$Overview.B163]*[$Overview.$J$11]" office:value-type="float" office:value="0.072522" calcext:value-type="float">
            <text:p>0.072522</text:p>
          </table:table-cell>
        </table:table-row>
        <table:table-row table:style-name="ro1">
          <table:table-cell table:formula="of:=[$Overview.A164]*[$Overview.$J$11]+[$Overview.$H$11]" office:value-type="float" office:value="272.9007725" calcext:value-type="float">
            <text:p>272.9007725</text:p>
          </table:table-cell>
          <table:table-cell table:formula="of:=[$Overview.B164]*[$Overview.$J$11]" office:value-type="float" office:value="0.001422" calcext:value-type="float">
            <text:p>0.001422</text:p>
          </table:table-cell>
        </table:table-row>
        <table:table-row table:style-name="ro1">
          <table:table-cell table:formula="of:=[$Overview.A165]*[$Overview.$J$11]+[$Overview.$H$11]" office:value-type="float" office:value="274.309145" calcext:value-type="float">
            <text:p>274.309145</text:p>
          </table:table-cell>
          <table:table-cell table:formula="of:=[$Overview.B165]*[$Overview.$J$11]" office:value-type="float" office:value="-0.0610275" calcext:value-type="float">
            <text:p>-0.0610275</text:p>
          </table:table-cell>
        </table:table-row>
        <table:table-row table:style-name="ro1">
          <table:table-cell table:formula="of:=[$Overview.A166]*[$Overview.$J$11]+[$Overview.$H$11]" office:value-type="float" office:value="275" calcext:value-type="float">
            <text:p>275</text:p>
          </table:table-cell>
          <table:table-cell table:formula="of:=[$Overview.B166]*[$Overview.$J$11]" office:value-type="float" office:value="-0.089112" calcext:value-type="float">
            <text:p>-0.089112</text:p>
          </table:table-cell>
        </table:table-row>
      </table:table>
      <table:table table:name="S2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table:formula="of:=[$Overview.A5]*[$Overview.$J$12]+[$Overview.$H$12]" office:value-type="float" office:value="168.3411862" calcext:value-type="float">
            <text:p>168.3411862</text:p>
          </table:table-cell>
          <table:table-cell table:formula="of:=[$Overview.B5]*[$Overview.$J$12]" office:value-type="float" office:value="0.2114794" calcext:value-type="float">
            <text:p>0.2114794</text:p>
          </table:table-cell>
        </table:table-row>
        <table:table-row table:style-name="ro1">
          <table:table-cell table:formula="of:=[$Overview.A6]*[$Overview.$J$12]+[$Overview.$H$12]" office:value-type="float" office:value="168.4296405" calcext:value-type="float">
            <text:p>168.4296405</text:p>
          </table:table-cell>
          <table:table-cell table:formula="of:=[$Overview.B6]*[$Overview.$J$12]" office:value-type="float" office:value="0.4017255" calcext:value-type="float">
            <text:p>0.4017255</text:p>
          </table:table-cell>
        </table:table-row>
        <table:table-row table:style-name="ro1">
          <table:table-cell table:formula="of:=[$Overview.A7]*[$Overview.$J$12]+[$Overview.$H$12]" office:value-type="float" office:value="168.5738989" calcext:value-type="float">
            <text:p>168.5738989</text:p>
          </table:table-cell>
          <table:table-cell table:formula="of:=[$Overview.B7]*[$Overview.$J$12]" office:value-type="float" office:value="0.6192868" calcext:value-type="float">
            <text:p>0.6192868</text:p>
          </table:table-cell>
        </table:table-row>
        <table:table-row table:style-name="ro1">
          <table:table-cell table:formula="of:=[$Overview.A8]*[$Overview.$J$12]+[$Overview.$H$12]" office:value-type="float" office:value="168.795088" calcext:value-type="float">
            <text:p>168.795088</text:p>
          </table:table-cell>
          <table:table-cell table:formula="of:=[$Overview.B8]*[$Overview.$J$12]" office:value-type="float" office:value="0.8762204" calcext:value-type="float">
            <text:p>0.8762204</text:p>
          </table:table-cell>
        </table:table-row>
        <table:table-row table:style-name="ro1">
          <table:table-cell table:formula="of:=[$Overview.A9]*[$Overview.$J$12]+[$Overview.$H$12]" office:value-type="float" office:value="169.1324734" calcext:value-type="float">
            <text:p>169.1324734</text:p>
          </table:table-cell>
          <table:table-cell table:formula="of:=[$Overview.B9]*[$Overview.$J$12]" office:value-type="float" office:value="1.1890648" calcext:value-type="float">
            <text:p>1.1890648</text:p>
          </table:table-cell>
        </table:table-row>
        <table:table-row table:style-name="ro1">
          <table:table-cell table:formula="of:=[$Overview.A10]*[$Overview.$J$12]+[$Overview.$H$12]" office:value-type="float" office:value="169.6469808" calcext:value-type="float">
            <text:p>169.6469808</text:p>
          </table:table-cell>
          <table:table-cell table:formula="of:=[$Overview.B10]*[$Overview.$J$12]" office:value-type="float" office:value="1.5701972" calcext:value-type="float">
            <text:p>1.5701972</text:p>
          </table:table-cell>
        </table:table-row>
        <table:table-row table:style-name="ro1">
          <table:table-cell table:formula="of:=[$Overview.A11]*[$Overview.$J$12]+[$Overview.$H$12]" office:value-type="float" office:value="170.3914267" calcext:value-type="float">
            <text:p>170.3914267</text:p>
          </table:table-cell>
          <table:table-cell table:formula="of:=[$Overview.B11]*[$Overview.$J$12]" office:value-type="float" office:value="2.0119352" calcext:value-type="float">
            <text:p>2.0119352</text:p>
          </table:table-cell>
        </table:table-row>
        <table:table-row table:style-name="ro1">
          <table:table-cell table:formula="of:=[$Overview.A12]*[$Overview.$J$12]+[$Overview.$H$12]" office:value-type="float" office:value="171.3512999" calcext:value-type="float">
            <text:p>171.3512999</text:p>
          </table:table-cell>
          <table:table-cell table:formula="of:=[$Overview.B12]*[$Overview.$J$12]" office:value-type="float" office:value="2.4687179" calcext:value-type="float">
            <text:p>2.4687179</text:p>
          </table:table-cell>
        </table:table-row>
        <table:table-row table:style-name="ro1">
          <table:table-cell table:formula="of:=[$Overview.A13]*[$Overview.$J$12]+[$Overview.$H$12]" office:value-type="float" office:value="172.4635407" calcext:value-type="float">
            <text:p>172.4635407</text:p>
          </table:table-cell>
          <table:table-cell table:formula="of:=[$Overview.B13]*[$Overview.$J$12]" office:value-type="float" office:value="2.8980787" calcext:value-type="float">
            <text:p>2.8980787</text:p>
          </table:table-cell>
        </table:table-row>
        <table:table-row table:style-name="ro1">
          <table:table-cell table:formula="of:=[$Overview.A14]*[$Overview.$J$12]+[$Overview.$H$12]" office:value-type="float" office:value="173.6753326" calcext:value-type="float">
            <text:p>173.6753326</text:p>
          </table:table-cell>
          <table:table-cell table:formula="of:=[$Overview.B14]*[$Overview.$J$12]" office:value-type="float" office:value="3.2845461" calcext:value-type="float">
            <text:p>3.2845461</text:p>
          </table:table-cell>
        </table:table-row>
        <table:table-row table:style-name="ro1">
          <table:table-cell table:formula="of:=[$Overview.A15]*[$Overview.$J$12]+[$Overview.$H$12]" office:value-type="float" office:value="174.9531718" calcext:value-type="float">
            <text:p>174.9531718</text:p>
          </table:table-cell>
          <table:table-cell table:formula="of:=[$Overview.B15]*[$Overview.$J$12]" office:value-type="float" office:value="3.6271598" calcext:value-type="float">
            <text:p>3.6271598</text:p>
          </table:table-cell>
        </table:table-row>
        <table:table-row table:style-name="ro1">
          <table:table-cell table:formula="of:=[$Overview.A16]*[$Overview.$J$12]+[$Overview.$H$12]" office:value-type="float" office:value="176.2761451" calcext:value-type="float">
            <text:p>176.2761451</text:p>
          </table:table-cell>
          <table:table-cell table:formula="of:=[$Overview.B16]*[$Overview.$J$12]" office:value-type="float" office:value="3.929761" calcext:value-type="float">
            <text:p>3.929761</text:p>
          </table:table-cell>
        </table:table-row>
        <table:table-row table:style-name="ro1">
          <table:table-cell table:formula="of:=[$Overview.A17]*[$Overview.$J$12]+[$Overview.$H$12]" office:value-type="float" office:value="177.6329423" calcext:value-type="float">
            <text:p>177.6329423</text:p>
          </table:table-cell>
          <table:table-cell table:formula="of:=[$Overview.B17]*[$Overview.$J$12]" office:value-type="float" office:value="4.1967244" calcext:value-type="float">
            <text:p>4.1967244</text:p>
          </table:table-cell>
        </table:table-row>
        <table:table-row table:style-name="ro1">
          <table:table-cell table:formula="of:=[$Overview.A18]*[$Overview.$J$12]+[$Overview.$H$12]" office:value-type="float" office:value="179.0147073" calcext:value-type="float">
            <text:p>179.0147073</text:p>
          </table:table-cell>
          <table:table-cell table:formula="of:=[$Overview.B18]*[$Overview.$J$12]" office:value-type="float" office:value="4.4329582" calcext:value-type="float">
            <text:p>4.4329582</text:p>
          </table:table-cell>
        </table:table-row>
        <table:table-row table:style-name="ro1">
          <table:table-cell table:formula="of:=[$Overview.A19]*[$Overview.$J$12]+[$Overview.$H$12]" office:value-type="float" office:value="180.4155716" calcext:value-type="float">
            <text:p>180.4155716</text:p>
          </table:table-cell>
          <table:table-cell table:formula="of:=[$Overview.B19]*[$Overview.$J$12]" office:value-type="float" office:value="4.642517" calcext:value-type="float">
            <text:p>4.642517</text:p>
          </table:table-cell>
        </table:table-row>
        <table:table-row table:style-name="ro1">
          <table:table-cell table:formula="of:=[$Overview.A20]*[$Overview.$J$12]+[$Overview.$H$12]" office:value-type="float" office:value="181.8304136" calcext:value-type="float">
            <text:p>181.8304136</text:p>
          </table:table-cell>
          <table:table-cell table:formula="of:=[$Overview.B20]*[$Overview.$J$12]" office:value-type="float" office:value="4.8283884" calcext:value-type="float">
            <text:p>4.8283884</text:p>
          </table:table-cell>
        </table:table-row>
        <table:table-row table:style-name="ro1">
          <table:table-cell table:formula="of:=[$Overview.A21]*[$Overview.$J$12]+[$Overview.$H$12]" office:value-type="float" office:value="183.2563524" calcext:value-type="float">
            <text:p>183.2563524</text:p>
          </table:table-cell>
          <table:table-cell table:formula="of:=[$Overview.B21]*[$Overview.$J$12]" office:value-type="float" office:value="4.9931332" calcext:value-type="float">
            <text:p>4.9931332</text:p>
          </table:table-cell>
        </table:table-row>
        <table:table-row table:style-name="ro1">
          <table:table-cell table:formula="of:=[$Overview.A22]*[$Overview.$J$12]+[$Overview.$H$12]" office:value-type="float" office:value="184.6907205" calcext:value-type="float">
            <text:p>184.6907205</text:p>
          </table:table-cell>
          <table:table-cell table:formula="of:=[$Overview.B22]*[$Overview.$J$12]" office:value-type="float" office:value="5.1390988" calcext:value-type="float">
            <text:p>5.1390988</text:p>
          </table:table-cell>
        </table:table-row>
        <table:table-row table:style-name="ro1">
          <table:table-cell table:formula="of:=[$Overview.A23]*[$Overview.$J$12]+[$Overview.$H$12]" office:value-type="float" office:value="186.1315973" calcext:value-type="float">
            <text:p>186.1315973</text:p>
          </table:table-cell>
          <table:table-cell table:formula="of:=[$Overview.B23]*[$Overview.$J$12]" office:value-type="float" office:value="5.2676723" calcext:value-type="float">
            <text:p>5.2676723</text:p>
          </table:table-cell>
        </table:table-row>
        <table:table-row table:style-name="ro1">
          <table:table-cell table:formula="of:=[$Overview.A24]*[$Overview.$J$12]+[$Overview.$H$12]" office:value-type="float" office:value="187.5782359" calcext:value-type="float">
            <text:p>187.5782359</text:p>
          </table:table-cell>
          <table:table-cell table:formula="of:=[$Overview.B24]*[$Overview.$J$12]" office:value-type="float" office:value="5.3805609" calcext:value-type="float">
            <text:p>5.3805609</text:p>
          </table:table-cell>
        </table:table-row>
        <table:table-row table:style-name="ro1">
          <table:table-cell table:formula="of:=[$Overview.A25]*[$Overview.$J$12]+[$Overview.$H$12]" office:value-type="float" office:value="189.0288224" calcext:value-type="float">
            <text:p>189.0288224</text:p>
          </table:table-cell>
          <table:table-cell table:formula="of:=[$Overview.B25]*[$Overview.$J$12]" office:value-type="float" office:value="5.4787249" calcext:value-type="float">
            <text:p>5.4787249</text:p>
          </table:table-cell>
        </table:table-row>
        <table:table-row table:style-name="ro1">
          <table:table-cell table:formula="of:=[$Overview.A26]*[$Overview.$J$12]+[$Overview.$H$12]" office:value-type="float" office:value="190.4832501" calcext:value-type="float">
            <text:p>190.4832501</text:p>
          </table:table-cell>
          <table:table-cell table:formula="of:=[$Overview.B26]*[$Overview.$J$12]" office:value-type="float" office:value="5.5631246" calcext:value-type="float">
            <text:p>5.5631246</text:p>
          </table:table-cell>
        </table:table-row>
        <table:table-row table:style-name="ro1">
          <table:table-cell table:formula="of:=[$Overview.A27]*[$Overview.$J$12]+[$Overview.$H$12]" office:value-type="float" office:value="191.9409855" calcext:value-type="float">
            <text:p>191.9409855</text:p>
          </table:table-cell>
          <table:table-cell table:formula="of:=[$Overview.B27]*[$Overview.$J$12]" office:value-type="float" office:value="5.6347203" calcext:value-type="float">
            <text:p>5.6347203</text:p>
          </table:table-cell>
        </table:table-row>
        <table:table-row table:style-name="ro1">
          <table:table-cell table:formula="of:=[$Overview.A28]*[$Overview.$J$12]+[$Overview.$H$12]" office:value-type="float" office:value="193.4012817" calcext:value-type="float">
            <text:p>193.4012817</text:p>
          </table:table-cell>
          <table:table-cell table:formula="of:=[$Overview.B28]*[$Overview.$J$12]" office:value-type="float" office:value="5.6943656" calcext:value-type="float">
            <text:p>5.6943656</text:p>
          </table:table-cell>
        </table:table-row>
        <table:table-row table:style-name="ro1">
          <table:table-cell table:formula="of:=[$Overview.A29]*[$Overview.$J$12]+[$Overview.$H$12]" office:value-type="float" office:value="194.8643521" calcext:value-type="float">
            <text:p>194.8643521</text:p>
          </table:table-cell>
          <table:table-cell table:formula="of:=[$Overview.B29]*[$Overview.$J$12]" office:value-type="float" office:value="5.7428074" calcext:value-type="float">
            <text:p>5.7428074</text:p>
          </table:table-cell>
        </table:table-row>
        <table:table-row table:style-name="ro1">
          <table:table-cell table:formula="of:=[$Overview.A30]*[$Overview.$J$12]+[$Overview.$H$12]" office:value-type="float" office:value="196.3294498" calcext:value-type="float">
            <text:p>196.3294498</text:p>
          </table:table-cell>
          <table:table-cell table:formula="of:=[$Overview.B30]*[$Overview.$J$12]" office:value-type="float" office:value="5.7806859" calcext:value-type="float">
            <text:p>5.7806859</text:p>
          </table:table-cell>
        </table:table-row>
        <table:table-row table:style-name="ro1">
          <table:table-cell table:formula="of:=[$Overview.A31]*[$Overview.$J$12]+[$Overview.$H$12]" office:value-type="float" office:value="197.7959346" calcext:value-type="float">
            <text:p>197.7959346</text:p>
          </table:table-cell>
          <table:table-cell table:formula="of:=[$Overview.B31]*[$Overview.$J$12]" office:value-type="float" office:value="5.8085346" calcext:value-type="float">
            <text:p>5.8085346</text:p>
          </table:table-cell>
        </table:table-row>
        <table:table-row table:style-name="ro1">
          <table:table-cell table:formula="of:=[$Overview.A32]*[$Overview.$J$12]+[$Overview.$H$12]" office:value-type="float" office:value="199.2644467" calcext:value-type="float">
            <text:p>199.2644467</text:p>
          </table:table-cell>
          <table:table-cell table:formula="of:=[$Overview.B32]*[$Overview.$J$12]" office:value-type="float" office:value="5.826887" calcext:value-type="float">
            <text:p>5.826887</text:p>
          </table:table-cell>
        </table:table-row>
        <table:table-row table:style-name="ro1">
          <table:table-cell table:formula="of:=[$Overview.A33]*[$Overview.$J$12]+[$Overview.$H$12]" office:value-type="float" office:value="200.7344526" calcext:value-type="float">
            <text:p>200.7344526</text:p>
          </table:table-cell>
          <table:table-cell table:formula="of:=[$Overview.B33]*[$Overview.$J$12]" office:value-type="float" office:value="5.8362766" calcext:value-type="float">
            <text:p>5.8362766</text:p>
          </table:table-cell>
        </table:table-row>
        <table:table-row table:style-name="ro1">
          <table:table-cell table:formula="of:=[$Overview.A34]*[$Overview.$J$12]+[$Overview.$H$12]" office:value-type="float" office:value="202.2054188" calcext:value-type="float">
            <text:p>202.2054188</text:p>
          </table:table-cell>
          <table:table-cell table:formula="of:=[$Overview.B34]*[$Overview.$J$12]" office:value-type="float" office:value="5.8373436" calcext:value-type="float">
            <text:p>5.8373436</text:p>
          </table:table-cell>
        </table:table-row>
        <table:table-row table:style-name="ro1">
          <table:table-cell table:formula="of:=[$Overview.A35]*[$Overview.$J$12]+[$Overview.$H$12]" office:value-type="float" office:value="203.6776654" calcext:value-type="float">
            <text:p>203.6776654</text:p>
          </table:table-cell>
          <table:table-cell table:formula="of:=[$Overview.B35]*[$Overview.$J$12]" office:value-type="float" office:value="5.8301947" calcext:value-type="float">
            <text:p>5.8301947</text:p>
          </table:table-cell>
        </table:table-row>
        <table:table-row table:style-name="ro1">
          <table:table-cell table:formula="of:=[$Overview.A36]*[$Overview.$J$12]+[$Overview.$H$12]" office:value-type="float" office:value="205.1507656" calcext:value-type="float">
            <text:p>205.1507656</text:p>
          </table:table-cell>
          <table:table-cell table:formula="of:=[$Overview.B36]*[$Overview.$J$12]" office:value-type="float" office:value="5.8153634" calcext:value-type="float">
            <text:p>5.8153634</text:p>
          </table:table-cell>
        </table:table-row>
        <table:table-row table:style-name="ro1">
          <table:table-cell table:formula="of:=[$Overview.A37]*[$Overview.$J$12]+[$Overview.$H$12]" office:value-type="float" office:value="206.624506" calcext:value-type="float">
            <text:p>206.624506</text:p>
          </table:table-cell>
          <table:table-cell table:formula="of:=[$Overview.B37]*[$Overview.$J$12]" office:value-type="float" office:value="5.7931698" calcext:value-type="float">
            <text:p>5.7931698</text:p>
          </table:table-cell>
        </table:table-row>
        <table:table-row table:style-name="ro1">
          <table:table-cell table:formula="of:=[$Overview.A38]*[$Overview.$J$12]+[$Overview.$H$12]" office:value-type="float" office:value="208.0988866" calcext:value-type="float">
            <text:p>208.0988866</text:p>
          </table:table-cell>
          <table:table-cell table:formula="of:=[$Overview.B38]*[$Overview.$J$12]" office:value-type="float" office:value="5.7638273" calcext:value-type="float">
            <text:p>5.7638273</text:p>
          </table:table-cell>
        </table:table-row>
        <table:table-row table:style-name="ro1">
          <table:table-cell table:formula="of:=[$Overview.A39]*[$Overview.$J$12]+[$Overview.$H$12]" office:value-type="float" office:value="209.5740141" calcext:value-type="float">
            <text:p>209.5740141</text:p>
          </table:table-cell>
          <table:table-cell table:formula="of:=[$Overview.B39]*[$Overview.$J$12]" office:value-type="float" office:value="5.7277627" calcext:value-type="float">
            <text:p>5.7277627</text:p>
          </table:table-cell>
        </table:table-row>
        <table:table-row table:style-name="ro1">
          <table:table-cell table:formula="of:=[$Overview.A40]*[$Overview.$J$12]+[$Overview.$H$12]" office:value-type="float" office:value="211.0494617" calcext:value-type="float">
            <text:p>211.0494617</text:p>
          </table:table-cell>
          <table:table-cell table:formula="of:=[$Overview.B40]*[$Overview.$J$12]" office:value-type="float" office:value="5.6850827" calcext:value-type="float">
            <text:p>5.6850827</text:p>
          </table:table-cell>
        </table:table-row>
        <table:table-row table:style-name="ro1">
          <table:table-cell table:formula="of:=[$Overview.A41]*[$Overview.$J$12]+[$Overview.$H$12]" office:value-type="float" office:value="212.5254428" calcext:value-type="float">
            <text:p>212.5254428</text:p>
          </table:table-cell>
          <table:table-cell table:formula="of:=[$Overview.B41]*[$Overview.$J$12]" office:value-type="float" office:value="5.6360007" calcext:value-type="float">
            <text:p>5.6360007</text:p>
          </table:table-cell>
        </table:table-row>
        <table:table-row table:style-name="ro1">
          <table:table-cell table:formula="of:=[$Overview.A42]*[$Overview.$J$12]+[$Overview.$H$12]" office:value-type="float" office:value="214.0018507" calcext:value-type="float">
            <text:p>214.0018507</text:p>
          </table:table-cell>
          <table:table-cell table:formula="of:=[$Overview.B42]*[$Overview.$J$12]" office:value-type="float" office:value="5.5809435" calcext:value-type="float">
            <text:p>5.5809435</text:p>
          </table:table-cell>
        </table:table-row>
        <table:table-row table:style-name="ro1">
          <table:table-cell table:formula="of:=[$Overview.A43]*[$Overview.$J$12]+[$Overview.$H$12]" office:value-type="float" office:value="215.4785787" calcext:value-type="float">
            <text:p>215.4785787</text:p>
          </table:table-cell>
          <table:table-cell table:formula="of:=[$Overview.B43]*[$Overview.$J$12]" office:value-type="float" office:value="5.5199111" calcext:value-type="float">
            <text:p>5.5199111</text:p>
          </table:table-cell>
        </table:table-row>
        <table:table-row table:style-name="ro1">
          <table:table-cell table:formula="of:=[$Overview.A44]*[$Overview.$J$12]+[$Overview.$H$12]" office:value-type="float" office:value="216.9555201" calcext:value-type="float">
            <text:p>216.9555201</text:p>
          </table:table-cell>
          <table:table-cell table:formula="of:=[$Overview.B44]*[$Overview.$J$12]" office:value-type="float" office:value="5.4533303" calcext:value-type="float">
            <text:p>5.4533303</text:p>
          </table:table-cell>
        </table:table-row>
        <table:table-row table:style-name="ro1">
          <table:table-cell table:formula="of:=[$Overview.A45]*[$Overview.$J$12]+[$Overview.$H$12]" office:value-type="float" office:value="218.4328883" calcext:value-type="float">
            <text:p>218.4328883</text:p>
          </table:table-cell>
          <table:table-cell table:formula="of:=[$Overview.B45]*[$Overview.$J$12]" office:value-type="float" office:value="5.3810944" calcext:value-type="float">
            <text:p>5.3810944</text:p>
          </table:table-cell>
        </table:table-row>
        <table:table-row table:style-name="ro1">
          <table:table-cell table:formula="of:=[$Overview.A46]*[$Overview.$J$12]+[$Overview.$H$12]" office:value-type="float" office:value="219.9105766" calcext:value-type="float">
            <text:p>219.9105766</text:p>
          </table:table-cell>
          <table:table-cell table:formula="of:=[$Overview.B46]*[$Overview.$J$12]" office:value-type="float" office:value="5.3037369" calcext:value-type="float">
            <text:p>5.3037369</text:p>
          </table:table-cell>
        </table:table-row>
        <table:table-row table:style-name="ro1">
          <table:table-cell table:formula="of:=[$Overview.A47]*[$Overview.$J$12]+[$Overview.$H$12]" office:value-type="float" office:value="221.3882649" calcext:value-type="float">
            <text:p>221.3882649</text:p>
          </table:table-cell>
          <table:table-cell table:formula="of:=[$Overview.B47]*[$Overview.$J$12]" office:value-type="float" office:value="5.2212578" calcext:value-type="float">
            <text:p>5.2212578</text:p>
          </table:table-cell>
        </table:table-row>
        <table:table-row table:style-name="ro1">
          <table:table-cell table:formula="of:=[$Overview.A48]*[$Overview.$J$12]+[$Overview.$H$12]" office:value-type="float" office:value="222.86638" calcext:value-type="float">
            <text:p>222.86638</text:p>
          </table:table-cell>
          <table:table-cell table:formula="of:=[$Overview.B48]*[$Overview.$J$12]" office:value-type="float" office:value="5.1338705" calcext:value-type="float">
            <text:p>5.1338705</text:p>
          </table:table-cell>
        </table:table-row>
        <table:table-row table:style-name="ro1">
          <table:table-cell table:formula="of:=[$Overview.A49]*[$Overview.$J$12]+[$Overview.$H$12]" office:value-type="float" office:value="224.3446018" calcext:value-type="float">
            <text:p>224.3446018</text:p>
          </table:table-cell>
          <table:table-cell table:formula="of:=[$Overview.B49]*[$Overview.$J$12]" office:value-type="float" office:value="5.0417884" calcext:value-type="float">
            <text:p>5.0417884</text:p>
          </table:table-cell>
        </table:table-row>
        <table:table-row table:style-name="ro1">
          <table:table-cell table:formula="of:=[$Overview.A50]*[$Overview.$J$12]+[$Overview.$H$12]" office:value-type="float" office:value="225.823037" calcext:value-type="float">
            <text:p>225.823037</text:p>
          </table:table-cell>
          <table:table-cell table:formula="of:=[$Overview.B50]*[$Overview.$J$12]" office:value-type="float" office:value="4.9452249" calcext:value-type="float">
            <text:p>4.9452249</text:p>
          </table:table-cell>
        </table:table-row>
        <table:table-row table:style-name="ro1">
          <table:table-cell table:formula="of:=[$Overview.A51]*[$Overview.$J$12]+[$Overview.$H$12]" office:value-type="float" office:value="227.3015789" calcext:value-type="float">
            <text:p>227.3015789</text:p>
          </table:table-cell>
          <table:table-cell table:formula="of:=[$Overview.B51]*[$Overview.$J$12]" office:value-type="float" office:value="4.8442867" calcext:value-type="float">
            <text:p>4.8442867</text:p>
          </table:table-cell>
        </table:table-row>
        <table:table-row table:style-name="ro1">
          <table:table-cell table:formula="of:=[$Overview.A52]*[$Overview.$J$12]+[$Overview.$H$12]" office:value-type="float" office:value="228.7804409" calcext:value-type="float">
            <text:p>228.7804409</text:p>
          </table:table-cell>
          <table:table-cell table:formula="of:=[$Overview.B52]*[$Overview.$J$12]" office:value-type="float" office:value="4.7390805" calcext:value-type="float">
            <text:p>4.7390805</text:p>
          </table:table-cell>
        </table:table-row>
        <table:table-row table:style-name="ro1">
          <table:table-cell table:formula="of:=[$Overview.A53]*[$Overview.$J$12]+[$Overview.$H$12]" office:value-type="float" office:value="230.2593029" calcext:value-type="float">
            <text:p>230.2593029</text:p>
          </table:table-cell>
          <table:table-cell table:formula="of:=[$Overview.B53]*[$Overview.$J$12]" office:value-type="float" office:value="4.6299264" calcext:value-type="float">
            <text:p>4.6299264</text:p>
          </table:table-cell>
        </table:table-row>
        <table:table-row table:style-name="ro1">
          <table:table-cell table:formula="of:=[$Overview.A54]*[$Overview.$J$12]+[$Overview.$H$12]" office:value-type="float" office:value="231.7382716" calcext:value-type="float">
            <text:p>231.7382716</text:p>
          </table:table-cell>
          <table:table-cell table:formula="of:=[$Overview.B54]*[$Overview.$J$12]" office:value-type="float" office:value="4.5169311" calcext:value-type="float">
            <text:p>4.5169311</text:p>
          </table:table-cell>
        </table:table-row>
        <table:table-row table:style-name="ro1">
          <table:table-cell table:formula="of:=[$Overview.A55]*[$Overview.$J$12]+[$Overview.$H$12]" office:value-type="float" office:value="233.2174537" calcext:value-type="float">
            <text:p>233.2174537</text:p>
          </table:table-cell>
          <table:table-cell table:formula="of:=[$Overview.B55]*[$Overview.$J$12]" office:value-type="float" office:value="4.4000946" calcext:value-type="float">
            <text:p>4.4000946</text:p>
          </table:table-cell>
        </table:table-row>
        <table:table-row table:style-name="ro1">
          <table:table-cell table:formula="of:=[$Overview.A56]*[$Overview.$J$12]+[$Overview.$H$12]" office:value-type="float" office:value="234.6967425" calcext:value-type="float">
            <text:p>234.6967425</text:p>
          </table:table-cell>
          <table:table-cell table:formula="of:=[$Overview.B56]*[$Overview.$J$12]" office:value-type="float" office:value="4.2798437" calcext:value-type="float">
            <text:p>4.2798437</text:p>
          </table:table-cell>
        </table:table-row>
        <table:table-row table:style-name="ro1">
          <table:table-cell table:formula="of:=[$Overview.A57]*[$Overview.$J$12]+[$Overview.$H$12]" office:value-type="float" office:value="236.176138" calcext:value-type="float">
            <text:p>236.176138</text:p>
          </table:table-cell>
          <table:table-cell table:formula="of:=[$Overview.B57]*[$Overview.$J$12]" office:value-type="float" office:value="4.1561784" calcext:value-type="float">
            <text:p>4.1561784</text:p>
          </table:table-cell>
        </table:table-row>
        <table:table-row table:style-name="ro1">
          <table:table-cell table:formula="of:=[$Overview.A58]*[$Overview.$J$12]+[$Overview.$H$12]" office:value-type="float" office:value="237.6555335" calcext:value-type="float">
            <text:p>237.6555335</text:p>
          </table:table-cell>
          <table:table-cell table:formula="of:=[$Overview.B58]*[$Overview.$J$12]" office:value-type="float" office:value="4.0290987" calcext:value-type="float">
            <text:p>4.0290987</text:p>
          </table:table-cell>
        </table:table-row>
        <table:table-row table:style-name="ro1">
          <table:table-cell table:formula="of:=[$Overview.A59]*[$Overview.$J$12]+[$Overview.$H$12]" office:value-type="float" office:value="239.1350357" calcext:value-type="float">
            <text:p>239.1350357</text:p>
          </table:table-cell>
          <table:table-cell table:formula="of:=[$Overview.B59]*[$Overview.$J$12]" office:value-type="float" office:value="3.8990314" calcext:value-type="float">
            <text:p>3.8990314</text:p>
          </table:table-cell>
        </table:table-row>
        <table:table-row table:style-name="ro1">
          <table:table-cell table:formula="of:=[$Overview.A60]*[$Overview.$J$12]+[$Overview.$H$12]" office:value-type="float" office:value="240.6144312" calcext:value-type="float">
            <text:p>240.6144312</text:p>
          </table:table-cell>
          <table:table-cell table:formula="of:=[$Overview.B60]*[$Overview.$J$12]" office:value-type="float" office:value="3.7658698" calcext:value-type="float">
            <text:p>3.7658698</text:p>
          </table:table-cell>
        </table:table-row>
        <table:table-row table:style-name="ro1">
          <table:table-cell table:formula="of:=[$Overview.A61]*[$Overview.$J$12]+[$Overview.$H$12]" office:value-type="float" office:value="242.0938267" calcext:value-type="float">
            <text:p>242.0938267</text:p>
          </table:table-cell>
          <table:table-cell table:formula="of:=[$Overview.B61]*[$Overview.$J$12]" office:value-type="float" office:value="3.6297206" calcext:value-type="float">
            <text:p>3.6297206</text:p>
          </table:table-cell>
        </table:table-row>
        <table:table-row table:style-name="ro1">
          <table:table-cell table:formula="of:=[$Overview.A62]*[$Overview.$J$12]+[$Overview.$H$12]" office:value-type="float" office:value="243.5732222" calcext:value-type="float">
            <text:p>243.5732222</text:p>
          </table:table-cell>
          <table:table-cell table:formula="of:=[$Overview.B62]*[$Overview.$J$12]" office:value-type="float" office:value="3.4906905" calcext:value-type="float">
            <text:p>3.4906905</text:p>
          </table:table-cell>
        </table:table-row>
        <table:table-row table:style-name="ro1">
          <table:table-cell table:formula="of:=[$Overview.A63]*[$Overview.$J$12]+[$Overview.$H$12]" office:value-type="float" office:value="245.0524043" calcext:value-type="float">
            <text:p>245.0524043</text:p>
          </table:table-cell>
          <table:table-cell table:formula="of:=[$Overview.B63]*[$Overview.$J$12]" office:value-type="float" office:value="3.3488862" calcext:value-type="float">
            <text:p>3.3488862</text:p>
          </table:table-cell>
        </table:table-row>
        <table:table-row table:style-name="ro1">
          <table:table-cell table:formula="of:=[$Overview.A64]*[$Overview.$J$12]+[$Overview.$H$12]" office:value-type="float" office:value="246.5315864" calcext:value-type="float">
            <text:p>246.5315864</text:p>
          </table:table-cell>
          <table:table-cell table:formula="of:=[$Overview.B64]*[$Overview.$J$12]" office:value-type="float" office:value="3.2044144" calcext:value-type="float">
            <text:p>3.2044144</text:p>
          </table:table-cell>
        </table:table-row>
        <table:table-row table:style-name="ro1">
          <table:table-cell table:formula="of:=[$Overview.A65]*[$Overview.$J$12]+[$Overview.$H$12]" office:value-type="float" office:value="248.0107685" calcext:value-type="float">
            <text:p>248.0107685</text:p>
          </table:table-cell>
          <table:table-cell table:formula="of:=[$Overview.B65]*[$Overview.$J$12]" office:value-type="float" office:value="3.0571684" calcext:value-type="float">
            <text:p>3.0571684</text:p>
          </table:table-cell>
        </table:table-row>
        <table:table-row table:style-name="ro1">
          <table:table-cell table:formula="of:=[$Overview.A66]*[$Overview.$J$12]+[$Overview.$H$12]" office:value-type="float" office:value="249.4897372" calcext:value-type="float">
            <text:p>249.4897372</text:p>
          </table:table-cell>
          <table:table-cell table:formula="of:=[$Overview.B66]*[$Overview.$J$12]" office:value-type="float" office:value="2.9073616" calcext:value-type="float">
            <text:p>2.9073616</text:p>
          </table:table-cell>
        </table:table-row>
        <table:table-row table:style-name="ro1">
          <table:table-cell table:formula="of:=[$Overview.A67]*[$Overview.$J$12]+[$Overview.$H$12]" office:value-type="float" office:value="250.9687059" calcext:value-type="float">
            <text:p>250.9687059</text:p>
          </table:table-cell>
          <table:table-cell table:formula="of:=[$Overview.B67]*[$Overview.$J$12]" office:value-type="float" office:value="2.7551007" calcext:value-type="float">
            <text:p>2.7551007</text:p>
          </table:table-cell>
        </table:table-row>
        <table:table-row table:style-name="ro1">
          <table:table-cell table:formula="of:=[$Overview.A68]*[$Overview.$J$12]+[$Overview.$H$12]" office:value-type="float" office:value="252.447888" calcext:value-type="float">
            <text:p>252.447888</text:p>
          </table:table-cell>
          <table:table-cell table:formula="of:=[$Overview.B68]*[$Overview.$J$12]" office:value-type="float" office:value="2.600279" calcext:value-type="float">
            <text:p>2.600279</text:p>
          </table:table-cell>
        </table:table-row>
        <table:table-row table:style-name="ro1">
          <table:table-cell table:formula="of:=[$Overview.A69]*[$Overview.$J$12]+[$Overview.$H$12]" office:value-type="float" office:value="253.9270701" calcext:value-type="float">
            <text:p>253.9270701</text:p>
          </table:table-cell>
          <table:table-cell table:formula="of:=[$Overview.B69]*[$Overview.$J$12]" office:value-type="float" office:value="2.4432166" calcext:value-type="float">
            <text:p>2.4432166</text:p>
          </table:table-cell>
        </table:table-row>
        <table:table-row table:style-name="ro1">
          <table:table-cell table:formula="of:=[$Overview.A70]*[$Overview.$J$12]+[$Overview.$H$12]" office:value-type="float" office:value="255.4064656" calcext:value-type="float">
            <text:p>255.4064656</text:p>
          </table:table-cell>
          <table:table-cell table:formula="of:=[$Overview.B70]*[$Overview.$J$12]" office:value-type="float" office:value="2.2840202" calcext:value-type="float">
            <text:p>2.2840202</text:p>
          </table:table-cell>
        </table:table-row>
        <table:table-row table:style-name="ro1">
          <table:table-cell table:formula="of:=[$Overview.A71]*[$Overview.$J$12]+[$Overview.$H$12]" office:value-type="float" office:value="256.8862879" calcext:value-type="float">
            <text:p>256.8862879</text:p>
          </table:table-cell>
          <table:table-cell table:formula="of:=[$Overview.B71]*[$Overview.$J$12]" office:value-type="float" office:value="2.1227965" calcext:value-type="float">
            <text:p>2.1227965</text:p>
          </table:table-cell>
        </table:table-row>
        <table:table-row table:style-name="ro1">
          <table:table-cell table:formula="of:=[$Overview.A72]*[$Overview.$J$12]+[$Overview.$H$12]" office:value-type="float" office:value="258.3666437" calcext:value-type="float">
            <text:p>258.3666437</text:p>
          </table:table-cell>
          <table:table-cell table:formula="of:=[$Overview.B72]*[$Overview.$J$12]" office:value-type="float" office:value="1.9598656" calcext:value-type="float">
            <text:p>1.9598656</text:p>
          </table:table-cell>
        </table:table-row>
        <table:table-row table:style-name="ro1">
          <table:table-cell table:formula="of:=[$Overview.A73]*[$Overview.$J$12]+[$Overview.$H$12]" office:value-type="float" office:value="259.8474263" calcext:value-type="float">
            <text:p>259.8474263</text:p>
          </table:table-cell>
          <table:table-cell table:formula="of:=[$Overview.B73]*[$Overview.$J$12]" office:value-type="float" office:value="1.7953342" calcext:value-type="float">
            <text:p>1.7953342</text:p>
          </table:table-cell>
        </table:table-row>
        <table:table-row table:style-name="ro1">
          <table:table-cell table:formula="of:=[$Overview.A74]*[$Overview.$J$12]+[$Overview.$H$12]" office:value-type="float" office:value="261.3287424" calcext:value-type="float">
            <text:p>261.3287424</text:p>
          </table:table-cell>
          <table:table-cell table:formula="of:=[$Overview.B74]*[$Overview.$J$12]" office:value-type="float" office:value="1.6297358" calcext:value-type="float">
            <text:p>1.6297358</text:p>
          </table:table-cell>
        </table:table-row>
        <table:table-row table:style-name="ro1">
          <table:table-cell table:formula="of:=[$Overview.A75]*[$Overview.$J$12]+[$Overview.$H$12]" office:value-type="float" office:value="262.8100585" calcext:value-type="float">
            <text:p>262.8100585</text:p>
          </table:table-cell>
          <table:table-cell table:formula="of:=[$Overview.B75]*[$Overview.$J$12]" office:value-type="float" office:value="1.4629637" calcext:value-type="float">
            <text:p>1.4629637</text:p>
          </table:table-cell>
        </table:table-row>
        <table:table-row table:style-name="ro1">
          <table:table-cell table:formula="of:=[$Overview.A76]*[$Overview.$J$12]+[$Overview.$H$12]" office:value-type="float" office:value="264.2907344" calcext:value-type="float">
            <text:p>264.2907344</text:p>
          </table:table-cell>
          <table:table-cell table:formula="of:=[$Overview.B76]*[$Overview.$J$12]" office:value-type="float" office:value="1.295338" calcext:value-type="float">
            <text:p>1.295338</text:p>
          </table:table-cell>
        </table:table-row>
        <table:table-row table:style-name="ro1">
          <table:table-cell table:formula="of:=[$Overview.A77]*[$Overview.$J$12]+[$Overview.$H$12]" office:value-type="float" office:value="265.7701299" calcext:value-type="float">
            <text:p>265.7701299</text:p>
          </table:table-cell>
          <table:table-cell table:formula="of:=[$Overview.B77]*[$Overview.$J$12]" office:value-type="float" office:value="1.1263252" calcext:value-type="float">
            <text:p>1.1263252</text:p>
          </table:table-cell>
        </table:table-row>
        <table:table-row table:style-name="ro1">
          <table:table-cell table:formula="of:=[$Overview.A78]*[$Overview.$J$12]+[$Overview.$H$12]" office:value-type="float" office:value="267.248245" calcext:value-type="float">
            <text:p>267.248245</text:p>
          </table:table-cell>
          <table:table-cell table:formula="of:=[$Overview.B78]*[$Overview.$J$12]" office:value-type="float" office:value="0.9557119" calcext:value-type="float">
            <text:p>0.9557119</text:p>
          </table:table-cell>
        </table:table-row>
        <table:table-row table:style-name="ro1">
          <table:table-cell table:formula="of:=[$Overview.A79]*[$Overview.$J$12]+[$Overview.$H$12]" office:value-type="float" office:value="268.7248663" calcext:value-type="float">
            <text:p>268.7248663</text:p>
          </table:table-cell>
          <table:table-cell table:formula="of:=[$Overview.B79]*[$Overview.$J$12]" office:value-type="float" office:value="0.7829646" calcext:value-type="float">
            <text:p>0.7829646</text:p>
          </table:table-cell>
        </table:table-row>
        <table:table-row table:style-name="ro1">
          <table:table-cell table:formula="of:=[$Overview.A80]*[$Overview.$J$12]+[$Overview.$H$12]" office:value-type="float" office:value="270.1996737" calcext:value-type="float">
            <text:p>270.1996737</text:p>
          </table:table-cell>
          <table:table-cell table:formula="of:=[$Overview.B80]*[$Overview.$J$12]" office:value-type="float" office:value="0.6076565" calcext:value-type="float">
            <text:p>0.6076565</text:p>
          </table:table-cell>
        </table:table-row>
        <table:table-row table:style-name="ro1">
          <table:table-cell table:formula="of:=[$Overview.A81]*[$Overview.$J$12]+[$Overview.$H$12]" office:value-type="float" office:value="271.6722404" calcext:value-type="float">
            <text:p>271.6722404</text:p>
          </table:table-cell>
          <table:table-cell table:formula="of:=[$Overview.B81]*[$Overview.$J$12]" office:value-type="float" office:value="0.4295742" calcext:value-type="float">
            <text:p>0.4295742</text:p>
          </table:table-cell>
        </table:table-row>
        <table:table-row table:style-name="ro1">
          <table:table-cell table:formula="of:=[$Overview.A82]*[$Overview.$J$12]+[$Overview.$H$12]" office:value-type="float" office:value="273.1153579" calcext:value-type="float">
            <text:p>273.1153579</text:p>
          </table:table-cell>
          <table:table-cell table:formula="of:=[$Overview.B82]*[$Overview.$J$12]" office:value-type="float" office:value="0.2547996" calcext:value-type="float">
            <text:p>0.2547996</text:p>
          </table:table-cell>
        </table:table-row>
        <table:table-row table:style-name="ro1">
          <table:table-cell table:formula="of:=[$Overview.A83]*[$Overview.$J$12]+[$Overview.$H$12]" office:value-type="float" office:value="274.379006" calcext:value-type="float">
            <text:p>274.379006</text:p>
          </table:table-cell>
          <table:table-cell table:formula="of:=[$Overview.B83]*[$Overview.$J$12]" office:value-type="float" office:value="0.1031789" calcext:value-type="float">
            <text:p>0.1031789</text:p>
          </table:table-cell>
        </table:table-row>
        <table:table-row table:style-name="ro1">
          <table:table-cell table:formula="of:=[$Overview.A84]*[$Overview.$J$12]+[$Overview.$H$12]" office:value-type="float" office:value="275" calcext:value-type="float">
            <text:p>275</text:p>
          </table:table-cell>
          <table:table-cell table:formula="of:=[$Overview.B84]*[$Overview.$J$12]" office:value-type="float" office:value="0.0301961" calcext:value-type="float">
            <text:p>0.0301961</text:p>
          </table:table-cell>
        </table:table-row>
        <table:table-row table:style-name="ro1">
          <table:table-cell table:formula="of:=[$Overview.A85]*[$Overview.$J$12]+[$Overview.$H$12]" office:value-type="float" office:value="168.3" calcext:value-type="float">
            <text:p>168.3</text:p>
          </table:table-cell>
          <table:table-cell table:formula="of:=[$Overview.B85]*[$Overview.$J$12]" office:value-type="float" office:value="0" calcext:value-type="float">
            <text:p>0</text:p>
          </table:table-cell>
        </table:table-row>
        <table:table-row table:style-name="ro1">
          <table:table-cell table:formula="of:=[$Overview.A86]*[$Overview.$J$12]+[$Overview.$H$12]" office:value-type="float" office:value="168.3411862" calcext:value-type="float">
            <text:p>168.3411862</text:p>
          </table:table-cell>
          <table:table-cell table:formula="of:=[$Overview.B86]*[$Overview.$J$12]" office:value-type="float" office:value="0.2114794" calcext:value-type="float">
            <text:p>0.2114794</text:p>
          </table:table-cell>
        </table:table-row>
        <table:table-row table:style-name="ro1">
          <table:table-cell table:formula="of:=[$Overview.A87]*[$Overview.$J$12]+[$Overview.$H$12]" office:value-type="float" office:value="168.302134" calcext:value-type="float">
            <text:p>168.302134</text:p>
          </table:table-cell>
          <table:table-cell table:formula="of:=[$Overview.B87]*[$Overview.$J$12]" office:value-type="float" office:value="0.0406527" calcext:value-type="float">
            <text:p>0.0406527</text:p>
          </table:table-cell>
        </table:table-row>
        <table:table-row table:style-name="ro1">
          <table:table-cell table:formula="of:=[$Overview.A88]*[$Overview.$J$12]+[$Overview.$H$12]" office:value-type="float" office:value="168.3167519" calcext:value-type="float">
            <text:p>168.3167519</text:p>
          </table:table-cell>
          <table:table-cell table:formula="of:=[$Overview.B88]*[$Overview.$J$12]" office:value-type="float" office:value="-0.1190772" calcext:value-type="float">
            <text:p>-0.1190772</text:p>
          </table:table-cell>
        </table:table-row>
        <table:table-row table:style-name="ro1">
          <table:table-cell table:formula="of:=[$Overview.A89]*[$Overview.$J$12]+[$Overview.$H$12]" office:value-type="float" office:value="168.4017918" calcext:value-type="float">
            <text:p>168.4017918</text:p>
          </table:table-cell>
          <table:table-cell table:formula="of:=[$Overview.B89]*[$Overview.$J$12]" office:value-type="float" office:value="-0.2760329" calcext:value-type="float">
            <text:p>-0.2760329</text:p>
          </table:table-cell>
        </table:table-row>
        <table:table-row table:style-name="ro1">
          <table:table-cell table:formula="of:=[$Overview.A90]*[$Overview.$J$12]+[$Overview.$H$12]" office:value-type="float" office:value="168.5594944" calcext:value-type="float">
            <text:p>168.5594944</text:p>
          </table:table-cell>
          <table:table-cell table:formula="of:=[$Overview.B90]*[$Overview.$J$12]" office:value-type="float" office:value="-0.4146362" calcext:value-type="float">
            <text:p>-0.4146362</text:p>
          </table:table-cell>
        </table:table-row>
        <table:table-row table:style-name="ro1">
          <table:table-cell table:formula="of:=[$Overview.A91]*[$Overview.$J$12]+[$Overview.$H$12]" office:value-type="float" office:value="168.7884726" calcext:value-type="float">
            <text:p>168.7884726</text:p>
          </table:table-cell>
          <table:table-cell table:formula="of:=[$Overview.B91]*[$Overview.$J$12]" office:value-type="float" office:value="-0.5415025" calcext:value-type="float">
            <text:p>-0.5415025</text:p>
          </table:table-cell>
        </table:table-row>
        <table:table-row table:style-name="ro1">
          <table:table-cell table:formula="of:=[$Overview.A92]*[$Overview.$J$12]+[$Overview.$H$12]" office:value-type="float" office:value="169.1105999" calcext:value-type="float">
            <text:p>169.1105999</text:p>
          </table:table-cell>
          <table:table-cell table:formula="of:=[$Overview.B92]*[$Overview.$J$12]" office:value-type="float" office:value="-0.6695425" calcext:value-type="float">
            <text:p>-0.6695425</text:p>
          </table:table-cell>
        </table:table-row>
        <table:table-row table:style-name="ro1">
          <table:table-cell table:formula="of:=[$Overview.A93]*[$Overview.$J$12]+[$Overview.$H$12]" office:value-type="float" office:value="169.5807201" calcext:value-type="float">
            <text:p>169.5807201</text:p>
          </table:table-cell>
          <table:table-cell table:formula="of:=[$Overview.B93]*[$Overview.$J$12]" office:value-type="float" office:value="-0.8067587" calcext:value-type="float">
            <text:p>-0.8067587</text:p>
          </table:table-cell>
        </table:table-row>
        <table:table-row table:style-name="ro1">
          <table:table-cell table:formula="of:=[$Overview.A94]*[$Overview.$J$12]+[$Overview.$H$12]" office:value-type="float" office:value="170.2893148" calcext:value-type="float">
            <text:p>170.2893148</text:p>
          </table:table-cell>
          <table:table-cell table:formula="of:=[$Overview.B94]*[$Overview.$J$12]" office:value-type="float" office:value="-0.9536846" calcext:value-type="float">
            <text:p>-0.9536846</text:p>
          </table:table-cell>
        </table:table-row>
        <table:table-row table:style-name="ro1">
          <table:table-cell table:formula="of:=[$Overview.A95]*[$Overview.$J$12]+[$Overview.$H$12]" office:value-type="float" office:value="171.3023246" calcext:value-type="float">
            <text:p>171.3023246</text:p>
          </table:table-cell>
          <table:table-cell table:formula="of:=[$Overview.B95]*[$Overview.$J$12]" office:value-type="float" office:value="-1.0944219" calcext:value-type="float">
            <text:p>-1.0944219</text:p>
          </table:table-cell>
        </table:table-row>
        <table:table-row table:style-name="ro1">
          <table:table-cell table:formula="of:=[$Overview.A96]*[$Overview.$J$12]+[$Overview.$H$12]" office:value-type="float" office:value="172.5502878" calcext:value-type="float">
            <text:p>172.5502878</text:p>
          </table:table-cell>
          <table:table-cell table:formula="of:=[$Overview.B96]*[$Overview.$J$12]" office:value-type="float" office:value="-1.2059234" calcext:value-type="float">
            <text:p>-1.2059234</text:p>
          </table:table-cell>
        </table:table-row>
        <table:table-row table:style-name="ro1">
          <table:table-cell table:formula="of:=[$Overview.A97]*[$Overview.$J$12]+[$Overview.$H$12]" office:value-type="float" office:value="173.9076185" calcext:value-type="float">
            <text:p>173.9076185</text:p>
          </table:table-cell>
          <table:table-cell table:formula="of:=[$Overview.B97]*[$Overview.$J$12]" office:value-type="float" office:value="-1.2802933" calcext:value-type="float">
            <text:p>-1.2802933</text:p>
          </table:table-cell>
        </table:table-row>
        <table:table-row table:style-name="ro1">
          <table:table-cell table:formula="of:=[$Overview.A98]*[$Overview.$J$12]+[$Overview.$H$12]" office:value-type="float" office:value="175.3126441" calcext:value-type="float">
            <text:p>175.3126441</text:p>
          </table:table-cell>
          <table:table-cell table:formula="of:=[$Overview.B98]*[$Overview.$J$12]" office:value-type="float" office:value="-1.3226532" calcext:value-type="float">
            <text:p>-1.3226532</text:p>
          </table:table-cell>
        </table:table-row>
        <table:table-row table:style-name="ro1">
          <table:table-cell table:formula="of:=[$Overview.A99]*[$Overview.$J$12]+[$Overview.$H$12]" office:value-type="float" office:value="176.7433844" calcext:value-type="float">
            <text:p>176.7433844</text:p>
          </table:table-cell>
          <table:table-cell table:formula="of:=[$Overview.B99]*[$Overview.$J$12]" office:value-type="float" office:value="-1.3403654" calcext:value-type="float">
            <text:p>-1.3403654</text:p>
          </table:table-cell>
        </table:table-row>
        <table:table-row table:style-name="ro1">
          <table:table-cell table:formula="of:=[$Overview.A100]*[$Overview.$J$12]+[$Overview.$H$12]" office:value-type="float" office:value="178.1898096" calcext:value-type="float">
            <text:p>178.1898096</text:p>
          </table:table-cell>
          <table:table-cell table:formula="of:=[$Overview.B100]*[$Overview.$J$12]" office:value-type="float" office:value="-1.339085" calcext:value-type="float">
            <text:p>-1.339085</text:p>
          </table:table-cell>
        </table:table-row>
        <table:table-row table:style-name="ro1">
          <table:table-cell table:formula="of:=[$Overview.A101]*[$Overview.$J$12]+[$Overview.$H$12]" office:value-type="float" office:value="179.6474383" calcext:value-type="float">
            <text:p>179.6474383</text:p>
          </table:table-cell>
          <table:table-cell table:formula="of:=[$Overview.B101]*[$Overview.$J$12]" office:value-type="float" office:value="-1.3229733" calcext:value-type="float">
            <text:p>-1.3229733</text:p>
          </table:table-cell>
        </table:table-row>
        <table:table-row table:style-name="ro1">
          <table:table-cell table:formula="of:=[$Overview.A102]*[$Overview.$J$12]+[$Overview.$H$12]" office:value-type="float" office:value="181.1126427" calcext:value-type="float">
            <text:p>181.1126427</text:p>
          </table:table-cell>
          <table:table-cell table:formula="of:=[$Overview.B102]*[$Overview.$J$12]" office:value-type="float" office:value="-1.2954447" calcext:value-type="float">
            <text:p>-1.2954447</text:p>
          </table:table-cell>
        </table:table-row>
        <table:table-row table:style-name="ro1">
          <table:table-cell table:formula="of:=[$Overview.A103]*[$Overview.$J$12]+[$Overview.$H$12]" office:value-type="float" office:value="182.5827553" calcext:value-type="float">
            <text:p>182.5827553</text:p>
          </table:table-cell>
          <table:table-cell table:formula="of:=[$Overview.B103]*[$Overview.$J$12]" office:value-type="float" office:value="-1.2585265" calcext:value-type="float">
            <text:p>-1.2585265</text:p>
          </table:table-cell>
        </table:table-row>
        <table:table-row table:style-name="ro1">
          <table:table-cell table:formula="of:=[$Overview.A104]*[$Overview.$J$12]+[$Overview.$H$12]" office:value-type="float" office:value="184.0569225" calcext:value-type="float">
            <text:p>184.0569225</text:p>
          </table:table-cell>
          <table:table-cell table:formula="of:=[$Overview.B104]*[$Overview.$J$12]" office:value-type="float" office:value="-1.2139259" calcext:value-type="float">
            <text:p>-1.2139259</text:p>
          </table:table-cell>
        </table:table-row>
        <table:table-row table:style-name="ro1">
          <table:table-cell table:formula="of:=[$Overview.A105]*[$Overview.$J$12]+[$Overview.$H$12]" office:value-type="float" office:value="185.5333304" calcext:value-type="float">
            <text:p>185.5333304</text:p>
          </table:table-cell>
          <table:table-cell table:formula="of:=[$Overview.B105]*[$Overview.$J$12]" office:value-type="float" office:value="-1.1629233" calcext:value-type="float">
            <text:p>-1.1629233</text:p>
          </table:table-cell>
        </table:table-row>
        <table:table-row table:style-name="ro1">
          <table:table-cell table:formula="of:=[$Overview.A106]*[$Overview.$J$12]+[$Overview.$H$12]" office:value-type="float" office:value="187.0122991" calcext:value-type="float">
            <text:p>187.0122991</text:p>
          </table:table-cell>
          <table:table-cell table:formula="of:=[$Overview.B106]*[$Overview.$J$12]" office:value-type="float" office:value="-1.1062656" calcext:value-type="float">
            <text:p>-1.1062656</text:p>
          </table:table-cell>
        </table:table-row>
        <table:table-row table:style-name="ro1">
          <table:table-cell table:formula="of:=[$Overview.A107]*[$Overview.$J$12]+[$Overview.$H$12]" office:value-type="float" office:value="188.4931884" calcext:value-type="float">
            <text:p>188.4931884</text:p>
          </table:table-cell>
          <table:table-cell table:formula="of:=[$Overview.B107]*[$Overview.$J$12]" office:value-type="float" office:value="-1.0450198" calcext:value-type="float">
            <text:p>-1.0450198</text:p>
          </table:table-cell>
        </table:table-row>
        <table:table-row table:style-name="ro1">
          <table:table-cell table:formula="of:=[$Overview.A108]*[$Overview.$J$12]+[$Overview.$H$12]" office:value-type="float" office:value="189.9755715" calcext:value-type="float">
            <text:p>189.9755715</text:p>
          </table:table-cell>
          <table:table-cell table:formula="of:=[$Overview.B108]*[$Overview.$J$12]" office:value-type="float" office:value="-0.9798261" calcext:value-type="float">
            <text:p>-0.9798261</text:p>
          </table:table-cell>
        </table:table-row>
        <table:table-row table:style-name="ro1">
          <table:table-cell table:formula="of:=[$Overview.A109]*[$Overview.$J$12]+[$Overview.$H$12]" office:value-type="float" office:value="191.4597685" calcext:value-type="float">
            <text:p>191.4597685</text:p>
          </table:table-cell>
          <table:table-cell table:formula="of:=[$Overview.B109]*[$Overview.$J$12]" office:value-type="float" office:value="-0.9113247" calcext:value-type="float">
            <text:p>-0.9113247</text:p>
          </table:table-cell>
        </table:table-row>
        <table:table-row table:style-name="ro1">
          <table:table-cell table:formula="of:=[$Overview.A110]*[$Overview.$J$12]+[$Overview.$H$12]" office:value-type="float" office:value="192.9453526" calcext:value-type="float">
            <text:p>192.9453526</text:p>
          </table:table-cell>
          <table:table-cell table:formula="of:=[$Overview.B110]*[$Overview.$J$12]" office:value-type="float" office:value="-0.8402625" calcext:value-type="float">
            <text:p>-0.8402625</text:p>
          </table:table-cell>
        </table:table-row>
        <table:table-row table:style-name="ro1">
          <table:table-cell table:formula="of:=[$Overview.A111]*[$Overview.$J$12]+[$Overview.$H$12]" office:value-type="float" office:value="194.4321104" calcext:value-type="float">
            <text:p>194.4321104</text:p>
          </table:table-cell>
          <table:table-cell table:formula="of:=[$Overview.B111]*[$Overview.$J$12]" office:value-type="float" office:value="-0.7670663" calcext:value-type="float">
            <text:p>-0.7670663</text:p>
          </table:table-cell>
        </table:table-row>
        <table:table-row table:style-name="ro1">
          <table:table-cell table:formula="of:=[$Overview.A112]*[$Overview.$J$12]+[$Overview.$H$12]" office:value-type="float" office:value="195.9204687" calcext:value-type="float">
            <text:p>195.9204687</text:p>
          </table:table-cell>
          <table:table-cell table:formula="of:=[$Overview.B112]*[$Overview.$J$12]" office:value-type="float" office:value="-0.6922696" calcext:value-type="float">
            <text:p>-0.6922696</text:p>
          </table:table-cell>
        </table:table-row>
        <table:table-row table:style-name="ro1">
          <table:table-cell table:formula="of:=[$Overview.A113]*[$Overview.$J$12]+[$Overview.$H$12]" office:value-type="float" office:value="197.409894" calcext:value-type="float">
            <text:p>197.409894</text:p>
          </table:table-cell>
          <table:table-cell table:formula="of:=[$Overview.B113]*[$Overview.$J$12]" office:value-type="float" office:value="-0.6165126" calcext:value-type="float">
            <text:p>-0.6165126</text:p>
          </table:table-cell>
        </table:table-row>
        <table:table-row table:style-name="ro1">
          <table:table-cell table:formula="of:=[$Overview.A114]*[$Overview.$J$12]+[$Overview.$H$12]" office:value-type="float" office:value="198.9000662" calcext:value-type="float">
            <text:p>198.9000662</text:p>
          </table:table-cell>
          <table:table-cell table:formula="of:=[$Overview.B114]*[$Overview.$J$12]" office:value-type="float" office:value="-0.5401154" calcext:value-type="float">
            <text:p>-0.5401154</text:p>
          </table:table-cell>
        </table:table-row>
        <table:table-row table:style-name="ro1">
          <table:table-cell table:formula="of:=[$Overview.A115]*[$Overview.$J$12]+[$Overview.$H$12]" office:value-type="float" office:value="200.3904518" calcext:value-type="float">
            <text:p>200.3904518</text:p>
          </table:table-cell>
          <table:table-cell table:formula="of:=[$Overview.B115]*[$Overview.$J$12]" office:value-type="float" office:value="-0.4635048" calcext:value-type="float">
            <text:p>-0.4635048</text:p>
          </table:table-cell>
        </table:table-row>
        <table:table-row table:style-name="ro1">
          <table:table-cell table:formula="of:=[$Overview.A116]*[$Overview.$J$12]+[$Overview.$H$12]" office:value-type="float" office:value="201.8801972" calcext:value-type="float">
            <text:p>201.8801972</text:p>
          </table:table-cell>
          <table:table-cell table:formula="of:=[$Overview.B116]*[$Overview.$J$12]" office:value-type="float" office:value="-0.3874277" calcext:value-type="float">
            <text:p>-0.3874277</text:p>
          </table:table-cell>
        </table:table-row>
        <table:table-row table:style-name="ro1">
          <table:table-cell table:formula="of:=[$Overview.A117]*[$Overview.$J$12]+[$Overview.$H$12]" office:value-type="float" office:value="203.3696225" calcext:value-type="float">
            <text:p>203.3696225</text:p>
          </table:table-cell>
          <table:table-cell table:formula="of:=[$Overview.B117]*[$Overview.$J$12]" office:value-type="float" office:value="-0.3122042" calcext:value-type="float">
            <text:p>-0.3122042</text:p>
          </table:table-cell>
        </table:table-row>
        <table:table-row table:style-name="ro1">
          <table:table-cell table:formula="of:=[$Overview.A118]*[$Overview.$J$12]+[$Overview.$H$12]" office:value-type="float" office:value="204.8581942" calcext:value-type="float">
            <text:p>204.8581942</text:p>
          </table:table-cell>
          <table:table-cell table:formula="of:=[$Overview.B118]*[$Overview.$J$12]" office:value-type="float" office:value="-0.2378343" calcext:value-type="float">
            <text:p>-0.2378343</text:p>
          </table:table-cell>
        </table:table-row>
        <table:table-row table:style-name="ro1">
          <table:table-cell table:formula="of:=[$Overview.A119]*[$Overview.$J$12]+[$Overview.$H$12]" office:value-type="float" office:value="206.3455922" calcext:value-type="float">
            <text:p>206.3455922</text:p>
          </table:table-cell>
          <table:table-cell table:formula="of:=[$Overview.B119]*[$Overview.$J$12]" office:value-type="float" office:value="-0.1648515" calcext:value-type="float">
            <text:p>-0.1648515</text:p>
          </table:table-cell>
        </table:table-row>
        <table:table-row table:style-name="ro1">
          <table:table-cell table:formula="of:=[$Overview.A120]*[$Overview.$J$12]+[$Overview.$H$12]" office:value-type="float" office:value="207.8328835" calcext:value-type="float">
            <text:p>207.8328835</text:p>
          </table:table-cell>
          <table:table-cell table:formula="of:=[$Overview.B120]*[$Overview.$J$12]" office:value-type="float" office:value="-0.0936826" calcext:value-type="float">
            <text:p>-0.0936826</text:p>
          </table:table-cell>
        </table:table-row>
        <table:table-row table:style-name="ro1">
          <table:table-cell table:formula="of:=[$Overview.A121]*[$Overview.$J$12]+[$Overview.$H$12]" office:value-type="float" office:value="209.3202815" calcext:value-type="float">
            <text:p>209.3202815</text:p>
          </table:table-cell>
          <table:table-cell table:formula="of:=[$Overview.B121]*[$Overview.$J$12]" office:value-type="float" office:value="-0.0240075" calcext:value-type="float">
            <text:p>-0.0240075</text:p>
          </table:table-cell>
        </table:table-row>
        <table:table-row table:style-name="ro1">
          <table:table-cell table:formula="of:=[$Overview.A122]*[$Overview.$J$12]+[$Overview.$H$12]" office:value-type="float" office:value="210.8070393" calcext:value-type="float">
            <text:p>210.8070393</text:p>
          </table:table-cell>
          <table:table-cell table:formula="of:=[$Overview.B122]*[$Overview.$J$12]" office:value-type="float" office:value="0.0438537" calcext:value-type="float">
            <text:p>0.0438537</text:p>
          </table:table-cell>
        </table:table-row>
        <table:table-row table:style-name="ro1">
          <table:table-cell table:formula="of:=[$Overview.A123]*[$Overview.$J$12]+[$Overview.$H$12]" office:value-type="float" office:value="212.2931569" calcext:value-type="float">
            <text:p>212.2931569</text:p>
          </table:table-cell>
          <table:table-cell table:formula="of:=[$Overview.B123]*[$Overview.$J$12]" office:value-type="float" office:value="0.1095809" calcext:value-type="float">
            <text:p>0.1095809</text:p>
          </table:table-cell>
        </table:table-row>
        <table:table-row table:style-name="ro1">
          <table:table-cell table:formula="of:=[$Overview.A124]*[$Overview.$J$12]+[$Overview.$H$12]" office:value-type="float" office:value="213.7792745" calcext:value-type="float">
            <text:p>213.7792745</text:p>
          </table:table-cell>
          <table:table-cell table:formula="of:=[$Overview.B124]*[$Overview.$J$12]" office:value-type="float" office:value="0.1730674" calcext:value-type="float">
            <text:p>0.1730674</text:p>
          </table:table-cell>
        </table:table-row>
        <table:table-row table:style-name="ro1">
          <table:table-cell table:formula="of:=[$Overview.A125]*[$Overview.$J$12]+[$Overview.$H$12]" office:value-type="float" office:value="215.2652854" calcext:value-type="float">
            <text:p>215.2652854</text:p>
          </table:table-cell>
          <table:table-cell table:formula="of:=[$Overview.B125]*[$Overview.$J$12]" office:value-type="float" office:value="0.2343132" calcext:value-type="float">
            <text:p>0.2343132</text:p>
          </table:table-cell>
        </table:table-row>
        <table:table-row table:style-name="ro1">
          <table:table-cell table:formula="of:=[$Overview.A126]*[$Overview.$J$12]+[$Overview.$H$12]" office:value-type="float" office:value="216.7499092" calcext:value-type="float">
            <text:p>216.7499092</text:p>
          </table:table-cell>
          <table:table-cell table:formula="of:=[$Overview.B126]*[$Overview.$J$12]" office:value-type="float" office:value="0.2931049" calcext:value-type="float">
            <text:p>0.2931049</text:p>
          </table:table-cell>
        </table:table-row>
        <table:table-row table:style-name="ro1">
          <table:table-cell table:formula="of:=[$Overview.A127]*[$Overview.$J$12]+[$Overview.$H$12]" office:value-type="float" office:value="218.2332526" calcext:value-type="float">
            <text:p>218.2332526</text:p>
          </table:table-cell>
          <table:table-cell table:formula="of:=[$Overview.B127]*[$Overview.$J$12]" office:value-type="float" office:value="0.3485889" calcext:value-type="float">
            <text:p>0.3485889</text:p>
          </table:table-cell>
        </table:table-row>
        <table:table-row table:style-name="ro1">
          <table:table-cell table:formula="of:=[$Overview.A128]*[$Overview.$J$12]+[$Overview.$H$12]" office:value-type="float" office:value="219.7164893" calcext:value-type="float">
            <text:p>219.7164893</text:p>
          </table:table-cell>
          <table:table-cell table:formula="of:=[$Overview.B128]*[$Overview.$J$12]" office:value-type="float" office:value="0.4005518" calcext:value-type="float">
            <text:p>0.4005518</text:p>
          </table:table-cell>
        </table:table-row>
        <table:table-row table:style-name="ro1">
          <table:table-cell table:formula="of:=[$Overview.A129]*[$Overview.$J$12]+[$Overview.$H$12]" office:value-type="float" office:value="221.2000461" calcext:value-type="float">
            <text:p>221.2000461</text:p>
          </table:table-cell>
          <table:table-cell table:formula="of:=[$Overview.B129]*[$Overview.$J$12]" office:value-type="float" office:value="0.4491003" calcext:value-type="float">
            <text:p>0.4491003</text:p>
          </table:table-cell>
        </table:table-row>
        <table:table-row table:style-name="ro1">
          <table:table-cell table:formula="of:=[$Overview.A130]*[$Overview.$J$12]+[$Overview.$H$12]" office:value-type="float" office:value="222.6836029" calcext:value-type="float">
            <text:p>222.6836029</text:p>
          </table:table-cell>
          <table:table-cell table:formula="of:=[$Overview.B130]*[$Overview.$J$12]" office:value-type="float" office:value="0.4943411" calcext:value-type="float">
            <text:p>0.4943411</text:p>
          </table:table-cell>
        </table:table-row>
        <table:table-row table:style-name="ro1">
          <table:table-cell table:formula="of:=[$Overview.A131]*[$Overview.$J$12]+[$Overview.$H$12]" office:value-type="float" office:value="224.167053" calcext:value-type="float">
            <text:p>224.167053</text:p>
          </table:table-cell>
          <table:table-cell table:formula="of:=[$Overview.B131]*[$Overview.$J$12]" office:value-type="float" office:value="0.5359541" calcext:value-type="float">
            <text:p>0.5359541</text:p>
          </table:table-cell>
        </table:table-row>
        <table:table-row table:style-name="ro1">
          <table:table-cell table:formula="of:=[$Overview.A132]*[$Overview.$J$12]+[$Overview.$H$12]" office:value-type="float" office:value="225.6506098" calcext:value-type="float">
            <text:p>225.6506098</text:p>
          </table:table-cell>
          <table:table-cell table:formula="of:=[$Overview.B132]*[$Overview.$J$12]" office:value-type="float" office:value="0.5741527" calcext:value-type="float">
            <text:p>0.5741527</text:p>
          </table:table-cell>
        </table:table-row>
        <table:table-row table:style-name="ro1">
          <table:table-cell table:formula="of:=[$Overview.A133]*[$Overview.$J$12]+[$Overview.$H$12]" office:value-type="float" office:value="227.13438" calcext:value-type="float">
            <text:p>227.13438</text:p>
          </table:table-cell>
          <table:table-cell table:formula="of:=[$Overview.B133]*[$Overview.$J$12]" office:value-type="float" office:value="0.6088302" calcext:value-type="float">
            <text:p>0.6088302</text:p>
          </table:table-cell>
        </table:table-row>
        <table:table-row table:style-name="ro1">
          <table:table-cell table:formula="of:=[$Overview.A134]*[$Overview.$J$12]+[$Overview.$H$12]" office:value-type="float" office:value="228.6180435" calcext:value-type="float">
            <text:p>228.6180435</text:p>
          </table:table-cell>
          <table:table-cell table:formula="of:=[$Overview.B134]*[$Overview.$J$12]" office:value-type="float" office:value="0.6400933" calcext:value-type="float">
            <text:p>0.6400933</text:p>
          </table:table-cell>
        </table:table-row>
        <table:table-row table:style-name="ro1">
          <table:table-cell table:formula="of:=[$Overview.A135]*[$Overview.$J$12]+[$Overview.$H$12]" office:value-type="float" office:value="230.101707" calcext:value-type="float">
            <text:p>230.101707</text:p>
          </table:table-cell>
          <table:table-cell table:formula="of:=[$Overview.B135]*[$Overview.$J$12]" office:value-type="float" office:value="0.6677286" calcext:value-type="float">
            <text:p>0.6677286</text:p>
          </table:table-cell>
        </table:table-row>
        <table:table-row table:style-name="ro1">
          <table:table-cell table:formula="of:=[$Overview.A136]*[$Overview.$J$12]+[$Overview.$H$12]" office:value-type="float" office:value="231.5855839" calcext:value-type="float">
            <text:p>231.5855839</text:p>
          </table:table-cell>
          <table:table-cell table:formula="of:=[$Overview.B136]*[$Overview.$J$12]" office:value-type="float" office:value="0.6918428" calcext:value-type="float">
            <text:p>0.6918428</text:p>
          </table:table-cell>
        </table:table-row>
        <table:table-row table:style-name="ro1">
          <table:table-cell table:formula="of:=[$Overview.A137]*[$Overview.$J$12]+[$Overview.$H$12]" office:value-type="float" office:value="233.0694608" calcext:value-type="float">
            <text:p>233.0694608</text:p>
          </table:table-cell>
          <table:table-cell table:formula="of:=[$Overview.B137]*[$Overview.$J$12]" office:value-type="float" office:value="0.7125426" calcext:value-type="float">
            <text:p>0.7125426</text:p>
          </table:table-cell>
        </table:table-row>
        <table:table-row table:style-name="ro1">
          <table:table-cell table:formula="of:=[$Overview.A138]*[$Overview.$J$12]+[$Overview.$H$12]" office:value-type="float" office:value="234.553231" calcext:value-type="float">
            <text:p>234.553231</text:p>
          </table:table-cell>
          <table:table-cell table:formula="of:=[$Overview.B138]*[$Overview.$J$12]" office:value-type="float" office:value="0.7297213" calcext:value-type="float">
            <text:p>0.7297213</text:p>
          </table:table-cell>
        </table:table-row>
        <table:table-row table:style-name="ro1">
          <table:table-cell table:formula="of:=[$Overview.A139]*[$Overview.$J$12]+[$Overview.$H$12]" office:value-type="float" office:value="236.0370012" calcext:value-type="float">
            <text:p>236.0370012</text:p>
          </table:table-cell>
          <table:table-cell table:formula="of:=[$Overview.B139]*[$Overview.$J$12]" office:value-type="float" office:value="0.7431655" calcext:value-type="float">
            <text:p>0.7431655</text:p>
          </table:table-cell>
        </table:table-row>
        <table:table-row table:style-name="ro1">
          <table:table-cell table:formula="of:=[$Overview.A140]*[$Overview.$J$12]+[$Overview.$H$12]" office:value-type="float" office:value="237.5207714" calcext:value-type="float">
            <text:p>237.5207714</text:p>
          </table:table-cell>
          <table:table-cell table:formula="of:=[$Overview.B140]*[$Overview.$J$12]" office:value-type="float" office:value="0.7530886" calcext:value-type="float">
            <text:p>0.7530886</text:p>
          </table:table-cell>
        </table:table-row>
        <table:table-row table:style-name="ro1">
          <table:table-cell table:formula="of:=[$Overview.A141]*[$Overview.$J$12]+[$Overview.$H$12]" office:value-type="float" office:value="239.0044349" calcext:value-type="float">
            <text:p>239.0044349</text:p>
          </table:table-cell>
          <table:table-cell table:formula="of:=[$Overview.B141]*[$Overview.$J$12]" office:value-type="float" office:value="0.7594906" calcext:value-type="float">
            <text:p>0.7594906</text:p>
          </table:table-cell>
        </table:table-row>
        <table:table-row table:style-name="ro1">
          <table:table-cell table:formula="of:=[$Overview.A142]*[$Overview.$J$12]+[$Overview.$H$12]" office:value-type="float" office:value="240.4880984" calcext:value-type="float">
            <text:p>240.4880984</text:p>
          </table:table-cell>
          <table:table-cell table:formula="of:=[$Overview.B142]*[$Overview.$J$12]" office:value-type="float" office:value="0.7621581" calcext:value-type="float">
            <text:p>0.7621581</text:p>
          </table:table-cell>
        </table:table-row>
        <table:table-row table:style-name="ro1">
          <table:table-cell table:formula="of:=[$Overview.A143]*[$Overview.$J$12]+[$Overview.$H$12]" office:value-type="float" office:value="241.9717619" calcext:value-type="float">
            <text:p>241.9717619</text:p>
          </table:table-cell>
          <table:table-cell table:formula="of:=[$Overview.B143]*[$Overview.$J$12]" office:value-type="float" office:value="0.7611978" calcext:value-type="float">
            <text:p>0.7611978</text:p>
          </table:table-cell>
        </table:table-row>
        <table:table-row table:style-name="ro1">
          <table:table-cell table:formula="of:=[$Overview.A144]*[$Overview.$J$12]+[$Overview.$H$12]" office:value-type="float" office:value="243.4554254" calcext:value-type="float">
            <text:p>243.4554254</text:p>
          </table:table-cell>
          <table:table-cell table:formula="of:=[$Overview.B144]*[$Overview.$J$12]" office:value-type="float" office:value="0.756503" calcext:value-type="float">
            <text:p>0.756503</text:p>
          </table:table-cell>
        </table:table-row>
        <table:table-row table:style-name="ro1">
          <table:table-cell table:formula="of:=[$Overview.A145]*[$Overview.$J$12]+[$Overview.$H$12]" office:value-type="float" office:value="244.9389822" calcext:value-type="float">
            <text:p>244.9389822</text:p>
          </table:table-cell>
          <table:table-cell table:formula="of:=[$Overview.B145]*[$Overview.$J$12]" office:value-type="float" office:value="0.7482871" calcext:value-type="float">
            <text:p>0.7482871</text:p>
          </table:table-cell>
        </table:table-row>
        <table:table-row table:style-name="ro1">
          <table:table-cell table:formula="of:=[$Overview.A146]*[$Overview.$J$12]+[$Overview.$H$12]" office:value-type="float" office:value="246.4227524" calcext:value-type="float">
            <text:p>246.4227524</text:p>
          </table:table-cell>
          <table:table-cell table:formula="of:=[$Overview.B146]*[$Overview.$J$12]" office:value-type="float" office:value="0.7363367" calcext:value-type="float">
            <text:p>0.7363367</text:p>
          </table:table-cell>
        </table:table-row>
        <table:table-row table:style-name="ro1">
          <table:table-cell table:formula="of:=[$Overview.A147]*[$Overview.$J$12]+[$Overview.$H$12]" office:value-type="float" office:value="247.906736" calcext:value-type="float">
            <text:p>247.906736</text:p>
          </table:table-cell>
          <table:table-cell table:formula="of:=[$Overview.B147]*[$Overview.$J$12]" office:value-type="float" office:value="0.7208652" calcext:value-type="float">
            <text:p>0.7208652</text:p>
          </table:table-cell>
        </table:table-row>
        <table:table-row table:style-name="ro1">
          <table:table-cell table:formula="of:=[$Overview.A148]*[$Overview.$J$12]+[$Overview.$H$12]" office:value-type="float" office:value="249.3907196" calcext:value-type="float">
            <text:p>249.3907196</text:p>
          </table:table-cell>
          <table:table-cell table:formula="of:=[$Overview.B148]*[$Overview.$J$12]" office:value-type="float" office:value="0.7018726" calcext:value-type="float">
            <text:p>0.7018726</text:p>
          </table:table-cell>
        </table:table-row>
        <table:table-row table:style-name="ro1">
          <table:table-cell table:formula="of:=[$Overview.A149]*[$Overview.$J$12]+[$Overview.$H$12]" office:value-type="float" office:value="250.8750233" calcext:value-type="float">
            <text:p>250.8750233</text:p>
          </table:table-cell>
          <table:table-cell table:formula="of:=[$Overview.B149]*[$Overview.$J$12]" office:value-type="float" office:value="0.6794656" calcext:value-type="float">
            <text:p>0.6794656</text:p>
          </table:table-cell>
        </table:table-row>
        <table:table-row table:style-name="ro1">
          <table:table-cell table:formula="of:=[$Overview.A150]*[$Overview.$J$12]+[$Overview.$H$12]" office:value-type="float" office:value="252.3597538" calcext:value-type="float">
            <text:p>252.3597538</text:p>
          </table:table-cell>
          <table:table-cell table:formula="of:=[$Overview.B150]*[$Overview.$J$12]" office:value-type="float" office:value="0.6537509" calcext:value-type="float">
            <text:p>0.6537509</text:p>
          </table:table-cell>
        </table:table-row>
        <table:table-row table:style-name="ro1">
          <table:table-cell table:formula="of:=[$Overview.A151]*[$Overview.$J$12]+[$Overview.$H$12]" office:value-type="float" office:value="253.8446977" calcext:value-type="float">
            <text:p>253.8446977</text:p>
          </table:table-cell>
          <table:table-cell table:formula="of:=[$Overview.B151]*[$Overview.$J$12]" office:value-type="float" office:value="0.6250486" calcext:value-type="float">
            <text:p>0.6250486</text:p>
          </table:table-cell>
        </table:table-row>
        <table:table-row table:style-name="ro1">
          <table:table-cell table:formula="of:=[$Overview.A152]*[$Overview.$J$12]+[$Overview.$H$12]" office:value-type="float" office:value="255.329855" calcext:value-type="float">
            <text:p>255.329855</text:p>
          </table:table-cell>
          <table:table-cell table:formula="of:=[$Overview.B152]*[$Overview.$J$12]" office:value-type="float" office:value="0.5931453" calcext:value-type="float">
            <text:p>0.5931453</text:p>
          </table:table-cell>
        </table:table-row>
        <table:table-row table:style-name="ro1">
          <table:table-cell table:formula="of:=[$Overview.A153]*[$Overview.$J$12]+[$Overview.$H$12]" office:value-type="float" office:value="256.8153324" calcext:value-type="float">
            <text:p>256.8153324</text:p>
          </table:table-cell>
          <table:table-cell table:formula="of:=[$Overview.B153]*[$Overview.$J$12]" office:value-type="float" office:value="0.5584678" calcext:value-type="float">
            <text:p>0.5584678</text:p>
          </table:table-cell>
        </table:table-row>
        <table:table-row table:style-name="ro1">
          <table:table-cell table:formula="of:=[$Overview.A154]*[$Overview.$J$12]+[$Overview.$H$12]" office:value-type="float" office:value="258.3010232" calcext:value-type="float">
            <text:p>258.3010232</text:p>
          </table:table-cell>
          <table:table-cell table:formula="of:=[$Overview.B154]*[$Overview.$J$12]" office:value-type="float" office:value="0.5210161" calcext:value-type="float">
            <text:p>0.5210161</text:p>
          </table:table-cell>
        </table:table-row>
        <table:table-row table:style-name="ro1">
          <table:table-cell table:formula="of:=[$Overview.A155]*[$Overview.$J$12]+[$Overview.$H$12]" office:value-type="float" office:value="259.7869274" calcext:value-type="float">
            <text:p>259.7869274</text:p>
          </table:table-cell>
          <table:table-cell table:formula="of:=[$Overview.B155]*[$Overview.$J$12]" office:value-type="float" office:value="0.4808969" calcext:value-type="float">
            <text:p>0.4808969</text:p>
          </table:table-cell>
        </table:table-row>
        <table:table-row table:style-name="ro1">
          <table:table-cell table:formula="of:=[$Overview.A156]*[$Overview.$J$12]+[$Overview.$H$12]" office:value-type="float" office:value="261.2729383" calcext:value-type="float">
            <text:p>261.2729383</text:p>
          </table:table-cell>
          <table:table-cell table:formula="of:=[$Overview.B156]*[$Overview.$J$12]" office:value-type="float" office:value="0.4381102" calcext:value-type="float">
            <text:p>0.4381102</text:p>
          </table:table-cell>
        </table:table-row>
        <table:table-row table:style-name="ro1">
          <table:table-cell table:formula="of:=[$Overview.A157]*[$Overview.$J$12]+[$Overview.$H$12]" office:value-type="float" office:value="262.7589492" calcext:value-type="float">
            <text:p>262.7589492</text:p>
          </table:table-cell>
          <table:table-cell table:formula="of:=[$Overview.B157]*[$Overview.$J$12]" office:value-type="float" office:value="0.3928694" calcext:value-type="float">
            <text:p>0.3928694</text:p>
          </table:table-cell>
        </table:table-row>
        <table:table-row table:style-name="ro1">
          <table:table-cell table:formula="of:=[$Overview.A158]*[$Overview.$J$12]+[$Overview.$H$12]" office:value-type="float" office:value="264.2448534" calcext:value-type="float">
            <text:p>264.2448534</text:p>
          </table:table-cell>
          <table:table-cell table:formula="of:=[$Overview.B158]*[$Overview.$J$12]" office:value-type="float" office:value="0.3451745" calcext:value-type="float">
            <text:p>0.3451745</text:p>
          </table:table-cell>
        </table:table-row>
        <table:table-row table:style-name="ro1">
          <table:table-cell table:formula="of:=[$Overview.A159]*[$Overview.$J$12]+[$Overview.$H$12]" office:value-type="float" office:value="265.7304375" calcext:value-type="float">
            <text:p>265.7304375</text:p>
          </table:table-cell>
          <table:table-cell table:formula="of:=[$Overview.B159]*[$Overview.$J$12]" office:value-type="float" office:value="0.2949188" calcext:value-type="float">
            <text:p>0.2949188</text:p>
          </table:table-cell>
        </table:table-row>
        <table:table-row table:style-name="ro1">
          <table:table-cell table:formula="of:=[$Overview.A160]*[$Overview.$J$12]+[$Overview.$H$12]" office:value-type="float" office:value="267.2154881" calcext:value-type="float">
            <text:p>267.2154881</text:p>
          </table:table-cell>
          <table:table-cell table:formula="of:=[$Overview.B160]*[$Overview.$J$12]" office:value-type="float" office:value="0.2419956" calcext:value-type="float">
            <text:p>0.2419956</text:p>
          </table:table-cell>
        </table:table-row>
        <table:table-row table:style-name="ro1">
          <table:table-cell table:formula="of:=[$Overview.A161]*[$Overview.$J$12]+[$Overview.$H$12]" office:value-type="float" office:value="268.6997918" calcext:value-type="float">
            <text:p>268.6997918</text:p>
          </table:table-cell>
          <table:table-cell table:formula="of:=[$Overview.B161]*[$Overview.$J$12]" office:value-type="float" office:value="0.1861915" calcext:value-type="float">
            <text:p>0.1861915</text:p>
          </table:table-cell>
        </table:table-row>
        <table:table-row table:style-name="ro1">
          <table:table-cell table:formula="of:=[$Overview.A162]*[$Overview.$J$12]+[$Overview.$H$12]" office:value-type="float" office:value="270.1829218" calcext:value-type="float">
            <text:p>270.1829218</text:p>
          </table:table-cell>
          <table:table-cell table:formula="of:=[$Overview.B162]*[$Overview.$J$12]" office:value-type="float" office:value="0.1273998" calcext:value-type="float">
            <text:p>0.1273998</text:p>
          </table:table-cell>
        </table:table-row>
        <table:table-row table:style-name="ro1">
          <table:table-cell table:formula="of:=[$Overview.A163]*[$Overview.$J$12]+[$Overview.$H$12]" office:value-type="float" office:value="271.6616771" calcext:value-type="float">
            <text:p>271.6616771</text:p>
          </table:table-cell>
          <table:table-cell table:formula="of:=[$Overview.B163]*[$Overview.$J$12]" office:value-type="float" office:value="0.0653004" calcext:value-type="float">
            <text:p>0.0653004</text:p>
          </table:table-cell>
        </table:table-row>
        <table:table-row table:style-name="ro1">
          <table:table-cell table:formula="of:=[$Overview.A164]*[$Overview.$J$12]+[$Overview.$H$12]" office:value-type="float" office:value="273.1098095" calcext:value-type="float">
            <text:p>273.1098095</text:p>
          </table:table-cell>
          <table:table-cell table:formula="of:=[$Overview.B164]*[$Overview.$J$12]" office:value-type="float" office:value="0.0012804" calcext:value-type="float">
            <text:p>0.0012804</text:p>
          </table:table-cell>
        </table:table-row>
        <table:table-row table:style-name="ro1">
          <table:table-cell table:formula="of:=[$Overview.A165]*[$Overview.$J$12]+[$Overview.$H$12]" office:value-type="float" office:value="274.377939" calcext:value-type="float">
            <text:p>274.377939</text:p>
          </table:table-cell>
          <table:table-cell table:formula="of:=[$Overview.B165]*[$Overview.$J$12]" office:value-type="float" office:value="-0.0549505" calcext:value-type="float">
            <text:p>-0.0549505</text:p>
          </table:table-cell>
        </table:table-row>
        <table:table-row table:style-name="ro1">
          <table:table-cell table:formula="of:=[$Overview.A166]*[$Overview.$J$12]+[$Overview.$H$12]" office:value-type="float" office:value="275" calcext:value-type="float">
            <text:p>275</text:p>
          </table:table-cell>
          <table:table-cell table:formula="of:=[$Overview.B166]*[$Overview.$J$12]" office:value-type="float" office:value="-0.0802384" calcext:value-type="float">
            <text:p>-0.0802384</text:p>
          </table:table-cell>
        </table:table-row>
      </table:table>
      <table:table table:name="S3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table:formula="of:=[$Overview.A5]*[$Overview.$J$13]+[$Overview.$H$13]" office:value-type="float" office:value="180.4359366" calcext:value-type="float">
            <text:p>180.4359366</text:p>
          </table:table-cell>
          <table:table-cell table:formula="of:=[$Overview.B5]*[$Overview.$J$13]" office:value-type="float" office:value="0.1845242" calcext:value-type="float">
            <text:p>0.1845242</text:p>
          </table:table-cell>
        </table:table-row>
        <table:table-row table:style-name="ro1">
          <table:table-cell table:formula="of:=[$Overview.A6]*[$Overview.$J$13]+[$Overview.$H$13]" office:value-type="float" office:value="180.5131165" calcext:value-type="float">
            <text:p>180.5131165</text:p>
          </table:table-cell>
          <table:table-cell table:formula="of:=[$Overview.B6]*[$Overview.$J$13]" office:value-type="float" office:value="0.3505215" calcext:value-type="float">
            <text:p>0.3505215</text:p>
          </table:table-cell>
        </table:table-row>
        <table:table-row table:style-name="ro1">
          <table:table-cell table:formula="of:=[$Overview.A7]*[$Overview.$J$13]+[$Overview.$H$13]" office:value-type="float" office:value="180.6389877" calcext:value-type="float">
            <text:p>180.6389877</text:p>
          </table:table-cell>
          <table:table-cell table:formula="of:=[$Overview.B7]*[$Overview.$J$13]" office:value-type="float" office:value="0.5403524" calcext:value-type="float">
            <text:p>0.5403524</text:p>
          </table:table-cell>
        </table:table-row>
        <table:table-row table:style-name="ro1">
          <table:table-cell table:formula="of:=[$Overview.A8]*[$Overview.$J$13]+[$Overview.$H$13]" office:value-type="float" office:value="180.831984" calcext:value-type="float">
            <text:p>180.831984</text:p>
          </table:table-cell>
          <table:table-cell table:formula="of:=[$Overview.B8]*[$Overview.$J$13]" office:value-type="float" office:value="0.7645372" calcext:value-type="float">
            <text:p>0.7645372</text:p>
          </table:table-cell>
        </table:table-row>
        <table:table-row table:style-name="ro1">
          <table:table-cell table:formula="of:=[$Overview.A9]*[$Overview.$J$13]+[$Overview.$H$13]" office:value-type="float" office:value="181.1263662" calcext:value-type="float">
            <text:p>181.1263662</text:p>
          </table:table-cell>
          <table:table-cell table:formula="of:=[$Overview.B9]*[$Overview.$J$13]" office:value-type="float" office:value="1.0375064" calcext:value-type="float">
            <text:p>1.0375064</text:p>
          </table:table-cell>
        </table:table-row>
        <table:table-row table:style-name="ro1">
          <table:table-cell table:formula="of:=[$Overview.A10]*[$Overview.$J$13]+[$Overview.$H$13]" office:value-type="float" office:value="181.5752944" calcext:value-type="float">
            <text:p>181.5752944</text:p>
          </table:table-cell>
          <table:table-cell table:formula="of:=[$Overview.B10]*[$Overview.$J$13]" office:value-type="float" office:value="1.3700596" calcext:value-type="float">
            <text:p>1.3700596</text:p>
          </table:table-cell>
        </table:table-row>
        <table:table-row table:style-name="ro1">
          <table:table-cell table:formula="of:=[$Overview.A11]*[$Overview.$J$13]+[$Overview.$H$13]" office:value-type="float" office:value="182.2248531" calcext:value-type="float">
            <text:p>182.2248531</text:p>
          </table:table-cell>
          <table:table-cell table:formula="of:=[$Overview.B11]*[$Overview.$J$13]" office:value-type="float" office:value="1.7554936" calcext:value-type="float">
            <text:p>1.7554936</text:p>
          </table:table-cell>
        </table:table-row>
        <table:table-row table:style-name="ro1">
          <table:table-cell table:formula="of:=[$Overview.A12]*[$Overview.$J$13]+[$Overview.$H$13]" office:value-type="float" office:value="183.0623807" calcext:value-type="float">
            <text:p>183.0623807</text:p>
          </table:table-cell>
          <table:table-cell table:formula="of:=[$Overview.B12]*[$Overview.$J$13]" office:value-type="float" office:value="2.1540547" calcext:value-type="float">
            <text:p>2.1540547</text:p>
          </table:table-cell>
        </table:table-row>
        <table:table-row table:style-name="ro1">
          <table:table-cell table:formula="of:=[$Overview.A13]*[$Overview.$J$13]+[$Overview.$H$13]" office:value-type="float" office:value="184.0328551" calcext:value-type="float">
            <text:p>184.0328551</text:p>
          </table:table-cell>
          <table:table-cell table:formula="of:=[$Overview.B13]*[$Overview.$J$13]" office:value-type="float" office:value="2.5286891" calcext:value-type="float">
            <text:p>2.5286891</text:p>
          </table:table-cell>
        </table:table-row>
        <table:table-row table:style-name="ro1">
          <table:table-cell table:formula="of:=[$Overview.A14]*[$Overview.$J$13]+[$Overview.$H$13]" office:value-type="float" office:value="185.0901918" calcext:value-type="float">
            <text:p>185.0901918</text:p>
          </table:table-cell>
          <table:table-cell table:formula="of:=[$Overview.B14]*[$Overview.$J$13]" office:value-type="float" office:value="2.8658973" calcext:value-type="float">
            <text:p>2.8658973</text:p>
          </table:table-cell>
        </table:table-row>
        <table:table-row table:style-name="ro1">
          <table:table-cell table:formula="of:=[$Overview.A15]*[$Overview.$J$13]+[$Overview.$H$13]" office:value-type="float" office:value="186.2051574" calcext:value-type="float">
            <text:p>186.2051574</text:p>
          </table:table-cell>
          <table:table-cell table:formula="of:=[$Overview.B15]*[$Overview.$J$13]" office:value-type="float" office:value="3.1648414" calcext:value-type="float">
            <text:p>3.1648414</text:p>
          </table:table-cell>
        </table:table-row>
        <table:table-row table:style-name="ro1">
          <table:table-cell table:formula="of:=[$Overview.A16]*[$Overview.$J$13]+[$Overview.$H$13]" office:value-type="float" office:value="187.3595043" calcext:value-type="float">
            <text:p>187.3595043</text:p>
          </table:table-cell>
          <table:table-cell table:formula="of:=[$Overview.B16]*[$Overview.$J$13]" office:value-type="float" office:value="3.428873" calcext:value-type="float">
            <text:p>3.428873</text:p>
          </table:table-cell>
        </table:table-row>
        <table:table-row table:style-name="ro1">
          <table:table-cell table:formula="of:=[$Overview.A17]*[$Overview.$J$13]+[$Overview.$H$13]" office:value-type="float" office:value="188.5433639" calcext:value-type="float">
            <text:p>188.5433639</text:p>
          </table:table-cell>
          <table:table-cell table:formula="of:=[$Overview.B17]*[$Overview.$J$13]" office:value-type="float" office:value="3.6618092" calcext:value-type="float">
            <text:p>3.6618092</text:p>
          </table:table-cell>
        </table:table-row>
        <table:table-row table:style-name="ro1">
          <table:table-cell table:formula="of:=[$Overview.A18]*[$Overview.$J$13]+[$Overview.$H$13]" office:value-type="float" office:value="189.7490089" calcext:value-type="float">
            <text:p>189.7490089</text:p>
          </table:table-cell>
          <table:table-cell table:formula="of:=[$Overview.B18]*[$Overview.$J$13]" office:value-type="float" office:value="3.8679326" calcext:value-type="float">
            <text:p>3.8679326</text:p>
          </table:table-cell>
        </table:table-row>
        <table:table-row table:style-name="ro1">
          <table:table-cell table:formula="of:=[$Overview.A19]*[$Overview.$J$13]+[$Overview.$H$13]" office:value-type="float" office:value="190.9713188" calcext:value-type="float">
            <text:p>190.9713188</text:p>
          </table:table-cell>
          <table:table-cell table:formula="of:=[$Overview.B19]*[$Overview.$J$13]" office:value-type="float" office:value="4.050781" calcext:value-type="float">
            <text:p>4.050781</text:p>
          </table:table-cell>
        </table:table-row>
        <table:table-row table:style-name="ro1">
          <table:table-cell table:formula="of:=[$Overview.A20]*[$Overview.$J$13]+[$Overview.$H$13]" office:value-type="float" office:value="192.2058248" calcext:value-type="float">
            <text:p>192.2058248</text:p>
          </table:table-cell>
          <table:table-cell table:formula="of:=[$Overview.B20]*[$Overview.$J$13]" office:value-type="float" office:value="4.2129612" calcext:value-type="float">
            <text:p>4.2129612</text:p>
          </table:table-cell>
        </table:table-row>
        <table:table-row table:style-name="ro1">
          <table:table-cell table:formula="of:=[$Overview.A21]*[$Overview.$J$13]+[$Overview.$H$13]" office:value-type="float" office:value="193.4500132" calcext:value-type="float">
            <text:p>193.4500132</text:p>
          </table:table-cell>
          <table:table-cell table:formula="of:=[$Overview.B21]*[$Overview.$J$13]" office:value-type="float" office:value="4.3567076" calcext:value-type="float">
            <text:p>4.3567076</text:p>
          </table:table-cell>
        </table:table-row>
        <table:table-row table:style-name="ro1">
          <table:table-cell table:formula="of:=[$Overview.A22]*[$Overview.$J$13]+[$Overview.$H$13]" office:value-type="float" office:value="194.7015565" calcext:value-type="float">
            <text:p>194.7015565</text:p>
          </table:table-cell>
          <table:table-cell table:formula="of:=[$Overview.B22]*[$Overview.$J$13]" office:value-type="float" office:value="4.4840684" calcext:value-type="float">
            <text:p>4.4840684</text:p>
          </table:table-cell>
        </table:table-row>
        <table:table-row table:style-name="ro1">
          <table:table-cell table:formula="of:=[$Overview.A23]*[$Overview.$J$13]+[$Overview.$H$13]" office:value-type="float" office:value="195.9587789" calcext:value-type="float">
            <text:p>195.9587789</text:p>
          </table:table-cell>
          <table:table-cell table:formula="of:=[$Overview.B23]*[$Overview.$J$13]" office:value-type="float" office:value="4.5962539" calcext:value-type="float">
            <text:p>4.5962539</text:p>
          </table:table-cell>
        </table:table-row>
        <table:table-row table:style-name="ro1">
          <table:table-cell table:formula="of:=[$Overview.A24]*[$Overview.$J$13]+[$Overview.$H$13]" office:value-type="float" office:value="197.2210287" calcext:value-type="float">
            <text:p>197.2210287</text:p>
          </table:table-cell>
          <table:table-cell table:formula="of:=[$Overview.B24]*[$Overview.$J$13]" office:value-type="float" office:value="4.6947537" calcext:value-type="float">
            <text:p>4.6947537</text:p>
          </table:table-cell>
        </table:table-row>
        <table:table-row table:style-name="ro1">
          <table:table-cell table:formula="of:=[$Overview.A25]*[$Overview.$J$13]+[$Overview.$H$13]" office:value-type="float" office:value="198.4867232" calcext:value-type="float">
            <text:p>198.4867232</text:p>
          </table:table-cell>
          <table:table-cell table:formula="of:=[$Overview.B25]*[$Overview.$J$13]" office:value-type="float" office:value="4.7804057" calcext:value-type="float">
            <text:p>4.7804057</text:p>
          </table:table-cell>
        </table:table-row>
        <table:table-row table:style-name="ro1">
          <table:table-cell table:formula="of:=[$Overview.A26]*[$Overview.$J$13]+[$Overview.$H$13]" office:value-type="float" office:value="199.7557693" calcext:value-type="float">
            <text:p>199.7557693</text:p>
          </table:table-cell>
          <table:table-cell table:formula="of:=[$Overview.B26]*[$Overview.$J$13]" office:value-type="float" office:value="4.8540478" calcext:value-type="float">
            <text:p>4.8540478</text:p>
          </table:table-cell>
        </table:table-row>
        <table:table-row table:style-name="ro1">
          <table:table-cell table:formula="of:=[$Overview.A27]*[$Overview.$J$13]+[$Overview.$H$13]" office:value-type="float" office:value="201.0277015" calcext:value-type="float">
            <text:p>201.0277015</text:p>
          </table:table-cell>
          <table:table-cell table:formula="of:=[$Overview.B27]*[$Overview.$J$13]" office:value-type="float" office:value="4.9165179" calcext:value-type="float">
            <text:p>4.9165179</text:p>
          </table:table-cell>
        </table:table-row>
        <table:table-row table:style-name="ro1">
          <table:table-cell table:formula="of:=[$Overview.A28]*[$Overview.$J$13]+[$Overview.$H$13]" office:value-type="float" office:value="202.3018681" calcext:value-type="float">
            <text:p>202.3018681</text:p>
          </table:table-cell>
          <table:table-cell table:formula="of:=[$Overview.B28]*[$Overview.$J$13]" office:value-type="float" office:value="4.9685608" calcext:value-type="float">
            <text:p>4.9685608</text:p>
          </table:table-cell>
        </table:table-row>
        <table:table-row table:style-name="ro1">
          <table:table-cell table:formula="of:=[$Overview.A29]*[$Overview.$J$13]+[$Overview.$H$13]" office:value-type="float" office:value="203.5784553" calcext:value-type="float">
            <text:p>203.5784553</text:p>
          </table:table-cell>
          <table:table-cell table:formula="of:=[$Overview.B29]*[$Overview.$J$13]" office:value-type="float" office:value="5.0108282" calcext:value-type="float">
            <text:p>5.0108282</text:p>
          </table:table-cell>
        </table:table-row>
        <table:table-row table:style-name="ro1">
          <table:table-cell table:formula="of:=[$Overview.A30]*[$Overview.$J$13]+[$Overview.$H$13]" office:value-type="float" office:value="204.8568114" calcext:value-type="float">
            <text:p>204.8568114</text:p>
          </table:table-cell>
          <table:table-cell table:formula="of:=[$Overview.B30]*[$Overview.$J$13]" office:value-type="float" office:value="5.0438787" calcext:value-type="float">
            <text:p>5.0438787</text:p>
          </table:table-cell>
        </table:table-row>
        <table:table-row table:style-name="ro1">
          <table:table-cell table:formula="of:=[$Overview.A31]*[$Overview.$J$13]+[$Overview.$H$13]" office:value-type="float" office:value="206.1363778" calcext:value-type="float">
            <text:p>206.1363778</text:p>
          </table:table-cell>
          <table:table-cell table:formula="of:=[$Overview.B31]*[$Overview.$J$13]" office:value-type="float" office:value="5.0681778" calcext:value-type="float">
            <text:p>5.0681778</text:p>
          </table:table-cell>
        </table:table-row>
        <table:table-row table:style-name="ro1">
          <table:table-cell table:formula="of:=[$Overview.A32]*[$Overview.$J$13]+[$Overview.$H$13]" office:value-type="float" office:value="207.4177131" calcext:value-type="float">
            <text:p>207.4177131</text:p>
          </table:table-cell>
          <table:table-cell table:formula="of:=[$Overview.B32]*[$Overview.$J$13]" office:value-type="float" office:value="5.084191" calcext:value-type="float">
            <text:p>5.084191</text:p>
          </table:table-cell>
        </table:table-row>
        <table:table-row table:style-name="ro1">
          <table:table-cell table:formula="of:=[$Overview.A33]*[$Overview.$J$13]+[$Overview.$H$13]" office:value-type="float" office:value="208.7003518" calcext:value-type="float">
            <text:p>208.7003518</text:p>
          </table:table-cell>
          <table:table-cell table:formula="of:=[$Overview.B33]*[$Overview.$J$13]" office:value-type="float" office:value="5.0923838" calcext:value-type="float">
            <text:p>5.0923838</text:p>
          </table:table-cell>
        </table:table-row>
        <table:table-row table:style-name="ro1">
          <table:table-cell table:formula="of:=[$Overview.A34]*[$Overview.$J$13]+[$Overview.$H$13]" office:value-type="float" office:value="209.9838284" calcext:value-type="float">
            <text:p>209.9838284</text:p>
          </table:table-cell>
          <table:table-cell table:formula="of:=[$Overview.B34]*[$Overview.$J$13]" office:value-type="float" office:value="5.0933148" calcext:value-type="float">
            <text:p>5.0933148</text:p>
          </table:table-cell>
        </table:table-row>
        <table:table-row table:style-name="ro1">
          <table:table-cell table:formula="of:=[$Overview.A35]*[$Overview.$J$13]+[$Overview.$H$13]" office:value-type="float" office:value="211.2684222" calcext:value-type="float">
            <text:p>211.2684222</text:p>
          </table:table-cell>
          <table:table-cell table:formula="of:=[$Overview.B35]*[$Overview.$J$13]" office:value-type="float" office:value="5.0870771" calcext:value-type="float">
            <text:p>5.0870771</text:p>
          </table:table-cell>
        </table:table-row>
        <table:table-row table:style-name="ro1">
          <table:table-cell table:formula="of:=[$Overview.A36]*[$Overview.$J$13]+[$Overview.$H$13]" office:value-type="float" office:value="212.5537608" calcext:value-type="float">
            <text:p>212.5537608</text:p>
          </table:table-cell>
          <table:table-cell table:formula="of:=[$Overview.B36]*[$Overview.$J$13]" office:value-type="float" office:value="5.0741362" calcext:value-type="float">
            <text:p>5.0741362</text:p>
          </table:table-cell>
        </table:table-row>
        <table:table-row table:style-name="ro1">
          <table:table-cell table:formula="of:=[$Overview.A37]*[$Overview.$J$13]+[$Overview.$H$13]" office:value-type="float" office:value="213.839658" calcext:value-type="float">
            <text:p>213.839658</text:p>
          </table:table-cell>
          <table:table-cell table:formula="of:=[$Overview.B37]*[$Overview.$J$13]" office:value-type="float" office:value="5.0547714" calcext:value-type="float">
            <text:p>5.0547714</text:p>
          </table:table-cell>
        </table:table-row>
        <table:table-row table:style-name="ro1">
          <table:table-cell table:formula="of:=[$Overview.A38]*[$Overview.$J$13]+[$Overview.$H$13]" office:value-type="float" office:value="215.1261138" calcext:value-type="float">
            <text:p>215.1261138</text:p>
          </table:table-cell>
          <table:table-cell table:formula="of:=[$Overview.B38]*[$Overview.$J$13]" office:value-type="float" office:value="5.0291689" calcext:value-type="float">
            <text:p>5.0291689</text:p>
          </table:table-cell>
        </table:table-row>
        <table:table-row table:style-name="ro1">
          <table:table-cell table:formula="of:=[$Overview.A39]*[$Overview.$J$13]+[$Overview.$H$13]" office:value-type="float" office:value="216.4132213" calcext:value-type="float">
            <text:p>216.4132213</text:p>
          </table:table-cell>
          <table:table-cell table:formula="of:=[$Overview.B39]*[$Overview.$J$13]" office:value-type="float" office:value="4.9977011" calcext:value-type="float">
            <text:p>4.9977011</text:p>
          </table:table-cell>
        </table:table-row>
        <table:table-row table:style-name="ro1">
          <table:table-cell table:formula="of:=[$Overview.A40]*[$Overview.$J$13]+[$Overview.$H$13]" office:value-type="float" office:value="217.7006081" calcext:value-type="float">
            <text:p>217.7006081</text:p>
          </table:table-cell>
          <table:table-cell table:formula="of:=[$Overview.B40]*[$Overview.$J$13]" office:value-type="float" office:value="4.9604611" calcext:value-type="float">
            <text:p>4.9604611</text:p>
          </table:table-cell>
        </table:table-row>
        <table:table-row table:style-name="ro1">
          <table:table-cell table:formula="of:=[$Overview.A41]*[$Overview.$J$13]+[$Overview.$H$13]" office:value-type="float" office:value="218.9884604" calcext:value-type="float">
            <text:p>218.9884604</text:p>
          </table:table-cell>
          <table:table-cell table:formula="of:=[$Overview.B41]*[$Overview.$J$13]" office:value-type="float" office:value="4.9176351" calcext:value-type="float">
            <text:p>4.9176351</text:p>
          </table:table-cell>
        </table:table-row>
        <table:table-row table:style-name="ro1">
          <table:table-cell table:formula="of:=[$Overview.A42]*[$Overview.$J$13]+[$Overview.$H$13]" office:value-type="float" office:value="220.2766851" calcext:value-type="float">
            <text:p>220.2766851</text:p>
          </table:table-cell>
          <table:table-cell table:formula="of:=[$Overview.B42]*[$Overview.$J$13]" office:value-type="float" office:value="4.8695955" calcext:value-type="float">
            <text:p>4.8695955</text:p>
          </table:table-cell>
        </table:table-row>
        <table:table-row table:style-name="ro1">
          <table:table-cell table:formula="of:=[$Overview.A43]*[$Overview.$J$13]+[$Overview.$H$13]" office:value-type="float" office:value="221.5651891" calcext:value-type="float">
            <text:p>221.5651891</text:p>
          </table:table-cell>
          <table:table-cell table:formula="of:=[$Overview.B43]*[$Overview.$J$13]" office:value-type="float" office:value="4.8163423" calcext:value-type="float">
            <text:p>4.8163423</text:p>
          </table:table-cell>
        </table:table-row>
        <table:table-row table:style-name="ro1">
          <table:table-cell table:formula="of:=[$Overview.A44]*[$Overview.$J$13]+[$Overview.$H$13]" office:value-type="float" office:value="222.8538793" calcext:value-type="float">
            <text:p>222.8538793</text:p>
          </table:table-cell>
          <table:table-cell table:formula="of:=[$Overview.B44]*[$Overview.$J$13]" office:value-type="float" office:value="4.7582479" calcext:value-type="float">
            <text:p>4.7582479</text:p>
          </table:table-cell>
        </table:table-row>
        <table:table-row table:style-name="ro1">
          <table:table-cell table:formula="of:=[$Overview.A45]*[$Overview.$J$13]+[$Overview.$H$13]" office:value-type="float" office:value="224.1429419" calcext:value-type="float">
            <text:p>224.1429419</text:p>
          </table:table-cell>
          <table:table-cell table:formula="of:=[$Overview.B45]*[$Overview.$J$13]" office:value-type="float" office:value="4.6952192" calcext:value-type="float">
            <text:p>4.6952192</text:p>
          </table:table-cell>
        </table:table-row>
        <table:table-row table:style-name="ro1">
          <table:table-cell table:formula="of:=[$Overview.A46]*[$Overview.$J$13]+[$Overview.$H$13]" office:value-type="float" office:value="225.4322838" calcext:value-type="float">
            <text:p>225.4322838</text:p>
          </table:table-cell>
          <table:table-cell table:formula="of:=[$Overview.B46]*[$Overview.$J$13]" office:value-type="float" office:value="4.6277217" calcext:value-type="float">
            <text:p>4.6277217</text:p>
          </table:table-cell>
        </table:table-row>
        <table:table-row table:style-name="ro1">
          <table:table-cell table:formula="of:=[$Overview.A47]*[$Overview.$J$13]+[$Overview.$H$13]" office:value-type="float" office:value="226.7216257" calcext:value-type="float">
            <text:p>226.7216257</text:p>
          </table:table-cell>
          <table:table-cell table:formula="of:=[$Overview.B47]*[$Overview.$J$13]" office:value-type="float" office:value="4.5557554" calcext:value-type="float">
            <text:p>4.5557554</text:p>
          </table:table-cell>
        </table:table-row>
        <table:table-row table:style-name="ro1">
          <table:table-cell table:formula="of:=[$Overview.A48]*[$Overview.$J$13]+[$Overview.$H$13]" office:value-type="float" office:value="228.01134" calcext:value-type="float">
            <text:p>228.01134</text:p>
          </table:table-cell>
          <table:table-cell table:formula="of:=[$Overview.B48]*[$Overview.$J$13]" office:value-type="float" office:value="4.4795065" calcext:value-type="float">
            <text:p>4.4795065</text:p>
          </table:table-cell>
        </table:table-row>
        <table:table-row table:style-name="ro1">
          <table:table-cell table:formula="of:=[$Overview.A49]*[$Overview.$J$13]+[$Overview.$H$13]" office:value-type="float" office:value="229.3011474" calcext:value-type="float">
            <text:p>229.3011474</text:p>
          </table:table-cell>
          <table:table-cell table:formula="of:=[$Overview.B49]*[$Overview.$J$13]" office:value-type="float" office:value="4.3991612" calcext:value-type="float">
            <text:p>4.3991612</text:p>
          </table:table-cell>
        </table:table-row>
        <table:table-row table:style-name="ro1">
          <table:table-cell table:formula="of:=[$Overview.A50]*[$Overview.$J$13]+[$Overview.$H$13]" office:value-type="float" office:value="230.591141" calcext:value-type="float">
            <text:p>230.591141</text:p>
          </table:table-cell>
          <table:table-cell table:formula="of:=[$Overview.B50]*[$Overview.$J$13]" office:value-type="float" office:value="4.3149057" calcext:value-type="float">
            <text:p>4.3149057</text:p>
          </table:table-cell>
        </table:table-row>
        <table:table-row table:style-name="ro1">
          <table:table-cell table:formula="of:=[$Overview.A51]*[$Overview.$J$13]+[$Overview.$H$13]" office:value-type="float" office:value="231.8812277" calcext:value-type="float">
            <text:p>231.8812277</text:p>
          </table:table-cell>
          <table:table-cell table:formula="of:=[$Overview.B51]*[$Overview.$J$13]" office:value-type="float" office:value="4.2268331" calcext:value-type="float">
            <text:p>4.2268331</text:p>
          </table:table-cell>
        </table:table-row>
        <table:table-row table:style-name="ro1">
          <table:table-cell table:formula="of:=[$Overview.A52]*[$Overview.$J$13]+[$Overview.$H$13]" office:value-type="float" office:value="233.1715937" calcext:value-type="float">
            <text:p>233.1715937</text:p>
          </table:table-cell>
          <table:table-cell table:formula="of:=[$Overview.B52]*[$Overview.$J$13]" office:value-type="float" office:value="4.1350365" calcext:value-type="float">
            <text:p>4.1350365</text:p>
          </table:table-cell>
        </table:table-row>
        <table:table-row table:style-name="ro1">
          <table:table-cell table:formula="of:=[$Overview.A53]*[$Overview.$J$13]+[$Overview.$H$13]" office:value-type="float" office:value="234.4619597" calcext:value-type="float">
            <text:p>234.4619597</text:p>
          </table:table-cell>
          <table:table-cell table:formula="of:=[$Overview.B53]*[$Overview.$J$13]" office:value-type="float" office:value="4.0397952" calcext:value-type="float">
            <text:p>4.0397952</text:p>
          </table:table-cell>
        </table:table-row>
        <table:table-row table:style-name="ro1">
          <table:table-cell table:formula="of:=[$Overview.A54]*[$Overview.$J$13]+[$Overview.$H$13]" office:value-type="float" office:value="235.7524188" calcext:value-type="float">
            <text:p>235.7524188</text:p>
          </table:table-cell>
          <table:table-cell table:formula="of:=[$Overview.B54]*[$Overview.$J$13]" office:value-type="float" office:value="3.9412023" calcext:value-type="float">
            <text:p>3.9412023</text:p>
          </table:table-cell>
        </table:table-row>
        <table:table-row table:style-name="ro1">
          <table:table-cell table:formula="of:=[$Overview.A55]*[$Overview.$J$13]+[$Overview.$H$13]" office:value-type="float" office:value="237.0430641" calcext:value-type="float">
            <text:p>237.0430641</text:p>
          </table:table-cell>
          <table:table-cell table:formula="of:=[$Overview.B55]*[$Overview.$J$13]" office:value-type="float" office:value="3.8392578" calcext:value-type="float">
            <text:p>3.8392578</text:p>
          </table:table-cell>
        </table:table-row>
        <table:table-row table:style-name="ro1">
          <table:table-cell table:formula="of:=[$Overview.A56]*[$Overview.$J$13]+[$Overview.$H$13]" office:value-type="float" office:value="238.3338025" calcext:value-type="float">
            <text:p>238.3338025</text:p>
          </table:table-cell>
          <table:table-cell table:formula="of:=[$Overview.B56]*[$Overview.$J$13]" office:value-type="float" office:value="3.7343341" calcext:value-type="float">
            <text:p>3.7343341</text:p>
          </table:table-cell>
        </table:table-row>
        <table:table-row table:style-name="ro1">
          <table:table-cell table:formula="of:=[$Overview.A57]*[$Overview.$J$13]+[$Overview.$H$13]" office:value-type="float" office:value="239.624634" calcext:value-type="float">
            <text:p>239.624634</text:p>
          </table:table-cell>
          <table:table-cell table:formula="of:=[$Overview.B57]*[$Overview.$J$13]" office:value-type="float" office:value="3.6264312" calcext:value-type="float">
            <text:p>3.6264312</text:p>
          </table:table-cell>
        </table:table-row>
        <table:table-row table:style-name="ro1">
          <table:table-cell table:formula="of:=[$Overview.A58]*[$Overview.$J$13]+[$Overview.$H$13]" office:value-type="float" office:value="240.9154655" calcext:value-type="float">
            <text:p>240.9154655</text:p>
          </table:table-cell>
          <table:table-cell table:formula="of:=[$Overview.B58]*[$Overview.$J$13]" office:value-type="float" office:value="3.5155491" calcext:value-type="float">
            <text:p>3.5155491</text:p>
          </table:table-cell>
        </table:table-row>
        <table:table-row table:style-name="ro1">
          <table:table-cell table:formula="of:=[$Overview.A59]*[$Overview.$J$13]+[$Overview.$H$13]" office:value-type="float" office:value="242.2063901" calcext:value-type="float">
            <text:p>242.2063901</text:p>
          </table:table-cell>
          <table:table-cell table:formula="of:=[$Overview.B59]*[$Overview.$J$13]" office:value-type="float" office:value="3.4020602" calcext:value-type="float">
            <text:p>3.4020602</text:p>
          </table:table-cell>
        </table:table-row>
        <table:table-row table:style-name="ro1">
          <table:table-cell table:formula="of:=[$Overview.A60]*[$Overview.$J$13]+[$Overview.$H$13]" office:value-type="float" office:value="243.4972216" calcext:value-type="float">
            <text:p>243.4972216</text:p>
          </table:table-cell>
          <table:table-cell table:formula="of:=[$Overview.B60]*[$Overview.$J$13]" office:value-type="float" office:value="3.2858714" calcext:value-type="float">
            <text:p>3.2858714</text:p>
          </table:table-cell>
        </table:table-row>
        <table:table-row table:style-name="ro1">
          <table:table-cell table:formula="of:=[$Overview.A61]*[$Overview.$J$13]+[$Overview.$H$13]" office:value-type="float" office:value="244.7880531" calcext:value-type="float">
            <text:p>244.7880531</text:p>
          </table:table-cell>
          <table:table-cell table:formula="of:=[$Overview.B61]*[$Overview.$J$13]" office:value-type="float" office:value="3.1670758" calcext:value-type="float">
            <text:p>3.1670758</text:p>
          </table:table-cell>
        </table:table-row>
        <table:table-row table:style-name="ro1">
          <table:table-cell table:formula="of:=[$Overview.A62]*[$Overview.$J$13]+[$Overview.$H$13]" office:value-type="float" office:value="246.0788846" calcext:value-type="float">
            <text:p>246.0788846</text:p>
          </table:table-cell>
          <table:table-cell table:formula="of:=[$Overview.B62]*[$Overview.$J$13]" office:value-type="float" office:value="3.0457665" calcext:value-type="float">
            <text:p>3.0457665</text:p>
          </table:table-cell>
        </table:table-row>
        <table:table-row table:style-name="ro1">
          <table:table-cell table:formula="of:=[$Overview.A63]*[$Overview.$J$13]+[$Overview.$H$13]" office:value-type="float" office:value="247.3695299" calcext:value-type="float">
            <text:p>247.3695299</text:p>
          </table:table-cell>
          <table:table-cell table:formula="of:=[$Overview.B63]*[$Overview.$J$13]" office:value-type="float" office:value="2.9220366" calcext:value-type="float">
            <text:p>2.9220366</text:p>
          </table:table-cell>
        </table:table-row>
        <table:table-row table:style-name="ro1">
          <table:table-cell table:formula="of:=[$Overview.A64]*[$Overview.$J$13]+[$Overview.$H$13]" office:value-type="float" office:value="248.6601752" calcext:value-type="float">
            <text:p>248.6601752</text:p>
          </table:table-cell>
          <table:table-cell table:formula="of:=[$Overview.B64]*[$Overview.$J$13]" office:value-type="float" office:value="2.7959792" calcext:value-type="float">
            <text:p>2.7959792</text:p>
          </table:table-cell>
        </table:table-row>
        <table:table-row table:style-name="ro1">
          <table:table-cell table:formula="of:=[$Overview.A65]*[$Overview.$J$13]+[$Overview.$H$13]" office:value-type="float" office:value="249.9508205" calcext:value-type="float">
            <text:p>249.9508205</text:p>
          </table:table-cell>
          <table:table-cell table:formula="of:=[$Overview.B65]*[$Overview.$J$13]" office:value-type="float" office:value="2.6675012" calcext:value-type="float">
            <text:p>2.6675012</text:p>
          </table:table-cell>
        </table:table-row>
        <table:table-row table:style-name="ro1">
          <table:table-cell table:formula="of:=[$Overview.A66]*[$Overview.$J$13]+[$Overview.$H$13]" office:value-type="float" office:value="251.2412796" calcext:value-type="float">
            <text:p>251.2412796</text:p>
          </table:table-cell>
          <table:table-cell table:formula="of:=[$Overview.B66]*[$Overview.$J$13]" office:value-type="float" office:value="2.5367888" calcext:value-type="float">
            <text:p>2.5367888</text:p>
          </table:table-cell>
        </table:table-row>
        <table:table-row table:style-name="ro1">
          <table:table-cell table:formula="of:=[$Overview.A67]*[$Overview.$J$13]+[$Overview.$H$13]" office:value-type="float" office:value="252.5317387" calcext:value-type="float">
            <text:p>252.5317387</text:p>
          </table:table-cell>
          <table:table-cell table:formula="of:=[$Overview.B67]*[$Overview.$J$13]" office:value-type="float" office:value="2.4039351" calcext:value-type="float">
            <text:p>2.4039351</text:p>
          </table:table-cell>
        </table:table-row>
        <table:table-row table:style-name="ro1">
          <table:table-cell table:formula="of:=[$Overview.A68]*[$Overview.$J$13]+[$Overview.$H$13]" office:value-type="float" office:value="253.822384" calcext:value-type="float">
            <text:p>253.822384</text:p>
          </table:table-cell>
          <table:table-cell table:formula="of:=[$Overview.B68]*[$Overview.$J$13]" office:value-type="float" office:value="2.268847" calcext:value-type="float">
            <text:p>2.268847</text:p>
          </table:table-cell>
        </table:table-row>
        <table:table-row table:style-name="ro1">
          <table:table-cell table:formula="of:=[$Overview.A69]*[$Overview.$J$13]+[$Overview.$H$13]" office:value-type="float" office:value="255.1130293" calcext:value-type="float">
            <text:p>255.1130293</text:p>
          </table:table-cell>
          <table:table-cell table:formula="of:=[$Overview.B69]*[$Overview.$J$13]" office:value-type="float" office:value="2.1318038" calcext:value-type="float">
            <text:p>2.1318038</text:p>
          </table:table-cell>
        </table:table-row>
        <table:table-row table:style-name="ro1">
          <table:table-cell table:formula="of:=[$Overview.A70]*[$Overview.$J$13]+[$Overview.$H$13]" office:value-type="float" office:value="256.4038608" calcext:value-type="float">
            <text:p>256.4038608</text:p>
          </table:table-cell>
          <table:table-cell table:formula="of:=[$Overview.B70]*[$Overview.$J$13]" office:value-type="float" office:value="1.9928986" calcext:value-type="float">
            <text:p>1.9928986</text:p>
          </table:table-cell>
        </table:table-row>
        <table:table-row table:style-name="ro1">
          <table:table-cell table:formula="of:=[$Overview.A71]*[$Overview.$J$13]+[$Overview.$H$13]" office:value-type="float" office:value="257.6950647" calcext:value-type="float">
            <text:p>257.6950647</text:p>
          </table:table-cell>
          <table:table-cell table:formula="of:=[$Overview.B71]*[$Overview.$J$13]" office:value-type="float" office:value="1.8522245" calcext:value-type="float">
            <text:p>1.8522245</text:p>
          </table:table-cell>
        </table:table-row>
        <table:table-row table:style-name="ro1">
          <table:table-cell table:formula="of:=[$Overview.A72]*[$Overview.$J$13]+[$Overview.$H$13]" office:value-type="float" office:value="258.9867341" calcext:value-type="float">
            <text:p>258.9867341</text:p>
          </table:table-cell>
          <table:table-cell table:formula="of:=[$Overview.B72]*[$Overview.$J$13]" office:value-type="float" office:value="1.7100608" calcext:value-type="float">
            <text:p>1.7100608</text:p>
          </table:table-cell>
        </table:table-row>
        <table:table-row table:style-name="ro1">
          <table:table-cell table:formula="of:=[$Overview.A73]*[$Overview.$J$13]+[$Overview.$H$13]" office:value-type="float" office:value="260.2787759" calcext:value-type="float">
            <text:p>260.2787759</text:p>
          </table:table-cell>
          <table:table-cell table:formula="of:=[$Overview.B73]*[$Overview.$J$13]" office:value-type="float" office:value="1.5665006" calcext:value-type="float">
            <text:p>1.5665006</text:p>
          </table:table-cell>
        </table:table-row>
        <table:table-row table:style-name="ro1">
          <table:table-cell table:formula="of:=[$Overview.A74]*[$Overview.$J$13]+[$Overview.$H$13]" office:value-type="float" office:value="261.5712832" calcext:value-type="float">
            <text:p>261.5712832</text:p>
          </table:table-cell>
          <table:table-cell table:formula="of:=[$Overview.B74]*[$Overview.$J$13]" office:value-type="float" office:value="1.4220094" calcext:value-type="float">
            <text:p>1.4220094</text:p>
          </table:table-cell>
        </table:table-row>
        <table:table-row table:style-name="ro1">
          <table:table-cell table:formula="of:=[$Overview.A75]*[$Overview.$J$13]+[$Overview.$H$13]" office:value-type="float" office:value="262.8637905" calcext:value-type="float">
            <text:p>262.8637905</text:p>
          </table:table-cell>
          <table:table-cell table:formula="of:=[$Overview.B75]*[$Overview.$J$13]" office:value-type="float" office:value="1.2764941" calcext:value-type="float">
            <text:p>1.2764941</text:p>
          </table:table-cell>
        </table:table-row>
        <table:table-row table:style-name="ro1">
          <table:table-cell table:formula="of:=[$Overview.A76]*[$Overview.$J$13]+[$Overview.$H$13]" office:value-type="float" office:value="264.1557392" calcext:value-type="float">
            <text:p>264.1557392</text:p>
          </table:table-cell>
          <table:table-cell table:formula="of:=[$Overview.B76]*[$Overview.$J$13]" office:value-type="float" office:value="1.130234" calcext:value-type="float">
            <text:p>1.130234</text:p>
          </table:table-cell>
        </table:table-row>
        <table:table-row table:style-name="ro1">
          <table:table-cell table:formula="of:=[$Overview.A77]*[$Overview.$J$13]+[$Overview.$H$13]" office:value-type="float" office:value="265.4465707" calcext:value-type="float">
            <text:p>265.4465707</text:p>
          </table:table-cell>
          <table:table-cell table:formula="of:=[$Overview.B77]*[$Overview.$J$13]" office:value-type="float" office:value="0.9827636" calcext:value-type="float">
            <text:p>0.9827636</text:p>
          </table:table-cell>
        </table:table-row>
        <table:table-row table:style-name="ro1">
          <table:table-cell table:formula="of:=[$Overview.A78]*[$Overview.$J$13]+[$Overview.$H$13]" office:value-type="float" office:value="266.736285" calcext:value-type="float">
            <text:p>266.736285</text:p>
          </table:table-cell>
          <table:table-cell table:formula="of:=[$Overview.B78]*[$Overview.$J$13]" office:value-type="float" office:value="0.8338967" calcext:value-type="float">
            <text:p>0.8338967</text:p>
          </table:table-cell>
        </table:table-row>
        <table:table-row table:style-name="ro1">
          <table:table-cell table:formula="of:=[$Overview.A79]*[$Overview.$J$13]+[$Overview.$H$13]" office:value-type="float" office:value="268.0246959" calcext:value-type="float">
            <text:p>268.0246959</text:p>
          </table:table-cell>
          <table:table-cell table:formula="of:=[$Overview.B79]*[$Overview.$J$13]" office:value-type="float" office:value="0.6831678" calcext:value-type="float">
            <text:p>0.6831678</text:p>
          </table:table-cell>
        </table:table-row>
        <table:table-row table:style-name="ro1">
          <table:table-cell table:formula="of:=[$Overview.A80]*[$Overview.$J$13]+[$Overview.$H$13]" office:value-type="float" office:value="269.3115241" calcext:value-type="float">
            <text:p>269.3115241</text:p>
          </table:table-cell>
          <table:table-cell table:formula="of:=[$Overview.B80]*[$Overview.$J$13]" office:value-type="float" office:value="0.5302045" calcext:value-type="float">
            <text:p>0.5302045</text:p>
          </table:table-cell>
        </table:table-row>
        <table:table-row table:style-name="ro1">
          <table:table-cell table:formula="of:=[$Overview.A81]*[$Overview.$J$13]+[$Overview.$H$13]" office:value-type="float" office:value="270.5963972" calcext:value-type="float">
            <text:p>270.5963972</text:p>
          </table:table-cell>
          <table:table-cell table:formula="of:=[$Overview.B81]*[$Overview.$J$13]" office:value-type="float" office:value="0.3748206" calcext:value-type="float">
            <text:p>0.3748206</text:p>
          </table:table-cell>
        </table:table-row>
        <table:table-row table:style-name="ro1">
          <table:table-cell table:formula="of:=[$Overview.A82]*[$Overview.$J$13]+[$Overview.$H$13]" office:value-type="float" office:value="271.8555747" calcext:value-type="float">
            <text:p>271.8555747</text:p>
          </table:table-cell>
          <table:table-cell table:formula="of:=[$Overview.B82]*[$Overview.$J$13]" office:value-type="float" office:value="0.2223228" calcext:value-type="float">
            <text:p>0.2223228</text:p>
          </table:table-cell>
        </table:table-row>
        <table:table-row table:style-name="ro1">
          <table:table-cell table:formula="of:=[$Overview.A83]*[$Overview.$J$13]+[$Overview.$H$13]" office:value-type="float" office:value="272.958158" calcext:value-type="float">
            <text:p>272.958158</text:p>
          </table:table-cell>
          <table:table-cell table:formula="of:=[$Overview.B83]*[$Overview.$J$13]" office:value-type="float" office:value="0.0900277" calcext:value-type="float">
            <text:p>0.0900277</text:p>
          </table:table-cell>
        </table:table-row>
        <table:table-row table:style-name="ro1">
          <table:table-cell table:formula="of:=[$Overview.A84]*[$Overview.$J$13]+[$Overview.$H$13]" office:value-type="float" office:value="273.5" calcext:value-type="float">
            <text:p>273.5</text:p>
          </table:table-cell>
          <table:table-cell table:formula="of:=[$Overview.B84]*[$Overview.$J$13]" office:value-type="float" office:value="0.0263473" calcext:value-type="float">
            <text:p>0.0263473</text:p>
          </table:table-cell>
        </table:table-row>
        <table:table-row table:style-name="ro1">
          <table:table-cell table:formula="of:=[$Overview.A85]*[$Overview.$J$13]+[$Overview.$H$13]" office:value-type="float" office:value="180.4" calcext:value-type="float">
            <text:p>180.4</text:p>
          </table:table-cell>
          <table:table-cell table:formula="of:=[$Overview.B85]*[$Overview.$J$13]" office:value-type="float" office:value="0" calcext:value-type="float">
            <text:p>0</text:p>
          </table:table-cell>
        </table:table-row>
        <table:table-row table:style-name="ro1">
          <table:table-cell table:formula="of:=[$Overview.A86]*[$Overview.$J$13]+[$Overview.$H$13]" office:value-type="float" office:value="180.4359366" calcext:value-type="float">
            <text:p>180.4359366</text:p>
          </table:table-cell>
          <table:table-cell table:formula="of:=[$Overview.B86]*[$Overview.$J$13]" office:value-type="float" office:value="0.1845242" calcext:value-type="float">
            <text:p>0.1845242</text:p>
          </table:table-cell>
        </table:table-row>
        <table:table-row table:style-name="ro1">
          <table:table-cell table:formula="of:=[$Overview.A87]*[$Overview.$J$13]+[$Overview.$H$13]" office:value-type="float" office:value="180.401862" calcext:value-type="float">
            <text:p>180.401862</text:p>
          </table:table-cell>
          <table:table-cell table:formula="of:=[$Overview.B87]*[$Overview.$J$13]" office:value-type="float" office:value="0.0354711" calcext:value-type="float">
            <text:p>0.0354711</text:p>
          </table:table-cell>
        </table:table-row>
        <table:table-row table:style-name="ro1">
          <table:table-cell table:formula="of:=[$Overview.A88]*[$Overview.$J$13]+[$Overview.$H$13]" office:value-type="float" office:value="180.4146167" calcext:value-type="float">
            <text:p>180.4146167</text:p>
          </table:table-cell>
          <table:table-cell table:formula="of:=[$Overview.B88]*[$Overview.$J$13]" office:value-type="float" office:value="-0.1038996" calcext:value-type="float">
            <text:p>-0.1038996</text:p>
          </table:table-cell>
        </table:table-row>
        <table:table-row table:style-name="ro1">
          <table:table-cell table:formula="of:=[$Overview.A89]*[$Overview.$J$13]+[$Overview.$H$13]" office:value-type="float" office:value="180.4888174" calcext:value-type="float">
            <text:p>180.4888174</text:p>
          </table:table-cell>
          <table:table-cell table:formula="of:=[$Overview.B89]*[$Overview.$J$13]" office:value-type="float" office:value="-0.2408497" calcext:value-type="float">
            <text:p>-0.2408497</text:p>
          </table:table-cell>
        </table:table-row>
        <table:table-row table:style-name="ro1">
          <table:table-cell table:formula="of:=[$Overview.A90]*[$Overview.$J$13]+[$Overview.$H$13]" office:value-type="float" office:value="180.6264192" calcext:value-type="float">
            <text:p>180.6264192</text:p>
          </table:table-cell>
          <table:table-cell table:formula="of:=[$Overview.B90]*[$Overview.$J$13]" office:value-type="float" office:value="-0.3617866" calcext:value-type="float">
            <text:p>-0.3617866</text:p>
          </table:table-cell>
        </table:table-row>
        <table:table-row table:style-name="ro1">
          <table:table-cell table:formula="of:=[$Overview.A91]*[$Overview.$J$13]+[$Overview.$H$13]" office:value-type="float" office:value="180.8262118" calcext:value-type="float">
            <text:p>180.8262118</text:p>
          </table:table-cell>
          <table:table-cell table:formula="of:=[$Overview.B91]*[$Overview.$J$13]" office:value-type="float" office:value="-0.4724825" calcext:value-type="float">
            <text:p>-0.4724825</text:p>
          </table:table-cell>
        </table:table-row>
        <table:table-row table:style-name="ro1">
          <table:table-cell table:formula="of:=[$Overview.A92]*[$Overview.$J$13]+[$Overview.$H$13]" office:value-type="float" office:value="181.1072807" calcext:value-type="float">
            <text:p>181.1072807</text:p>
          </table:table-cell>
          <table:table-cell table:formula="of:=[$Overview.B92]*[$Overview.$J$13]" office:value-type="float" office:value="-0.5842025" calcext:value-type="float">
            <text:p>-0.5842025</text:p>
          </table:table-cell>
        </table:table-row>
        <table:table-row table:style-name="ro1">
          <table:table-cell table:formula="of:=[$Overview.A93]*[$Overview.$J$13]+[$Overview.$H$13]" office:value-type="float" office:value="181.5174793" calcext:value-type="float">
            <text:p>181.5174793</text:p>
          </table:table-cell>
          <table:table-cell table:formula="of:=[$Overview.B93]*[$Overview.$J$13]" office:value-type="float" office:value="-0.7039291" calcext:value-type="float">
            <text:p>-0.7039291</text:p>
          </table:table-cell>
        </table:table-row>
        <table:table-row table:style-name="ro1">
          <table:table-cell table:formula="of:=[$Overview.A94]*[$Overview.$J$13]+[$Overview.$H$13]" office:value-type="float" office:value="182.1357564" calcext:value-type="float">
            <text:p>182.1357564</text:p>
          </table:table-cell>
          <table:table-cell table:formula="of:=[$Overview.B94]*[$Overview.$J$13]" office:value-type="float" office:value="-0.8321278" calcext:value-type="float">
            <text:p>-0.8321278</text:p>
          </table:table-cell>
        </table:table-row>
        <table:table-row table:style-name="ro1">
          <table:table-cell table:formula="of:=[$Overview.A95]*[$Overview.$J$13]+[$Overview.$H$13]" office:value-type="float" office:value="183.0196478" calcext:value-type="float">
            <text:p>183.0196478</text:p>
          </table:table-cell>
          <table:table-cell table:formula="of:=[$Overview.B95]*[$Overview.$J$13]" office:value-type="float" office:value="-0.9549267" calcext:value-type="float">
            <text:p>-0.9549267</text:p>
          </table:table-cell>
        </table:table-row>
        <table:table-row table:style-name="ro1">
          <table:table-cell table:formula="of:=[$Overview.A96]*[$Overview.$J$13]+[$Overview.$H$13]" office:value-type="float" office:value="184.1085454" calcext:value-type="float">
            <text:p>184.1085454</text:p>
          </table:table-cell>
          <table:table-cell table:formula="of:=[$Overview.B96]*[$Overview.$J$13]" office:value-type="float" office:value="-1.0522162" calcext:value-type="float">
            <text:p>-1.0522162</text:p>
          </table:table-cell>
        </table:table-row>
        <table:table-row table:style-name="ro1">
          <table:table-cell table:formula="of:=[$Overview.A97]*[$Overview.$J$13]+[$Overview.$H$13]" office:value-type="float" office:value="185.2928705" calcext:value-type="float">
            <text:p>185.2928705</text:p>
          </table:table-cell>
          <table:table-cell table:formula="of:=[$Overview.B97]*[$Overview.$J$13]" office:value-type="float" office:value="-1.1171069" calcext:value-type="float">
            <text:p>-1.1171069</text:p>
          </table:table-cell>
        </table:table-row>
        <table:table-row table:style-name="ro1">
          <table:table-cell table:formula="of:=[$Overview.A98]*[$Overview.$J$13]+[$Overview.$H$13]" office:value-type="float" office:value="186.5188113" calcext:value-type="float">
            <text:p>186.5188113</text:p>
          </table:table-cell>
          <table:table-cell table:formula="of:=[$Overview.B98]*[$Overview.$J$13]" office:value-type="float" office:value="-1.1540676" calcext:value-type="float">
            <text:p>-1.1540676</text:p>
          </table:table-cell>
        </table:table-row>
        <table:table-row table:style-name="ro1">
          <table:table-cell table:formula="of:=[$Overview.A99]*[$Overview.$J$13]+[$Overview.$H$13]" office:value-type="float" office:value="187.7671892" calcext:value-type="float">
            <text:p>187.7671892</text:p>
          </table:table-cell>
          <table:table-cell table:formula="of:=[$Overview.B99]*[$Overview.$J$13]" office:value-type="float" office:value="-1.1695222" calcext:value-type="float">
            <text:p>-1.1695222</text:p>
          </table:table-cell>
        </table:table-row>
        <table:table-row table:style-name="ro1">
          <table:table-cell table:formula="of:=[$Overview.A100]*[$Overview.$J$13]+[$Overview.$H$13]" office:value-type="float" office:value="189.0292528" calcext:value-type="float">
            <text:p>189.0292528</text:p>
          </table:table-cell>
          <table:table-cell table:formula="of:=[$Overview.B100]*[$Overview.$J$13]" office:value-type="float" office:value="-1.168405" calcext:value-type="float">
            <text:p>-1.168405</text:p>
          </table:table-cell>
        </table:table-row>
        <table:table-row table:style-name="ro1">
          <table:table-cell table:formula="of:=[$Overview.A101]*[$Overview.$J$13]+[$Overview.$H$13]" office:value-type="float" office:value="190.3010919" calcext:value-type="float">
            <text:p>190.3010919</text:p>
          </table:table-cell>
          <table:table-cell table:formula="of:=[$Overview.B101]*[$Overview.$J$13]" office:value-type="float" office:value="-1.1543469" calcext:value-type="float">
            <text:p>-1.1543469</text:p>
          </table:table-cell>
        </table:table-row>
        <table:table-row table:style-name="ro1">
          <table:table-cell table:formula="of:=[$Overview.A102]*[$Overview.$J$13]+[$Overview.$H$13]" office:value-type="float" office:value="191.5795411" calcext:value-type="float">
            <text:p>191.5795411</text:p>
          </table:table-cell>
          <table:table-cell table:formula="of:=[$Overview.B102]*[$Overview.$J$13]" office:value-type="float" office:value="-1.1303271" calcext:value-type="float">
            <text:p>-1.1303271</text:p>
          </table:table-cell>
        </table:table-row>
        <table:table-row table:style-name="ro1">
          <table:table-cell table:formula="of:=[$Overview.A103]*[$Overview.$J$13]+[$Overview.$H$13]" office:value-type="float" office:value="192.8622729" calcext:value-type="float">
            <text:p>192.8622729</text:p>
          </table:table-cell>
          <table:table-cell table:formula="of:=[$Overview.B103]*[$Overview.$J$13]" office:value-type="float" office:value="-1.0981145" calcext:value-type="float">
            <text:p>-1.0981145</text:p>
          </table:table-cell>
        </table:table-row>
        <table:table-row table:style-name="ro1">
          <table:table-cell table:formula="of:=[$Overview.A104]*[$Overview.$J$13]+[$Overview.$H$13]" office:value-type="float" office:value="194.1485425" calcext:value-type="float">
            <text:p>194.1485425</text:p>
          </table:table-cell>
          <table:table-cell table:formula="of:=[$Overview.B104]*[$Overview.$J$13]" office:value-type="float" office:value="-1.0591987" calcext:value-type="float">
            <text:p>-1.0591987</text:p>
          </table:table-cell>
        </table:table-row>
        <table:table-row table:style-name="ro1">
          <table:table-cell table:formula="of:=[$Overview.A105]*[$Overview.$J$13]+[$Overview.$H$13]" office:value-type="float" office:value="195.4367672" calcext:value-type="float">
            <text:p>195.4367672</text:p>
          </table:table-cell>
          <table:table-cell table:formula="of:=[$Overview.B105]*[$Overview.$J$13]" office:value-type="float" office:value="-1.0146969" calcext:value-type="float">
            <text:p>-1.0146969</text:p>
          </table:table-cell>
        </table:table-row>
        <table:table-row table:style-name="ro1">
          <table:table-cell table:formula="of:=[$Overview.A106]*[$Overview.$J$13]+[$Overview.$H$13]" office:value-type="float" office:value="196.7272263" calcext:value-type="float">
            <text:p>196.7272263</text:p>
          </table:table-cell>
          <table:table-cell table:formula="of:=[$Overview.B106]*[$Overview.$J$13]" office:value-type="float" office:value="-0.9652608" calcext:value-type="float">
            <text:p>-0.9652608</text:p>
          </table:table-cell>
        </table:table-row>
        <table:table-row table:style-name="ro1">
          <table:table-cell table:formula="of:=[$Overview.A107]*[$Overview.$J$13]+[$Overview.$H$13]" office:value-type="float" office:value="198.0193612" calcext:value-type="float">
            <text:p>198.0193612</text:p>
          </table:table-cell>
          <table:table-cell table:formula="of:=[$Overview.B107]*[$Overview.$J$13]" office:value-type="float" office:value="-0.9118214" calcext:value-type="float">
            <text:p>-0.9118214</text:p>
          </table:table-cell>
        </table:table-row>
        <table:table-row table:style-name="ro1">
          <table:table-cell table:formula="of:=[$Overview.A108]*[$Overview.$J$13]+[$Overview.$H$13]" office:value-type="float" office:value="199.3127995" calcext:value-type="float">
            <text:p>199.3127995</text:p>
          </table:table-cell>
          <table:table-cell table:formula="of:=[$Overview.B108]*[$Overview.$J$13]" office:value-type="float" office:value="-0.8549373" calcext:value-type="float">
            <text:p>-0.8549373</text:p>
          </table:table-cell>
        </table:table-row>
        <table:table-row table:style-name="ro1">
          <table:table-cell table:formula="of:=[$Overview.A109]*[$Overview.$J$13]+[$Overview.$H$13]" office:value-type="float" office:value="200.6078205" calcext:value-type="float">
            <text:p>200.6078205</text:p>
          </table:table-cell>
          <table:table-cell table:formula="of:=[$Overview.B109]*[$Overview.$J$13]" office:value-type="float" office:value="-0.7951671" calcext:value-type="float">
            <text:p>-0.7951671</text:p>
          </table:table-cell>
        </table:table-row>
        <table:table-row table:style-name="ro1">
          <table:table-cell table:formula="of:=[$Overview.A110]*[$Overview.$J$13]+[$Overview.$H$13]" office:value-type="float" office:value="201.9040518" calcext:value-type="float">
            <text:p>201.9040518</text:p>
          </table:table-cell>
          <table:table-cell table:formula="of:=[$Overview.B110]*[$Overview.$J$13]" office:value-type="float" office:value="-0.7331625" calcext:value-type="float">
            <text:p>-0.7331625</text:p>
          </table:table-cell>
        </table:table-row>
        <table:table-row table:style-name="ro1">
          <table:table-cell table:formula="of:=[$Overview.A111]*[$Overview.$J$13]+[$Overview.$H$13]" office:value-type="float" office:value="203.2013072" calcext:value-type="float">
            <text:p>203.2013072</text:p>
          </table:table-cell>
          <table:table-cell table:formula="of:=[$Overview.B111]*[$Overview.$J$13]" office:value-type="float" office:value="-0.6692959" calcext:value-type="float">
            <text:p>-0.6692959</text:p>
          </table:table-cell>
        </table:table-row>
        <table:table-row table:style-name="ro1">
          <table:table-cell table:formula="of:=[$Overview.A112]*[$Overview.$J$13]+[$Overview.$H$13]" office:value-type="float" office:value="204.4999591" calcext:value-type="float">
            <text:p>204.4999591</text:p>
          </table:table-cell>
          <table:table-cell table:formula="of:=[$Overview.B112]*[$Overview.$J$13]" office:value-type="float" office:value="-0.6040328" calcext:value-type="float">
            <text:p>-0.6040328</text:p>
          </table:table-cell>
        </table:table-row>
        <table:table-row table:style-name="ro1">
          <table:table-cell table:formula="of:=[$Overview.A113]*[$Overview.$J$13]+[$Overview.$H$13]" office:value-type="float" office:value="205.799542" calcext:value-type="float">
            <text:p>205.799542</text:p>
          </table:table-cell>
          <table:table-cell table:formula="of:=[$Overview.B113]*[$Overview.$J$13]" office:value-type="float" office:value="-0.5379318" calcext:value-type="float">
            <text:p>-0.5379318</text:p>
          </table:table-cell>
        </table:table-row>
        <table:table-row table:style-name="ro1">
          <table:table-cell table:formula="of:=[$Overview.A114]*[$Overview.$J$13]+[$Overview.$H$13]" office:value-type="float" office:value="207.0997766" calcext:value-type="float">
            <text:p>207.0997766</text:p>
          </table:table-cell>
          <table:table-cell table:formula="of:=[$Overview.B114]*[$Overview.$J$13]" office:value-type="float" office:value="-0.4712722" calcext:value-type="float">
            <text:p>-0.4712722</text:p>
          </table:table-cell>
        </table:table-row>
        <table:table-row table:style-name="ro1">
          <table:table-cell table:formula="of:=[$Overview.A115]*[$Overview.$J$13]+[$Overview.$H$13]" office:value-type="float" office:value="208.4001974" calcext:value-type="float">
            <text:p>208.4001974</text:p>
          </table:table-cell>
          <table:table-cell table:formula="of:=[$Overview.B115]*[$Overview.$J$13]" office:value-type="float" office:value="-0.4044264" calcext:value-type="float">
            <text:p>-0.4044264</text:p>
          </table:table-cell>
        </table:table-row>
        <table:table-row table:style-name="ro1">
          <table:table-cell table:formula="of:=[$Overview.A116]*[$Overview.$J$13]+[$Overview.$H$13]" office:value-type="float" office:value="209.7000596" calcext:value-type="float">
            <text:p>209.7000596</text:p>
          </table:table-cell>
          <table:table-cell table:formula="of:=[$Overview.B116]*[$Overview.$J$13]" office:value-type="float" office:value="-0.3380461" calcext:value-type="float">
            <text:p>-0.3380461</text:p>
          </table:table-cell>
        </table:table-row>
        <table:table-row table:style-name="ro1">
          <table:table-cell table:formula="of:=[$Overview.A117]*[$Overview.$J$13]+[$Overview.$H$13]" office:value-type="float" office:value="210.9996425" calcext:value-type="float">
            <text:p>210.9996425</text:p>
          </table:table-cell>
          <table:table-cell table:formula="of:=[$Overview.B117]*[$Overview.$J$13]" office:value-type="float" office:value="-0.2724106" calcext:value-type="float">
            <text:p>-0.2724106</text:p>
          </table:table-cell>
        </table:table-row>
        <table:table-row table:style-name="ro1">
          <table:table-cell table:formula="of:=[$Overview.A118]*[$Overview.$J$13]+[$Overview.$H$13]" office:value-type="float" office:value="212.2984806" calcext:value-type="float">
            <text:p>212.2984806</text:p>
          </table:table-cell>
          <table:table-cell table:formula="of:=[$Overview.B118]*[$Overview.$J$13]" office:value-type="float" office:value="-0.2075199" calcext:value-type="float">
            <text:p>-0.2075199</text:p>
          </table:table-cell>
        </table:table-row>
        <table:table-row table:style-name="ro1">
          <table:table-cell table:formula="of:=[$Overview.A119]*[$Overview.$J$13]+[$Overview.$H$13]" office:value-type="float" office:value="213.5962946" calcext:value-type="float">
            <text:p>213.5962946</text:p>
          </table:table-cell>
          <table:table-cell table:formula="of:=[$Overview.B119]*[$Overview.$J$13]" office:value-type="float" office:value="-0.1438395" calcext:value-type="float">
            <text:p>-0.1438395</text:p>
          </table:table-cell>
        </table:table-row>
        <table:table-row table:style-name="ro1">
          <table:table-cell table:formula="of:=[$Overview.A120]*[$Overview.$J$13]+[$Overview.$H$13]" office:value-type="float" office:value="214.8940155" calcext:value-type="float">
            <text:p>214.8940155</text:p>
          </table:table-cell>
          <table:table-cell table:formula="of:=[$Overview.B120]*[$Overview.$J$13]" office:value-type="float" office:value="-0.0817418" calcext:value-type="float">
            <text:p>-0.0817418</text:p>
          </table:table-cell>
        </table:table-row>
        <table:table-row table:style-name="ro1">
          <table:table-cell table:formula="of:=[$Overview.A121]*[$Overview.$J$13]+[$Overview.$H$13]" office:value-type="float" office:value="216.1918295" calcext:value-type="float">
            <text:p>216.1918295</text:p>
          </table:table-cell>
          <table:table-cell table:formula="of:=[$Overview.B121]*[$Overview.$J$13]" office:value-type="float" office:value="-0.0209475" calcext:value-type="float">
            <text:p>-0.0209475</text:p>
          </table:table-cell>
        </table:table-row>
        <table:table-row table:style-name="ro1">
          <table:table-cell table:formula="of:=[$Overview.A122]*[$Overview.$J$13]+[$Overview.$H$13]" office:value-type="float" office:value="217.4890849" calcext:value-type="float">
            <text:p>217.4890849</text:p>
          </table:table-cell>
          <table:table-cell table:formula="of:=[$Overview.B122]*[$Overview.$J$13]" office:value-type="float" office:value="0.0382641" calcext:value-type="float">
            <text:p>0.0382641</text:p>
          </table:table-cell>
        </table:table-row>
        <table:table-row table:style-name="ro1">
          <table:table-cell table:formula="of:=[$Overview.A123]*[$Overview.$J$13]+[$Overview.$H$13]" office:value-type="float" office:value="218.7857817" calcext:value-type="float">
            <text:p>218.7857817</text:p>
          </table:table-cell>
          <table:table-cell table:formula="of:=[$Overview.B123]*[$Overview.$J$13]" office:value-type="float" office:value="0.0956137" calcext:value-type="float">
            <text:p>0.0956137</text:p>
          </table:table-cell>
        </table:table-row>
        <table:table-row table:style-name="ro1">
          <table:table-cell table:formula="of:=[$Overview.A124]*[$Overview.$J$13]+[$Overview.$H$13]" office:value-type="float" office:value="220.0824785" calcext:value-type="float">
            <text:p>220.0824785</text:p>
          </table:table-cell>
          <table:table-cell table:formula="of:=[$Overview.B124]*[$Overview.$J$13]" office:value-type="float" office:value="0.1510082" calcext:value-type="float">
            <text:p>0.1510082</text:p>
          </table:table-cell>
        </table:table-row>
        <table:table-row table:style-name="ro1">
          <table:table-cell table:formula="of:=[$Overview.A125]*[$Overview.$J$13]+[$Overview.$H$13]" office:value-type="float" office:value="221.3790822" calcext:value-type="float">
            <text:p>221.3790822</text:p>
          </table:table-cell>
          <table:table-cell table:formula="of:=[$Overview.B125]*[$Overview.$J$13]" office:value-type="float" office:value="0.2044476" calcext:value-type="float">
            <text:p>0.2044476</text:p>
          </table:table-cell>
        </table:table-row>
        <table:table-row table:style-name="ro1">
          <table:table-cell table:formula="of:=[$Overview.A126]*[$Overview.$J$13]+[$Overview.$H$13]" office:value-type="float" office:value="222.6744756" calcext:value-type="float">
            <text:p>222.6744756</text:p>
          </table:table-cell>
          <table:table-cell table:formula="of:=[$Overview.B126]*[$Overview.$J$13]" office:value-type="float" office:value="0.2557457" calcext:value-type="float">
            <text:p>0.2557457</text:p>
          </table:table-cell>
        </table:table-row>
        <table:table-row table:style-name="ro1">
          <table:table-cell table:formula="of:=[$Overview.A127]*[$Overview.$J$13]+[$Overview.$H$13]" office:value-type="float" office:value="223.9687518" calcext:value-type="float">
            <text:p>223.9687518</text:p>
          </table:table-cell>
          <table:table-cell table:formula="of:=[$Overview.B127]*[$Overview.$J$13]" office:value-type="float" office:value="0.3041577" calcext:value-type="float">
            <text:p>0.3041577</text:p>
          </table:table-cell>
        </table:table-row>
        <table:table-row table:style-name="ro1">
          <table:table-cell table:formula="of:=[$Overview.A128]*[$Overview.$J$13]+[$Overview.$H$13]" office:value-type="float" office:value="225.2629349" calcext:value-type="float">
            <text:p>225.2629349</text:p>
          </table:table-cell>
          <table:table-cell table:formula="of:=[$Overview.B128]*[$Overview.$J$13]" office:value-type="float" office:value="0.3494974" calcext:value-type="float">
            <text:p>0.3494974</text:p>
          </table:table-cell>
        </table:table-row>
        <table:table-row table:style-name="ro1">
          <table:table-cell table:formula="of:=[$Overview.A129]*[$Overview.$J$13]+[$Overview.$H$13]" office:value-type="float" office:value="226.5573973" calcext:value-type="float">
            <text:p>226.5573973</text:p>
          </table:table-cell>
          <table:table-cell table:formula="of:=[$Overview.B129]*[$Overview.$J$13]" office:value-type="float" office:value="0.3918579" calcext:value-type="float">
            <text:p>0.3918579</text:p>
          </table:table-cell>
        </table:table-row>
        <table:table-row table:style-name="ro1">
          <table:table-cell table:formula="of:=[$Overview.A130]*[$Overview.$J$13]+[$Overview.$H$13]" office:value-type="float" office:value="227.8518597" calcext:value-type="float">
            <text:p>227.8518597</text:p>
          </table:table-cell>
          <table:table-cell table:formula="of:=[$Overview.B130]*[$Overview.$J$13]" office:value-type="float" office:value="0.4313323" calcext:value-type="float">
            <text:p>0.4313323</text:p>
          </table:table-cell>
        </table:table-row>
        <table:table-row table:style-name="ro1">
          <table:table-cell table:formula="of:=[$Overview.A131]*[$Overview.$J$13]+[$Overview.$H$13]" office:value-type="float" office:value="229.146229" calcext:value-type="float">
            <text:p>229.146229</text:p>
          </table:table-cell>
          <table:table-cell table:formula="of:=[$Overview.B131]*[$Overview.$J$13]" office:value-type="float" office:value="0.4676413" calcext:value-type="float">
            <text:p>0.4676413</text:p>
          </table:table-cell>
        </table:table-row>
        <table:table-row table:style-name="ro1">
          <table:table-cell table:formula="of:=[$Overview.A132]*[$Overview.$J$13]+[$Overview.$H$13]" office:value-type="float" office:value="230.4406914" calcext:value-type="float">
            <text:p>230.4406914</text:p>
          </table:table-cell>
          <table:table-cell table:formula="of:=[$Overview.B132]*[$Overview.$J$13]" office:value-type="float" office:value="0.5009711" calcext:value-type="float">
            <text:p>0.5009711</text:p>
          </table:table-cell>
        </table:table-row>
        <table:table-row table:style-name="ro1">
          <table:table-cell table:formula="of:=[$Overview.A133]*[$Overview.$J$13]+[$Overview.$H$13]" office:value-type="float" office:value="231.73534" calcext:value-type="float">
            <text:p>231.73534</text:p>
          </table:table-cell>
          <table:table-cell table:formula="of:=[$Overview.B133]*[$Overview.$J$13]" office:value-type="float" office:value="0.5312286" calcext:value-type="float">
            <text:p>0.5312286</text:p>
          </table:table-cell>
        </table:table-row>
        <table:table-row table:style-name="ro1">
          <table:table-cell table:formula="of:=[$Overview.A134]*[$Overview.$J$13]+[$Overview.$H$13]" office:value-type="float" office:value="233.0298955" calcext:value-type="float">
            <text:p>233.0298955</text:p>
          </table:table-cell>
          <table:table-cell table:formula="of:=[$Overview.B134]*[$Overview.$J$13]" office:value-type="float" office:value="0.5585069" calcext:value-type="float">
            <text:p>0.5585069</text:p>
          </table:table-cell>
        </table:table-row>
        <table:table-row table:style-name="ro1">
          <table:table-cell table:formula="of:=[$Overview.A135]*[$Overview.$J$13]+[$Overview.$H$13]" office:value-type="float" office:value="234.324451" calcext:value-type="float">
            <text:p>234.324451</text:p>
          </table:table-cell>
          <table:table-cell table:formula="of:=[$Overview.B135]*[$Overview.$J$13]" office:value-type="float" office:value="0.5826198" calcext:value-type="float">
            <text:p>0.5826198</text:p>
          </table:table-cell>
        </table:table-row>
        <table:table-row table:style-name="ro1">
          <table:table-cell table:formula="of:=[$Overview.A136]*[$Overview.$J$13]+[$Overview.$H$13]" office:value-type="float" office:value="235.6191927" calcext:value-type="float">
            <text:p>235.6191927</text:p>
          </table:table-cell>
          <table:table-cell table:formula="of:=[$Overview.B136]*[$Overview.$J$13]" office:value-type="float" office:value="0.6036604" calcext:value-type="float">
            <text:p>0.6036604</text:p>
          </table:table-cell>
        </table:table-row>
        <table:table-row table:style-name="ro1">
          <table:table-cell table:formula="of:=[$Overview.A137]*[$Overview.$J$13]+[$Overview.$H$13]" office:value-type="float" office:value="236.9139344" calcext:value-type="float">
            <text:p>236.9139344</text:p>
          </table:table-cell>
          <table:table-cell table:formula="of:=[$Overview.B137]*[$Overview.$J$13]" office:value-type="float" office:value="0.6217218" calcext:value-type="float">
            <text:p>0.6217218</text:p>
          </table:table-cell>
        </table:table-row>
        <table:table-row table:style-name="ro1">
          <table:table-cell table:formula="of:=[$Overview.A138]*[$Overview.$J$13]+[$Overview.$H$13]" office:value-type="float" office:value="238.208583" calcext:value-type="float">
            <text:p>238.208583</text:p>
          </table:table-cell>
          <table:table-cell table:formula="of:=[$Overview.B138]*[$Overview.$J$13]" office:value-type="float" office:value="0.6367109" calcext:value-type="float">
            <text:p>0.6367109</text:p>
          </table:table-cell>
        </table:table-row>
        <table:table-row table:style-name="ro1">
          <table:table-cell table:formula="of:=[$Overview.A139]*[$Overview.$J$13]+[$Overview.$H$13]" office:value-type="float" office:value="239.5032316" calcext:value-type="float">
            <text:p>239.5032316</text:p>
          </table:table-cell>
          <table:table-cell table:formula="of:=[$Overview.B139]*[$Overview.$J$13]" office:value-type="float" office:value="0.6484415" calcext:value-type="float">
            <text:p>0.6484415</text:p>
          </table:table-cell>
        </table:table-row>
        <table:table-row table:style-name="ro1">
          <table:table-cell table:formula="of:=[$Overview.A140]*[$Overview.$J$13]+[$Overview.$H$13]" office:value-type="float" office:value="240.7978802" calcext:value-type="float">
            <text:p>240.7978802</text:p>
          </table:table-cell>
          <table:table-cell table:formula="of:=[$Overview.B140]*[$Overview.$J$13]" office:value-type="float" office:value="0.6570998" calcext:value-type="float">
            <text:p>0.6570998</text:p>
          </table:table-cell>
        </table:table-row>
        <table:table-row table:style-name="ro1">
          <table:table-cell table:formula="of:=[$Overview.A141]*[$Overview.$J$13]+[$Overview.$H$13]" office:value-type="float" office:value="242.0924357" calcext:value-type="float">
            <text:p>242.0924357</text:p>
          </table:table-cell>
          <table:table-cell table:formula="of:=[$Overview.B141]*[$Overview.$J$13]" office:value-type="float" office:value="0.6626858" calcext:value-type="float">
            <text:p>0.6626858</text:p>
          </table:table-cell>
        </table:table-row>
        <table:table-row table:style-name="ro1">
          <table:table-cell table:formula="of:=[$Overview.A142]*[$Overview.$J$13]+[$Overview.$H$13]" office:value-type="float" office:value="243.3869912" calcext:value-type="float">
            <text:p>243.3869912</text:p>
          </table:table-cell>
          <table:table-cell table:formula="of:=[$Overview.B142]*[$Overview.$J$13]" office:value-type="float" office:value="0.6650133" calcext:value-type="float">
            <text:p>0.6650133</text:p>
          </table:table-cell>
        </table:table-row>
        <table:table-row table:style-name="ro1">
          <table:table-cell table:formula="of:=[$Overview.A143]*[$Overview.$J$13]+[$Overview.$H$13]" office:value-type="float" office:value="244.6815467" calcext:value-type="float">
            <text:p>244.6815467</text:p>
          </table:table-cell>
          <table:table-cell table:formula="of:=[$Overview.B143]*[$Overview.$J$13]" office:value-type="float" office:value="0.6641754" calcext:value-type="float">
            <text:p>0.6641754</text:p>
          </table:table-cell>
        </table:table-row>
        <table:table-row table:style-name="ro1">
          <table:table-cell table:formula="of:=[$Overview.A144]*[$Overview.$J$13]+[$Overview.$H$13]" office:value-type="float" office:value="245.9761022" calcext:value-type="float">
            <text:p>245.9761022</text:p>
          </table:table-cell>
          <table:table-cell table:formula="of:=[$Overview.B144]*[$Overview.$J$13]" office:value-type="float" office:value="0.660079" calcext:value-type="float">
            <text:p>0.660079</text:p>
          </table:table-cell>
        </table:table-row>
        <table:table-row table:style-name="ro1">
          <table:table-cell table:formula="of:=[$Overview.A145]*[$Overview.$J$13]+[$Overview.$H$13]" office:value-type="float" office:value="247.2705646" calcext:value-type="float">
            <text:p>247.2705646</text:p>
          </table:table-cell>
          <table:table-cell table:formula="of:=[$Overview.B145]*[$Overview.$J$13]" office:value-type="float" office:value="0.6529103" calcext:value-type="float">
            <text:p>0.6529103</text:p>
          </table:table-cell>
        </table:table-row>
        <table:table-row table:style-name="ro1">
          <table:table-cell table:formula="of:=[$Overview.A146]*[$Overview.$J$13]+[$Overview.$H$13]" office:value-type="float" office:value="248.5652132" calcext:value-type="float">
            <text:p>248.5652132</text:p>
          </table:table-cell>
          <table:table-cell table:formula="of:=[$Overview.B146]*[$Overview.$J$13]" office:value-type="float" office:value="0.6424831" calcext:value-type="float">
            <text:p>0.6424831</text:p>
          </table:table-cell>
        </table:table-row>
        <table:table-row table:style-name="ro1">
          <table:table-cell table:formula="of:=[$Overview.A147]*[$Overview.$J$13]+[$Overview.$H$13]" office:value-type="float" office:value="249.860048" calcext:value-type="float">
            <text:p>249.860048</text:p>
          </table:table-cell>
          <table:table-cell table:formula="of:=[$Overview.B147]*[$Overview.$J$13]" office:value-type="float" office:value="0.6289836" calcext:value-type="float">
            <text:p>0.6289836</text:p>
          </table:table-cell>
        </table:table-row>
        <table:table-row table:style-name="ro1">
          <table:table-cell table:formula="of:=[$Overview.A148]*[$Overview.$J$13]+[$Overview.$H$13]" office:value-type="float" office:value="251.1548828" calcext:value-type="float">
            <text:p>251.1548828</text:p>
          </table:table-cell>
          <table:table-cell table:formula="of:=[$Overview.B148]*[$Overview.$J$13]" office:value-type="float" office:value="0.6124118" calcext:value-type="float">
            <text:p>0.6124118</text:p>
          </table:table-cell>
        </table:table-row>
        <table:table-row table:style-name="ro1">
          <table:table-cell table:formula="of:=[$Overview.A149]*[$Overview.$J$13]+[$Overview.$H$13]" office:value-type="float" office:value="252.4499969" calcext:value-type="float">
            <text:p>252.4499969</text:p>
          </table:table-cell>
          <table:table-cell table:formula="of:=[$Overview.B149]*[$Overview.$J$13]" office:value-type="float" office:value="0.5928608" calcext:value-type="float">
            <text:p>0.5928608</text:p>
          </table:table-cell>
        </table:table-row>
        <table:table-row table:style-name="ro1">
          <table:table-cell table:formula="of:=[$Overview.A150]*[$Overview.$J$13]+[$Overview.$H$13]" office:value-type="float" office:value="253.7454834" calcext:value-type="float">
            <text:p>253.7454834</text:p>
          </table:table-cell>
          <table:table-cell table:formula="of:=[$Overview.B150]*[$Overview.$J$13]" office:value-type="float" office:value="0.5704237" calcext:value-type="float">
            <text:p>0.5704237</text:p>
          </table:table-cell>
        </table:table-row>
        <table:table-row table:style-name="ro1">
          <table:table-cell table:formula="of:=[$Overview.A151]*[$Overview.$J$13]+[$Overview.$H$13]" office:value-type="float" office:value="255.0411561" calcext:value-type="float">
            <text:p>255.0411561</text:p>
          </table:table-cell>
          <table:table-cell table:formula="of:=[$Overview.B151]*[$Overview.$J$13]" office:value-type="float" office:value="0.5453798" calcext:value-type="float">
            <text:p>0.5453798</text:p>
          </table:table-cell>
        </table:table-row>
        <table:table-row table:style-name="ro1">
          <table:table-cell table:formula="of:=[$Overview.A152]*[$Overview.$J$13]+[$Overview.$H$13]" office:value-type="float" office:value="256.337015" calcext:value-type="float">
            <text:p>256.337015</text:p>
          </table:table-cell>
          <table:table-cell table:formula="of:=[$Overview.B152]*[$Overview.$J$13]" office:value-type="float" office:value="0.5175429" calcext:value-type="float">
            <text:p>0.5175429</text:p>
          </table:table-cell>
        </table:table-row>
        <table:table-row table:style-name="ro1">
          <table:table-cell table:formula="of:=[$Overview.A153]*[$Overview.$J$13]+[$Overview.$H$13]" office:value-type="float" office:value="257.6331532" calcext:value-type="float">
            <text:p>257.6331532</text:p>
          </table:table-cell>
          <table:table-cell table:formula="of:=[$Overview.B153]*[$Overview.$J$13]" office:value-type="float" office:value="0.4872854" calcext:value-type="float">
            <text:p>0.4872854</text:p>
          </table:table-cell>
        </table:table-row>
        <table:table-row table:style-name="ro1">
          <table:table-cell table:formula="of:=[$Overview.A154]*[$Overview.$J$13]+[$Overview.$H$13]" office:value-type="float" office:value="258.9294776" calcext:value-type="float">
            <text:p>258.9294776</text:p>
          </table:table-cell>
          <table:table-cell table:formula="of:=[$Overview.B154]*[$Overview.$J$13]" office:value-type="float" office:value="0.4546073" calcext:value-type="float">
            <text:p>0.4546073</text:p>
          </table:table-cell>
        </table:table-row>
        <table:table-row table:style-name="ro1">
          <table:table-cell table:formula="of:=[$Overview.A155]*[$Overview.$J$13]+[$Overview.$H$13]" office:value-type="float" office:value="260.2259882" calcext:value-type="float">
            <text:p>260.2259882</text:p>
          </table:table-cell>
          <table:table-cell table:formula="of:=[$Overview.B155]*[$Overview.$J$13]" office:value-type="float" office:value="0.4196017" calcext:value-type="float">
            <text:p>0.4196017</text:p>
          </table:table-cell>
        </table:table-row>
        <table:table-row table:style-name="ro1">
          <table:table-cell table:formula="of:=[$Overview.A156]*[$Overview.$J$13]+[$Overview.$H$13]" office:value-type="float" office:value="261.5225919" calcext:value-type="float">
            <text:p>261.5225919</text:p>
          </table:table-cell>
          <table:table-cell table:formula="of:=[$Overview.B156]*[$Overview.$J$13]" office:value-type="float" office:value="0.3822686" calcext:value-type="float">
            <text:p>0.3822686</text:p>
          </table:table-cell>
        </table:table-row>
        <table:table-row table:style-name="ro1">
          <table:table-cell table:formula="of:=[$Overview.A157]*[$Overview.$J$13]+[$Overview.$H$13]" office:value-type="float" office:value="262.8191956" calcext:value-type="float">
            <text:p>262.8191956</text:p>
          </table:table-cell>
          <table:table-cell table:formula="of:=[$Overview.B157]*[$Overview.$J$13]" office:value-type="float" office:value="0.3427942" calcext:value-type="float">
            <text:p>0.3427942</text:p>
          </table:table-cell>
        </table:table-row>
        <table:table-row table:style-name="ro1">
          <table:table-cell table:formula="of:=[$Overview.A158]*[$Overview.$J$13]+[$Overview.$H$13]" office:value-type="float" office:value="264.1157062" calcext:value-type="float">
            <text:p>264.1157062</text:p>
          </table:table-cell>
          <table:table-cell table:formula="of:=[$Overview.B158]*[$Overview.$J$13]" office:value-type="float" office:value="0.3011785" calcext:value-type="float">
            <text:p>0.3011785</text:p>
          </table:table-cell>
        </table:table-row>
        <table:table-row table:style-name="ro1">
          <table:table-cell table:formula="of:=[$Overview.A159]*[$Overview.$J$13]+[$Overview.$H$13]" office:value-type="float" office:value="265.4119375" calcext:value-type="float">
            <text:p>265.4119375</text:p>
          </table:table-cell>
          <table:table-cell table:formula="of:=[$Overview.B159]*[$Overview.$J$13]" office:value-type="float" office:value="0.2573284" calcext:value-type="float">
            <text:p>0.2573284</text:p>
          </table:table-cell>
        </table:table-row>
        <table:table-row table:style-name="ro1">
          <table:table-cell table:formula="of:=[$Overview.A160]*[$Overview.$J$13]+[$Overview.$H$13]" office:value-type="float" office:value="266.7077033" calcext:value-type="float">
            <text:p>266.7077033</text:p>
          </table:table-cell>
          <table:table-cell table:formula="of:=[$Overview.B160]*[$Overview.$J$13]" office:value-type="float" office:value="0.2111508" calcext:value-type="float">
            <text:p>0.2111508</text:p>
          </table:table-cell>
        </table:table-row>
        <table:table-row table:style-name="ro1">
          <table:table-cell table:formula="of:=[$Overview.A161]*[$Overview.$J$13]+[$Overview.$H$13]" office:value-type="float" office:value="268.0028174" calcext:value-type="float">
            <text:p>268.0028174</text:p>
          </table:table-cell>
          <table:table-cell table:formula="of:=[$Overview.B161]*[$Overview.$J$13]" office:value-type="float" office:value="0.1624595" calcext:value-type="float">
            <text:p>0.1624595</text:p>
          </table:table-cell>
        </table:table-row>
        <table:table-row table:style-name="ro1">
          <table:table-cell table:formula="of:=[$Overview.A162]*[$Overview.$J$13]+[$Overview.$H$13]" office:value-type="float" office:value="269.2969074" calcext:value-type="float">
            <text:p>269.2969074</text:p>
          </table:table-cell>
          <table:table-cell table:formula="of:=[$Overview.B162]*[$Overview.$J$13]" office:value-type="float" office:value="0.1111614" calcext:value-type="float">
            <text:p>0.1111614</text:p>
          </table:table-cell>
        </table:table-row>
        <table:table-row table:style-name="ro1">
          <table:table-cell table:formula="of:=[$Overview.A163]*[$Overview.$J$13]+[$Overview.$H$13]" office:value-type="float" office:value="270.5871803" calcext:value-type="float">
            <text:p>270.5871803</text:p>
          </table:table-cell>
          <table:table-cell table:formula="of:=[$Overview.B163]*[$Overview.$J$13]" office:value-type="float" office:value="0.0569772" calcext:value-type="float">
            <text:p>0.0569772</text:p>
          </table:table-cell>
        </table:table-row>
        <table:table-row table:style-name="ro1">
          <table:table-cell table:formula="of:=[$Overview.A164]*[$Overview.$J$13]+[$Overview.$H$13]" office:value-type="float" office:value="271.8507335" calcext:value-type="float">
            <text:p>271.8507335</text:p>
          </table:table-cell>
          <table:table-cell table:formula="of:=[$Overview.B164]*[$Overview.$J$13]" office:value-type="float" office:value="0.0011172" calcext:value-type="float">
            <text:p>0.0011172</text:p>
          </table:table-cell>
        </table:table-row>
        <table:table-row table:style-name="ro1">
          <table:table-cell table:formula="of:=[$Overview.A165]*[$Overview.$J$13]+[$Overview.$H$13]" office:value-type="float" office:value="272.957227" calcext:value-type="float">
            <text:p>272.957227</text:p>
          </table:table-cell>
          <table:table-cell table:formula="of:=[$Overview.B165]*[$Overview.$J$13]" office:value-type="float" office:value="-0.0479465" calcext:value-type="float">
            <text:p>-0.0479465</text:p>
          </table:table-cell>
        </table:table-row>
        <table:table-row table:style-name="ro1">
          <table:table-cell table:formula="of:=[$Overview.A166]*[$Overview.$J$13]+[$Overview.$H$13]" office:value-type="float" office:value="273.5" calcext:value-type="float">
            <text:p>273.5</text:p>
          </table:table-cell>
          <table:table-cell table:formula="of:=[$Overview.B166]*[$Overview.$J$13]" office:value-type="float" office:value="-0.0700112" calcext:value-type="float">
            <text:p>-0.0700112</text:p>
          </table:table-cell>
        </table:table-row>
      </table:table>
      <table:table table:name="S4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table:formula="of:=[$Overview.A5]*[$Overview.$J$14]+[$Overview.$H$14]" office:value-type="float" office:value="195.0294904" calcext:value-type="float">
            <text:p>195.0294904</text:p>
          </table:table-cell>
          <table:table-cell table:formula="of:=[$Overview.B5]*[$Overview.$J$14]" office:value-type="float" office:value="0.1514248" calcext:value-type="float">
            <text:p>0.1514248</text:p>
          </table:table-cell>
        </table:table-row>
        <table:table-row table:style-name="ro1">
          <table:table-cell table:formula="of:=[$Overview.A6]*[$Overview.$J$14]+[$Overview.$H$14]" office:value-type="float" office:value="195.092826" calcext:value-type="float">
            <text:p>195.092826</text:p>
          </table:table-cell>
          <table:table-cell table:formula="of:=[$Overview.B6]*[$Overview.$J$14]" office:value-type="float" office:value="0.287646" calcext:value-type="float">
            <text:p>0.287646</text:p>
          </table:table-cell>
        </table:table-row>
        <table:table-row table:style-name="ro1">
          <table:table-cell table:formula="of:=[$Overview.A7]*[$Overview.$J$14]+[$Overview.$H$14]" office:value-type="float" office:value="195.1961188" calcext:value-type="float">
            <text:p>195.1961188</text:p>
          </table:table-cell>
          <table:table-cell table:formula="of:=[$Overview.B7]*[$Overview.$J$14]" office:value-type="float" office:value="0.4434256" calcext:value-type="float">
            <text:p>0.4434256</text:p>
          </table:table-cell>
        </table:table-row>
        <table:table-row table:style-name="ro1">
          <table:table-cell table:formula="of:=[$Overview.A8]*[$Overview.$J$14]+[$Overview.$H$14]" office:value-type="float" office:value="195.354496" calcext:value-type="float">
            <text:p>195.354496</text:p>
          </table:table-cell>
          <table:table-cell table:formula="of:=[$Overview.B8]*[$Overview.$J$14]" office:value-type="float" office:value="0.6273968" calcext:value-type="float">
            <text:p>0.6273968</text:p>
          </table:table-cell>
        </table:table-row>
        <table:table-row table:style-name="ro1">
          <table:table-cell table:formula="of:=[$Overview.A9]*[$Overview.$J$14]+[$Overview.$H$14]" office:value-type="float" office:value="195.5960728" calcext:value-type="float">
            <text:p>195.5960728</text:p>
          </table:table-cell>
          <table:table-cell table:formula="of:=[$Overview.B9]*[$Overview.$J$14]" office:value-type="float" office:value="0.8514016" calcext:value-type="float">
            <text:p>0.8514016</text:p>
          </table:table-cell>
        </table:table-row>
        <table:table-row table:style-name="ro1">
          <table:table-cell table:formula="of:=[$Overview.A10]*[$Overview.$J$14]+[$Overview.$H$14]" office:value-type="float" office:value="195.9644736" calcext:value-type="float">
            <text:p>195.9644736</text:p>
          </table:table-cell>
          <table:table-cell table:formula="of:=[$Overview.B10]*[$Overview.$J$14]" office:value-type="float" office:value="1.1243024" calcext:value-type="float">
            <text:p>1.1243024</text:p>
          </table:table-cell>
        </table:table-row>
        <table:table-row table:style-name="ro1">
          <table:table-cell table:formula="of:=[$Overview.A11]*[$Overview.$J$14]+[$Overview.$H$14]" office:value-type="float" office:value="196.4975164" calcext:value-type="float">
            <text:p>196.4975164</text:p>
          </table:table-cell>
          <table:table-cell table:formula="of:=[$Overview.B11]*[$Overview.$J$14]" office:value-type="float" office:value="1.4405984" calcext:value-type="float">
            <text:p>1.4405984</text:p>
          </table:table-cell>
        </table:table-row>
        <table:table-row table:style-name="ro1">
          <table:table-cell table:formula="of:=[$Overview.A12]*[$Overview.$J$14]+[$Overview.$H$14]" office:value-type="float" office:value="197.1848108" calcext:value-type="float">
            <text:p>197.1848108</text:p>
          </table:table-cell>
          <table:table-cell table:formula="of:=[$Overview.B12]*[$Overview.$J$14]" office:value-type="float" office:value="1.7676668" calcext:value-type="float">
            <text:p>1.7676668</text:p>
          </table:table-cell>
        </table:table-row>
        <table:table-row table:style-name="ro1">
          <table:table-cell table:formula="of:=[$Overview.A13]*[$Overview.$J$14]+[$Overview.$H$14]" office:value-type="float" office:value="197.9812044" calcext:value-type="float">
            <text:p>197.9812044</text:p>
          </table:table-cell>
          <table:table-cell table:formula="of:=[$Overview.B13]*[$Overview.$J$14]" office:value-type="float" office:value="2.0751004" calcext:value-type="float">
            <text:p>2.0751004</text:p>
          </table:table-cell>
        </table:table-row>
        <table:table-row table:style-name="ro1">
          <table:table-cell table:formula="of:=[$Overview.A14]*[$Overview.$J$14]+[$Overview.$H$14]" office:value-type="float" office:value="198.8488792" calcext:value-type="float">
            <text:p>198.8488792</text:p>
          </table:table-cell>
          <table:table-cell table:formula="of:=[$Overview.B14]*[$Overview.$J$14]" office:value-type="float" office:value="2.3518212" calcext:value-type="float">
            <text:p>2.3518212</text:p>
          </table:table-cell>
        </table:table-row>
        <table:table-row table:style-name="ro1">
          <table:table-cell table:formula="of:=[$Overview.A15]*[$Overview.$J$14]+[$Overview.$H$14]" office:value-type="float" office:value="199.7638456" calcext:value-type="float">
            <text:p>199.7638456</text:p>
          </table:table-cell>
          <table:table-cell table:formula="of:=[$Overview.B15]*[$Overview.$J$14]" office:value-type="float" office:value="2.5971416" calcext:value-type="float">
            <text:p>2.5971416</text:p>
          </table:table-cell>
        </table:table-row>
        <table:table-row table:style-name="ro1">
          <table:table-cell table:formula="of:=[$Overview.A16]*[$Overview.$J$14]+[$Overview.$H$14]" office:value-type="float" office:value="200.7111292" calcext:value-type="float">
            <text:p>200.7111292</text:p>
          </table:table-cell>
          <table:table-cell table:formula="of:=[$Overview.B16]*[$Overview.$J$14]" office:value-type="float" office:value="2.813812" calcext:value-type="float">
            <text:p>2.813812</text:p>
          </table:table-cell>
        </table:table-row>
        <table:table-row table:style-name="ro1">
          <table:table-cell table:formula="of:=[$Overview.A17]*[$Overview.$J$14]+[$Overview.$H$14]" office:value-type="float" office:value="201.6826316" calcext:value-type="float">
            <text:p>201.6826316</text:p>
          </table:table-cell>
          <table:table-cell table:formula="of:=[$Overview.B17]*[$Overview.$J$14]" office:value-type="float" office:value="3.0049648" calcext:value-type="float">
            <text:p>3.0049648</text:p>
          </table:table-cell>
        </table:table-row>
        <table:table-row table:style-name="ro1">
          <table:table-cell table:formula="of:=[$Overview.A18]*[$Overview.$J$14]+[$Overview.$H$14]" office:value-type="float" office:value="202.6720116" calcext:value-type="float">
            <text:p>202.6720116</text:p>
          </table:table-cell>
          <table:table-cell table:formula="of:=[$Overview.B18]*[$Overview.$J$14]" office:value-type="float" office:value="3.1741144" calcext:value-type="float">
            <text:p>3.1741144</text:p>
          </table:table-cell>
        </table:table-row>
        <table:table-row table:style-name="ro1">
          <table:table-cell table:formula="of:=[$Overview.A19]*[$Overview.$J$14]+[$Overview.$H$14]" office:value-type="float" office:value="203.6750672" calcext:value-type="float">
            <text:p>203.6750672</text:p>
          </table:table-cell>
          <table:table-cell table:formula="of:=[$Overview.B19]*[$Overview.$J$14]" office:value-type="float" office:value="3.324164" calcext:value-type="float">
            <text:p>3.324164</text:p>
          </table:table-cell>
        </table:table-row>
        <table:table-row table:style-name="ro1">
          <table:table-cell table:formula="of:=[$Overview.A20]*[$Overview.$J$14]+[$Overview.$H$14]" office:value-type="float" office:value="204.6881312" calcext:value-type="float">
            <text:p>204.6881312</text:p>
          </table:table-cell>
          <table:table-cell table:formula="of:=[$Overview.B20]*[$Overview.$J$14]" office:value-type="float" office:value="3.4572528" calcext:value-type="float">
            <text:p>3.4572528</text:p>
          </table:table-cell>
        </table:table-row>
        <table:table-row table:style-name="ro1">
          <table:table-cell table:formula="of:=[$Overview.A21]*[$Overview.$J$14]+[$Overview.$H$14]" office:value-type="float" office:value="205.7091408" calcext:value-type="float">
            <text:p>205.7091408</text:p>
          </table:table-cell>
          <table:table-cell table:formula="of:=[$Overview.B21]*[$Overview.$J$14]" office:value-type="float" office:value="3.5752144" calcext:value-type="float">
            <text:p>3.5752144</text:p>
          </table:table-cell>
        </table:table-row>
        <table:table-row table:style-name="ro1">
          <table:table-cell table:formula="of:=[$Overview.A22]*[$Overview.$J$14]+[$Overview.$H$14]" office:value-type="float" office:value="206.736186" calcext:value-type="float">
            <text:p>206.736186</text:p>
          </table:table-cell>
          <table:table-cell table:formula="of:=[$Overview.B22]*[$Overview.$J$14]" office:value-type="float" office:value="3.6797296" calcext:value-type="float">
            <text:p>3.6797296</text:p>
          </table:table-cell>
        </table:table-row>
        <table:table-row table:style-name="ro1">
          <table:table-cell table:formula="of:=[$Overview.A23]*[$Overview.$J$14]+[$Overview.$H$14]" office:value-type="float" office:value="207.7678916" calcext:value-type="float">
            <text:p>207.7678916</text:p>
          </table:table-cell>
          <table:table-cell table:formula="of:=[$Overview.B23]*[$Overview.$J$14]" office:value-type="float" office:value="3.7717916" calcext:value-type="float">
            <text:p>3.7717916</text:p>
          </table:table-cell>
        </table:table-row>
        <table:table-row table:style-name="ro1">
          <table:table-cell table:formula="of:=[$Overview.A24]*[$Overview.$J$14]+[$Overview.$H$14]" office:value-type="float" office:value="208.8037228" calcext:value-type="float">
            <text:p>208.8037228</text:p>
          </table:table-cell>
          <table:table-cell table:formula="of:=[$Overview.B24]*[$Overview.$J$14]" office:value-type="float" office:value="3.8526228" calcext:value-type="float">
            <text:p>3.8526228</text:p>
          </table:table-cell>
        </table:table-row>
        <table:table-row table:style-name="ro1">
          <table:table-cell table:formula="of:=[$Overview.A25]*[$Overview.$J$14]+[$Overview.$H$14]" office:value-type="float" office:value="209.8423808" calcext:value-type="float">
            <text:p>209.8423808</text:p>
          </table:table-cell>
          <table:table-cell table:formula="of:=[$Overview.B25]*[$Overview.$J$14]" office:value-type="float" office:value="3.9229108" calcext:value-type="float">
            <text:p>3.9229108</text:p>
          </table:table-cell>
        </table:table-row>
        <table:table-row table:style-name="ro1">
          <table:table-cell table:formula="of:=[$Overview.A26]*[$Overview.$J$14]+[$Overview.$H$14]" office:value-type="float" office:value="210.8837892" calcext:value-type="float">
            <text:p>210.8837892</text:p>
          </table:table-cell>
          <table:table-cell table:formula="of:=[$Overview.B26]*[$Overview.$J$14]" office:value-type="float" office:value="3.9833432" calcext:value-type="float">
            <text:p>3.9833432</text:p>
          </table:table-cell>
        </table:table-row>
        <table:table-row table:style-name="ro1">
          <table:table-cell table:formula="of:=[$Overview.A27]*[$Overview.$J$14]+[$Overview.$H$14]" office:value-type="float" office:value="211.927566" calcext:value-type="float">
            <text:p>211.927566</text:p>
          </table:table-cell>
          <table:table-cell table:formula="of:=[$Overview.B27]*[$Overview.$J$14]" office:value-type="float" office:value="4.0346076" calcext:value-type="float">
            <text:p>4.0346076</text:p>
          </table:table-cell>
        </table:table-row>
        <table:table-row table:style-name="ro1">
          <table:table-cell table:formula="of:=[$Overview.A28]*[$Overview.$J$14]+[$Overview.$H$14]" office:value-type="float" office:value="212.9731764" calcext:value-type="float">
            <text:p>212.9731764</text:p>
          </table:table-cell>
          <table:table-cell table:formula="of:=[$Overview.B28]*[$Overview.$J$14]" office:value-type="float" office:value="4.0773152" calcext:value-type="float">
            <text:p>4.0773152</text:p>
          </table:table-cell>
        </table:table-row>
        <table:table-row table:style-name="ro1">
          <table:table-cell table:formula="of:=[$Overview.A29]*[$Overview.$J$14]+[$Overview.$H$14]" office:value-type="float" office:value="214.0207732" calcext:value-type="float">
            <text:p>214.0207732</text:p>
          </table:table-cell>
          <table:table-cell table:formula="of:=[$Overview.B29]*[$Overview.$J$14]" office:value-type="float" office:value="4.1120008" calcext:value-type="float">
            <text:p>4.1120008</text:p>
          </table:table-cell>
        </table:table-row>
        <table:table-row table:style-name="ro1">
          <table:table-cell table:formula="of:=[$Overview.A30]*[$Overview.$J$14]+[$Overview.$H$14]" office:value-type="float" office:value="215.0698216" calcext:value-type="float">
            <text:p>215.0698216</text:p>
          </table:table-cell>
          <table:table-cell table:formula="of:=[$Overview.B30]*[$Overview.$J$14]" office:value-type="float" office:value="4.1391228" calcext:value-type="float">
            <text:p>4.1391228</text:p>
          </table:table-cell>
        </table:table-row>
        <table:table-row table:style-name="ro1">
          <table:table-cell table:formula="of:=[$Overview.A31]*[$Overview.$J$14]+[$Overview.$H$14]" office:value-type="float" office:value="216.1198632" calcext:value-type="float">
            <text:p>216.1198632</text:p>
          </table:table-cell>
          <table:table-cell table:formula="of:=[$Overview.B31]*[$Overview.$J$14]" office:value-type="float" office:value="4.1590632" calcext:value-type="float">
            <text:p>4.1590632</text:p>
          </table:table-cell>
        </table:table-row>
        <table:table-row table:style-name="ro1">
          <table:table-cell table:formula="of:=[$Overview.A32]*[$Overview.$J$14]+[$Overview.$H$14]" office:value-type="float" office:value="217.1713564" calcext:value-type="float">
            <text:p>217.1713564</text:p>
          </table:table-cell>
          <table:table-cell table:formula="of:=[$Overview.B32]*[$Overview.$J$14]" office:value-type="float" office:value="4.172204" calcext:value-type="float">
            <text:p>4.172204</text:p>
          </table:table-cell>
        </table:table-row>
        <table:table-row table:style-name="ro1">
          <table:table-cell table:formula="of:=[$Overview.A33]*[$Overview.$J$14]+[$Overview.$H$14]" office:value-type="float" office:value="218.2239192" calcext:value-type="float">
            <text:p>218.2239192</text:p>
          </table:table-cell>
          <table:table-cell table:formula="of:=[$Overview.B33]*[$Overview.$J$14]" office:value-type="float" office:value="4.1789272" calcext:value-type="float">
            <text:p>4.1789272</text:p>
          </table:table-cell>
        </table:table-row>
        <table:table-row table:style-name="ro1">
          <table:table-cell table:formula="of:=[$Overview.A34]*[$Overview.$J$14]+[$Overview.$H$14]" office:value-type="float" office:value="219.2771696" calcext:value-type="float">
            <text:p>219.2771696</text:p>
          </table:table-cell>
          <table:table-cell table:formula="of:=[$Overview.B34]*[$Overview.$J$14]" office:value-type="float" office:value="4.1796912" calcext:value-type="float">
            <text:p>4.1796912</text:p>
          </table:table-cell>
        </table:table-row>
        <table:table-row table:style-name="ro1">
          <table:table-cell table:formula="of:=[$Overview.A35]*[$Overview.$J$14]+[$Overview.$H$14]" office:value-type="float" office:value="220.3313368" calcext:value-type="float">
            <text:p>220.3313368</text:p>
          </table:table-cell>
          <table:table-cell table:formula="of:=[$Overview.B35]*[$Overview.$J$14]" office:value-type="float" office:value="4.1745724" calcext:value-type="float">
            <text:p>4.1745724</text:p>
          </table:table-cell>
        </table:table-row>
        <table:table-row table:style-name="ro1">
          <table:table-cell table:formula="of:=[$Overview.A36]*[$Overview.$J$14]+[$Overview.$H$14]" office:value-type="float" office:value="221.3861152" calcext:value-type="float">
            <text:p>221.3861152</text:p>
          </table:table-cell>
          <table:table-cell table:formula="of:=[$Overview.B36]*[$Overview.$J$14]" office:value-type="float" office:value="4.1639528" calcext:value-type="float">
            <text:p>4.1639528</text:p>
          </table:table-cell>
        </table:table-row>
        <table:table-row table:style-name="ro1">
          <table:table-cell table:formula="of:=[$Overview.A37]*[$Overview.$J$14]+[$Overview.$H$14]" office:value-type="float" office:value="222.441352" calcext:value-type="float">
            <text:p>222.441352</text:p>
          </table:table-cell>
          <table:table-cell table:formula="of:=[$Overview.B37]*[$Overview.$J$14]" office:value-type="float" office:value="4.1480616" calcext:value-type="float">
            <text:p>4.1480616</text:p>
          </table:table-cell>
        </table:table-row>
        <table:table-row table:style-name="ro1">
          <table:table-cell table:formula="of:=[$Overview.A38]*[$Overview.$J$14]+[$Overview.$H$14]" office:value-type="float" office:value="223.4970472" calcext:value-type="float">
            <text:p>223.4970472</text:p>
          </table:table-cell>
          <table:table-cell table:formula="of:=[$Overview.B38]*[$Overview.$J$14]" office:value-type="float" office:value="4.1270516" calcext:value-type="float">
            <text:p>4.1270516</text:p>
          </table:table-cell>
        </table:table-row>
        <table:table-row table:style-name="ro1">
          <table:table-cell table:formula="of:=[$Overview.A39]*[$Overview.$J$14]+[$Overview.$H$14]" office:value-type="float" office:value="224.5532772" calcext:value-type="float">
            <text:p>224.5532772</text:p>
          </table:table-cell>
          <table:table-cell table:formula="of:=[$Overview.B39]*[$Overview.$J$14]" office:value-type="float" office:value="4.1012284" calcext:value-type="float">
            <text:p>4.1012284</text:p>
          </table:table-cell>
        </table:table-row>
        <table:table-row table:style-name="ro1">
          <table:table-cell table:formula="of:=[$Overview.A40]*[$Overview.$J$14]+[$Overview.$H$14]" office:value-type="float" office:value="225.6097364" calcext:value-type="float">
            <text:p>225.6097364</text:p>
          </table:table-cell>
          <table:table-cell table:formula="of:=[$Overview.B40]*[$Overview.$J$14]" office:value-type="float" office:value="4.0706684" calcext:value-type="float">
            <text:p>4.0706684</text:p>
          </table:table-cell>
        </table:table-row>
        <table:table-row table:style-name="ro1">
          <table:table-cell table:formula="of:=[$Overview.A41]*[$Overview.$J$14]+[$Overview.$H$14]" office:value-type="float" office:value="226.6665776" calcext:value-type="float">
            <text:p>226.6665776</text:p>
          </table:table-cell>
          <table:table-cell table:formula="of:=[$Overview.B41]*[$Overview.$J$14]" office:value-type="float" office:value="4.0355244" calcext:value-type="float">
            <text:p>4.0355244</text:p>
          </table:table-cell>
        </table:table-row>
        <table:table-row table:style-name="ro1">
          <table:table-cell table:formula="of:=[$Overview.A42]*[$Overview.$J$14]+[$Overview.$H$14]" office:value-type="float" office:value="227.7237244" calcext:value-type="float">
            <text:p>227.7237244</text:p>
          </table:table-cell>
          <table:table-cell table:formula="of:=[$Overview.B42]*[$Overview.$J$14]" office:value-type="float" office:value="3.996102" calcext:value-type="float">
            <text:p>3.996102</text:p>
          </table:table-cell>
        </table:table-row>
        <table:table-row table:style-name="ro1">
          <table:table-cell table:formula="of:=[$Overview.A43]*[$Overview.$J$14]+[$Overview.$H$14]" office:value-type="float" office:value="228.7811004" calcext:value-type="float">
            <text:p>228.7811004</text:p>
          </table:table-cell>
          <table:table-cell table:formula="of:=[$Overview.B43]*[$Overview.$J$14]" office:value-type="float" office:value="3.9524012" calcext:value-type="float">
            <text:p>3.9524012</text:p>
          </table:table-cell>
        </table:table-row>
        <table:table-row table:style-name="ro1">
          <table:table-cell table:formula="of:=[$Overview.A44]*[$Overview.$J$14]+[$Overview.$H$14]" office:value-type="float" office:value="229.8386292" calcext:value-type="float">
            <text:p>229.8386292</text:p>
          </table:table-cell>
          <table:table-cell table:formula="of:=[$Overview.B44]*[$Overview.$J$14]" office:value-type="float" office:value="3.9047276" calcext:value-type="float">
            <text:p>3.9047276</text:p>
          </table:table-cell>
        </table:table-row>
        <table:table-row table:style-name="ro1">
          <table:table-cell table:formula="of:=[$Overview.A45]*[$Overview.$J$14]+[$Overview.$H$14]" office:value-type="float" office:value="230.8964636" calcext:value-type="float">
            <text:p>230.8964636</text:p>
          </table:table-cell>
          <table:table-cell table:formula="of:=[$Overview.B45]*[$Overview.$J$14]" office:value-type="float" office:value="3.8530048" calcext:value-type="float">
            <text:p>3.8530048</text:p>
          </table:table-cell>
        </table:table-row>
        <table:table-row table:style-name="ro1">
          <table:table-cell table:formula="of:=[$Overview.A46]*[$Overview.$J$14]+[$Overview.$H$14]" office:value-type="float" office:value="231.9545272" calcext:value-type="float">
            <text:p>231.9545272</text:p>
          </table:table-cell>
          <table:table-cell table:formula="of:=[$Overview.B46]*[$Overview.$J$14]" office:value-type="float" office:value="3.7976148" calcext:value-type="float">
            <text:p>3.7976148</text:p>
          </table:table-cell>
        </table:table-row>
        <table:table-row table:style-name="ro1">
          <table:table-cell table:formula="of:=[$Overview.A47]*[$Overview.$J$14]+[$Overview.$H$14]" office:value-type="float" office:value="233.0125908" calcext:value-type="float">
            <text:p>233.0125908</text:p>
          </table:table-cell>
          <table:table-cell table:formula="of:=[$Overview.B47]*[$Overview.$J$14]" office:value-type="float" office:value="3.7385576" calcext:value-type="float">
            <text:p>3.7385576</text:p>
          </table:table-cell>
        </table:table-row>
        <table:table-row table:style-name="ro1">
          <table:table-cell table:formula="of:=[$Overview.A48]*[$Overview.$J$14]+[$Overview.$H$14]" office:value-type="float" office:value="234.07096" calcext:value-type="float">
            <text:p>234.07096</text:p>
          </table:table-cell>
          <table:table-cell table:formula="of:=[$Overview.B48]*[$Overview.$J$14]" office:value-type="float" office:value="3.675986" calcext:value-type="float">
            <text:p>3.675986</text:p>
          </table:table-cell>
        </table:table-row>
        <table:table-row table:style-name="ro1">
          <table:table-cell table:formula="of:=[$Overview.A49]*[$Overview.$J$14]+[$Overview.$H$14]" office:value-type="float" office:value="235.1294056" calcext:value-type="float">
            <text:p>235.1294056</text:p>
          </table:table-cell>
          <table:table-cell table:formula="of:=[$Overview.B49]*[$Overview.$J$14]" office:value-type="float" office:value="3.6100528" calcext:value-type="float">
            <text:p>3.6100528</text:p>
          </table:table-cell>
        </table:table-row>
        <table:table-row table:style-name="ro1">
          <table:table-cell table:formula="of:=[$Overview.A50]*[$Overview.$J$14]+[$Overview.$H$14]" office:value-type="float" office:value="236.188004" calcext:value-type="float">
            <text:p>236.188004</text:p>
          </table:table-cell>
          <table:table-cell table:formula="of:=[$Overview.B50]*[$Overview.$J$14]" office:value-type="float" office:value="3.5409108" calcext:value-type="float">
            <text:p>3.5409108</text:p>
          </table:table-cell>
        </table:table-row>
        <table:table-row table:style-name="ro1">
          <table:table-cell table:formula="of:=[$Overview.A51]*[$Overview.$J$14]+[$Overview.$H$14]" office:value-type="float" office:value="237.2466788" calcext:value-type="float">
            <text:p>237.2466788</text:p>
          </table:table-cell>
          <table:table-cell table:formula="of:=[$Overview.B51]*[$Overview.$J$14]" office:value-type="float" office:value="3.4686364" calcext:value-type="float">
            <text:p>3.4686364</text:p>
          </table:table-cell>
        </table:table-row>
        <table:table-row table:style-name="ro1">
          <table:table-cell table:formula="of:=[$Overview.A52]*[$Overview.$J$14]+[$Overview.$H$14]" office:value-type="float" office:value="238.3055828" calcext:value-type="float">
            <text:p>238.3055828</text:p>
          </table:table-cell>
          <table:table-cell table:formula="of:=[$Overview.B52]*[$Overview.$J$14]" office:value-type="float" office:value="3.393306" calcext:value-type="float">
            <text:p>3.393306</text:p>
          </table:table-cell>
        </table:table-row>
        <table:table-row table:style-name="ro1">
          <table:table-cell table:formula="of:=[$Overview.A53]*[$Overview.$J$14]+[$Overview.$H$14]" office:value-type="float" office:value="239.3644868" calcext:value-type="float">
            <text:p>239.3644868</text:p>
          </table:table-cell>
          <table:table-cell table:formula="of:=[$Overview.B53]*[$Overview.$J$14]" office:value-type="float" office:value="3.3151488" calcext:value-type="float">
            <text:p>3.3151488</text:p>
          </table:table-cell>
        </table:table-row>
        <table:table-row table:style-name="ro1">
          <table:table-cell table:formula="of:=[$Overview.A54]*[$Overview.$J$14]+[$Overview.$H$14]" office:value-type="float" office:value="240.4234672" calcext:value-type="float">
            <text:p>240.4234672</text:p>
          </table:table-cell>
          <table:table-cell table:formula="of:=[$Overview.B54]*[$Overview.$J$14]" office:value-type="float" office:value="3.2342412" calcext:value-type="float">
            <text:p>3.2342412</text:p>
          </table:table-cell>
        </table:table-row>
        <table:table-row table:style-name="ro1">
          <table:table-cell table:formula="of:=[$Overview.A55]*[$Overview.$J$14]+[$Overview.$H$14]" office:value-type="float" office:value="241.4826004" calcext:value-type="float">
            <text:p>241.4826004</text:p>
          </table:table-cell>
          <table:table-cell table:formula="of:=[$Overview.B55]*[$Overview.$J$14]" office:value-type="float" office:value="3.1505832" calcext:value-type="float">
            <text:p>3.1505832</text:p>
          </table:table-cell>
        </table:table-row>
        <table:table-row table:style-name="ro1">
          <table:table-cell table:formula="of:=[$Overview.A56]*[$Overview.$J$14]+[$Overview.$H$14]" office:value-type="float" office:value="242.54181" calcext:value-type="float">
            <text:p>242.54181</text:p>
          </table:table-cell>
          <table:table-cell table:formula="of:=[$Overview.B56]*[$Overview.$J$14]" office:value-type="float" office:value="3.0644804" calcext:value-type="float">
            <text:p>3.0644804</text:p>
          </table:table-cell>
        </table:table-row>
        <table:table-row table:style-name="ro1">
          <table:table-cell table:formula="of:=[$Overview.A57]*[$Overview.$J$14]+[$Overview.$H$14]" office:value-type="float" office:value="243.601096" calcext:value-type="float">
            <text:p>243.601096</text:p>
          </table:table-cell>
          <table:table-cell table:formula="of:=[$Overview.B57]*[$Overview.$J$14]" office:value-type="float" office:value="2.9759328" calcext:value-type="float">
            <text:p>2.9759328</text:p>
          </table:table-cell>
        </table:table-row>
        <table:table-row table:style-name="ro1">
          <table:table-cell table:formula="of:=[$Overview.A58]*[$Overview.$J$14]+[$Overview.$H$14]" office:value-type="float" office:value="244.660382" calcext:value-type="float">
            <text:p>244.660382</text:p>
          </table:table-cell>
          <table:table-cell table:formula="of:=[$Overview.B58]*[$Overview.$J$14]" office:value-type="float" office:value="2.8849404" calcext:value-type="float">
            <text:p>2.8849404</text:p>
          </table:table-cell>
        </table:table-row>
        <table:table-row table:style-name="ro1">
          <table:table-cell table:formula="of:=[$Overview.A59]*[$Overview.$J$14]+[$Overview.$H$14]" office:value-type="float" office:value="245.7197444" calcext:value-type="float">
            <text:p>245.7197444</text:p>
          </table:table-cell>
          <table:table-cell table:formula="of:=[$Overview.B59]*[$Overview.$J$14]" office:value-type="float" office:value="2.7918088" calcext:value-type="float">
            <text:p>2.7918088</text:p>
          </table:table-cell>
        </table:table-row>
        <table:table-row table:style-name="ro1">
          <table:table-cell table:formula="of:=[$Overview.A60]*[$Overview.$J$14]+[$Overview.$H$14]" office:value-type="float" office:value="246.7790304" calcext:value-type="float">
            <text:p>246.7790304</text:p>
          </table:table-cell>
          <table:table-cell table:formula="of:=[$Overview.B60]*[$Overview.$J$14]" office:value-type="float" office:value="2.6964616" calcext:value-type="float">
            <text:p>2.6964616</text:p>
          </table:table-cell>
        </table:table-row>
        <table:table-row table:style-name="ro1">
          <table:table-cell table:formula="of:=[$Overview.A61]*[$Overview.$J$14]+[$Overview.$H$14]" office:value-type="float" office:value="247.8383164" calcext:value-type="float">
            <text:p>247.8383164</text:p>
          </table:table-cell>
          <table:table-cell table:formula="of:=[$Overview.B61]*[$Overview.$J$14]" office:value-type="float" office:value="2.5989752" calcext:value-type="float">
            <text:p>2.5989752</text:p>
          </table:table-cell>
        </table:table-row>
        <table:table-row table:style-name="ro1">
          <table:table-cell table:formula="of:=[$Overview.A62]*[$Overview.$J$14]+[$Overview.$H$14]" office:value-type="float" office:value="248.8976024" calcext:value-type="float">
            <text:p>248.8976024</text:p>
          </table:table-cell>
          <table:table-cell table:formula="of:=[$Overview.B62]*[$Overview.$J$14]" office:value-type="float" office:value="2.499426" calcext:value-type="float">
            <text:p>2.499426</text:p>
          </table:table-cell>
        </table:table-row>
        <table:table-row table:style-name="ro1">
          <table:table-cell table:formula="of:=[$Overview.A63]*[$Overview.$J$14]+[$Overview.$H$14]" office:value-type="float" office:value="249.9567356" calcext:value-type="float">
            <text:p>249.9567356</text:p>
          </table:table-cell>
          <table:table-cell table:formula="of:=[$Overview.B63]*[$Overview.$J$14]" office:value-type="float" office:value="2.3978904" calcext:value-type="float">
            <text:p>2.3978904</text:p>
          </table:table-cell>
        </table:table-row>
        <table:table-row table:style-name="ro1">
          <table:table-cell table:formula="of:=[$Overview.A64]*[$Overview.$J$14]+[$Overview.$H$14]" office:value-type="float" office:value="251.0158688" calcext:value-type="float">
            <text:p>251.0158688</text:p>
          </table:table-cell>
          <table:table-cell table:formula="of:=[$Overview.B64]*[$Overview.$J$14]" office:value-type="float" office:value="2.2944448" calcext:value-type="float">
            <text:p>2.2944448</text:p>
          </table:table-cell>
        </table:table-row>
        <table:table-row table:style-name="ro1">
          <table:table-cell table:formula="of:=[$Overview.A65]*[$Overview.$J$14]+[$Overview.$H$14]" office:value-type="float" office:value="252.075002" calcext:value-type="float">
            <text:p>252.075002</text:p>
          </table:table-cell>
          <table:table-cell table:formula="of:=[$Overview.B65]*[$Overview.$J$14]" office:value-type="float" office:value="2.1890128" calcext:value-type="float">
            <text:p>2.1890128</text:p>
          </table:table-cell>
        </table:table-row>
        <table:table-row table:style-name="ro1">
          <table:table-cell table:formula="of:=[$Overview.A66]*[$Overview.$J$14]+[$Overview.$H$14]" office:value-type="float" office:value="253.1339824" calcext:value-type="float">
            <text:p>253.1339824</text:p>
          </table:table-cell>
          <table:table-cell table:formula="of:=[$Overview.B66]*[$Overview.$J$14]" office:value-type="float" office:value="2.0817472" calcext:value-type="float">
            <text:p>2.0817472</text:p>
          </table:table-cell>
        </table:table-row>
        <table:table-row table:style-name="ro1">
          <table:table-cell table:formula="of:=[$Overview.A67]*[$Overview.$J$14]+[$Overview.$H$14]" office:value-type="float" office:value="254.1929628" calcext:value-type="float">
            <text:p>254.1929628</text:p>
          </table:table-cell>
          <table:table-cell table:formula="of:=[$Overview.B67]*[$Overview.$J$14]" office:value-type="float" office:value="1.9727244" calcext:value-type="float">
            <text:p>1.9727244</text:p>
          </table:table-cell>
        </table:table-row>
        <table:table-row table:style-name="ro1">
          <table:table-cell table:formula="of:=[$Overview.A68]*[$Overview.$J$14]+[$Overview.$H$14]" office:value-type="float" office:value="255.252096" calcext:value-type="float">
            <text:p>255.252096</text:p>
          </table:table-cell>
          <table:table-cell table:formula="of:=[$Overview.B68]*[$Overview.$J$14]" office:value-type="float" office:value="1.861868" calcext:value-type="float">
            <text:p>1.861868</text:p>
          </table:table-cell>
        </table:table-row>
        <table:table-row table:style-name="ro1">
          <table:table-cell table:formula="of:=[$Overview.A69]*[$Overview.$J$14]+[$Overview.$H$14]" office:value-type="float" office:value="256.3112292" calcext:value-type="float">
            <text:p>256.3112292</text:p>
          </table:table-cell>
          <table:table-cell table:formula="of:=[$Overview.B69]*[$Overview.$J$14]" office:value-type="float" office:value="1.7494072" calcext:value-type="float">
            <text:p>1.7494072</text:p>
          </table:table-cell>
        </table:table-row>
        <table:table-row table:style-name="ro1">
          <table:table-cell table:formula="of:=[$Overview.A70]*[$Overview.$J$14]+[$Overview.$H$14]" office:value-type="float" office:value="257.3705152" calcext:value-type="float">
            <text:p>257.3705152</text:p>
          </table:table-cell>
          <table:table-cell table:formula="of:=[$Overview.B70]*[$Overview.$J$14]" office:value-type="float" office:value="1.6354184" calcext:value-type="float">
            <text:p>1.6354184</text:p>
          </table:table-cell>
        </table:table-row>
        <table:table-row table:style-name="ro1">
          <table:table-cell table:formula="of:=[$Overview.A71]*[$Overview.$J$14]+[$Overview.$H$14]" office:value-type="float" office:value="258.4301068" calcext:value-type="float">
            <text:p>258.4301068</text:p>
          </table:table-cell>
          <table:table-cell table:formula="of:=[$Overview.B71]*[$Overview.$J$14]" office:value-type="float" office:value="1.519978" calcext:value-type="float">
            <text:p>1.519978</text:p>
          </table:table-cell>
        </table:table-row>
        <table:table-row table:style-name="ro1">
          <table:table-cell table:formula="of:=[$Overview.A72]*[$Overview.$J$14]+[$Overview.$H$14]" office:value-type="float" office:value="259.4900804" calcext:value-type="float">
            <text:p>259.4900804</text:p>
          </table:table-cell>
          <table:table-cell table:formula="of:=[$Overview.B72]*[$Overview.$J$14]" office:value-type="float" office:value="1.4033152" calcext:value-type="float">
            <text:p>1.4033152</text:p>
          </table:table-cell>
        </table:table-row>
        <table:table-row table:style-name="ro1">
          <table:table-cell table:formula="of:=[$Overview.A73]*[$Overview.$J$14]+[$Overview.$H$14]" office:value-type="float" office:value="260.5503596" calcext:value-type="float">
            <text:p>260.5503596</text:p>
          </table:table-cell>
          <table:table-cell table:formula="of:=[$Overview.B73]*[$Overview.$J$14]" office:value-type="float" office:value="1.2855064" calcext:value-type="float">
            <text:p>1.2855064</text:p>
          </table:table-cell>
        </table:table-row>
        <table:table-row table:style-name="ro1">
          <table:table-cell table:formula="of:=[$Overview.A74]*[$Overview.$J$14]+[$Overview.$H$14]" office:value-type="float" office:value="261.6110208" calcext:value-type="float">
            <text:p>261.6110208</text:p>
          </table:table-cell>
          <table:table-cell table:formula="of:=[$Overview.B74]*[$Overview.$J$14]" office:value-type="float" office:value="1.1669336" calcext:value-type="float">
            <text:p>1.1669336</text:p>
          </table:table-cell>
        </table:table-row>
        <table:table-row table:style-name="ro1">
          <table:table-cell table:formula="of:=[$Overview.A75]*[$Overview.$J$14]+[$Overview.$H$14]" office:value-type="float" office:value="262.671682" calcext:value-type="float">
            <text:p>262.671682</text:p>
          </table:table-cell>
          <table:table-cell table:formula="of:=[$Overview.B75]*[$Overview.$J$14]" office:value-type="float" office:value="1.0475204" calcext:value-type="float">
            <text:p>1.0475204</text:p>
          </table:table-cell>
        </table:table-row>
        <table:table-row table:style-name="ro1">
          <table:table-cell table:formula="of:=[$Overview.A76]*[$Overview.$J$14]+[$Overview.$H$14]" office:value-type="float" office:value="263.7318848" calcext:value-type="float">
            <text:p>263.7318848</text:p>
          </table:table-cell>
          <table:table-cell table:formula="of:=[$Overview.B76]*[$Overview.$J$14]" office:value-type="float" office:value="0.927496" calcext:value-type="float">
            <text:p>0.927496</text:p>
          </table:table-cell>
        </table:table-row>
        <table:table-row table:style-name="ro1">
          <table:table-cell table:formula="of:=[$Overview.A77]*[$Overview.$J$14]+[$Overview.$H$14]" office:value-type="float" office:value="264.7911708" calcext:value-type="float">
            <text:p>264.7911708</text:p>
          </table:table-cell>
          <table:table-cell table:formula="of:=[$Overview.B77]*[$Overview.$J$14]" office:value-type="float" office:value="0.8064784" calcext:value-type="float">
            <text:p>0.8064784</text:p>
          </table:table-cell>
        </table:table-row>
        <table:table-row table:style-name="ro1">
          <table:table-cell table:formula="of:=[$Overview.A78]*[$Overview.$J$14]+[$Overview.$H$14]" office:value-type="float" office:value="265.84954" calcext:value-type="float">
            <text:p>265.84954</text:p>
          </table:table-cell>
          <table:table-cell table:formula="of:=[$Overview.B78]*[$Overview.$J$14]" office:value-type="float" office:value="0.6843148" calcext:value-type="float">
            <text:p>0.6843148</text:p>
          </table:table-cell>
        </table:table-row>
        <table:table-row table:style-name="ro1">
          <table:table-cell table:formula="of:=[$Overview.A79]*[$Overview.$J$14]+[$Overview.$H$14]" office:value-type="float" office:value="266.9068396" calcext:value-type="float">
            <text:p>266.9068396</text:p>
          </table:table-cell>
          <table:table-cell table:formula="of:=[$Overview.B79]*[$Overview.$J$14]" office:value-type="float" office:value="0.5606232" calcext:value-type="float">
            <text:p>0.5606232</text:p>
          </table:table-cell>
        </table:table-row>
        <table:table-row table:style-name="ro1">
          <table:table-cell table:formula="of:=[$Overview.A80]*[$Overview.$J$14]+[$Overview.$H$14]" office:value-type="float" office:value="267.9628404" calcext:value-type="float">
            <text:p>267.9628404</text:p>
          </table:table-cell>
          <table:table-cell table:formula="of:=[$Overview.B80]*[$Overview.$J$14]" office:value-type="float" office:value="0.435098" calcext:value-type="float">
            <text:p>0.435098</text:p>
          </table:table-cell>
        </table:table-row>
        <table:table-row table:style-name="ro1">
          <table:table-cell table:formula="of:=[$Overview.A81]*[$Overview.$J$14]+[$Overview.$H$14]" office:value-type="float" office:value="269.0172368" calcext:value-type="float">
            <text:p>269.0172368</text:p>
          </table:table-cell>
          <table:table-cell table:formula="of:=[$Overview.B81]*[$Overview.$J$14]" office:value-type="float" office:value="0.3075864" calcext:value-type="float">
            <text:p>0.3075864</text:p>
          </table:table-cell>
        </table:table-row>
        <table:table-row table:style-name="ro1">
          <table:table-cell table:formula="of:=[$Overview.A82]*[$Overview.$J$14]+[$Overview.$H$14]" office:value-type="float" office:value="270.0505468" calcext:value-type="float">
            <text:p>270.0505468</text:p>
          </table:table-cell>
          <table:table-cell table:formula="of:=[$Overview.B82]*[$Overview.$J$14]" office:value-type="float" office:value="0.1824432" calcext:value-type="float">
            <text:p>0.1824432</text:p>
          </table:table-cell>
        </table:table-row>
        <table:table-row table:style-name="ro1">
          <table:table-cell table:formula="of:=[$Overview.A83]*[$Overview.$J$14]+[$Overview.$H$14]" office:value-type="float" office:value="270.955352" calcext:value-type="float">
            <text:p>270.955352</text:p>
          </table:table-cell>
          <table:table-cell table:formula="of:=[$Overview.B83]*[$Overview.$J$14]" office:value-type="float" office:value="0.0738788" calcext:value-type="float">
            <text:p>0.0738788</text:p>
          </table:table-cell>
        </table:table-row>
        <table:table-row table:style-name="ro1">
          <table:table-cell table:formula="of:=[$Overview.A84]*[$Overview.$J$14]+[$Overview.$H$14]" office:value-type="float" office:value="271.4" calcext:value-type="float">
            <text:p>271.4</text:p>
          </table:table-cell>
          <table:table-cell table:formula="of:=[$Overview.B84]*[$Overview.$J$14]" office:value-type="float" office:value="0.0216212" calcext:value-type="float">
            <text:p>0.0216212</text:p>
          </table:table-cell>
        </table:table-row>
        <table:table-row table:style-name="ro1">
          <table:table-cell table:formula="of:=[$Overview.A85]*[$Overview.$J$14]+[$Overview.$H$14]" office:value-type="float" office:value="195" calcext:value-type="float">
            <text:p>195</text:p>
          </table:table-cell>
          <table:table-cell table:formula="of:=[$Overview.B85]*[$Overview.$J$14]" office:value-type="float" office:value="0" calcext:value-type="float">
            <text:p>0</text:p>
          </table:table-cell>
        </table:table-row>
        <table:table-row table:style-name="ro1">
          <table:table-cell table:formula="of:=[$Overview.A86]*[$Overview.$J$14]+[$Overview.$H$14]" office:value-type="float" office:value="195.0294904" calcext:value-type="float">
            <text:p>195.0294904</text:p>
          </table:table-cell>
          <table:table-cell table:formula="of:=[$Overview.B86]*[$Overview.$J$14]" office:value-type="float" office:value="0.1514248" calcext:value-type="float">
            <text:p>0.1514248</text:p>
          </table:table-cell>
        </table:table-row>
        <table:table-row table:style-name="ro1">
          <table:table-cell table:formula="of:=[$Overview.A87]*[$Overview.$J$14]+[$Overview.$H$14]" office:value-type="float" office:value="195.001528" calcext:value-type="float">
            <text:p>195.001528</text:p>
          </table:table-cell>
          <table:table-cell table:formula="of:=[$Overview.B87]*[$Overview.$J$14]" office:value-type="float" office:value="0.0291084" calcext:value-type="float">
            <text:p>0.0291084</text:p>
          </table:table-cell>
        </table:table-row>
        <table:table-row table:style-name="ro1">
          <table:table-cell table:formula="of:=[$Overview.A88]*[$Overview.$J$14]+[$Overview.$H$14]" office:value-type="float" office:value="195.0119948" calcext:value-type="float">
            <text:p>195.0119948</text:p>
          </table:table-cell>
          <table:table-cell table:formula="of:=[$Overview.B88]*[$Overview.$J$14]" office:value-type="float" office:value="-0.0852624" calcext:value-type="float">
            <text:p>-0.0852624</text:p>
          </table:table-cell>
        </table:table-row>
        <table:table-row table:style-name="ro1">
          <table:table-cell table:formula="of:=[$Overview.A89]*[$Overview.$J$14]+[$Overview.$H$14]" office:value-type="float" office:value="195.0728856" calcext:value-type="float">
            <text:p>195.0728856</text:p>
          </table:table-cell>
          <table:table-cell table:formula="of:=[$Overview.B89]*[$Overview.$J$14]" office:value-type="float" office:value="-0.1976468" calcext:value-type="float">
            <text:p>-0.1976468</text:p>
          </table:table-cell>
        </table:table-row>
        <table:table-row table:style-name="ro1">
          <table:table-cell table:formula="of:=[$Overview.A90]*[$Overview.$J$14]+[$Overview.$H$14]" office:value-type="float" office:value="195.1858048" calcext:value-type="float">
            <text:p>195.1858048</text:p>
          </table:table-cell>
          <table:table-cell table:formula="of:=[$Overview.B90]*[$Overview.$J$14]" office:value-type="float" office:value="-0.2968904" calcext:value-type="float">
            <text:p>-0.2968904</text:p>
          </table:table-cell>
        </table:table-row>
        <table:table-row table:style-name="ro1">
          <table:table-cell table:formula="of:=[$Overview.A91]*[$Overview.$J$14]+[$Overview.$H$14]" office:value-type="float" office:value="195.3497592" calcext:value-type="float">
            <text:p>195.3497592</text:p>
          </table:table-cell>
          <table:table-cell table:formula="of:=[$Overview.B91]*[$Overview.$J$14]" office:value-type="float" office:value="-0.38773" calcext:value-type="float">
            <text:p>-0.38773</text:p>
          </table:table-cell>
        </table:table-row>
        <table:table-row table:style-name="ro1">
          <table:table-cell table:formula="of:=[$Overview.A92]*[$Overview.$J$14]+[$Overview.$H$14]" office:value-type="float" office:value="195.5804108" calcext:value-type="float">
            <text:p>195.5804108</text:p>
          </table:table-cell>
          <table:table-cell table:formula="of:=[$Overview.B92]*[$Overview.$J$14]" office:value-type="float" office:value="-0.47941" calcext:value-type="float">
            <text:p>-0.47941</text:p>
          </table:table-cell>
        </table:table-row>
        <table:table-row table:style-name="ro1">
          <table:table-cell table:formula="of:=[$Overview.A93]*[$Overview.$J$14]+[$Overview.$H$14]" office:value-type="float" office:value="195.9170292" calcext:value-type="float">
            <text:p>195.9170292</text:p>
          </table:table-cell>
          <table:table-cell table:formula="of:=[$Overview.B93]*[$Overview.$J$14]" office:value-type="float" office:value="-0.5776604" calcext:value-type="float">
            <text:p>-0.5776604</text:p>
          </table:table-cell>
        </table:table-row>
        <table:table-row table:style-name="ro1">
          <table:table-cell table:formula="of:=[$Overview.A94]*[$Overview.$J$14]+[$Overview.$H$14]" office:value-type="float" office:value="196.4244016" calcext:value-type="float">
            <text:p>196.4244016</text:p>
          </table:table-cell>
          <table:table-cell table:formula="of:=[$Overview.B94]*[$Overview.$J$14]" office:value-type="float" office:value="-0.6828632" calcext:value-type="float">
            <text:p>-0.6828632</text:p>
          </table:table-cell>
        </table:table-row>
        <table:table-row table:style-name="ro1">
          <table:table-cell table:formula="of:=[$Overview.A95]*[$Overview.$J$14]+[$Overview.$H$14]" office:value-type="float" office:value="197.1497432" calcext:value-type="float">
            <text:p>197.1497432</text:p>
          </table:table-cell>
          <table:table-cell table:formula="of:=[$Overview.B95]*[$Overview.$J$14]" office:value-type="float" office:value="-0.7836348" calcext:value-type="float">
            <text:p>-0.7836348</text:p>
          </table:table-cell>
        </table:table-row>
        <table:table-row table:style-name="ro1">
          <table:table-cell table:formula="of:=[$Overview.A96]*[$Overview.$J$14]+[$Overview.$H$14]" office:value-type="float" office:value="198.0433176" calcext:value-type="float">
            <text:p>198.0433176</text:p>
          </table:table-cell>
          <table:table-cell table:formula="of:=[$Overview.B96]*[$Overview.$J$14]" office:value-type="float" office:value="-0.8634728" calcext:value-type="float">
            <text:p>-0.8634728</text:p>
          </table:table-cell>
        </table:table-row>
        <table:table-row table:style-name="ro1">
          <table:table-cell table:formula="of:=[$Overview.A97]*[$Overview.$J$14]+[$Overview.$H$14]" office:value-type="float" office:value="199.015202" calcext:value-type="float">
            <text:p>199.015202</text:p>
          </table:table-cell>
          <table:table-cell table:formula="of:=[$Overview.B97]*[$Overview.$J$14]" office:value-type="float" office:value="-0.9167236" calcext:value-type="float">
            <text:p>-0.9167236</text:p>
          </table:table-cell>
        </table:table-row>
        <table:table-row table:style-name="ro1">
          <table:table-cell table:formula="of:=[$Overview.A98]*[$Overview.$J$14]+[$Overview.$H$14]" office:value-type="float" office:value="200.0212372" calcext:value-type="float">
            <text:p>200.0212372</text:p>
          </table:table-cell>
          <table:table-cell table:formula="of:=[$Overview.B98]*[$Overview.$J$14]" office:value-type="float" office:value="-0.9470544" calcext:value-type="float">
            <text:p>-0.9470544</text:p>
          </table:table-cell>
        </table:table-row>
        <table:table-row table:style-name="ro1">
          <table:table-cell table:formula="of:=[$Overview.A99]*[$Overview.$J$14]+[$Overview.$H$14]" office:value-type="float" office:value="201.0456848" calcext:value-type="float">
            <text:p>201.0456848</text:p>
          </table:table-cell>
          <table:table-cell table:formula="of:=[$Overview.B99]*[$Overview.$J$14]" office:value-type="float" office:value="-0.9597368" calcext:value-type="float">
            <text:p>-0.9597368</text:p>
          </table:table-cell>
        </table:table-row>
        <table:table-row table:style-name="ro1">
          <table:table-cell table:formula="of:=[$Overview.A100]*[$Overview.$J$14]+[$Overview.$H$14]" office:value-type="float" office:value="202.0813632" calcext:value-type="float">
            <text:p>202.0813632</text:p>
          </table:table-cell>
          <table:table-cell table:formula="of:=[$Overview.B100]*[$Overview.$J$14]" office:value-type="float" office:value="-0.95882" calcext:value-type="float">
            <text:p>-0.95882</text:p>
          </table:table-cell>
        </table:table-row>
        <table:table-row table:style-name="ro1">
          <table:table-cell table:formula="of:=[$Overview.A101]*[$Overview.$J$14]+[$Overview.$H$14]" office:value-type="float" office:value="203.1250636" calcext:value-type="float">
            <text:p>203.1250636</text:p>
          </table:table-cell>
          <table:table-cell table:formula="of:=[$Overview.B101]*[$Overview.$J$14]" office:value-type="float" office:value="-0.9472836" calcext:value-type="float">
            <text:p>-0.9472836</text:p>
          </table:table-cell>
        </table:table-row>
        <table:table-row table:style-name="ro1">
          <table:table-cell table:formula="of:=[$Overview.A102]*[$Overview.$J$14]+[$Overview.$H$14]" office:value-type="float" office:value="204.1741884" calcext:value-type="float">
            <text:p>204.1741884</text:p>
          </table:table-cell>
          <table:table-cell table:formula="of:=[$Overview.B102]*[$Overview.$J$14]" office:value-type="float" office:value="-0.9275724" calcext:value-type="float">
            <text:p>-0.9275724</text:p>
          </table:table-cell>
        </table:table-row>
        <table:table-row table:style-name="ro1">
          <table:table-cell table:formula="of:=[$Overview.A103]*[$Overview.$J$14]+[$Overview.$H$14]" office:value-type="float" office:value="205.2268276" calcext:value-type="float">
            <text:p>205.2268276</text:p>
          </table:table-cell>
          <table:table-cell table:formula="of:=[$Overview.B103]*[$Overview.$J$14]" office:value-type="float" office:value="-0.901138" calcext:value-type="float">
            <text:p>-0.901138</text:p>
          </table:table-cell>
        </table:table-row>
        <table:table-row table:style-name="ro1">
          <table:table-cell table:formula="of:=[$Overview.A104]*[$Overview.$J$14]+[$Overview.$H$14]" office:value-type="float" office:value="206.28237" calcext:value-type="float">
            <text:p>206.28237</text:p>
          </table:table-cell>
          <table:table-cell table:formula="of:=[$Overview.B104]*[$Overview.$J$14]" office:value-type="float" office:value="-0.8692028" calcext:value-type="float">
            <text:p>-0.8692028</text:p>
          </table:table-cell>
        </table:table-row>
        <table:table-row table:style-name="ro1">
          <table:table-cell table:formula="of:=[$Overview.A105]*[$Overview.$J$14]+[$Overview.$H$14]" office:value-type="float" office:value="207.3395168" calcext:value-type="float">
            <text:p>207.3395168</text:p>
          </table:table-cell>
          <table:table-cell table:formula="of:=[$Overview.B105]*[$Overview.$J$14]" office:value-type="float" office:value="-0.8326836" calcext:value-type="float">
            <text:p>-0.8326836</text:p>
          </table:table-cell>
        </table:table-row>
        <table:table-row table:style-name="ro1">
          <table:table-cell table:formula="of:=[$Overview.A106]*[$Overview.$J$14]+[$Overview.$H$14]" office:value-type="float" office:value="208.3984972" calcext:value-type="float">
            <text:p>208.3984972</text:p>
          </table:table-cell>
          <table:table-cell table:formula="of:=[$Overview.B106]*[$Overview.$J$14]" office:value-type="float" office:value="-0.7921152" calcext:value-type="float">
            <text:p>-0.7921152</text:p>
          </table:table-cell>
        </table:table-row>
        <table:table-row table:style-name="ro1">
          <table:table-cell table:formula="of:=[$Overview.A107]*[$Overview.$J$14]+[$Overview.$H$14]" office:value-type="float" office:value="209.4588528" calcext:value-type="float">
            <text:p>209.4588528</text:p>
          </table:table-cell>
          <table:table-cell table:formula="of:=[$Overview.B107]*[$Overview.$J$14]" office:value-type="float" office:value="-0.7482616" calcext:value-type="float">
            <text:p>-0.7482616</text:p>
          </table:table-cell>
        </table:table-row>
        <table:table-row table:style-name="ro1">
          <table:table-cell table:formula="of:=[$Overview.A108]*[$Overview.$J$14]+[$Overview.$H$14]" office:value-type="float" office:value="210.520278" calcext:value-type="float">
            <text:p>210.520278</text:p>
          </table:table-cell>
          <table:table-cell table:formula="of:=[$Overview.B108]*[$Overview.$J$14]" office:value-type="float" office:value="-0.7015812" calcext:value-type="float">
            <text:p>-0.7015812</text:p>
          </table:table-cell>
        </table:table-row>
        <table:table-row table:style-name="ro1">
          <table:table-cell table:formula="of:=[$Overview.A109]*[$Overview.$J$14]+[$Overview.$H$14]" office:value-type="float" office:value="211.583002" calcext:value-type="float">
            <text:p>211.583002</text:p>
          </table:table-cell>
          <table:table-cell table:formula="of:=[$Overview.B109]*[$Overview.$J$14]" office:value-type="float" office:value="-0.6525324" calcext:value-type="float">
            <text:p>-0.6525324</text:p>
          </table:table-cell>
        </table:table-row>
        <table:table-row table:style-name="ro1">
          <table:table-cell table:formula="of:=[$Overview.A110]*[$Overview.$J$14]+[$Overview.$H$14]" office:value-type="float" office:value="212.6467192" calcext:value-type="float">
            <text:p>212.6467192</text:p>
          </table:table-cell>
          <table:table-cell table:formula="of:=[$Overview.B110]*[$Overview.$J$14]" office:value-type="float" office:value="-0.60165" calcext:value-type="float">
            <text:p>-0.60165</text:p>
          </table:table-cell>
        </table:table-row>
        <table:table-row table:style-name="ro1">
          <table:table-cell table:formula="of:=[$Overview.A111]*[$Overview.$J$14]+[$Overview.$H$14]" office:value-type="float" office:value="213.7112768" calcext:value-type="float">
            <text:p>213.7112768</text:p>
          </table:table-cell>
          <table:table-cell table:formula="of:=[$Overview.B111]*[$Overview.$J$14]" office:value-type="float" office:value="-0.5492396" calcext:value-type="float">
            <text:p>-0.5492396</text:p>
          </table:table-cell>
        </table:table-row>
        <table:table-row table:style-name="ro1">
          <table:table-cell table:formula="of:=[$Overview.A112]*[$Overview.$J$14]+[$Overview.$H$14]" office:value-type="float" office:value="214.7769804" calcext:value-type="float">
            <text:p>214.7769804</text:p>
          </table:table-cell>
          <table:table-cell table:formula="of:=[$Overview.B112]*[$Overview.$J$14]" office:value-type="float" office:value="-0.4956832" calcext:value-type="float">
            <text:p>-0.4956832</text:p>
          </table:table-cell>
        </table:table-row>
        <table:table-row table:style-name="ro1">
          <table:table-cell table:formula="of:=[$Overview.A113]*[$Overview.$J$14]+[$Overview.$H$14]" office:value-type="float" office:value="215.843448" calcext:value-type="float">
            <text:p>215.843448</text:p>
          </table:table-cell>
          <table:table-cell table:formula="of:=[$Overview.B113]*[$Overview.$J$14]" office:value-type="float" office:value="-0.4414392" calcext:value-type="float">
            <text:p>-0.4414392</text:p>
          </table:table-cell>
        </table:table-row>
        <table:table-row table:style-name="ro1">
          <table:table-cell table:formula="of:=[$Overview.A114]*[$Overview.$J$14]+[$Overview.$H$14]" office:value-type="float" office:value="216.9104504" calcext:value-type="float">
            <text:p>216.9104504</text:p>
          </table:table-cell>
          <table:table-cell table:formula="of:=[$Overview.B114]*[$Overview.$J$14]" office:value-type="float" office:value="-0.3867368" calcext:value-type="float">
            <text:p>-0.3867368</text:p>
          </table:table-cell>
        </table:table-row>
        <table:table-row table:style-name="ro1">
          <table:table-cell table:formula="of:=[$Overview.A115]*[$Overview.$J$14]+[$Overview.$H$14]" office:value-type="float" office:value="217.9776056" calcext:value-type="float">
            <text:p>217.9776056</text:p>
          </table:table-cell>
          <table:table-cell table:formula="of:=[$Overview.B115]*[$Overview.$J$14]" office:value-type="float" office:value="-0.3318816" calcext:value-type="float">
            <text:p>-0.3318816</text:p>
          </table:table-cell>
        </table:table-row>
        <table:table-row table:style-name="ro1">
          <table:table-cell table:formula="of:=[$Overview.A116]*[$Overview.$J$14]+[$Overview.$H$14]" office:value-type="float" office:value="219.0443024" calcext:value-type="float">
            <text:p>219.0443024</text:p>
          </table:table-cell>
          <table:table-cell table:formula="of:=[$Overview.B116]*[$Overview.$J$14]" office:value-type="float" office:value="-0.2774084" calcext:value-type="float">
            <text:p>-0.2774084</text:p>
          </table:table-cell>
        </table:table-row>
        <table:table-row table:style-name="ro1">
          <table:table-cell table:formula="of:=[$Overview.A117]*[$Overview.$J$14]+[$Overview.$H$14]" office:value-type="float" office:value="220.11077" calcext:value-type="float">
            <text:p>220.11077</text:p>
          </table:table-cell>
          <table:table-cell table:formula="of:=[$Overview.B117]*[$Overview.$J$14]" office:value-type="float" office:value="-0.2235464" calcext:value-type="float">
            <text:p>-0.2235464</text:p>
          </table:table-cell>
        </table:table-row>
        <table:table-row table:style-name="ro1">
          <table:table-cell table:formula="of:=[$Overview.A118]*[$Overview.$J$14]+[$Overview.$H$14]" office:value-type="float" office:value="221.1766264" calcext:value-type="float">
            <text:p>221.1766264</text:p>
          </table:table-cell>
          <table:table-cell table:formula="of:=[$Overview.B118]*[$Overview.$J$14]" office:value-type="float" office:value="-0.1702956" calcext:value-type="float">
            <text:p>-0.1702956</text:p>
          </table:table-cell>
        </table:table-row>
        <table:table-row table:style-name="ro1">
          <table:table-cell table:formula="of:=[$Overview.A119]*[$Overview.$J$14]+[$Overview.$H$14]" office:value-type="float" office:value="222.2416424" calcext:value-type="float">
            <text:p>222.2416424</text:p>
          </table:table-cell>
          <table:table-cell table:formula="of:=[$Overview.B119]*[$Overview.$J$14]" office:value-type="float" office:value="-0.118038" calcext:value-type="float">
            <text:p>-0.118038</text:p>
          </table:table-cell>
        </table:table-row>
        <table:table-row table:style-name="ro1">
          <table:table-cell table:formula="of:=[$Overview.A120]*[$Overview.$J$14]+[$Overview.$H$14]" office:value-type="float" office:value="223.306582" calcext:value-type="float">
            <text:p>223.306582</text:p>
          </table:table-cell>
          <table:table-cell table:formula="of:=[$Overview.B120]*[$Overview.$J$14]" office:value-type="float" office:value="-0.0670792" calcext:value-type="float">
            <text:p>-0.0670792</text:p>
          </table:table-cell>
        </table:table-row>
        <table:table-row table:style-name="ro1">
          <table:table-cell table:formula="of:=[$Overview.A121]*[$Overview.$J$14]+[$Overview.$H$14]" office:value-type="float" office:value="224.371598" calcext:value-type="float">
            <text:p>224.371598</text:p>
          </table:table-cell>
          <table:table-cell table:formula="of:=[$Overview.B121]*[$Overview.$J$14]" office:value-type="float" office:value="-0.01719" calcext:value-type="float">
            <text:p>-0.01719</text:p>
          </table:table-cell>
        </table:table-row>
        <table:table-row table:style-name="ro1">
          <table:table-cell table:formula="of:=[$Overview.A122]*[$Overview.$J$14]+[$Overview.$H$14]" office:value-type="float" office:value="225.4361556" calcext:value-type="float">
            <text:p>225.4361556</text:p>
          </table:table-cell>
          <table:table-cell table:formula="of:=[$Overview.B122]*[$Overview.$J$14]" office:value-type="float" office:value="0.0314004" calcext:value-type="float">
            <text:p>0.0314004</text:p>
          </table:table-cell>
        </table:table-row>
        <table:table-row table:style-name="ro1">
          <table:table-cell table:formula="of:=[$Overview.A123]*[$Overview.$J$14]+[$Overview.$H$14]" office:value-type="float" office:value="226.5002548" calcext:value-type="float">
            <text:p>226.5002548</text:p>
          </table:table-cell>
          <table:table-cell table:formula="of:=[$Overview.B123]*[$Overview.$J$14]" office:value-type="float" office:value="0.0784628" calcext:value-type="float">
            <text:p>0.0784628</text:p>
          </table:table-cell>
        </table:table-row>
        <table:table-row table:style-name="ro1">
          <table:table-cell table:formula="of:=[$Overview.A124]*[$Overview.$J$14]+[$Overview.$H$14]" office:value-type="float" office:value="227.564354" calcext:value-type="float">
            <text:p>227.564354</text:p>
          </table:table-cell>
          <table:table-cell table:formula="of:=[$Overview.B124]*[$Overview.$J$14]" office:value-type="float" office:value="0.1239208" calcext:value-type="float">
            <text:p>0.1239208</text:p>
          </table:table-cell>
        </table:table-row>
        <table:table-row table:style-name="ro1">
          <table:table-cell table:formula="of:=[$Overview.A125]*[$Overview.$J$14]+[$Overview.$H$14]" office:value-type="float" office:value="228.6283768" calcext:value-type="float">
            <text:p>228.6283768</text:p>
          </table:table-cell>
          <table:table-cell table:formula="of:=[$Overview.B125]*[$Overview.$J$14]" office:value-type="float" office:value="0.1677744" calcext:value-type="float">
            <text:p>0.1677744</text:p>
          </table:table-cell>
        </table:table-row>
        <table:table-row table:style-name="ro1">
          <table:table-cell table:formula="of:=[$Overview.A126]*[$Overview.$J$14]+[$Overview.$H$14]" office:value-type="float" office:value="229.6914064" calcext:value-type="float">
            <text:p>229.6914064</text:p>
          </table:table-cell>
          <table:table-cell table:formula="of:=[$Overview.B126]*[$Overview.$J$14]" office:value-type="float" office:value="0.2098708" calcext:value-type="float">
            <text:p>0.2098708</text:p>
          </table:table-cell>
        </table:table-row>
        <table:table-row table:style-name="ro1">
          <table:table-cell table:formula="of:=[$Overview.A127]*[$Overview.$J$14]+[$Overview.$H$14]" office:value-type="float" office:value="230.7535192" calcext:value-type="float">
            <text:p>230.7535192</text:p>
          </table:table-cell>
          <table:table-cell table:formula="of:=[$Overview.B127]*[$Overview.$J$14]" office:value-type="float" office:value="0.2495988" calcext:value-type="float">
            <text:p>0.2495988</text:p>
          </table:table-cell>
        </table:table-row>
        <table:table-row table:style-name="ro1">
          <table:table-cell table:formula="of:=[$Overview.A128]*[$Overview.$J$14]+[$Overview.$H$14]" office:value-type="float" office:value="231.8155556" calcext:value-type="float">
            <text:p>231.8155556</text:p>
          </table:table-cell>
          <table:table-cell table:formula="of:=[$Overview.B128]*[$Overview.$J$14]" office:value-type="float" office:value="0.2868056" calcext:value-type="float">
            <text:p>0.2868056</text:p>
          </table:table-cell>
        </table:table-row>
        <table:table-row table:style-name="ro1">
          <table:table-cell table:formula="of:=[$Overview.A129]*[$Overview.$J$14]+[$Overview.$H$14]" office:value-type="float" office:value="232.8778212" calcext:value-type="float">
            <text:p>232.8778212</text:p>
          </table:table-cell>
          <table:table-cell table:formula="of:=[$Overview.B129]*[$Overview.$J$14]" office:value-type="float" office:value="0.3215676" calcext:value-type="float">
            <text:p>0.3215676</text:p>
          </table:table-cell>
        </table:table-row>
        <table:table-row table:style-name="ro1">
          <table:table-cell table:formula="of:=[$Overview.A130]*[$Overview.$J$14]+[$Overview.$H$14]" office:value-type="float" office:value="233.9400868" calcext:value-type="float">
            <text:p>233.9400868</text:p>
          </table:table-cell>
          <table:table-cell table:formula="of:=[$Overview.B130]*[$Overview.$J$14]" office:value-type="float" office:value="0.3539612" calcext:value-type="float">
            <text:p>0.3539612</text:p>
          </table:table-cell>
        </table:table-row>
        <table:table-row table:style-name="ro1">
          <table:table-cell table:formula="of:=[$Overview.A131]*[$Overview.$J$14]+[$Overview.$H$14]" office:value-type="float" office:value="235.002276" calcext:value-type="float">
            <text:p>235.002276</text:p>
          </table:table-cell>
          <table:table-cell table:formula="of:=[$Overview.B131]*[$Overview.$J$14]" office:value-type="float" office:value="0.3837572" calcext:value-type="float">
            <text:p>0.3837572</text:p>
          </table:table-cell>
        </table:table-row>
        <table:table-row table:style-name="ro1">
          <table:table-cell table:formula="of:=[$Overview.A132]*[$Overview.$J$14]+[$Overview.$H$14]" office:value-type="float" office:value="236.0645416" calcext:value-type="float">
            <text:p>236.0645416</text:p>
          </table:table-cell>
          <table:table-cell table:formula="of:=[$Overview.B132]*[$Overview.$J$14]" office:value-type="float" office:value="0.4111084" calcext:value-type="float">
            <text:p>0.4111084</text:p>
          </table:table-cell>
        </table:table-row>
        <table:table-row table:style-name="ro1">
          <table:table-cell table:formula="of:=[$Overview.A133]*[$Overview.$J$14]+[$Overview.$H$14]" office:value-type="float" office:value="237.12696" calcext:value-type="float">
            <text:p>237.12696</text:p>
          </table:table-cell>
          <table:table-cell table:formula="of:=[$Overview.B133]*[$Overview.$J$14]" office:value-type="float" office:value="0.4359384" calcext:value-type="float">
            <text:p>0.4359384</text:p>
          </table:table-cell>
        </table:table-row>
        <table:table-row table:style-name="ro1">
          <table:table-cell table:formula="of:=[$Overview.A134]*[$Overview.$J$14]+[$Overview.$H$14]" office:value-type="float" office:value="238.189302" calcext:value-type="float">
            <text:p>238.189302</text:p>
          </table:table-cell>
          <table:table-cell table:formula="of:=[$Overview.B134]*[$Overview.$J$14]" office:value-type="float" office:value="0.4583236" calcext:value-type="float">
            <text:p>0.4583236</text:p>
          </table:table-cell>
        </table:table-row>
        <table:table-row table:style-name="ro1">
          <table:table-cell table:formula="of:=[$Overview.A135]*[$Overview.$J$14]+[$Overview.$H$14]" office:value-type="float" office:value="239.251644" calcext:value-type="float">
            <text:p>239.251644</text:p>
          </table:table-cell>
          <table:table-cell table:formula="of:=[$Overview.B135]*[$Overview.$J$14]" office:value-type="float" office:value="0.4781112" calcext:value-type="float">
            <text:p>0.4781112</text:p>
          </table:table-cell>
        </table:table-row>
        <table:table-row table:style-name="ro1">
          <table:table-cell table:formula="of:=[$Overview.A136]*[$Overview.$J$14]+[$Overview.$H$14]" office:value-type="float" office:value="240.3141388" calcext:value-type="float">
            <text:p>240.3141388</text:p>
          </table:table-cell>
          <table:table-cell table:formula="of:=[$Overview.B136]*[$Overview.$J$14]" office:value-type="float" office:value="0.4953776" calcext:value-type="float">
            <text:p>0.4953776</text:p>
          </table:table-cell>
        </table:table-row>
        <table:table-row table:style-name="ro1">
          <table:table-cell table:formula="of:=[$Overview.A137]*[$Overview.$J$14]+[$Overview.$H$14]" office:value-type="float" office:value="241.3766336" calcext:value-type="float">
            <text:p>241.3766336</text:p>
          </table:table-cell>
          <table:table-cell table:formula="of:=[$Overview.B137]*[$Overview.$J$14]" office:value-type="float" office:value="0.5101992" calcext:value-type="float">
            <text:p>0.5101992</text:p>
          </table:table-cell>
        </table:table-row>
        <table:table-row table:style-name="ro1">
          <table:table-cell table:formula="of:=[$Overview.A138]*[$Overview.$J$14]+[$Overview.$H$14]" office:value-type="float" office:value="242.439052" calcext:value-type="float">
            <text:p>242.439052</text:p>
          </table:table-cell>
          <table:table-cell table:formula="of:=[$Overview.B138]*[$Overview.$J$14]" office:value-type="float" office:value="0.5224996" calcext:value-type="float">
            <text:p>0.5224996</text:p>
          </table:table-cell>
        </table:table-row>
        <table:table-row table:style-name="ro1">
          <table:table-cell table:formula="of:=[$Overview.A139]*[$Overview.$J$14]+[$Overview.$H$14]" office:value-type="float" office:value="243.5014704" calcext:value-type="float">
            <text:p>243.5014704</text:p>
          </table:table-cell>
          <table:table-cell table:formula="of:=[$Overview.B139]*[$Overview.$J$14]" office:value-type="float" office:value="0.532126" calcext:value-type="float">
            <text:p>0.532126</text:p>
          </table:table-cell>
        </table:table-row>
        <table:table-row table:style-name="ro1">
          <table:table-cell table:formula="of:=[$Overview.A140]*[$Overview.$J$14]+[$Overview.$H$14]" office:value-type="float" office:value="244.5638888" calcext:value-type="float">
            <text:p>244.5638888</text:p>
          </table:table-cell>
          <table:table-cell table:formula="of:=[$Overview.B140]*[$Overview.$J$14]" office:value-type="float" office:value="0.5392312" calcext:value-type="float">
            <text:p>0.5392312</text:p>
          </table:table-cell>
        </table:table-row>
        <table:table-row table:style-name="ro1">
          <table:table-cell table:formula="of:=[$Overview.A141]*[$Overview.$J$14]+[$Overview.$H$14]" office:value-type="float" office:value="245.6262308" calcext:value-type="float">
            <text:p>245.6262308</text:p>
          </table:table-cell>
          <table:table-cell table:formula="of:=[$Overview.B141]*[$Overview.$J$14]" office:value-type="float" office:value="0.5438152" calcext:value-type="float">
            <text:p>0.5438152</text:p>
          </table:table-cell>
        </table:table-row>
        <table:table-row table:style-name="ro1">
          <table:table-cell table:formula="of:=[$Overview.A142]*[$Overview.$J$14]+[$Overview.$H$14]" office:value-type="float" office:value="246.6885728" calcext:value-type="float">
            <text:p>246.6885728</text:p>
          </table:table-cell>
          <table:table-cell table:formula="of:=[$Overview.B142]*[$Overview.$J$14]" office:value-type="float" office:value="0.5457252" calcext:value-type="float">
            <text:p>0.5457252</text:p>
          </table:table-cell>
        </table:table-row>
        <table:table-row table:style-name="ro1">
          <table:table-cell table:formula="of:=[$Overview.A143]*[$Overview.$J$14]+[$Overview.$H$14]" office:value-type="float" office:value="247.7509148" calcext:value-type="float">
            <text:p>247.7509148</text:p>
          </table:table-cell>
          <table:table-cell table:formula="of:=[$Overview.B143]*[$Overview.$J$14]" office:value-type="float" office:value="0.5450376" calcext:value-type="float">
            <text:p>0.5450376</text:p>
          </table:table-cell>
        </table:table-row>
        <table:table-row table:style-name="ro1">
          <table:table-cell table:formula="of:=[$Overview.A144]*[$Overview.$J$14]+[$Overview.$H$14]" office:value-type="float" office:value="248.8132568" calcext:value-type="float">
            <text:p>248.8132568</text:p>
          </table:table-cell>
          <table:table-cell table:formula="of:=[$Overview.B144]*[$Overview.$J$14]" office:value-type="float" office:value="0.541676" calcext:value-type="float">
            <text:p>0.541676</text:p>
          </table:table-cell>
        </table:table-row>
        <table:table-row table:style-name="ro1">
          <table:table-cell table:formula="of:=[$Overview.A145]*[$Overview.$J$14]+[$Overview.$H$14]" office:value-type="float" office:value="249.8755224" calcext:value-type="float">
            <text:p>249.8755224</text:p>
          </table:table-cell>
          <table:table-cell table:formula="of:=[$Overview.B145]*[$Overview.$J$14]" office:value-type="float" office:value="0.5357932" calcext:value-type="float">
            <text:p>0.5357932</text:p>
          </table:table-cell>
        </table:table-row>
        <table:table-row table:style-name="ro1">
          <table:table-cell table:formula="of:=[$Overview.A146]*[$Overview.$J$14]+[$Overview.$H$14]" office:value-type="float" office:value="250.9379408" calcext:value-type="float">
            <text:p>250.9379408</text:p>
          </table:table-cell>
          <table:table-cell table:formula="of:=[$Overview.B146]*[$Overview.$J$14]" office:value-type="float" office:value="0.5272364" calcext:value-type="float">
            <text:p>0.5272364</text:p>
          </table:table-cell>
        </table:table-row>
        <table:table-row table:style-name="ro1">
          <table:table-cell table:formula="of:=[$Overview.A147]*[$Overview.$J$14]+[$Overview.$H$14]" office:value-type="float" office:value="252.000512" calcext:value-type="float">
            <text:p>252.000512</text:p>
          </table:table-cell>
          <table:table-cell table:formula="of:=[$Overview.B147]*[$Overview.$J$14]" office:value-type="float" office:value="0.5161584" calcext:value-type="float">
            <text:p>0.5161584</text:p>
          </table:table-cell>
        </table:table-row>
        <table:table-row table:style-name="ro1">
          <table:table-cell table:formula="of:=[$Overview.A148]*[$Overview.$J$14]+[$Overview.$H$14]" office:value-type="float" office:value="253.0630832" calcext:value-type="float">
            <text:p>253.0630832</text:p>
          </table:table-cell>
          <table:table-cell table:formula="of:=[$Overview.B148]*[$Overview.$J$14]" office:value-type="float" office:value="0.5025592" calcext:value-type="float">
            <text:p>0.5025592</text:p>
          </table:table-cell>
        </table:table-row>
        <table:table-row table:style-name="ro1">
          <table:table-cell table:formula="of:=[$Overview.A149]*[$Overview.$J$14]+[$Overview.$H$14]" office:value-type="float" office:value="254.1258836" calcext:value-type="float">
            <text:p>254.1258836</text:p>
          </table:table-cell>
          <table:table-cell table:formula="of:=[$Overview.B149]*[$Overview.$J$14]" office:value-type="float" office:value="0.4865152" calcext:value-type="float">
            <text:p>0.4865152</text:p>
          </table:table-cell>
        </table:table-row>
        <table:table-row table:style-name="ro1">
          <table:table-cell table:formula="of:=[$Overview.A150]*[$Overview.$J$14]+[$Overview.$H$14]" office:value-type="float" office:value="255.1889896" calcext:value-type="float">
            <text:p>255.1889896</text:p>
          </table:table-cell>
          <table:table-cell table:formula="of:=[$Overview.B150]*[$Overview.$J$14]" office:value-type="float" office:value="0.4681028" calcext:value-type="float">
            <text:p>0.4681028</text:p>
          </table:table-cell>
        </table:table-row>
        <table:table-row table:style-name="ro1">
          <table:table-cell table:formula="of:=[$Overview.A151]*[$Overview.$J$14]+[$Overview.$H$14]" office:value-type="float" office:value="256.2522484" calcext:value-type="float">
            <text:p>256.2522484</text:p>
          </table:table-cell>
          <table:table-cell table:formula="of:=[$Overview.B151]*[$Overview.$J$14]" office:value-type="float" office:value="0.4475512" calcext:value-type="float">
            <text:p>0.4475512</text:p>
          </table:table-cell>
        </table:table-row>
        <table:table-row table:style-name="ro1">
          <table:table-cell table:formula="of:=[$Overview.A152]*[$Overview.$J$14]+[$Overview.$H$14]" office:value-type="float" office:value="257.31566" calcext:value-type="float">
            <text:p>257.31566</text:p>
          </table:table-cell>
          <table:table-cell table:formula="of:=[$Overview.B152]*[$Overview.$J$14]" office:value-type="float" office:value="0.4247076" calcext:value-type="float">
            <text:p>0.4247076</text:p>
          </table:table-cell>
        </table:table-row>
        <table:table-row table:style-name="ro1">
          <table:table-cell table:formula="of:=[$Overview.A153]*[$Overview.$J$14]+[$Overview.$H$14]" office:value-type="float" office:value="258.3793008" calcext:value-type="float">
            <text:p>258.3793008</text:p>
          </table:table-cell>
          <table:table-cell table:formula="of:=[$Overview.B153]*[$Overview.$J$14]" office:value-type="float" office:value="0.3998776" calcext:value-type="float">
            <text:p>0.3998776</text:p>
          </table:table-cell>
        </table:table-row>
        <table:table-row table:style-name="ro1">
          <table:table-cell table:formula="of:=[$Overview.A154]*[$Overview.$J$14]+[$Overview.$H$14]" office:value-type="float" office:value="259.4430944" calcext:value-type="float">
            <text:p>259.4430944</text:p>
          </table:table-cell>
          <table:table-cell table:formula="of:=[$Overview.B154]*[$Overview.$J$14]" office:value-type="float" office:value="0.3730612" calcext:value-type="float">
            <text:p>0.3730612</text:p>
          </table:table-cell>
        </table:table-row>
        <table:table-row table:style-name="ro1">
          <table:table-cell table:formula="of:=[$Overview.A155]*[$Overview.$J$14]+[$Overview.$H$14]" office:value-type="float" office:value="260.5070408" calcext:value-type="float">
            <text:p>260.5070408</text:p>
          </table:table-cell>
          <table:table-cell table:formula="of:=[$Overview.B155]*[$Overview.$J$14]" office:value-type="float" office:value="0.3443348" calcext:value-type="float">
            <text:p>0.3443348</text:p>
          </table:table-cell>
        </table:table-row>
        <table:table-row table:style-name="ro1">
          <table:table-cell table:formula="of:=[$Overview.A156]*[$Overview.$J$14]+[$Overview.$H$14]" office:value-type="float" office:value="261.5710636" calcext:value-type="float">
            <text:p>261.5710636</text:p>
          </table:table-cell>
          <table:table-cell table:formula="of:=[$Overview.B156]*[$Overview.$J$14]" office:value-type="float" office:value="0.3136984" calcext:value-type="float">
            <text:p>0.3136984</text:p>
          </table:table-cell>
        </table:table-row>
        <table:table-row table:style-name="ro1">
          <table:table-cell table:formula="of:=[$Overview.A157]*[$Overview.$J$14]+[$Overview.$H$14]" office:value-type="float" office:value="262.6350864" calcext:value-type="float">
            <text:p>262.6350864</text:p>
          </table:table-cell>
          <table:table-cell table:formula="of:=[$Overview.B157]*[$Overview.$J$14]" office:value-type="float" office:value="0.2813048" calcext:value-type="float">
            <text:p>0.2813048</text:p>
          </table:table-cell>
        </table:table-row>
        <table:table-row table:style-name="ro1">
          <table:table-cell table:formula="of:=[$Overview.A158]*[$Overview.$J$14]+[$Overview.$H$14]" office:value-type="float" office:value="263.6990328" calcext:value-type="float">
            <text:p>263.6990328</text:p>
          </table:table-cell>
          <table:table-cell table:formula="of:=[$Overview.B158]*[$Overview.$J$14]" office:value-type="float" office:value="0.247154" calcext:value-type="float">
            <text:p>0.247154</text:p>
          </table:table-cell>
        </table:table-row>
        <table:table-row table:style-name="ro1">
          <table:table-cell table:formula="of:=[$Overview.A159]*[$Overview.$J$14]+[$Overview.$H$14]" office:value-type="float" office:value="264.76275" calcext:value-type="float">
            <text:p>264.76275</text:p>
          </table:table-cell>
          <table:table-cell table:formula="of:=[$Overview.B159]*[$Overview.$J$14]" office:value-type="float" office:value="0.2111696" calcext:value-type="float">
            <text:p>0.2111696</text:p>
          </table:table-cell>
        </table:table-row>
        <table:table-row table:style-name="ro1">
          <table:table-cell table:formula="of:=[$Overview.A160]*[$Overview.$J$14]+[$Overview.$H$14]" office:value-type="float" office:value="265.8260852" calcext:value-type="float">
            <text:p>265.8260852</text:p>
          </table:table-cell>
          <table:table-cell table:formula="of:=[$Overview.B160]*[$Overview.$J$14]" office:value-type="float" office:value="0.1732752" calcext:value-type="float">
            <text:p>0.1732752</text:p>
          </table:table-cell>
        </table:table-row>
        <table:table-row table:style-name="ro1">
          <table:table-cell table:formula="of:=[$Overview.A161]*[$Overview.$J$14]+[$Overview.$H$14]" office:value-type="float" office:value="266.8888856" calcext:value-type="float">
            <text:p>266.8888856</text:p>
          </table:table-cell>
          <table:table-cell table:formula="of:=[$Overview.B161]*[$Overview.$J$14]" office:value-type="float" office:value="0.133318" calcext:value-type="float">
            <text:p>0.133318</text:p>
          </table:table-cell>
        </table:table-row>
        <table:table-row table:style-name="ro1">
          <table:table-cell table:formula="of:=[$Overview.A162]*[$Overview.$J$14]+[$Overview.$H$14]" office:value-type="float" office:value="267.9508456" calcext:value-type="float">
            <text:p>267.9508456</text:p>
          </table:table-cell>
          <table:table-cell table:formula="of:=[$Overview.B162]*[$Overview.$J$14]" office:value-type="float" office:value="0.0912216" calcext:value-type="float">
            <text:p>0.0912216</text:p>
          </table:table-cell>
        </table:table-row>
        <table:table-row table:style-name="ro1">
          <table:table-cell table:formula="of:=[$Overview.A163]*[$Overview.$J$14]+[$Overview.$H$14]" office:value-type="float" office:value="269.0096732" calcext:value-type="float">
            <text:p>269.0096732</text:p>
          </table:table-cell>
          <table:table-cell table:formula="of:=[$Overview.B163]*[$Overview.$J$14]" office:value-type="float" office:value="0.0467568" calcext:value-type="float">
            <text:p>0.0467568</text:p>
          </table:table-cell>
        </table:table-row>
        <table:table-row table:style-name="ro1">
          <table:table-cell table:formula="of:=[$Overview.A164]*[$Overview.$J$14]+[$Overview.$H$14]" office:value-type="float" office:value="270.046574" calcext:value-type="float">
            <text:p>270.046574</text:p>
          </table:table-cell>
          <table:table-cell table:formula="of:=[$Overview.B164]*[$Overview.$J$14]" office:value-type="float" office:value="0.0009168" calcext:value-type="float">
            <text:p>0.0009168</text:p>
          </table:table-cell>
        </table:table-row>
        <table:table-row table:style-name="ro1">
          <table:table-cell table:formula="of:=[$Overview.A165]*[$Overview.$J$14]+[$Overview.$H$14]" office:value-type="float" office:value="270.954588" calcext:value-type="float">
            <text:p>270.954588</text:p>
          </table:table-cell>
          <table:table-cell table:formula="of:=[$Overview.B165]*[$Overview.$J$14]" office:value-type="float" office:value="-0.039346" calcext:value-type="float">
            <text:p>-0.039346</text:p>
          </table:table-cell>
        </table:table-row>
        <table:table-row table:style-name="ro1">
          <table:table-cell table:formula="of:=[$Overview.A166]*[$Overview.$J$14]+[$Overview.$H$14]" office:value-type="float" office:value="271.4" calcext:value-type="float">
            <text:p>271.4</text:p>
          </table:table-cell>
          <table:table-cell table:formula="of:=[$Overview.B166]*[$Overview.$J$14]" office:value-type="float" office:value="-0.0574528" calcext:value-type="float">
            <text:p>-0.0574528</text:p>
          </table:table-cell>
        </table:table-row>
      </table:table>
      <table:table table:name="S5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table:formula="of:=[$Overview.A5]*[$Overview.$J$15]+[$Overview.$H$15]" office:value-type="float" office:value="205.6240864" calcext:value-type="float">
            <text:p>205.6240864</text:p>
          </table:table-cell>
          <table:table-cell table:formula="of:=[$Overview.B5]*[$Overview.$J$15]" office:value-type="float" office:value="0.1236768" calcext:value-type="float">
            <text:p>0.1236768</text:p>
          </table:table-cell>
        </table:table-row>
        <table:table-row table:style-name="ro1">
          <table:table-cell table:formula="of:=[$Overview.A6]*[$Overview.$J$15]+[$Overview.$H$15]" office:value-type="float" office:value="205.675816" calcext:value-type="float">
            <text:p>205.675816</text:p>
          </table:table-cell>
          <table:table-cell table:formula="of:=[$Overview.B6]*[$Overview.$J$15]" office:value-type="float" office:value="0.234936" calcext:value-type="float">
            <text:p>0.234936</text:p>
          </table:table-cell>
        </table:table-row>
        <table:table-row table:style-name="ro1">
          <table:table-cell table:formula="of:=[$Overview.A7]*[$Overview.$J$15]+[$Overview.$H$15]" office:value-type="float" office:value="205.7601808" calcext:value-type="float">
            <text:p>205.7601808</text:p>
          </table:table-cell>
          <table:table-cell table:formula="of:=[$Overview.B7]*[$Overview.$J$15]" office:value-type="float" office:value="0.3621696" calcext:value-type="float">
            <text:p>0.3621696</text:p>
          </table:table-cell>
        </table:table-row>
        <table:table-row table:style-name="ro1">
          <table:table-cell table:formula="of:=[$Overview.A8]*[$Overview.$J$15]+[$Overview.$H$15]" office:value-type="float" office:value="205.889536" calcext:value-type="float">
            <text:p>205.889536</text:p>
          </table:table-cell>
          <table:table-cell table:formula="of:=[$Overview.B8]*[$Overview.$J$15]" office:value-type="float" office:value="0.5124288" calcext:value-type="float">
            <text:p>0.5124288</text:p>
          </table:table-cell>
        </table:table-row>
        <table:table-row table:style-name="ro1">
          <table:table-cell table:formula="of:=[$Overview.A9]*[$Overview.$J$15]+[$Overview.$H$15]" office:value-type="float" office:value="206.0868448" calcext:value-type="float">
            <text:p>206.0868448</text:p>
          </table:table-cell>
          <table:table-cell table:formula="of:=[$Overview.B9]*[$Overview.$J$15]" office:value-type="float" office:value="0.6953856" calcext:value-type="float">
            <text:p>0.6953856</text:p>
          </table:table-cell>
        </table:table-row>
        <table:table-row table:style-name="ro1">
          <table:table-cell table:formula="of:=[$Overview.A10]*[$Overview.$J$15]+[$Overview.$H$15]" office:value-type="float" office:value="206.3877376" calcext:value-type="float">
            <text:p>206.3877376</text:p>
          </table:table-cell>
          <table:table-cell table:formula="of:=[$Overview.B10]*[$Overview.$J$15]" office:value-type="float" office:value="0.9182784" calcext:value-type="float">
            <text:p>0.9182784</text:p>
          </table:table-cell>
        </table:table-row>
        <table:table-row table:style-name="ro1">
          <table:table-cell table:formula="of:=[$Overview.A11]*[$Overview.$J$15]+[$Overview.$H$15]" office:value-type="float" office:value="206.8231024" calcext:value-type="float">
            <text:p>206.8231024</text:p>
          </table:table-cell>
          <table:table-cell table:formula="of:=[$Overview.B11]*[$Overview.$J$15]" office:value-type="float" office:value="1.1766144" calcext:value-type="float">
            <text:p>1.1766144</text:p>
          </table:table-cell>
        </table:table-row>
        <table:table-row table:style-name="ro1">
          <table:table-cell table:formula="of:=[$Overview.A12]*[$Overview.$J$15]+[$Overview.$H$15]" office:value-type="float" office:value="207.3844528" calcext:value-type="float">
            <text:p>207.3844528</text:p>
          </table:table-cell>
          <table:table-cell table:formula="of:=[$Overview.B12]*[$Overview.$J$15]" office:value-type="float" office:value="1.4437488" calcext:value-type="float">
            <text:p>1.4437488</text:p>
          </table:table-cell>
        </table:table-row>
        <table:table-row table:style-name="ro1">
          <table:table-cell table:formula="of:=[$Overview.A13]*[$Overview.$J$15]+[$Overview.$H$15]" office:value-type="float" office:value="208.0349104" calcext:value-type="float">
            <text:p>208.0349104</text:p>
          </table:table-cell>
          <table:table-cell table:formula="of:=[$Overview.B13]*[$Overview.$J$15]" office:value-type="float" office:value="1.6948464" calcext:value-type="float">
            <text:p>1.6948464</text:p>
          </table:table-cell>
        </table:table-row>
        <table:table-row table:style-name="ro1">
          <table:table-cell table:formula="of:=[$Overview.A14]*[$Overview.$J$15]+[$Overview.$H$15]" office:value-type="float" office:value="208.7435872" calcext:value-type="float">
            <text:p>208.7435872</text:p>
          </table:table-cell>
          <table:table-cell table:formula="of:=[$Overview.B14]*[$Overview.$J$15]" office:value-type="float" office:value="1.9208592" calcext:value-type="float">
            <text:p>1.9208592</text:p>
          </table:table-cell>
        </table:table-row>
        <table:table-row table:style-name="ro1">
          <table:table-cell table:formula="of:=[$Overview.A15]*[$Overview.$J$15]+[$Overview.$H$15]" office:value-type="float" office:value="209.4908896" calcext:value-type="float">
            <text:p>209.4908896</text:p>
          </table:table-cell>
          <table:table-cell table:formula="of:=[$Overview.B15]*[$Overview.$J$15]" office:value-type="float" office:value="2.1212256" calcext:value-type="float">
            <text:p>2.1212256</text:p>
          </table:table-cell>
        </table:table-row>
        <table:table-row table:style-name="ro1">
          <table:table-cell table:formula="of:=[$Overview.A16]*[$Overview.$J$15]+[$Overview.$H$15]" office:value-type="float" office:value="210.2645872" calcext:value-type="float">
            <text:p>210.2645872</text:p>
          </table:table-cell>
          <table:table-cell table:formula="of:=[$Overview.B16]*[$Overview.$J$15]" office:value-type="float" office:value="2.298192" calcext:value-type="float">
            <text:p>2.298192</text:p>
          </table:table-cell>
        </table:table-row>
        <table:table-row table:style-name="ro1">
          <table:table-cell table:formula="of:=[$Overview.A17]*[$Overview.$J$15]+[$Overview.$H$15]" office:value-type="float" office:value="211.0580656" calcext:value-type="float">
            <text:p>211.0580656</text:p>
          </table:table-cell>
          <table:table-cell table:formula="of:=[$Overview.B17]*[$Overview.$J$15]" office:value-type="float" office:value="2.4543168" calcext:value-type="float">
            <text:p>2.4543168</text:p>
          </table:table-cell>
        </table:table-row>
        <table:table-row table:style-name="ro1">
          <table:table-cell table:formula="of:=[$Overview.A18]*[$Overview.$J$15]+[$Overview.$H$15]" office:value-type="float" office:value="211.8661456" calcext:value-type="float">
            <text:p>211.8661456</text:p>
          </table:table-cell>
          <table:table-cell table:formula="of:=[$Overview.B18]*[$Overview.$J$15]" office:value-type="float" office:value="2.5924704" calcext:value-type="float">
            <text:p>2.5924704</text:p>
          </table:table-cell>
        </table:table-row>
        <table:table-row table:style-name="ro1">
          <table:table-cell table:formula="of:=[$Overview.A19]*[$Overview.$J$15]+[$Overview.$H$15]" office:value-type="float" office:value="212.6853952" calcext:value-type="float">
            <text:p>212.6853952</text:p>
          </table:table-cell>
          <table:table-cell table:formula="of:=[$Overview.B19]*[$Overview.$J$15]" office:value-type="float" office:value="2.715024" calcext:value-type="float">
            <text:p>2.715024</text:p>
          </table:table-cell>
        </table:table-row>
        <table:table-row table:style-name="ro1">
          <table:table-cell table:formula="of:=[$Overview.A20]*[$Overview.$J$15]+[$Overview.$H$15]" office:value-type="float" office:value="213.5128192" calcext:value-type="float">
            <text:p>213.5128192</text:p>
          </table:table-cell>
          <table:table-cell table:formula="of:=[$Overview.B20]*[$Overview.$J$15]" office:value-type="float" office:value="2.8237248" calcext:value-type="float">
            <text:p>2.8237248</text:p>
          </table:table-cell>
        </table:table-row>
        <table:table-row table:style-name="ro1">
          <table:table-cell table:formula="of:=[$Overview.A21]*[$Overview.$J$15]+[$Overview.$H$15]" office:value-type="float" office:value="214.3467328" calcext:value-type="float">
            <text:p>214.3467328</text:p>
          </table:table-cell>
          <table:table-cell table:formula="of:=[$Overview.B21]*[$Overview.$J$15]" office:value-type="float" office:value="2.9200704" calcext:value-type="float">
            <text:p>2.9200704</text:p>
          </table:table-cell>
        </table:table-row>
        <table:table-row table:style-name="ro1">
          <table:table-cell table:formula="of:=[$Overview.A22]*[$Overview.$J$15]+[$Overview.$H$15]" office:value-type="float" office:value="215.185576" calcext:value-type="float">
            <text:p>215.185576</text:p>
          </table:table-cell>
          <table:table-cell table:formula="of:=[$Overview.B22]*[$Overview.$J$15]" office:value-type="float" office:value="3.0054336" calcext:value-type="float">
            <text:p>3.0054336</text:p>
          </table:table-cell>
        </table:table-row>
        <table:table-row table:style-name="ro1">
          <table:table-cell table:formula="of:=[$Overview.A23]*[$Overview.$J$15]+[$Overview.$H$15]" office:value-type="float" office:value="216.0282256" calcext:value-type="float">
            <text:p>216.0282256</text:p>
          </table:table-cell>
          <table:table-cell table:formula="of:=[$Overview.B23]*[$Overview.$J$15]" office:value-type="float" office:value="3.0806256" calcext:value-type="float">
            <text:p>3.0806256</text:p>
          </table:table-cell>
        </table:table-row>
        <table:table-row table:style-name="ro1">
          <table:table-cell table:formula="of:=[$Overview.A24]*[$Overview.$J$15]+[$Overview.$H$15]" office:value-type="float" office:value="216.8742448" calcext:value-type="float">
            <text:p>216.8742448</text:p>
          </table:table-cell>
          <table:table-cell table:formula="of:=[$Overview.B24]*[$Overview.$J$15]" office:value-type="float" office:value="3.1466448" calcext:value-type="float">
            <text:p>3.1466448</text:p>
          </table:table-cell>
        </table:table-row>
        <table:table-row table:style-name="ro1">
          <table:table-cell table:formula="of:=[$Overview.A25]*[$Overview.$J$15]+[$Overview.$H$15]" office:value-type="float" office:value="217.7225728" calcext:value-type="float">
            <text:p>217.7225728</text:p>
          </table:table-cell>
          <table:table-cell table:formula="of:=[$Overview.B25]*[$Overview.$J$15]" office:value-type="float" office:value="3.2040528" calcext:value-type="float">
            <text:p>3.2040528</text:p>
          </table:table-cell>
        </table:table-row>
        <table:table-row table:style-name="ro1">
          <table:table-cell table:formula="of:=[$Overview.A26]*[$Overview.$J$15]+[$Overview.$H$15]" office:value-type="float" office:value="218.5731472" calcext:value-type="float">
            <text:p>218.5731472</text:p>
          </table:table-cell>
          <table:table-cell table:formula="of:=[$Overview.B26]*[$Overview.$J$15]" office:value-type="float" office:value="3.2534112" calcext:value-type="float">
            <text:p>3.2534112</text:p>
          </table:table-cell>
        </table:table-row>
        <table:table-row table:style-name="ro1">
          <table:table-cell table:formula="of:=[$Overview.A27]*[$Overview.$J$15]+[$Overview.$H$15]" office:value-type="float" office:value="219.425656" calcext:value-type="float">
            <text:p>219.425656</text:p>
          </table:table-cell>
          <table:table-cell table:formula="of:=[$Overview.B27]*[$Overview.$J$15]" office:value-type="float" office:value="3.2952816" calcext:value-type="float">
            <text:p>3.2952816</text:p>
          </table:table-cell>
        </table:table-row>
        <table:table-row table:style-name="ro1">
          <table:table-cell table:formula="of:=[$Overview.A28]*[$Overview.$J$15]+[$Overview.$H$15]" office:value-type="float" office:value="220.2796624" calcext:value-type="float">
            <text:p>220.2796624</text:p>
          </table:table-cell>
          <table:table-cell table:formula="of:=[$Overview.B28]*[$Overview.$J$15]" office:value-type="float" office:value="3.3301632" calcext:value-type="float">
            <text:p>3.3301632</text:p>
          </table:table-cell>
        </table:table-row>
        <table:table-row table:style-name="ro1">
          <table:table-cell table:formula="of:=[$Overview.A29]*[$Overview.$J$15]+[$Overview.$H$15]" office:value-type="float" office:value="221.1352912" calcext:value-type="float">
            <text:p>221.1352912</text:p>
          </table:table-cell>
          <table:table-cell table:formula="of:=[$Overview.B29]*[$Overview.$J$15]" office:value-type="float" office:value="3.3584928" calcext:value-type="float">
            <text:p>3.3584928</text:p>
          </table:table-cell>
        </table:table-row>
        <table:table-row table:style-name="ro1">
          <table:table-cell table:formula="of:=[$Overview.A30]*[$Overview.$J$15]+[$Overview.$H$15]" office:value-type="float" office:value="221.9921056" calcext:value-type="float">
            <text:p>221.9921056</text:p>
          </table:table-cell>
          <table:table-cell table:formula="of:=[$Overview.B30]*[$Overview.$J$15]" office:value-type="float" office:value="3.3806448" calcext:value-type="float">
            <text:p>3.3806448</text:p>
          </table:table-cell>
        </table:table-row>
        <table:table-row table:style-name="ro1">
          <table:table-cell table:formula="of:=[$Overview.A31]*[$Overview.$J$15]+[$Overview.$H$15]" office:value-type="float" office:value="222.8497312" calcext:value-type="float">
            <text:p>222.8497312</text:p>
          </table:table-cell>
          <table:table-cell table:formula="of:=[$Overview.B31]*[$Overview.$J$15]" office:value-type="float" office:value="3.3969312" calcext:value-type="float">
            <text:p>3.3969312</text:p>
          </table:table-cell>
        </table:table-row>
        <table:table-row table:style-name="ro1">
          <table:table-cell table:formula="of:=[$Overview.A32]*[$Overview.$J$15]+[$Overview.$H$15]" office:value-type="float" office:value="223.7085424" calcext:value-type="float">
            <text:p>223.7085424</text:p>
          </table:table-cell>
          <table:table-cell table:formula="of:=[$Overview.B32]*[$Overview.$J$15]" office:value-type="float" office:value="3.407664" calcext:value-type="float">
            <text:p>3.407664</text:p>
          </table:table-cell>
        </table:table-row>
        <table:table-row table:style-name="ro1">
          <table:table-cell table:formula="of:=[$Overview.A33]*[$Overview.$J$15]+[$Overview.$H$15]" office:value-type="float" office:value="224.5682272" calcext:value-type="float">
            <text:p>224.5682272</text:p>
          </table:table-cell>
          <table:table-cell table:formula="of:=[$Overview.B33]*[$Overview.$J$15]" office:value-type="float" office:value="3.4131552" calcext:value-type="float">
            <text:p>3.4131552</text:p>
          </table:table-cell>
        </table:table-row>
        <table:table-row table:style-name="ro1">
          <table:table-cell table:formula="of:=[$Overview.A34]*[$Overview.$J$15]+[$Overview.$H$15]" office:value-type="float" office:value="225.4284736" calcext:value-type="float">
            <text:p>225.4284736</text:p>
          </table:table-cell>
          <table:table-cell table:formula="of:=[$Overview.B34]*[$Overview.$J$15]" office:value-type="float" office:value="3.4137792" calcext:value-type="float">
            <text:p>3.4137792</text:p>
          </table:table-cell>
        </table:table-row>
        <table:table-row table:style-name="ro1">
          <table:table-cell table:formula="of:=[$Overview.A35]*[$Overview.$J$15]+[$Overview.$H$15]" office:value-type="float" office:value="226.2894688" calcext:value-type="float">
            <text:p>226.2894688</text:p>
          </table:table-cell>
          <table:table-cell table:formula="of:=[$Overview.B35]*[$Overview.$J$15]" office:value-type="float" office:value="3.4095984" calcext:value-type="float">
            <text:p>3.4095984</text:p>
          </table:table-cell>
        </table:table-row>
        <table:table-row table:style-name="ro1">
          <table:table-cell table:formula="of:=[$Overview.A36]*[$Overview.$J$15]+[$Overview.$H$15]" office:value-type="float" office:value="227.1509632" calcext:value-type="float">
            <text:p>227.1509632</text:p>
          </table:table-cell>
          <table:table-cell table:formula="of:=[$Overview.B36]*[$Overview.$J$15]" office:value-type="float" office:value="3.4009248" calcext:value-type="float">
            <text:p>3.4009248</text:p>
          </table:table-cell>
        </table:table-row>
        <table:table-row table:style-name="ro1">
          <table:table-cell table:formula="of:=[$Overview.A37]*[$Overview.$J$15]+[$Overview.$H$15]" office:value-type="float" office:value="228.012832" calcext:value-type="float">
            <text:p>228.012832</text:p>
          </table:table-cell>
          <table:table-cell table:formula="of:=[$Overview.B37]*[$Overview.$J$15]" office:value-type="float" office:value="3.3879456" calcext:value-type="float">
            <text:p>3.3879456</text:p>
          </table:table-cell>
        </table:table-row>
        <table:table-row table:style-name="ro1">
          <table:table-cell table:formula="of:=[$Overview.A38]*[$Overview.$J$15]+[$Overview.$H$15]" office:value-type="float" office:value="228.8750752" calcext:value-type="float">
            <text:p>228.8750752</text:p>
          </table:table-cell>
          <table:table-cell table:formula="of:=[$Overview.B38]*[$Overview.$J$15]" office:value-type="float" office:value="3.3707856" calcext:value-type="float">
            <text:p>3.3707856</text:p>
          </table:table-cell>
        </table:table-row>
        <table:table-row table:style-name="ro1">
          <table:table-cell table:formula="of:=[$Overview.A39]*[$Overview.$J$15]+[$Overview.$H$15]" office:value-type="float" office:value="229.7377552" calcext:value-type="float">
            <text:p>229.7377552</text:p>
          </table:table-cell>
          <table:table-cell table:formula="of:=[$Overview.B39]*[$Overview.$J$15]" office:value-type="float" office:value="3.3496944" calcext:value-type="float">
            <text:p>3.3496944</text:p>
          </table:table-cell>
        </table:table-row>
        <table:table-row table:style-name="ro1">
          <table:table-cell table:formula="of:=[$Overview.A40]*[$Overview.$J$15]+[$Overview.$H$15]" office:value-type="float" office:value="230.6006224" calcext:value-type="float">
            <text:p>230.6006224</text:p>
          </table:table-cell>
          <table:table-cell table:formula="of:=[$Overview.B40]*[$Overview.$J$15]" office:value-type="float" office:value="3.3247344" calcext:value-type="float">
            <text:p>3.3247344</text:p>
          </table:table-cell>
        </table:table-row>
        <table:table-row table:style-name="ro1">
          <table:table-cell table:formula="of:=[$Overview.A41]*[$Overview.$J$15]+[$Overview.$H$15]" office:value-type="float" office:value="231.4638016" calcext:value-type="float">
            <text:p>231.4638016</text:p>
          </table:table-cell>
          <table:table-cell table:formula="of:=[$Overview.B41]*[$Overview.$J$15]" office:value-type="float" office:value="3.2960304" calcext:value-type="float">
            <text:p>3.2960304</text:p>
          </table:table-cell>
        </table:table-row>
        <table:table-row table:style-name="ro1">
          <table:table-cell table:formula="of:=[$Overview.A42]*[$Overview.$J$15]+[$Overview.$H$15]" office:value-type="float" office:value="232.3272304" calcext:value-type="float">
            <text:p>232.3272304</text:p>
          </table:table-cell>
          <table:table-cell table:formula="of:=[$Overview.B42]*[$Overview.$J$15]" office:value-type="float" office:value="3.263832" calcext:value-type="float">
            <text:p>3.263832</text:p>
          </table:table-cell>
        </table:table-row>
        <table:table-row table:style-name="ro1">
          <table:table-cell table:formula="of:=[$Overview.A43]*[$Overview.$J$15]+[$Overview.$H$15]" office:value-type="float" office:value="233.1908464" calcext:value-type="float">
            <text:p>233.1908464</text:p>
          </table:table-cell>
          <table:table-cell table:formula="of:=[$Overview.B43]*[$Overview.$J$15]" office:value-type="float" office:value="3.2281392" calcext:value-type="float">
            <text:p>3.2281392</text:p>
          </table:table-cell>
        </table:table-row>
        <table:table-row table:style-name="ro1">
          <table:table-cell table:formula="of:=[$Overview.A44]*[$Overview.$J$15]+[$Overview.$H$15]" office:value-type="float" office:value="234.0545872" calcext:value-type="float">
            <text:p>234.0545872</text:p>
          </table:table-cell>
          <table:table-cell table:formula="of:=[$Overview.B44]*[$Overview.$J$15]" office:value-type="float" office:value="3.1892016" calcext:value-type="float">
            <text:p>3.1892016</text:p>
          </table:table-cell>
        </table:table-row>
        <table:table-row table:style-name="ro1">
          <table:table-cell table:formula="of:=[$Overview.A45]*[$Overview.$J$15]+[$Overview.$H$15]" office:value-type="float" office:value="234.9185776" calcext:value-type="float">
            <text:p>234.9185776</text:p>
          </table:table-cell>
          <table:table-cell table:formula="of:=[$Overview.B45]*[$Overview.$J$15]" office:value-type="float" office:value="3.1469568" calcext:value-type="float">
            <text:p>3.1469568</text:p>
          </table:table-cell>
        </table:table-row>
        <table:table-row table:style-name="ro1">
          <table:table-cell table:formula="of:=[$Overview.A46]*[$Overview.$J$15]+[$Overview.$H$15]" office:value-type="float" office:value="235.7827552" calcext:value-type="float">
            <text:p>235.7827552</text:p>
          </table:table-cell>
          <table:table-cell table:formula="of:=[$Overview.B46]*[$Overview.$J$15]" office:value-type="float" office:value="3.1017168" calcext:value-type="float">
            <text:p>3.1017168</text:p>
          </table:table-cell>
        </table:table-row>
        <table:table-row table:style-name="ro1">
          <table:table-cell table:formula="of:=[$Overview.A47]*[$Overview.$J$15]+[$Overview.$H$15]" office:value-type="float" office:value="236.6469328" calcext:value-type="float">
            <text:p>236.6469328</text:p>
          </table:table-cell>
          <table:table-cell table:formula="of:=[$Overview.B47]*[$Overview.$J$15]" office:value-type="float" office:value="3.0534816" calcext:value-type="float">
            <text:p>3.0534816</text:p>
          </table:table-cell>
        </table:table-row>
        <table:table-row table:style-name="ro1">
          <table:table-cell table:formula="of:=[$Overview.A48]*[$Overview.$J$15]+[$Overview.$H$15]" office:value-type="float" office:value="237.51136" calcext:value-type="float">
            <text:p>237.51136</text:p>
          </table:table-cell>
          <table:table-cell table:formula="of:=[$Overview.B48]*[$Overview.$J$15]" office:value-type="float" office:value="3.002376" calcext:value-type="float">
            <text:p>3.002376</text:p>
          </table:table-cell>
        </table:table-row>
        <table:table-row table:style-name="ro1">
          <table:table-cell table:formula="of:=[$Overview.A49]*[$Overview.$J$15]+[$Overview.$H$15]" office:value-type="float" office:value="238.3758496" calcext:value-type="float">
            <text:p>238.3758496</text:p>
          </table:table-cell>
          <table:table-cell table:formula="of:=[$Overview.B49]*[$Overview.$J$15]" office:value-type="float" office:value="2.9485248" calcext:value-type="float">
            <text:p>2.9485248</text:p>
          </table:table-cell>
        </table:table-row>
        <table:table-row table:style-name="ro1">
          <table:table-cell table:formula="of:=[$Overview.A50]*[$Overview.$J$15]+[$Overview.$H$15]" office:value-type="float" office:value="239.240464" calcext:value-type="float">
            <text:p>239.240464</text:p>
          </table:table-cell>
          <table:table-cell table:formula="of:=[$Overview.B50]*[$Overview.$J$15]" office:value-type="float" office:value="2.8920528" calcext:value-type="float">
            <text:p>2.8920528</text:p>
          </table:table-cell>
        </table:table-row>
        <table:table-row table:style-name="ro1">
          <table:table-cell table:formula="of:=[$Overview.A51]*[$Overview.$J$15]+[$Overview.$H$15]" office:value-type="float" office:value="240.1051408" calcext:value-type="float">
            <text:p>240.1051408</text:p>
          </table:table-cell>
          <table:table-cell table:formula="of:=[$Overview.B51]*[$Overview.$J$15]" office:value-type="float" office:value="2.8330224" calcext:value-type="float">
            <text:p>2.8330224</text:p>
          </table:table-cell>
        </table:table-row>
        <table:table-row table:style-name="ro1">
          <table:table-cell table:formula="of:=[$Overview.A52]*[$Overview.$J$15]+[$Overview.$H$15]" office:value-type="float" office:value="240.9700048" calcext:value-type="float">
            <text:p>240.9700048</text:p>
          </table:table-cell>
          <table:table-cell table:formula="of:=[$Overview.B52]*[$Overview.$J$15]" office:value-type="float" office:value="2.771496" calcext:value-type="float">
            <text:p>2.771496</text:p>
          </table:table-cell>
        </table:table-row>
        <table:table-row table:style-name="ro1">
          <table:table-cell table:formula="of:=[$Overview.A53]*[$Overview.$J$15]+[$Overview.$H$15]" office:value-type="float" office:value="241.8348688" calcext:value-type="float">
            <text:p>241.8348688</text:p>
          </table:table-cell>
          <table:table-cell table:formula="of:=[$Overview.B53]*[$Overview.$J$15]" office:value-type="float" office:value="2.7076608" calcext:value-type="float">
            <text:p>2.7076608</text:p>
          </table:table-cell>
        </table:table-row>
        <table:table-row table:style-name="ro1">
          <table:table-cell table:formula="of:=[$Overview.A54]*[$Overview.$J$15]+[$Overview.$H$15]" office:value-type="float" office:value="242.6997952" calcext:value-type="float">
            <text:p>242.6997952</text:p>
          </table:table-cell>
          <table:table-cell table:formula="of:=[$Overview.B54]*[$Overview.$J$15]" office:value-type="float" office:value="2.6415792" calcext:value-type="float">
            <text:p>2.6415792</text:p>
          </table:table-cell>
        </table:table-row>
        <table:table-row table:style-name="ro1">
          <table:table-cell table:formula="of:=[$Overview.A55]*[$Overview.$J$15]+[$Overview.$H$15]" office:value-type="float" office:value="243.5648464" calcext:value-type="float">
            <text:p>243.5648464</text:p>
          </table:table-cell>
          <table:table-cell table:formula="of:=[$Overview.B55]*[$Overview.$J$15]" office:value-type="float" office:value="2.5732512" calcext:value-type="float">
            <text:p>2.5732512</text:p>
          </table:table-cell>
        </table:table-row>
        <table:table-row table:style-name="ro1">
          <table:table-cell table:formula="of:=[$Overview.A56]*[$Overview.$J$15]+[$Overview.$H$15]" office:value-type="float" office:value="244.42996" calcext:value-type="float">
            <text:p>244.42996</text:p>
          </table:table-cell>
          <table:table-cell table:formula="of:=[$Overview.B56]*[$Overview.$J$15]" office:value-type="float" office:value="2.5029264" calcext:value-type="float">
            <text:p>2.5029264</text:p>
          </table:table-cell>
        </table:table-row>
        <table:table-row table:style-name="ro1">
          <table:table-cell table:formula="of:=[$Overview.A57]*[$Overview.$J$15]+[$Overview.$H$15]" office:value-type="float" office:value="245.295136" calcext:value-type="float">
            <text:p>245.295136</text:p>
          </table:table-cell>
          <table:table-cell table:formula="of:=[$Overview.B57]*[$Overview.$J$15]" office:value-type="float" office:value="2.4306048" calcext:value-type="float">
            <text:p>2.4306048</text:p>
          </table:table-cell>
        </table:table-row>
        <table:table-row table:style-name="ro1">
          <table:table-cell table:formula="of:=[$Overview.A58]*[$Overview.$J$15]+[$Overview.$H$15]" office:value-type="float" office:value="246.160312" calcext:value-type="float">
            <text:p>246.160312</text:p>
          </table:table-cell>
          <table:table-cell table:formula="of:=[$Overview.B58]*[$Overview.$J$15]" office:value-type="float" office:value="2.3562864" calcext:value-type="float">
            <text:p>2.3562864</text:p>
          </table:table-cell>
        </table:table-row>
        <table:table-row table:style-name="ro1">
          <table:table-cell table:formula="of:=[$Overview.A59]*[$Overview.$J$15]+[$Overview.$H$15]" office:value-type="float" office:value="247.0255504" calcext:value-type="float">
            <text:p>247.0255504</text:p>
          </table:table-cell>
          <table:table-cell table:formula="of:=[$Overview.B59]*[$Overview.$J$15]" office:value-type="float" office:value="2.2802208" calcext:value-type="float">
            <text:p>2.2802208</text:p>
          </table:table-cell>
        </table:table-row>
        <table:table-row table:style-name="ro1">
          <table:table-cell table:formula="of:=[$Overview.A60]*[$Overview.$J$15]+[$Overview.$H$15]" office:value-type="float" office:value="247.8907264" calcext:value-type="float">
            <text:p>247.8907264</text:p>
          </table:table-cell>
          <table:table-cell table:formula="of:=[$Overview.B60]*[$Overview.$J$15]" office:value-type="float" office:value="2.2023456" calcext:value-type="float">
            <text:p>2.2023456</text:p>
          </table:table-cell>
        </table:table-row>
        <table:table-row table:style-name="ro1">
          <table:table-cell table:formula="of:=[$Overview.A61]*[$Overview.$J$15]+[$Overview.$H$15]" office:value-type="float" office:value="248.7559024" calcext:value-type="float">
            <text:p>248.7559024</text:p>
          </table:table-cell>
          <table:table-cell table:formula="of:=[$Overview.B61]*[$Overview.$J$15]" office:value-type="float" office:value="2.1227232" calcext:value-type="float">
            <text:p>2.1227232</text:p>
          </table:table-cell>
        </table:table-row>
        <table:table-row table:style-name="ro1">
          <table:table-cell table:formula="of:=[$Overview.A62]*[$Overview.$J$15]+[$Overview.$H$15]" office:value-type="float" office:value="249.6210784" calcext:value-type="float">
            <text:p>249.6210784</text:p>
          </table:table-cell>
          <table:table-cell table:formula="of:=[$Overview.B62]*[$Overview.$J$15]" office:value-type="float" office:value="2.041416" calcext:value-type="float">
            <text:p>2.041416</text:p>
          </table:table-cell>
        </table:table-row>
        <table:table-row table:style-name="ro1">
          <table:table-cell table:formula="of:=[$Overview.A63]*[$Overview.$J$15]+[$Overview.$H$15]" office:value-type="float" office:value="250.4861296" calcext:value-type="float">
            <text:p>250.4861296</text:p>
          </table:table-cell>
          <table:table-cell table:formula="of:=[$Overview.B63]*[$Overview.$J$15]" office:value-type="float" office:value="1.9584864" calcext:value-type="float">
            <text:p>1.9584864</text:p>
          </table:table-cell>
        </table:table-row>
        <table:table-row table:style-name="ro1">
          <table:table-cell table:formula="of:=[$Overview.A64]*[$Overview.$J$15]+[$Overview.$H$15]" office:value-type="float" office:value="251.3511808" calcext:value-type="float">
            <text:p>251.3511808</text:p>
          </table:table-cell>
          <table:table-cell table:formula="of:=[$Overview.B64]*[$Overview.$J$15]" office:value-type="float" office:value="1.8739968" calcext:value-type="float">
            <text:p>1.8739968</text:p>
          </table:table-cell>
        </table:table-row>
        <table:table-row table:style-name="ro1">
          <table:table-cell table:formula="of:=[$Overview.A65]*[$Overview.$J$15]+[$Overview.$H$15]" office:value-type="float" office:value="252.216232" calcext:value-type="float">
            <text:p>252.216232</text:p>
          </table:table-cell>
          <table:table-cell table:formula="of:=[$Overview.B65]*[$Overview.$J$15]" office:value-type="float" office:value="1.7878848" calcext:value-type="float">
            <text:p>1.7878848</text:p>
          </table:table-cell>
        </table:table-row>
        <table:table-row table:style-name="ro1">
          <table:table-cell table:formula="of:=[$Overview.A66]*[$Overview.$J$15]+[$Overview.$H$15]" office:value-type="float" office:value="253.0811584" calcext:value-type="float">
            <text:p>253.0811584</text:p>
          </table:table-cell>
          <table:table-cell table:formula="of:=[$Overview.B66]*[$Overview.$J$15]" office:value-type="float" office:value="1.7002752" calcext:value-type="float">
            <text:p>1.7002752</text:p>
          </table:table-cell>
        </table:table-row>
        <table:table-row table:style-name="ro1">
          <table:table-cell table:formula="of:=[$Overview.A67]*[$Overview.$J$15]+[$Overview.$H$15]" office:value-type="float" office:value="253.9460848" calcext:value-type="float">
            <text:p>253.9460848</text:p>
          </table:table-cell>
          <table:table-cell table:formula="of:=[$Overview.B67]*[$Overview.$J$15]" office:value-type="float" office:value="1.6112304" calcext:value-type="float">
            <text:p>1.6112304</text:p>
          </table:table-cell>
        </table:table-row>
        <table:table-row table:style-name="ro1">
          <table:table-cell table:formula="of:=[$Overview.A68]*[$Overview.$J$15]+[$Overview.$H$15]" office:value-type="float" office:value="254.811136" calcext:value-type="float">
            <text:p>254.811136</text:p>
          </table:table-cell>
          <table:table-cell table:formula="of:=[$Overview.B68]*[$Overview.$J$15]" office:value-type="float" office:value="1.520688" calcext:value-type="float">
            <text:p>1.520688</text:p>
          </table:table-cell>
        </table:table-row>
        <table:table-row table:style-name="ro1">
          <table:table-cell table:formula="of:=[$Overview.A69]*[$Overview.$J$15]+[$Overview.$H$15]" office:value-type="float" office:value="255.6761872" calcext:value-type="float">
            <text:p>255.6761872</text:p>
          </table:table-cell>
          <table:table-cell table:formula="of:=[$Overview.B69]*[$Overview.$J$15]" office:value-type="float" office:value="1.4288352" calcext:value-type="float">
            <text:p>1.4288352</text:p>
          </table:table-cell>
        </table:table-row>
        <table:table-row table:style-name="ro1">
          <table:table-cell table:formula="of:=[$Overview.A70]*[$Overview.$J$15]+[$Overview.$H$15]" office:value-type="float" office:value="256.5413632" calcext:value-type="float">
            <text:p>256.5413632</text:p>
          </table:table-cell>
          <table:table-cell table:formula="of:=[$Overview.B70]*[$Overview.$J$15]" office:value-type="float" office:value="1.3357344" calcext:value-type="float">
            <text:p>1.3357344</text:p>
          </table:table-cell>
        </table:table-row>
        <table:table-row table:style-name="ro1">
          <table:table-cell table:formula="of:=[$Overview.A71]*[$Overview.$J$15]+[$Overview.$H$15]" office:value-type="float" office:value="257.4067888" calcext:value-type="float">
            <text:p>257.4067888</text:p>
          </table:table-cell>
          <table:table-cell table:formula="of:=[$Overview.B71]*[$Overview.$J$15]" office:value-type="float" office:value="1.241448" calcext:value-type="float">
            <text:p>1.241448</text:p>
          </table:table-cell>
        </table:table-row>
        <table:table-row table:style-name="ro1">
          <table:table-cell table:formula="of:=[$Overview.A72]*[$Overview.$J$15]+[$Overview.$H$15]" office:value-type="float" office:value="258.2725264" calcext:value-type="float">
            <text:p>258.2725264</text:p>
          </table:table-cell>
          <table:table-cell table:formula="of:=[$Overview.B72]*[$Overview.$J$15]" office:value-type="float" office:value="1.1461632" calcext:value-type="float">
            <text:p>1.1461632</text:p>
          </table:table-cell>
        </table:table-row>
        <table:table-row table:style-name="ro1">
          <table:table-cell table:formula="of:=[$Overview.A73]*[$Overview.$J$15]+[$Overview.$H$15]" office:value-type="float" office:value="259.1385136" calcext:value-type="float">
            <text:p>259.1385136</text:p>
          </table:table-cell>
          <table:table-cell table:formula="of:=[$Overview.B73]*[$Overview.$J$15]" office:value-type="float" office:value="1.0499424" calcext:value-type="float">
            <text:p>1.0499424</text:p>
          </table:table-cell>
        </table:table-row>
        <table:table-row table:style-name="ro1">
          <table:table-cell table:formula="of:=[$Overview.A74]*[$Overview.$J$15]+[$Overview.$H$15]" office:value-type="float" office:value="260.0048128" calcext:value-type="float">
            <text:p>260.0048128</text:p>
          </table:table-cell>
          <table:table-cell table:formula="of:=[$Overview.B74]*[$Overview.$J$15]" office:value-type="float" office:value="0.9530976" calcext:value-type="float">
            <text:p>0.9530976</text:p>
          </table:table-cell>
        </table:table-row>
        <table:table-row table:style-name="ro1">
          <table:table-cell table:formula="of:=[$Overview.A75]*[$Overview.$J$15]+[$Overview.$H$15]" office:value-type="float" office:value="260.871112" calcext:value-type="float">
            <text:p>260.871112</text:p>
          </table:table-cell>
          <table:table-cell table:formula="of:=[$Overview.B75]*[$Overview.$J$15]" office:value-type="float" office:value="0.8555664" calcext:value-type="float">
            <text:p>0.8555664</text:p>
          </table:table-cell>
        </table:table-row>
        <table:table-row table:style-name="ro1">
          <table:table-cell table:formula="of:=[$Overview.A76]*[$Overview.$J$15]+[$Overview.$H$15]" office:value-type="float" office:value="261.7370368" calcext:value-type="float">
            <text:p>261.7370368</text:p>
          </table:table-cell>
          <table:table-cell table:formula="of:=[$Overview.B76]*[$Overview.$J$15]" office:value-type="float" office:value="0.757536" calcext:value-type="float">
            <text:p>0.757536</text:p>
          </table:table-cell>
        </table:table-row>
        <table:table-row table:style-name="ro1">
          <table:table-cell table:formula="of:=[$Overview.A77]*[$Overview.$J$15]+[$Overview.$H$15]" office:value-type="float" office:value="262.6022128" calcext:value-type="float">
            <text:p>262.6022128</text:p>
          </table:table-cell>
          <table:table-cell table:formula="of:=[$Overview.B77]*[$Overview.$J$15]" office:value-type="float" office:value="0.6586944" calcext:value-type="float">
            <text:p>0.6586944</text:p>
          </table:table-cell>
        </table:table-row>
        <table:table-row table:style-name="ro1">
          <table:table-cell table:formula="of:=[$Overview.A78]*[$Overview.$J$15]+[$Overview.$H$15]" office:value-type="float" office:value="263.46664" calcext:value-type="float">
            <text:p>263.46664</text:p>
          </table:table-cell>
          <table:table-cell table:formula="of:=[$Overview.B78]*[$Overview.$J$15]" office:value-type="float" office:value="0.5589168" calcext:value-type="float">
            <text:p>0.5589168</text:p>
          </table:table-cell>
        </table:table-row>
        <table:table-row table:style-name="ro1">
          <table:table-cell table:formula="of:=[$Overview.A79]*[$Overview.$J$15]+[$Overview.$H$15]" office:value-type="float" office:value="264.3301936" calcext:value-type="float">
            <text:p>264.3301936</text:p>
          </table:table-cell>
          <table:table-cell table:formula="of:=[$Overview.B79]*[$Overview.$J$15]" office:value-type="float" office:value="0.4578912" calcext:value-type="float">
            <text:p>0.4578912</text:p>
          </table:table-cell>
        </table:table-row>
        <table:table-row table:style-name="ro1">
          <table:table-cell table:formula="of:=[$Overview.A80]*[$Overview.$J$15]+[$Overview.$H$15]" office:value-type="float" office:value="265.1926864" calcext:value-type="float">
            <text:p>265.1926864</text:p>
          </table:table-cell>
          <table:table-cell table:formula="of:=[$Overview.B80]*[$Overview.$J$15]" office:value-type="float" office:value="0.355368" calcext:value-type="float">
            <text:p>0.355368</text:p>
          </table:table-cell>
        </table:table-row>
        <table:table-row table:style-name="ro1">
          <table:table-cell table:formula="of:=[$Overview.A81]*[$Overview.$J$15]+[$Overview.$H$15]" office:value-type="float" office:value="266.0538688" calcext:value-type="float">
            <text:p>266.0538688</text:p>
          </table:table-cell>
          <table:table-cell table:formula="of:=[$Overview.B81]*[$Overview.$J$15]" office:value-type="float" office:value="0.2512224" calcext:value-type="float">
            <text:p>0.2512224</text:p>
          </table:table-cell>
        </table:table-row>
        <table:table-row table:style-name="ro1">
          <table:table-cell table:formula="of:=[$Overview.A82]*[$Overview.$J$15]+[$Overview.$H$15]" office:value-type="float" office:value="266.8978288" calcext:value-type="float">
            <text:p>266.8978288</text:p>
          </table:table-cell>
          <table:table-cell table:formula="of:=[$Overview.B82]*[$Overview.$J$15]" office:value-type="float" office:value="0.1490112" calcext:value-type="float">
            <text:p>0.1490112</text:p>
          </table:table-cell>
        </table:table-row>
        <table:table-row table:style-name="ro1">
          <table:table-cell table:formula="of:=[$Overview.A83]*[$Overview.$J$15]+[$Overview.$H$15]" office:value-type="float" office:value="267.636832" calcext:value-type="float">
            <text:p>267.636832</text:p>
          </table:table-cell>
          <table:table-cell table:formula="of:=[$Overview.B83]*[$Overview.$J$15]" office:value-type="float" office:value="0.0603408" calcext:value-type="float">
            <text:p>0.0603408</text:p>
          </table:table-cell>
        </table:table-row>
        <table:table-row table:style-name="ro1">
          <table:table-cell table:formula="of:=[$Overview.A84]*[$Overview.$J$15]+[$Overview.$H$15]" office:value-type="float" office:value="268" calcext:value-type="float">
            <text:p>268</text:p>
          </table:table-cell>
          <table:table-cell table:formula="of:=[$Overview.B84]*[$Overview.$J$15]" office:value-type="float" office:value="0.0176592" calcext:value-type="float">
            <text:p>0.0176592</text:p>
          </table:table-cell>
        </table:table-row>
        <table:table-row table:style-name="ro1">
          <table:table-cell table:formula="of:=[$Overview.A85]*[$Overview.$J$15]+[$Overview.$H$15]" office:value-type="float" office:value="205.6" calcext:value-type="float">
            <text:p>205.6</text:p>
          </table:table-cell>
          <table:table-cell table:formula="of:=[$Overview.B85]*[$Overview.$J$15]" office:value-type="float" office:value="0" calcext:value-type="float">
            <text:p>0</text:p>
          </table:table-cell>
        </table:table-row>
        <table:table-row table:style-name="ro1">
          <table:table-cell table:formula="of:=[$Overview.A86]*[$Overview.$J$15]+[$Overview.$H$15]" office:value-type="float" office:value="205.6240864" calcext:value-type="float">
            <text:p>205.6240864</text:p>
          </table:table-cell>
          <table:table-cell table:formula="of:=[$Overview.B86]*[$Overview.$J$15]" office:value-type="float" office:value="0.1236768" calcext:value-type="float">
            <text:p>0.1236768</text:p>
          </table:table-cell>
        </table:table-row>
        <table:table-row table:style-name="ro1">
          <table:table-cell table:formula="of:=[$Overview.A87]*[$Overview.$J$15]+[$Overview.$H$15]" office:value-type="float" office:value="205.601248" calcext:value-type="float">
            <text:p>205.601248</text:p>
          </table:table-cell>
          <table:table-cell table:formula="of:=[$Overview.B87]*[$Overview.$J$15]" office:value-type="float" office:value="0.0237744" calcext:value-type="float">
            <text:p>0.0237744</text:p>
          </table:table-cell>
        </table:table-row>
        <table:table-row table:style-name="ro1">
          <table:table-cell table:formula="of:=[$Overview.A88]*[$Overview.$J$15]+[$Overview.$H$15]" office:value-type="float" office:value="205.6097968" calcext:value-type="float">
            <text:p>205.6097968</text:p>
          </table:table-cell>
          <table:table-cell table:formula="of:=[$Overview.B88]*[$Overview.$J$15]" office:value-type="float" office:value="-0.0696384" calcext:value-type="float">
            <text:p>-0.0696384</text:p>
          </table:table-cell>
        </table:table-row>
        <table:table-row table:style-name="ro1">
          <table:table-cell table:formula="of:=[$Overview.A89]*[$Overview.$J$15]+[$Overview.$H$15]" office:value-type="float" office:value="205.6595296" calcext:value-type="float">
            <text:p>205.6595296</text:p>
          </table:table-cell>
          <table:table-cell table:formula="of:=[$Overview.B89]*[$Overview.$J$15]" office:value-type="float" office:value="-0.1614288" calcext:value-type="float">
            <text:p>-0.1614288</text:p>
          </table:table-cell>
        </table:table-row>
        <table:table-row table:style-name="ro1">
          <table:table-cell table:formula="of:=[$Overview.A90]*[$Overview.$J$15]+[$Overview.$H$15]" office:value-type="float" office:value="205.7517568" calcext:value-type="float">
            <text:p>205.7517568</text:p>
          </table:table-cell>
          <table:table-cell table:formula="of:=[$Overview.B90]*[$Overview.$J$15]" office:value-type="float" office:value="-0.2424864" calcext:value-type="float">
            <text:p>-0.2424864</text:p>
          </table:table-cell>
        </table:table-row>
        <table:table-row table:style-name="ro1">
          <table:table-cell table:formula="of:=[$Overview.A91]*[$Overview.$J$15]+[$Overview.$H$15]" office:value-type="float" office:value="205.8856672" calcext:value-type="float">
            <text:p>205.8856672</text:p>
          </table:table-cell>
          <table:table-cell table:formula="of:=[$Overview.B91]*[$Overview.$J$15]" office:value-type="float" office:value="-0.31668" calcext:value-type="float">
            <text:p>-0.31668</text:p>
          </table:table-cell>
        </table:table-row>
        <table:table-row table:style-name="ro1">
          <table:table-cell table:formula="of:=[$Overview.A92]*[$Overview.$J$15]+[$Overview.$H$15]" office:value-type="float" office:value="206.0740528" calcext:value-type="float">
            <text:p>206.0740528</text:p>
          </table:table-cell>
          <table:table-cell table:formula="of:=[$Overview.B92]*[$Overview.$J$15]" office:value-type="float" office:value="-0.39156" calcext:value-type="float">
            <text:p>-0.39156</text:p>
          </table:table-cell>
        </table:table-row>
        <table:table-row table:style-name="ro1">
          <table:table-cell table:formula="of:=[$Overview.A93]*[$Overview.$J$15]+[$Overview.$H$15]" office:value-type="float" office:value="206.3489872" calcext:value-type="float">
            <text:p>206.3489872</text:p>
          </table:table-cell>
          <table:table-cell table:formula="of:=[$Overview.B93]*[$Overview.$J$15]" office:value-type="float" office:value="-0.4718064" calcext:value-type="float">
            <text:p>-0.4718064</text:p>
          </table:table-cell>
        </table:table-row>
        <table:table-row table:style-name="ro1">
          <table:table-cell table:formula="of:=[$Overview.A94]*[$Overview.$J$15]+[$Overview.$H$15]" office:value-type="float" office:value="206.7633856" calcext:value-type="float">
            <text:p>206.7633856</text:p>
          </table:table-cell>
          <table:table-cell table:formula="of:=[$Overview.B94]*[$Overview.$J$15]" office:value-type="float" office:value="-0.5577312" calcext:value-type="float">
            <text:p>-0.5577312</text:p>
          </table:table-cell>
        </table:table-row>
        <table:table-row table:style-name="ro1">
          <table:table-cell table:formula="of:=[$Overview.A95]*[$Overview.$J$15]+[$Overview.$H$15]" office:value-type="float" office:value="207.3558112" calcext:value-type="float">
            <text:p>207.3558112</text:p>
          </table:table-cell>
          <table:table-cell table:formula="of:=[$Overview.B95]*[$Overview.$J$15]" office:value-type="float" office:value="-0.6400368" calcext:value-type="float">
            <text:p>-0.6400368</text:p>
          </table:table-cell>
        </table:table-row>
        <table:table-row table:style-name="ro1">
          <table:table-cell table:formula="of:=[$Overview.A96]*[$Overview.$J$15]+[$Overview.$H$15]" office:value-type="float" office:value="208.0856416" calcext:value-type="float">
            <text:p>208.0856416</text:p>
          </table:table-cell>
          <table:table-cell table:formula="of:=[$Overview.B96]*[$Overview.$J$15]" office:value-type="float" office:value="-0.7052448" calcext:value-type="float">
            <text:p>-0.7052448</text:p>
          </table:table-cell>
        </table:table-row>
        <table:table-row table:style-name="ro1">
          <table:table-cell table:formula="of:=[$Overview.A97]*[$Overview.$J$15]+[$Overview.$H$15]" office:value-type="float" office:value="208.879432" calcext:value-type="float">
            <text:p>208.879432</text:p>
          </table:table-cell>
          <table:table-cell table:formula="of:=[$Overview.B97]*[$Overview.$J$15]" office:value-type="float" office:value="-0.7487376" calcext:value-type="float">
            <text:p>-0.7487376</text:p>
          </table:table-cell>
        </table:table-row>
        <table:table-row table:style-name="ro1">
          <table:table-cell table:formula="of:=[$Overview.A98]*[$Overview.$J$15]+[$Overview.$H$15]" office:value-type="float" office:value="209.7011152" calcext:value-type="float">
            <text:p>209.7011152</text:p>
          </table:table-cell>
          <table:table-cell table:formula="of:=[$Overview.B98]*[$Overview.$J$15]" office:value-type="float" office:value="-0.7735104" calcext:value-type="float">
            <text:p>-0.7735104</text:p>
          </table:table-cell>
        </table:table-row>
        <table:table-row table:style-name="ro1">
          <table:table-cell table:formula="of:=[$Overview.A99]*[$Overview.$J$15]+[$Overview.$H$15]" office:value-type="float" office:value="210.5378368" calcext:value-type="float">
            <text:p>210.5378368</text:p>
          </table:table-cell>
          <table:table-cell table:formula="of:=[$Overview.B99]*[$Overview.$J$15]" office:value-type="float" office:value="-0.7838688" calcext:value-type="float">
            <text:p>-0.7838688</text:p>
          </table:table-cell>
        </table:table-row>
        <table:table-row table:style-name="ro1">
          <table:table-cell table:formula="of:=[$Overview.A100]*[$Overview.$J$15]+[$Overview.$H$15]" office:value-type="float" office:value="211.3837312" calcext:value-type="float">
            <text:p>211.3837312</text:p>
          </table:table-cell>
          <table:table-cell table:formula="of:=[$Overview.B100]*[$Overview.$J$15]" office:value-type="float" office:value="-0.78312" calcext:value-type="float">
            <text:p>-0.78312</text:p>
          </table:table-cell>
        </table:table-row>
        <table:table-row table:style-name="ro1">
          <table:table-cell table:formula="of:=[$Overview.A101]*[$Overview.$J$15]+[$Overview.$H$15]" office:value-type="float" office:value="212.2361776" calcext:value-type="float">
            <text:p>212.2361776</text:p>
          </table:table-cell>
          <table:table-cell table:formula="of:=[$Overview.B101]*[$Overview.$J$15]" office:value-type="float" office:value="-0.7736976" calcext:value-type="float">
            <text:p>-0.7736976</text:p>
          </table:table-cell>
        </table:table-row>
        <table:table-row table:style-name="ro1">
          <table:table-cell table:formula="of:=[$Overview.A102]*[$Overview.$J$15]+[$Overview.$H$15]" office:value-type="float" office:value="213.0930544" calcext:value-type="float">
            <text:p>213.0930544</text:p>
          </table:table-cell>
          <table:table-cell table:formula="of:=[$Overview.B102]*[$Overview.$J$15]" office:value-type="float" office:value="-0.7575984" calcext:value-type="float">
            <text:p>-0.7575984</text:p>
          </table:table-cell>
        </table:table-row>
        <table:table-row table:style-name="ro1">
          <table:table-cell table:formula="of:=[$Overview.A103]*[$Overview.$J$15]+[$Overview.$H$15]" office:value-type="float" office:value="213.9528016" calcext:value-type="float">
            <text:p>213.9528016</text:p>
          </table:table-cell>
          <table:table-cell table:formula="of:=[$Overview.B103]*[$Overview.$J$15]" office:value-type="float" office:value="-0.736008" calcext:value-type="float">
            <text:p>-0.736008</text:p>
          </table:table-cell>
        </table:table-row>
        <table:table-row table:style-name="ro1">
          <table:table-cell table:formula="of:=[$Overview.A104]*[$Overview.$J$15]+[$Overview.$H$15]" office:value-type="float" office:value="214.81492" calcext:value-type="float">
            <text:p>214.81492</text:p>
          </table:table-cell>
          <table:table-cell table:formula="of:=[$Overview.B104]*[$Overview.$J$15]" office:value-type="float" office:value="-0.7099248" calcext:value-type="float">
            <text:p>-0.7099248</text:p>
          </table:table-cell>
        </table:table-row>
        <table:table-row table:style-name="ro1">
          <table:table-cell table:formula="of:=[$Overview.A105]*[$Overview.$J$15]+[$Overview.$H$15]" office:value-type="float" office:value="215.6783488" calcext:value-type="float">
            <text:p>215.6783488</text:p>
          </table:table-cell>
          <table:table-cell table:formula="of:=[$Overview.B105]*[$Overview.$J$15]" office:value-type="float" office:value="-0.6800976" calcext:value-type="float">
            <text:p>-0.6800976</text:p>
          </table:table-cell>
        </table:table-row>
        <table:table-row table:style-name="ro1">
          <table:table-cell table:formula="of:=[$Overview.A106]*[$Overview.$J$15]+[$Overview.$H$15]" office:value-type="float" office:value="216.5432752" calcext:value-type="float">
            <text:p>216.5432752</text:p>
          </table:table-cell>
          <table:table-cell table:formula="of:=[$Overview.B106]*[$Overview.$J$15]" office:value-type="float" office:value="-0.6469632" calcext:value-type="float">
            <text:p>-0.6469632</text:p>
          </table:table-cell>
        </table:table-row>
        <table:table-row table:style-name="ro1">
          <table:table-cell table:formula="of:=[$Overview.A107]*[$Overview.$J$15]+[$Overview.$H$15]" office:value-type="float" office:value="217.4093248" calcext:value-type="float">
            <text:p>217.4093248</text:p>
          </table:table-cell>
          <table:table-cell table:formula="of:=[$Overview.B107]*[$Overview.$J$15]" office:value-type="float" office:value="-0.6111456" calcext:value-type="float">
            <text:p>-0.6111456</text:p>
          </table:table-cell>
        </table:table-row>
        <table:table-row table:style-name="ro1">
          <table:table-cell table:formula="of:=[$Overview.A108]*[$Overview.$J$15]+[$Overview.$H$15]" office:value-type="float" office:value="218.276248" calcext:value-type="float">
            <text:p>218.276248</text:p>
          </table:table-cell>
          <table:table-cell table:formula="of:=[$Overview.B108]*[$Overview.$J$15]" office:value-type="float" office:value="-0.5730192" calcext:value-type="float">
            <text:p>-0.5730192</text:p>
          </table:table-cell>
        </table:table-row>
        <table:table-row table:style-name="ro1">
          <table:table-cell table:formula="of:=[$Overview.A109]*[$Overview.$J$15]+[$Overview.$H$15]" office:value-type="float" office:value="219.144232" calcext:value-type="float">
            <text:p>219.144232</text:p>
          </table:table-cell>
          <table:table-cell table:formula="of:=[$Overview.B109]*[$Overview.$J$15]" office:value-type="float" office:value="-0.5329584" calcext:value-type="float">
            <text:p>-0.5329584</text:p>
          </table:table-cell>
        </table:table-row>
        <table:table-row table:style-name="ro1">
          <table:table-cell table:formula="of:=[$Overview.A110]*[$Overview.$J$15]+[$Overview.$H$15]" office:value-type="float" office:value="220.0130272" calcext:value-type="float">
            <text:p>220.0130272</text:p>
          </table:table-cell>
          <table:table-cell table:formula="of:=[$Overview.B110]*[$Overview.$J$15]" office:value-type="float" office:value="-0.4914" calcext:value-type="float">
            <text:p>-0.4914</text:p>
          </table:table-cell>
        </table:table-row>
        <table:table-row table:style-name="ro1">
          <table:table-cell table:formula="of:=[$Overview.A111]*[$Overview.$J$15]+[$Overview.$H$15]" office:value-type="float" office:value="220.8825088" calcext:value-type="float">
            <text:p>220.8825088</text:p>
          </table:table-cell>
          <table:table-cell table:formula="of:=[$Overview.B111]*[$Overview.$J$15]" office:value-type="float" office:value="-0.4485936" calcext:value-type="float">
            <text:p>-0.4485936</text:p>
          </table:table-cell>
        </table:table-row>
        <table:table-row table:style-name="ro1">
          <table:table-cell table:formula="of:=[$Overview.A112]*[$Overview.$J$15]+[$Overview.$H$15]" office:value-type="float" office:value="221.7529264" calcext:value-type="float">
            <text:p>221.7529264</text:p>
          </table:table-cell>
          <table:table-cell table:formula="of:=[$Overview.B112]*[$Overview.$J$15]" office:value-type="float" office:value="-0.4048512" calcext:value-type="float">
            <text:p>-0.4048512</text:p>
          </table:table-cell>
        </table:table-row>
        <table:table-row table:style-name="ro1">
          <table:table-cell table:formula="of:=[$Overview.A113]*[$Overview.$J$15]+[$Overview.$H$15]" office:value-type="float" office:value="222.623968" calcext:value-type="float">
            <text:p>222.623968</text:p>
          </table:table-cell>
          <table:table-cell table:formula="of:=[$Overview.B113]*[$Overview.$J$15]" office:value-type="float" office:value="-0.3605472" calcext:value-type="float">
            <text:p>-0.3605472</text:p>
          </table:table-cell>
        </table:table-row>
        <table:table-row table:style-name="ro1">
          <table:table-cell table:formula="of:=[$Overview.A114]*[$Overview.$J$15]+[$Overview.$H$15]" office:value-type="float" office:value="223.4954464" calcext:value-type="float">
            <text:p>223.4954464</text:p>
          </table:table-cell>
          <table:table-cell table:formula="of:=[$Overview.B114]*[$Overview.$J$15]" office:value-type="float" office:value="-0.3158688" calcext:value-type="float">
            <text:p>-0.3158688</text:p>
          </table:table-cell>
        </table:table-row>
        <table:table-row table:style-name="ro1">
          <table:table-cell table:formula="of:=[$Overview.A115]*[$Overview.$J$15]+[$Overview.$H$15]" office:value-type="float" office:value="224.3670496" calcext:value-type="float">
            <text:p>224.3670496</text:p>
          </table:table-cell>
          <table:table-cell table:formula="of:=[$Overview.B115]*[$Overview.$J$15]" office:value-type="float" office:value="-0.2710656" calcext:value-type="float">
            <text:p>-0.2710656</text:p>
          </table:table-cell>
        </table:table-row>
        <table:table-row table:style-name="ro1">
          <table:table-cell table:formula="of:=[$Overview.A116]*[$Overview.$J$15]+[$Overview.$H$15]" office:value-type="float" office:value="225.2382784" calcext:value-type="float">
            <text:p>225.2382784</text:p>
          </table:table-cell>
          <table:table-cell table:formula="of:=[$Overview.B116]*[$Overview.$J$15]" office:value-type="float" office:value="-0.2265744" calcext:value-type="float">
            <text:p>-0.2265744</text:p>
          </table:table-cell>
        </table:table-row>
        <table:table-row table:style-name="ro1">
          <table:table-cell table:formula="of:=[$Overview.A117]*[$Overview.$J$15]+[$Overview.$H$15]" office:value-type="float" office:value="226.10932" calcext:value-type="float">
            <text:p>226.10932</text:p>
          </table:table-cell>
          <table:table-cell table:formula="of:=[$Overview.B117]*[$Overview.$J$15]" office:value-type="float" office:value="-0.1825824" calcext:value-type="float">
            <text:p>-0.1825824</text:p>
          </table:table-cell>
        </table:table-row>
        <table:table-row table:style-name="ro1">
          <table:table-cell table:formula="of:=[$Overview.A118]*[$Overview.$J$15]+[$Overview.$H$15]" office:value-type="float" office:value="226.9798624" calcext:value-type="float">
            <text:p>226.9798624</text:p>
          </table:table-cell>
          <table:table-cell table:formula="of:=[$Overview.B118]*[$Overview.$J$15]" office:value-type="float" office:value="-0.1390896" calcext:value-type="float">
            <text:p>-0.1390896</text:p>
          </table:table-cell>
        </table:table-row>
        <table:table-row table:style-name="ro1">
          <table:table-cell table:formula="of:=[$Overview.A119]*[$Overview.$J$15]+[$Overview.$H$15]" office:value-type="float" office:value="227.8497184" calcext:value-type="float">
            <text:p>227.8497184</text:p>
          </table:table-cell>
          <table:table-cell table:formula="of:=[$Overview.B119]*[$Overview.$J$15]" office:value-type="float" office:value="-0.096408" calcext:value-type="float">
            <text:p>-0.096408</text:p>
          </table:table-cell>
        </table:table-row>
        <table:table-row table:style-name="ro1">
          <table:table-cell table:formula="of:=[$Overview.A120]*[$Overview.$J$15]+[$Overview.$H$15]" office:value-type="float" office:value="228.719512" calcext:value-type="float">
            <text:p>228.719512</text:p>
          </table:table-cell>
          <table:table-cell table:formula="of:=[$Overview.B120]*[$Overview.$J$15]" office:value-type="float" office:value="-0.0547872" calcext:value-type="float">
            <text:p>-0.0547872</text:p>
          </table:table-cell>
        </table:table-row>
        <table:table-row table:style-name="ro1">
          <table:table-cell table:formula="of:=[$Overview.A121]*[$Overview.$J$15]+[$Overview.$H$15]" office:value-type="float" office:value="229.589368" calcext:value-type="float">
            <text:p>229.589368</text:p>
          </table:table-cell>
          <table:table-cell table:formula="of:=[$Overview.B121]*[$Overview.$J$15]" office:value-type="float" office:value="-0.01404" calcext:value-type="float">
            <text:p>-0.01404</text:p>
          </table:table-cell>
        </table:table-row>
        <table:table-row table:style-name="ro1">
          <table:table-cell table:formula="of:=[$Overview.A122]*[$Overview.$J$15]+[$Overview.$H$15]" office:value-type="float" office:value="230.4588496" calcext:value-type="float">
            <text:p>230.4588496</text:p>
          </table:table-cell>
          <table:table-cell table:formula="of:=[$Overview.B122]*[$Overview.$J$15]" office:value-type="float" office:value="0.0256464" calcext:value-type="float">
            <text:p>0.0256464</text:p>
          </table:table-cell>
        </table:table-row>
        <table:table-row table:style-name="ro1">
          <table:table-cell table:formula="of:=[$Overview.A123]*[$Overview.$J$15]+[$Overview.$H$15]" office:value-type="float" office:value="231.3279568" calcext:value-type="float">
            <text:p>231.3279568</text:p>
          </table:table-cell>
          <table:table-cell table:formula="of:=[$Overview.B123]*[$Overview.$J$15]" office:value-type="float" office:value="0.0640848" calcext:value-type="float">
            <text:p>0.0640848</text:p>
          </table:table-cell>
        </table:table-row>
        <table:table-row table:style-name="ro1">
          <table:table-cell table:formula="of:=[$Overview.A124]*[$Overview.$J$15]+[$Overview.$H$15]" office:value-type="float" office:value="232.197064" calcext:value-type="float">
            <text:p>232.197064</text:p>
          </table:table-cell>
          <table:table-cell table:formula="of:=[$Overview.B124]*[$Overview.$J$15]" office:value-type="float" office:value="0.1012128" calcext:value-type="float">
            <text:p>0.1012128</text:p>
          </table:table-cell>
        </table:table-row>
        <table:table-row table:style-name="ro1">
          <table:table-cell table:formula="of:=[$Overview.A125]*[$Overview.$J$15]+[$Overview.$H$15]" office:value-type="float" office:value="233.0661088" calcext:value-type="float">
            <text:p>233.0661088</text:p>
          </table:table-cell>
          <table:table-cell table:formula="of:=[$Overview.B125]*[$Overview.$J$15]" office:value-type="float" office:value="0.1370304" calcext:value-type="float">
            <text:p>0.1370304</text:p>
          </table:table-cell>
        </table:table-row>
        <table:table-row table:style-name="ro1">
          <table:table-cell table:formula="of:=[$Overview.A126]*[$Overview.$J$15]+[$Overview.$H$15]" office:value-type="float" office:value="233.9343424" calcext:value-type="float">
            <text:p>233.9343424</text:p>
          </table:table-cell>
          <table:table-cell table:formula="of:=[$Overview.B126]*[$Overview.$J$15]" office:value-type="float" office:value="0.1714128" calcext:value-type="float">
            <text:p>0.1714128</text:p>
          </table:table-cell>
        </table:table-row>
        <table:table-row table:style-name="ro1">
          <table:table-cell table:formula="of:=[$Overview.A127]*[$Overview.$J$15]+[$Overview.$H$15]" office:value-type="float" office:value="234.8018272" calcext:value-type="float">
            <text:p>234.8018272</text:p>
          </table:table-cell>
          <table:table-cell table:formula="of:=[$Overview.B127]*[$Overview.$J$15]" office:value-type="float" office:value="0.2038608" calcext:value-type="float">
            <text:p>0.2038608</text:p>
          </table:table-cell>
        </table:table-row>
        <table:table-row table:style-name="ro1">
          <table:table-cell table:formula="of:=[$Overview.A128]*[$Overview.$J$15]+[$Overview.$H$15]" office:value-type="float" office:value="235.6692496" calcext:value-type="float">
            <text:p>235.6692496</text:p>
          </table:table-cell>
          <table:table-cell table:formula="of:=[$Overview.B128]*[$Overview.$J$15]" office:value-type="float" office:value="0.2342496" calcext:value-type="float">
            <text:p>0.2342496</text:p>
          </table:table-cell>
        </table:table-row>
        <table:table-row table:style-name="ro1">
          <table:table-cell table:formula="of:=[$Overview.A129]*[$Overview.$J$15]+[$Overview.$H$15]" office:value-type="float" office:value="236.5368592" calcext:value-type="float">
            <text:p>236.5368592</text:p>
          </table:table-cell>
          <table:table-cell table:formula="of:=[$Overview.B129]*[$Overview.$J$15]" office:value-type="float" office:value="0.2626416" calcext:value-type="float">
            <text:p>0.2626416</text:p>
          </table:table-cell>
        </table:table-row>
        <table:table-row table:style-name="ro1">
          <table:table-cell table:formula="of:=[$Overview.A130]*[$Overview.$J$15]+[$Overview.$H$15]" office:value-type="float" office:value="237.4044688" calcext:value-type="float">
            <text:p>237.4044688</text:p>
          </table:table-cell>
          <table:table-cell table:formula="of:=[$Overview.B130]*[$Overview.$J$15]" office:value-type="float" office:value="0.2890992" calcext:value-type="float">
            <text:p>0.2890992</text:p>
          </table:table-cell>
        </table:table-row>
        <table:table-row table:style-name="ro1">
          <table:table-cell table:formula="of:=[$Overview.A131]*[$Overview.$J$15]+[$Overview.$H$15]" office:value-type="float" office:value="238.272016" calcext:value-type="float">
            <text:p>238.272016</text:p>
          </table:table-cell>
          <table:table-cell table:formula="of:=[$Overview.B131]*[$Overview.$J$15]" office:value-type="float" office:value="0.3134352" calcext:value-type="float">
            <text:p>0.3134352</text:p>
          </table:table-cell>
        </table:table-row>
        <table:table-row table:style-name="ro1">
          <table:table-cell table:formula="of:=[$Overview.A132]*[$Overview.$J$15]+[$Overview.$H$15]" office:value-type="float" office:value="239.1396256" calcext:value-type="float">
            <text:p>239.1396256</text:p>
          </table:table-cell>
          <table:table-cell table:formula="of:=[$Overview.B132]*[$Overview.$J$15]" office:value-type="float" office:value="0.3357744" calcext:value-type="float">
            <text:p>0.3357744</text:p>
          </table:table-cell>
        </table:table-row>
        <table:table-row table:style-name="ro1">
          <table:table-cell table:formula="of:=[$Overview.A133]*[$Overview.$J$15]+[$Overview.$H$15]" office:value-type="float" office:value="240.00736" calcext:value-type="float">
            <text:p>240.00736</text:p>
          </table:table-cell>
          <table:table-cell table:formula="of:=[$Overview.B133]*[$Overview.$J$15]" office:value-type="float" office:value="0.3560544" calcext:value-type="float">
            <text:p>0.3560544</text:p>
          </table:table-cell>
        </table:table-row>
        <table:table-row table:style-name="ro1">
          <table:table-cell table:formula="of:=[$Overview.A134]*[$Overview.$J$15]+[$Overview.$H$15]" office:value-type="float" office:value="240.875032" calcext:value-type="float">
            <text:p>240.875032</text:p>
          </table:table-cell>
          <table:table-cell table:formula="of:=[$Overview.B134]*[$Overview.$J$15]" office:value-type="float" office:value="0.3743376" calcext:value-type="float">
            <text:p>0.3743376</text:p>
          </table:table-cell>
        </table:table-row>
        <table:table-row table:style-name="ro1">
          <table:table-cell table:formula="of:=[$Overview.A135]*[$Overview.$J$15]+[$Overview.$H$15]" office:value-type="float" office:value="241.742704" calcext:value-type="float">
            <text:p>241.742704</text:p>
          </table:table-cell>
          <table:table-cell table:formula="of:=[$Overview.B135]*[$Overview.$J$15]" office:value-type="float" office:value="0.3904992" calcext:value-type="float">
            <text:p>0.3904992</text:p>
          </table:table-cell>
        </table:table-row>
        <table:table-row table:style-name="ro1">
          <table:table-cell table:formula="of:=[$Overview.A136]*[$Overview.$J$15]+[$Overview.$H$15]" office:value-type="float" office:value="242.6105008" calcext:value-type="float">
            <text:p>242.6105008</text:p>
          </table:table-cell>
          <table:table-cell table:formula="of:=[$Overview.B136]*[$Overview.$J$15]" office:value-type="float" office:value="0.4046016" calcext:value-type="float">
            <text:p>0.4046016</text:p>
          </table:table-cell>
        </table:table-row>
        <table:table-row table:style-name="ro1">
          <table:table-cell table:formula="of:=[$Overview.A137]*[$Overview.$J$15]+[$Overview.$H$15]" office:value-type="float" office:value="243.4782976" calcext:value-type="float">
            <text:p>243.4782976</text:p>
          </table:table-cell>
          <table:table-cell table:formula="of:=[$Overview.B137]*[$Overview.$J$15]" office:value-type="float" office:value="0.4167072" calcext:value-type="float">
            <text:p>0.4167072</text:p>
          </table:table-cell>
        </table:table-row>
        <table:table-row table:style-name="ro1">
          <table:table-cell table:formula="of:=[$Overview.A138]*[$Overview.$J$15]+[$Overview.$H$15]" office:value-type="float" office:value="244.346032" calcext:value-type="float">
            <text:p>244.346032</text:p>
          </table:table-cell>
          <table:table-cell table:formula="of:=[$Overview.B138]*[$Overview.$J$15]" office:value-type="float" office:value="0.4267536" calcext:value-type="float">
            <text:p>0.4267536</text:p>
          </table:table-cell>
        </table:table-row>
        <table:table-row table:style-name="ro1">
          <table:table-cell table:formula="of:=[$Overview.A139]*[$Overview.$J$15]+[$Overview.$H$15]" office:value-type="float" office:value="245.2137664" calcext:value-type="float">
            <text:p>245.2137664</text:p>
          </table:table-cell>
          <table:table-cell table:formula="of:=[$Overview.B139]*[$Overview.$J$15]" office:value-type="float" office:value="0.434616" calcext:value-type="float">
            <text:p>0.434616</text:p>
          </table:table-cell>
        </table:table-row>
        <table:table-row table:style-name="ro1">
          <table:table-cell table:formula="of:=[$Overview.A140]*[$Overview.$J$15]+[$Overview.$H$15]" office:value-type="float" office:value="246.0815008" calcext:value-type="float">
            <text:p>246.0815008</text:p>
          </table:table-cell>
          <table:table-cell table:formula="of:=[$Overview.B140]*[$Overview.$J$15]" office:value-type="float" office:value="0.4404192" calcext:value-type="float">
            <text:p>0.4404192</text:p>
          </table:table-cell>
        </table:table-row>
        <table:table-row table:style-name="ro1">
          <table:table-cell table:formula="of:=[$Overview.A141]*[$Overview.$J$15]+[$Overview.$H$15]" office:value-type="float" office:value="246.9491728" calcext:value-type="float">
            <text:p>246.9491728</text:p>
          </table:table-cell>
          <table:table-cell table:formula="of:=[$Overview.B141]*[$Overview.$J$15]" office:value-type="float" office:value="0.4441632" calcext:value-type="float">
            <text:p>0.4441632</text:p>
          </table:table-cell>
        </table:table-row>
        <table:table-row table:style-name="ro1">
          <table:table-cell table:formula="of:=[$Overview.A142]*[$Overview.$J$15]+[$Overview.$H$15]" office:value-type="float" office:value="247.8168448" calcext:value-type="float">
            <text:p>247.8168448</text:p>
          </table:table-cell>
          <table:table-cell table:formula="of:=[$Overview.B142]*[$Overview.$J$15]" office:value-type="float" office:value="0.4457232" calcext:value-type="float">
            <text:p>0.4457232</text:p>
          </table:table-cell>
        </table:table-row>
        <table:table-row table:style-name="ro1">
          <table:table-cell table:formula="of:=[$Overview.A143]*[$Overview.$J$15]+[$Overview.$H$15]" office:value-type="float" office:value="248.6845168" calcext:value-type="float">
            <text:p>248.6845168</text:p>
          </table:table-cell>
          <table:table-cell table:formula="of:=[$Overview.B143]*[$Overview.$J$15]" office:value-type="float" office:value="0.4451616" calcext:value-type="float">
            <text:p>0.4451616</text:p>
          </table:table-cell>
        </table:table-row>
        <table:table-row table:style-name="ro1">
          <table:table-cell table:formula="of:=[$Overview.A144]*[$Overview.$J$15]+[$Overview.$H$15]" office:value-type="float" office:value="249.5521888" calcext:value-type="float">
            <text:p>249.5521888</text:p>
          </table:table-cell>
          <table:table-cell table:formula="of:=[$Overview.B144]*[$Overview.$J$15]" office:value-type="float" office:value="0.442416" calcext:value-type="float">
            <text:p>0.442416</text:p>
          </table:table-cell>
        </table:table-row>
        <table:table-row table:style-name="ro1">
          <table:table-cell table:formula="of:=[$Overview.A145]*[$Overview.$J$15]+[$Overview.$H$15]" office:value-type="float" office:value="250.4197984" calcext:value-type="float">
            <text:p>250.4197984</text:p>
          </table:table-cell>
          <table:table-cell table:formula="of:=[$Overview.B145]*[$Overview.$J$15]" office:value-type="float" office:value="0.4376112" calcext:value-type="float">
            <text:p>0.4376112</text:p>
          </table:table-cell>
        </table:table-row>
        <table:table-row table:style-name="ro1">
          <table:table-cell table:formula="of:=[$Overview.A146]*[$Overview.$J$15]+[$Overview.$H$15]" office:value-type="float" office:value="251.2875328" calcext:value-type="float">
            <text:p>251.2875328</text:p>
          </table:table-cell>
          <table:table-cell table:formula="of:=[$Overview.B146]*[$Overview.$J$15]" office:value-type="float" office:value="0.4306224" calcext:value-type="float">
            <text:p>0.4306224</text:p>
          </table:table-cell>
        </table:table-row>
        <table:table-row table:style-name="ro1">
          <table:table-cell table:formula="of:=[$Overview.A147]*[$Overview.$J$15]+[$Overview.$H$15]" office:value-type="float" office:value="252.155392" calcext:value-type="float">
            <text:p>252.155392</text:p>
          </table:table-cell>
          <table:table-cell table:formula="of:=[$Overview.B147]*[$Overview.$J$15]" office:value-type="float" office:value="0.4215744" calcext:value-type="float">
            <text:p>0.4215744</text:p>
          </table:table-cell>
        </table:table-row>
        <table:table-row table:style-name="ro1">
          <table:table-cell table:formula="of:=[$Overview.A148]*[$Overview.$J$15]+[$Overview.$H$15]" office:value-type="float" office:value="253.0232512" calcext:value-type="float">
            <text:p>253.0232512</text:p>
          </table:table-cell>
          <table:table-cell table:formula="of:=[$Overview.B148]*[$Overview.$J$15]" office:value-type="float" office:value="0.4104672" calcext:value-type="float">
            <text:p>0.4104672</text:p>
          </table:table-cell>
        </table:table-row>
        <table:table-row table:style-name="ro1">
          <table:table-cell table:formula="of:=[$Overview.A149]*[$Overview.$J$15]+[$Overview.$H$15]" office:value-type="float" office:value="253.8912976" calcext:value-type="float">
            <text:p>253.8912976</text:p>
          </table:table-cell>
          <table:table-cell table:formula="of:=[$Overview.B149]*[$Overview.$J$15]" office:value-type="float" office:value="0.3973632" calcext:value-type="float">
            <text:p>0.3973632</text:p>
          </table:table-cell>
        </table:table-row>
        <table:table-row table:style-name="ro1">
          <table:table-cell table:formula="of:=[$Overview.A150]*[$Overview.$J$15]+[$Overview.$H$15]" office:value-type="float" office:value="254.7595936" calcext:value-type="float">
            <text:p>254.7595936</text:p>
          </table:table-cell>
          <table:table-cell table:formula="of:=[$Overview.B150]*[$Overview.$J$15]" office:value-type="float" office:value="0.3823248" calcext:value-type="float">
            <text:p>0.3823248</text:p>
          </table:table-cell>
        </table:table-row>
        <table:table-row table:style-name="ro1">
          <table:table-cell table:formula="of:=[$Overview.A151]*[$Overview.$J$15]+[$Overview.$H$15]" office:value-type="float" office:value="255.6280144" calcext:value-type="float">
            <text:p>255.6280144</text:p>
          </table:table-cell>
          <table:table-cell table:formula="of:=[$Overview.B151]*[$Overview.$J$15]" office:value-type="float" office:value="0.3655392" calcext:value-type="float">
            <text:p>0.3655392</text:p>
          </table:table-cell>
        </table:table-row>
        <table:table-row table:style-name="ro1">
          <table:table-cell table:formula="of:=[$Overview.A152]*[$Overview.$J$15]+[$Overview.$H$15]" office:value-type="float" office:value="256.49656" calcext:value-type="float">
            <text:p>256.49656</text:p>
          </table:table-cell>
          <table:table-cell table:formula="of:=[$Overview.B152]*[$Overview.$J$15]" office:value-type="float" office:value="0.3468816" calcext:value-type="float">
            <text:p>0.3468816</text:p>
          </table:table-cell>
        </table:table-row>
        <table:table-row table:style-name="ro1">
          <table:table-cell table:formula="of:=[$Overview.A153]*[$Overview.$J$15]+[$Overview.$H$15]" office:value-type="float" office:value="257.3652928" calcext:value-type="float">
            <text:p>257.3652928</text:p>
          </table:table-cell>
          <table:table-cell table:formula="of:=[$Overview.B153]*[$Overview.$J$15]" office:value-type="float" office:value="0.3266016" calcext:value-type="float">
            <text:p>0.3266016</text:p>
          </table:table-cell>
        </table:table-row>
        <table:table-row table:style-name="ro1">
          <table:table-cell table:formula="of:=[$Overview.A154]*[$Overview.$J$15]+[$Overview.$H$15]" office:value-type="float" office:value="258.2341504" calcext:value-type="float">
            <text:p>258.2341504</text:p>
          </table:table-cell>
          <table:table-cell table:formula="of:=[$Overview.B154]*[$Overview.$J$15]" office:value-type="float" office:value="0.3046992" calcext:value-type="float">
            <text:p>0.3046992</text:p>
          </table:table-cell>
        </table:table-row>
        <table:table-row table:style-name="ro1">
          <table:table-cell table:formula="of:=[$Overview.A155]*[$Overview.$J$15]+[$Overview.$H$15]" office:value-type="float" office:value="259.1031328" calcext:value-type="float">
            <text:p>259.1031328</text:p>
          </table:table-cell>
          <table:table-cell table:formula="of:=[$Overview.B155]*[$Overview.$J$15]" office:value-type="float" office:value="0.2812368" calcext:value-type="float">
            <text:p>0.2812368</text:p>
          </table:table-cell>
        </table:table-row>
        <table:table-row table:style-name="ro1">
          <table:table-cell table:formula="of:=[$Overview.A156]*[$Overview.$J$15]+[$Overview.$H$15]" office:value-type="float" office:value="259.9721776" calcext:value-type="float">
            <text:p>259.9721776</text:p>
          </table:table-cell>
          <table:table-cell table:formula="of:=[$Overview.B156]*[$Overview.$J$15]" office:value-type="float" office:value="0.2562144" calcext:value-type="float">
            <text:p>0.2562144</text:p>
          </table:table-cell>
        </table:table-row>
        <table:table-row table:style-name="ro1">
          <table:table-cell table:formula="of:=[$Overview.A157]*[$Overview.$J$15]+[$Overview.$H$15]" office:value-type="float" office:value="260.8412224" calcext:value-type="float">
            <text:p>260.8412224</text:p>
          </table:table-cell>
          <table:table-cell table:formula="of:=[$Overview.B157]*[$Overview.$J$15]" office:value-type="float" office:value="0.2297568" calcext:value-type="float">
            <text:p>0.2297568</text:p>
          </table:table-cell>
        </table:table-row>
        <table:table-row table:style-name="ro1">
          <table:table-cell table:formula="of:=[$Overview.A158]*[$Overview.$J$15]+[$Overview.$H$15]" office:value-type="float" office:value="261.7102048" calcext:value-type="float">
            <text:p>261.7102048</text:p>
          </table:table-cell>
          <table:table-cell table:formula="of:=[$Overview.B158]*[$Overview.$J$15]" office:value-type="float" office:value="0.201864" calcext:value-type="float">
            <text:p>0.201864</text:p>
          </table:table-cell>
        </table:table-row>
        <table:table-row table:style-name="ro1">
          <table:table-cell table:formula="of:=[$Overview.A159]*[$Overview.$J$15]+[$Overview.$H$15]" office:value-type="float" office:value="262.579" calcext:value-type="float">
            <text:p>262.579</text:p>
          </table:table-cell>
          <table:table-cell table:formula="of:=[$Overview.B159]*[$Overview.$J$15]" office:value-type="float" office:value="0.1724736" calcext:value-type="float">
            <text:p>0.1724736</text:p>
          </table:table-cell>
        </table:table-row>
        <table:table-row table:style-name="ro1">
          <table:table-cell table:formula="of:=[$Overview.A160]*[$Overview.$J$15]+[$Overview.$H$15]" office:value-type="float" office:value="263.4474832" calcext:value-type="float">
            <text:p>263.4474832</text:p>
          </table:table-cell>
          <table:table-cell table:formula="of:=[$Overview.B160]*[$Overview.$J$15]" office:value-type="float" office:value="0.1415232" calcext:value-type="float">
            <text:p>0.1415232</text:p>
          </table:table-cell>
        </table:table-row>
        <table:table-row table:style-name="ro1">
          <table:table-cell table:formula="of:=[$Overview.A161]*[$Overview.$J$15]+[$Overview.$H$15]" office:value-type="float" office:value="264.3155296" calcext:value-type="float">
            <text:p>264.3155296</text:p>
          </table:table-cell>
          <table:table-cell table:formula="of:=[$Overview.B161]*[$Overview.$J$15]" office:value-type="float" office:value="0.108888" calcext:value-type="float">
            <text:p>0.108888</text:p>
          </table:table-cell>
        </table:table-row>
        <table:table-row table:style-name="ro1">
          <table:table-cell table:formula="of:=[$Overview.A162]*[$Overview.$J$15]+[$Overview.$H$15]" office:value-type="float" office:value="265.1828896" calcext:value-type="float">
            <text:p>265.1828896</text:p>
          </table:table-cell>
          <table:table-cell table:formula="of:=[$Overview.B162]*[$Overview.$J$15]" office:value-type="float" office:value="0.0745056" calcext:value-type="float">
            <text:p>0.0745056</text:p>
          </table:table-cell>
        </table:table-row>
        <table:table-row table:style-name="ro1">
          <table:table-cell table:formula="of:=[$Overview.A163]*[$Overview.$J$15]+[$Overview.$H$15]" office:value-type="float" office:value="266.0476912" calcext:value-type="float">
            <text:p>266.0476912</text:p>
          </table:table-cell>
          <table:table-cell table:formula="of:=[$Overview.B163]*[$Overview.$J$15]" office:value-type="float" office:value="0.0381888" calcext:value-type="float">
            <text:p>0.0381888</text:p>
          </table:table-cell>
        </table:table-row>
        <table:table-row table:style-name="ro1">
          <table:table-cell table:formula="of:=[$Overview.A164]*[$Overview.$J$15]+[$Overview.$H$15]" office:value-type="float" office:value="266.894584" calcext:value-type="float">
            <text:p>266.894584</text:p>
          </table:table-cell>
          <table:table-cell table:formula="of:=[$Overview.B164]*[$Overview.$J$15]" office:value-type="float" office:value="0.0007488" calcext:value-type="float">
            <text:p>0.0007488</text:p>
          </table:table-cell>
        </table:table-row>
        <table:table-row table:style-name="ro1">
          <table:table-cell table:formula="of:=[$Overview.A165]*[$Overview.$J$15]+[$Overview.$H$15]" office:value-type="float" office:value="267.636208" calcext:value-type="float">
            <text:p>267.636208</text:p>
          </table:table-cell>
          <table:table-cell table:formula="of:=[$Overview.B165]*[$Overview.$J$15]" office:value-type="float" office:value="-0.032136" calcext:value-type="float">
            <text:p>-0.032136</text:p>
          </table:table-cell>
        </table:table-row>
        <table:table-row table:style-name="ro1">
          <table:table-cell table:formula="of:=[$Overview.A166]*[$Overview.$J$15]+[$Overview.$H$15]" office:value-type="float" office:value="268" calcext:value-type="float">
            <text:p>268</text:p>
          </table:table-cell>
          <table:table-cell table:formula="of:=[$Overview.B166]*[$Overview.$J$15]" office:value-type="float" office:value="-0.0469248" calcext:value-type="float">
            <text:p>-0.0469248</text:p>
          </table:table-cell>
        </table:table-row>
      </table:table>
      <table:table table:name="S6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table:formula="of:=[$Overview.A5]*[$Overview.$J$16]+[$Overview.$H$16]" office:value-type="float" office:value="228.01158" calcext:value-type="float">
            <text:p>228.01158</text:p>
          </table:table-cell>
          <table:table-cell table:formula="of:=[$Overview.B5]*[$Overview.$J$16]" office:value-type="float" office:value="0.05946" calcext:value-type="float">
            <text:p>0.05946</text:p>
          </table:table-cell>
        </table:table-row>
        <table:table-row table:style-name="ro1">
          <table:table-cell table:formula="of:=[$Overview.A6]*[$Overview.$J$16]+[$Overview.$H$16]" office:value-type="float" office:value="228.03645" calcext:value-type="float">
            <text:p>228.03645</text:p>
          </table:table-cell>
          <table:table-cell table:formula="of:=[$Overview.B6]*[$Overview.$J$16]" office:value-type="float" office:value="0.11295" calcext:value-type="float">
            <text:p>0.11295</text:p>
          </table:table-cell>
        </table:table-row>
        <table:table-row table:style-name="ro1">
          <table:table-cell table:formula="of:=[$Overview.A7]*[$Overview.$J$16]+[$Overview.$H$16]" office:value-type="float" office:value="228.07701" calcext:value-type="float">
            <text:p>228.07701</text:p>
          </table:table-cell>
          <table:table-cell table:formula="of:=[$Overview.B7]*[$Overview.$J$16]" office:value-type="float" office:value="0.17412" calcext:value-type="float">
            <text:p>0.17412</text:p>
          </table:table-cell>
        </table:table-row>
        <table:table-row table:style-name="ro1">
          <table:table-cell table:formula="of:=[$Overview.A8]*[$Overview.$J$16]+[$Overview.$H$16]" office:value-type="float" office:value="228.1392" calcext:value-type="float">
            <text:p>228.1392</text:p>
          </table:table-cell>
          <table:table-cell table:formula="of:=[$Overview.B8]*[$Overview.$J$16]" office:value-type="float" office:value="0.24636" calcext:value-type="float">
            <text:p>0.24636</text:p>
          </table:table-cell>
        </table:table-row>
        <table:table-row table:style-name="ro1">
          <table:table-cell table:formula="of:=[$Overview.A9]*[$Overview.$J$16]+[$Overview.$H$16]" office:value-type="float" office:value="228.23406" calcext:value-type="float">
            <text:p>228.23406</text:p>
          </table:table-cell>
          <table:table-cell table:formula="of:=[$Overview.B9]*[$Overview.$J$16]" office:value-type="float" office:value="0.33432" calcext:value-type="float">
            <text:p>0.33432</text:p>
          </table:table-cell>
        </table:table-row>
        <table:table-row table:style-name="ro1">
          <table:table-cell table:formula="of:=[$Overview.A10]*[$Overview.$J$16]+[$Overview.$H$16]" office:value-type="float" office:value="228.37872" calcext:value-type="float">
            <text:p>228.37872</text:p>
          </table:table-cell>
          <table:table-cell table:formula="of:=[$Overview.B10]*[$Overview.$J$16]" office:value-type="float" office:value="0.44148" calcext:value-type="float">
            <text:p>0.44148</text:p>
          </table:table-cell>
        </table:table-row>
        <table:table-row table:style-name="ro1">
          <table:table-cell table:formula="of:=[$Overview.A11]*[$Overview.$J$16]+[$Overview.$H$16]" office:value-type="float" office:value="228.58803" calcext:value-type="float">
            <text:p>228.58803</text:p>
          </table:table-cell>
          <table:table-cell table:formula="of:=[$Overview.B11]*[$Overview.$J$16]" office:value-type="float" office:value="0.56568" calcext:value-type="float">
            <text:p>0.56568</text:p>
          </table:table-cell>
        </table:table-row>
        <table:table-row table:style-name="ro1">
          <table:table-cell table:formula="of:=[$Overview.A12]*[$Overview.$J$16]+[$Overview.$H$16]" office:value-type="float" office:value="228.85791" calcext:value-type="float">
            <text:p>228.85791</text:p>
          </table:table-cell>
          <table:table-cell table:formula="of:=[$Overview.B12]*[$Overview.$J$16]" office:value-type="float" office:value="0.69411" calcext:value-type="float">
            <text:p>0.69411</text:p>
          </table:table-cell>
        </table:table-row>
        <table:table-row table:style-name="ro1">
          <table:table-cell table:formula="of:=[$Overview.A13]*[$Overview.$J$16]+[$Overview.$H$16]" office:value-type="float" office:value="229.17063" calcext:value-type="float">
            <text:p>229.17063</text:p>
          </table:table-cell>
          <table:table-cell table:formula="of:=[$Overview.B13]*[$Overview.$J$16]" office:value-type="float" office:value="0.81483" calcext:value-type="float">
            <text:p>0.81483</text:p>
          </table:table-cell>
        </table:table-row>
        <table:table-row table:style-name="ro1">
          <table:table-cell table:formula="of:=[$Overview.A14]*[$Overview.$J$16]+[$Overview.$H$16]" office:value-type="float" office:value="229.51134" calcext:value-type="float">
            <text:p>229.51134</text:p>
          </table:table-cell>
          <table:table-cell table:formula="of:=[$Overview.B14]*[$Overview.$J$16]" office:value-type="float" office:value="0.92349" calcext:value-type="float">
            <text:p>0.92349</text:p>
          </table:table-cell>
        </table:table-row>
        <table:table-row table:style-name="ro1">
          <table:table-cell table:formula="of:=[$Overview.A15]*[$Overview.$J$16]+[$Overview.$H$16]" office:value-type="float" office:value="229.87062" calcext:value-type="float">
            <text:p>229.87062</text:p>
          </table:table-cell>
          <table:table-cell table:formula="of:=[$Overview.B15]*[$Overview.$J$16]" office:value-type="float" office:value="1.01982" calcext:value-type="float">
            <text:p>1.01982</text:p>
          </table:table-cell>
        </table:table-row>
        <table:table-row table:style-name="ro1">
          <table:table-cell table:formula="of:=[$Overview.A16]*[$Overview.$J$16]+[$Overview.$H$16]" office:value-type="float" office:value="230.24259" calcext:value-type="float">
            <text:p>230.24259</text:p>
          </table:table-cell>
          <table:table-cell table:formula="of:=[$Overview.B16]*[$Overview.$J$16]" office:value-type="float" office:value="1.1049" calcext:value-type="float">
            <text:p>1.1049</text:p>
          </table:table-cell>
        </table:table-row>
        <table:table-row table:style-name="ro1">
          <table:table-cell table:formula="of:=[$Overview.A17]*[$Overview.$J$16]+[$Overview.$H$16]" office:value-type="float" office:value="230.62407" calcext:value-type="float">
            <text:p>230.62407</text:p>
          </table:table-cell>
          <table:table-cell table:formula="of:=[$Overview.B17]*[$Overview.$J$16]" office:value-type="float" office:value="1.17996" calcext:value-type="float">
            <text:p>1.17996</text:p>
          </table:table-cell>
        </table:table-row>
        <table:table-row table:style-name="ro1">
          <table:table-cell table:formula="of:=[$Overview.A18]*[$Overview.$J$16]+[$Overview.$H$16]" office:value-type="float" office:value="231.01257" calcext:value-type="float">
            <text:p>231.01257</text:p>
          </table:table-cell>
          <table:table-cell table:formula="of:=[$Overview.B18]*[$Overview.$J$16]" office:value-type="float" office:value="1.24638" calcext:value-type="float">
            <text:p>1.24638</text:p>
          </table:table-cell>
        </table:table-row>
        <table:table-row table:style-name="ro1">
          <table:table-cell table:formula="of:=[$Overview.A19]*[$Overview.$J$16]+[$Overview.$H$16]" office:value-type="float" office:value="231.40644" calcext:value-type="float">
            <text:p>231.40644</text:p>
          </table:table-cell>
          <table:table-cell table:formula="of:=[$Overview.B19]*[$Overview.$J$16]" office:value-type="float" office:value="1.3053" calcext:value-type="float">
            <text:p>1.3053</text:p>
          </table:table-cell>
        </table:table-row>
        <table:table-row table:style-name="ro1">
          <table:table-cell table:formula="of:=[$Overview.A20]*[$Overview.$J$16]+[$Overview.$H$16]" office:value-type="float" office:value="231.80424" calcext:value-type="float">
            <text:p>231.80424</text:p>
          </table:table-cell>
          <table:table-cell table:formula="of:=[$Overview.B20]*[$Overview.$J$16]" office:value-type="float" office:value="1.35756" calcext:value-type="float">
            <text:p>1.35756</text:p>
          </table:table-cell>
        </table:table-row>
        <table:table-row table:style-name="ro1">
          <table:table-cell table:formula="of:=[$Overview.A21]*[$Overview.$J$16]+[$Overview.$H$16]" office:value-type="float" office:value="232.20516" calcext:value-type="float">
            <text:p>232.20516</text:p>
          </table:table-cell>
          <table:table-cell table:formula="of:=[$Overview.B21]*[$Overview.$J$16]" office:value-type="float" office:value="1.40388" calcext:value-type="float">
            <text:p>1.40388</text:p>
          </table:table-cell>
        </table:table-row>
        <table:table-row table:style-name="ro1">
          <table:table-cell table:formula="of:=[$Overview.A22]*[$Overview.$J$16]+[$Overview.$H$16]" office:value-type="float" office:value="232.60845" calcext:value-type="float">
            <text:p>232.60845</text:p>
          </table:table-cell>
          <table:table-cell table:formula="of:=[$Overview.B22]*[$Overview.$J$16]" office:value-type="float" office:value="1.44492" calcext:value-type="float">
            <text:p>1.44492</text:p>
          </table:table-cell>
        </table:table-row>
        <table:table-row table:style-name="ro1">
          <table:table-cell table:formula="of:=[$Overview.A23]*[$Overview.$J$16]+[$Overview.$H$16]" office:value-type="float" office:value="233.01357" calcext:value-type="float">
            <text:p>233.01357</text:p>
          </table:table-cell>
          <table:table-cell table:formula="of:=[$Overview.B23]*[$Overview.$J$16]" office:value-type="float" office:value="1.48107" calcext:value-type="float">
            <text:p>1.48107</text:p>
          </table:table-cell>
        </table:table-row>
        <table:table-row table:style-name="ro1">
          <table:table-cell table:formula="of:=[$Overview.A24]*[$Overview.$J$16]+[$Overview.$H$16]" office:value-type="float" office:value="233.42031" calcext:value-type="float">
            <text:p>233.42031</text:p>
          </table:table-cell>
          <table:table-cell table:formula="of:=[$Overview.B24]*[$Overview.$J$16]" office:value-type="float" office:value="1.51281" calcext:value-type="float">
            <text:p>1.51281</text:p>
          </table:table-cell>
        </table:table-row>
        <table:table-row table:style-name="ro1">
          <table:table-cell table:formula="of:=[$Overview.A25]*[$Overview.$J$16]+[$Overview.$H$16]" office:value-type="float" office:value="233.82816" calcext:value-type="float">
            <text:p>233.82816</text:p>
          </table:table-cell>
          <table:table-cell table:formula="of:=[$Overview.B25]*[$Overview.$J$16]" office:value-type="float" office:value="1.54041" calcext:value-type="float">
            <text:p>1.54041</text:p>
          </table:table-cell>
        </table:table-row>
        <table:table-row table:style-name="ro1">
          <table:table-cell table:formula="of:=[$Overview.A26]*[$Overview.$J$16]+[$Overview.$H$16]" office:value-type="float" office:value="234.23709" calcext:value-type="float">
            <text:p>234.23709</text:p>
          </table:table-cell>
          <table:table-cell table:formula="of:=[$Overview.B26]*[$Overview.$J$16]" office:value-type="float" office:value="1.56414" calcext:value-type="float">
            <text:p>1.56414</text:p>
          </table:table-cell>
        </table:table-row>
        <table:table-row table:style-name="ro1">
          <table:table-cell table:formula="of:=[$Overview.A27]*[$Overview.$J$16]+[$Overview.$H$16]" office:value-type="float" office:value="234.64695" calcext:value-type="float">
            <text:p>234.64695</text:p>
          </table:table-cell>
          <table:table-cell table:formula="of:=[$Overview.B27]*[$Overview.$J$16]" office:value-type="float" office:value="1.58427" calcext:value-type="float">
            <text:p>1.58427</text:p>
          </table:table-cell>
        </table:table-row>
        <table:table-row table:style-name="ro1">
          <table:table-cell table:formula="of:=[$Overview.A28]*[$Overview.$J$16]+[$Overview.$H$16]" office:value-type="float" office:value="235.05753" calcext:value-type="float">
            <text:p>235.05753</text:p>
          </table:table-cell>
          <table:table-cell table:formula="of:=[$Overview.B28]*[$Overview.$J$16]" office:value-type="float" office:value="1.60104" calcext:value-type="float">
            <text:p>1.60104</text:p>
          </table:table-cell>
        </table:table-row>
        <table:table-row table:style-name="ro1">
          <table:table-cell table:formula="of:=[$Overview.A29]*[$Overview.$J$16]+[$Overview.$H$16]" office:value-type="float" office:value="235.46889" calcext:value-type="float">
            <text:p>235.46889</text:p>
          </table:table-cell>
          <table:table-cell table:formula="of:=[$Overview.B29]*[$Overview.$J$16]" office:value-type="float" office:value="1.61466" calcext:value-type="float">
            <text:p>1.61466</text:p>
          </table:table-cell>
        </table:table-row>
        <table:table-row table:style-name="ro1">
          <table:table-cell table:formula="of:=[$Overview.A30]*[$Overview.$J$16]+[$Overview.$H$16]" office:value-type="float" office:value="235.88082" calcext:value-type="float">
            <text:p>235.88082</text:p>
          </table:table-cell>
          <table:table-cell table:formula="of:=[$Overview.B30]*[$Overview.$J$16]" office:value-type="float" office:value="1.62531" calcext:value-type="float">
            <text:p>1.62531</text:p>
          </table:table-cell>
        </table:table-row>
        <table:table-row table:style-name="ro1">
          <table:table-cell table:formula="of:=[$Overview.A31]*[$Overview.$J$16]+[$Overview.$H$16]" office:value-type="float" office:value="236.29314" calcext:value-type="float">
            <text:p>236.29314</text:p>
          </table:table-cell>
          <table:table-cell table:formula="of:=[$Overview.B31]*[$Overview.$J$16]" office:value-type="float" office:value="1.63314" calcext:value-type="float">
            <text:p>1.63314</text:p>
          </table:table-cell>
        </table:table-row>
        <table:table-row table:style-name="ro1">
          <table:table-cell table:formula="of:=[$Overview.A32]*[$Overview.$J$16]+[$Overview.$H$16]" office:value-type="float" office:value="236.70603" calcext:value-type="float">
            <text:p>236.70603</text:p>
          </table:table-cell>
          <table:table-cell table:formula="of:=[$Overview.B32]*[$Overview.$J$16]" office:value-type="float" office:value="1.6383" calcext:value-type="float">
            <text:p>1.6383</text:p>
          </table:table-cell>
        </table:table-row>
        <table:table-row table:style-name="ro1">
          <table:table-cell table:formula="of:=[$Overview.A33]*[$Overview.$J$16]+[$Overview.$H$16]" office:value-type="float" office:value="237.11934" calcext:value-type="float">
            <text:p>237.11934</text:p>
          </table:table-cell>
          <table:table-cell table:formula="of:=[$Overview.B33]*[$Overview.$J$16]" office:value-type="float" office:value="1.64094" calcext:value-type="float">
            <text:p>1.64094</text:p>
          </table:table-cell>
        </table:table-row>
        <table:table-row table:style-name="ro1">
          <table:table-cell table:formula="of:=[$Overview.A34]*[$Overview.$J$16]+[$Overview.$H$16]" office:value-type="float" office:value="237.53292" calcext:value-type="float">
            <text:p>237.53292</text:p>
          </table:table-cell>
          <table:table-cell table:formula="of:=[$Overview.B34]*[$Overview.$J$16]" office:value-type="float" office:value="1.64124" calcext:value-type="float">
            <text:p>1.64124</text:p>
          </table:table-cell>
        </table:table-row>
        <table:table-row table:style-name="ro1">
          <table:table-cell table:formula="of:=[$Overview.A35]*[$Overview.$J$16]+[$Overview.$H$16]" office:value-type="float" office:value="237.94686" calcext:value-type="float">
            <text:p>237.94686</text:p>
          </table:table-cell>
          <table:table-cell table:formula="of:=[$Overview.B35]*[$Overview.$J$16]" office:value-type="float" office:value="1.63923" calcext:value-type="float">
            <text:p>1.63923</text:p>
          </table:table-cell>
        </table:table-row>
        <table:table-row table:style-name="ro1">
          <table:table-cell table:formula="of:=[$Overview.A36]*[$Overview.$J$16]+[$Overview.$H$16]" office:value-type="float" office:value="238.36104" calcext:value-type="float">
            <text:p>238.36104</text:p>
          </table:table-cell>
          <table:table-cell table:formula="of:=[$Overview.B36]*[$Overview.$J$16]" office:value-type="float" office:value="1.63506" calcext:value-type="float">
            <text:p>1.63506</text:p>
          </table:table-cell>
        </table:table-row>
        <table:table-row table:style-name="ro1">
          <table:table-cell table:formula="of:=[$Overview.A37]*[$Overview.$J$16]+[$Overview.$H$16]" office:value-type="float" office:value="238.7754" calcext:value-type="float">
            <text:p>238.7754</text:p>
          </table:table-cell>
          <table:table-cell table:formula="of:=[$Overview.B37]*[$Overview.$J$16]" office:value-type="float" office:value="1.62882" calcext:value-type="float">
            <text:p>1.62882</text:p>
          </table:table-cell>
        </table:table-row>
        <table:table-row table:style-name="ro1">
          <table:table-cell table:formula="of:=[$Overview.A38]*[$Overview.$J$16]+[$Overview.$H$16]" office:value-type="float" office:value="239.18994" calcext:value-type="float">
            <text:p>239.18994</text:p>
          </table:table-cell>
          <table:table-cell table:formula="of:=[$Overview.B38]*[$Overview.$J$16]" office:value-type="float" office:value="1.62057" calcext:value-type="float">
            <text:p>1.62057</text:p>
          </table:table-cell>
        </table:table-row>
        <table:table-row table:style-name="ro1">
          <table:table-cell table:formula="of:=[$Overview.A39]*[$Overview.$J$16]+[$Overview.$H$16]" office:value-type="float" office:value="239.60469" calcext:value-type="float">
            <text:p>239.60469</text:p>
          </table:table-cell>
          <table:table-cell table:formula="of:=[$Overview.B39]*[$Overview.$J$16]" office:value-type="float" office:value="1.61043" calcext:value-type="float">
            <text:p>1.61043</text:p>
          </table:table-cell>
        </table:table-row>
        <table:table-row table:style-name="ro1">
          <table:table-cell table:formula="of:=[$Overview.A40]*[$Overview.$J$16]+[$Overview.$H$16]" office:value-type="float" office:value="240.01953" calcext:value-type="float">
            <text:p>240.01953</text:p>
          </table:table-cell>
          <table:table-cell table:formula="of:=[$Overview.B40]*[$Overview.$J$16]" office:value-type="float" office:value="1.59843" calcext:value-type="float">
            <text:p>1.59843</text:p>
          </table:table-cell>
        </table:table-row>
        <table:table-row table:style-name="ro1">
          <table:table-cell table:formula="of:=[$Overview.A41]*[$Overview.$J$16]+[$Overview.$H$16]" office:value-type="float" office:value="240.43452" calcext:value-type="float">
            <text:p>240.43452</text:p>
          </table:table-cell>
          <table:table-cell table:formula="of:=[$Overview.B41]*[$Overview.$J$16]" office:value-type="float" office:value="1.58463" calcext:value-type="float">
            <text:p>1.58463</text:p>
          </table:table-cell>
        </table:table-row>
        <table:table-row table:style-name="ro1">
          <table:table-cell table:formula="of:=[$Overview.A42]*[$Overview.$J$16]+[$Overview.$H$16]" office:value-type="float" office:value="240.84963" calcext:value-type="float">
            <text:p>240.84963</text:p>
          </table:table-cell>
          <table:table-cell table:formula="of:=[$Overview.B42]*[$Overview.$J$16]" office:value-type="float" office:value="1.56915" calcext:value-type="float">
            <text:p>1.56915</text:p>
          </table:table-cell>
        </table:table-row>
        <table:table-row table:style-name="ro1">
          <table:table-cell table:formula="of:=[$Overview.A43]*[$Overview.$J$16]+[$Overview.$H$16]" office:value-type="float" office:value="241.26483" calcext:value-type="float">
            <text:p>241.26483</text:p>
          </table:table-cell>
          <table:table-cell table:formula="of:=[$Overview.B43]*[$Overview.$J$16]" office:value-type="float" office:value="1.55199" calcext:value-type="float">
            <text:p>1.55199</text:p>
          </table:table-cell>
        </table:table-row>
        <table:table-row table:style-name="ro1">
          <table:table-cell table:formula="of:=[$Overview.A44]*[$Overview.$J$16]+[$Overview.$H$16]" office:value-type="float" office:value="241.68009" calcext:value-type="float">
            <text:p>241.68009</text:p>
          </table:table-cell>
          <table:table-cell table:formula="of:=[$Overview.B44]*[$Overview.$J$16]" office:value-type="float" office:value="1.53327" calcext:value-type="float">
            <text:p>1.53327</text:p>
          </table:table-cell>
        </table:table-row>
        <table:table-row table:style-name="ro1">
          <table:table-cell table:formula="of:=[$Overview.A45]*[$Overview.$J$16]+[$Overview.$H$16]" office:value-type="float" office:value="242.09547" calcext:value-type="float">
            <text:p>242.09547</text:p>
          </table:table-cell>
          <table:table-cell table:formula="of:=[$Overview.B45]*[$Overview.$J$16]" office:value-type="float" office:value="1.51296" calcext:value-type="float">
            <text:p>1.51296</text:p>
          </table:table-cell>
        </table:table-row>
        <table:table-row table:style-name="ro1">
          <table:table-cell table:formula="of:=[$Overview.A46]*[$Overview.$J$16]+[$Overview.$H$16]" office:value-type="float" office:value="242.51094" calcext:value-type="float">
            <text:p>242.51094</text:p>
          </table:table-cell>
          <table:table-cell table:formula="of:=[$Overview.B46]*[$Overview.$J$16]" office:value-type="float" office:value="1.49121" calcext:value-type="float">
            <text:p>1.49121</text:p>
          </table:table-cell>
        </table:table-row>
        <table:table-row table:style-name="ro1">
          <table:table-cell table:formula="of:=[$Overview.A47]*[$Overview.$J$16]+[$Overview.$H$16]" office:value-type="float" office:value="242.92641" calcext:value-type="float">
            <text:p>242.92641</text:p>
          </table:table-cell>
          <table:table-cell table:formula="of:=[$Overview.B47]*[$Overview.$J$16]" office:value-type="float" office:value="1.46802" calcext:value-type="float">
            <text:p>1.46802</text:p>
          </table:table-cell>
        </table:table-row>
        <table:table-row table:style-name="ro1">
          <table:table-cell table:formula="of:=[$Overview.A48]*[$Overview.$J$16]+[$Overview.$H$16]" office:value-type="float" office:value="243.342" calcext:value-type="float">
            <text:p>243.342</text:p>
          </table:table-cell>
          <table:table-cell table:formula="of:=[$Overview.B48]*[$Overview.$J$16]" office:value-type="float" office:value="1.44345" calcext:value-type="float">
            <text:p>1.44345</text:p>
          </table:table-cell>
        </table:table-row>
        <table:table-row table:style-name="ro1">
          <table:table-cell table:formula="of:=[$Overview.A49]*[$Overview.$J$16]+[$Overview.$H$16]" office:value-type="float" office:value="243.75762" calcext:value-type="float">
            <text:p>243.75762</text:p>
          </table:table-cell>
          <table:table-cell table:formula="of:=[$Overview.B49]*[$Overview.$J$16]" office:value-type="float" office:value="1.41756" calcext:value-type="float">
            <text:p>1.41756</text:p>
          </table:table-cell>
        </table:table-row>
        <table:table-row table:style-name="ro1">
          <table:table-cell table:formula="of:=[$Overview.A50]*[$Overview.$J$16]+[$Overview.$H$16]" office:value-type="float" office:value="244.1733" calcext:value-type="float">
            <text:p>244.1733</text:p>
          </table:table-cell>
          <table:table-cell table:formula="of:=[$Overview.B50]*[$Overview.$J$16]" office:value-type="float" office:value="1.39041" calcext:value-type="float">
            <text:p>1.39041</text:p>
          </table:table-cell>
        </table:table-row>
        <table:table-row table:style-name="ro1">
          <table:table-cell table:formula="of:=[$Overview.A51]*[$Overview.$J$16]+[$Overview.$H$16]" office:value-type="float" office:value="244.58901" calcext:value-type="float">
            <text:p>244.58901</text:p>
          </table:table-cell>
          <table:table-cell table:formula="of:=[$Overview.B51]*[$Overview.$J$16]" office:value-type="float" office:value="1.36203" calcext:value-type="float">
            <text:p>1.36203</text:p>
          </table:table-cell>
        </table:table-row>
        <table:table-row table:style-name="ro1">
          <table:table-cell table:formula="of:=[$Overview.A52]*[$Overview.$J$16]+[$Overview.$H$16]" office:value-type="float" office:value="245.00481" calcext:value-type="float">
            <text:p>245.00481</text:p>
          </table:table-cell>
          <table:table-cell table:formula="of:=[$Overview.B52]*[$Overview.$J$16]" office:value-type="float" office:value="1.33245" calcext:value-type="float">
            <text:p>1.33245</text:p>
          </table:table-cell>
        </table:table-row>
        <table:table-row table:style-name="ro1">
          <table:table-cell table:formula="of:=[$Overview.A53]*[$Overview.$J$16]+[$Overview.$H$16]" office:value-type="float" office:value="245.42061" calcext:value-type="float">
            <text:p>245.42061</text:p>
          </table:table-cell>
          <table:table-cell table:formula="of:=[$Overview.B53]*[$Overview.$J$16]" office:value-type="float" office:value="1.30176" calcext:value-type="float">
            <text:p>1.30176</text:p>
          </table:table-cell>
        </table:table-row>
        <table:table-row table:style-name="ro1">
          <table:table-cell table:formula="of:=[$Overview.A54]*[$Overview.$J$16]+[$Overview.$H$16]" office:value-type="float" office:value="245.83644" calcext:value-type="float">
            <text:p>245.83644</text:p>
          </table:table-cell>
          <table:table-cell table:formula="of:=[$Overview.B54]*[$Overview.$J$16]" office:value-type="float" office:value="1.26999" calcext:value-type="float">
            <text:p>1.26999</text:p>
          </table:table-cell>
        </table:table-row>
        <table:table-row table:style-name="ro1">
          <table:table-cell table:formula="of:=[$Overview.A55]*[$Overview.$J$16]+[$Overview.$H$16]" office:value-type="float" office:value="246.25233" calcext:value-type="float">
            <text:p>246.25233</text:p>
          </table:table-cell>
          <table:table-cell table:formula="of:=[$Overview.B55]*[$Overview.$J$16]" office:value-type="float" office:value="1.23714" calcext:value-type="float">
            <text:p>1.23714</text:p>
          </table:table-cell>
        </table:table-row>
        <table:table-row table:style-name="ro1">
          <table:table-cell table:formula="of:=[$Overview.A56]*[$Overview.$J$16]+[$Overview.$H$16]" office:value-type="float" office:value="246.66825" calcext:value-type="float">
            <text:p>246.66825</text:p>
          </table:table-cell>
          <table:table-cell table:formula="of:=[$Overview.B56]*[$Overview.$J$16]" office:value-type="float" office:value="1.20333" calcext:value-type="float">
            <text:p>1.20333</text:p>
          </table:table-cell>
        </table:table-row>
        <table:table-row table:style-name="ro1">
          <table:table-cell table:formula="of:=[$Overview.A57]*[$Overview.$J$16]+[$Overview.$H$16]" office:value-type="float" office:value="247.0842" calcext:value-type="float">
            <text:p>247.0842</text:p>
          </table:table-cell>
          <table:table-cell table:formula="of:=[$Overview.B57]*[$Overview.$J$16]" office:value-type="float" office:value="1.16856" calcext:value-type="float">
            <text:p>1.16856</text:p>
          </table:table-cell>
        </table:table-row>
        <table:table-row table:style-name="ro1">
          <table:table-cell table:formula="of:=[$Overview.A58]*[$Overview.$J$16]+[$Overview.$H$16]" office:value-type="float" office:value="247.50015" calcext:value-type="float">
            <text:p>247.50015</text:p>
          </table:table-cell>
          <table:table-cell table:formula="of:=[$Overview.B58]*[$Overview.$J$16]" office:value-type="float" office:value="1.13283" calcext:value-type="float">
            <text:p>1.13283</text:p>
          </table:table-cell>
        </table:table-row>
        <table:table-row table:style-name="ro1">
          <table:table-cell table:formula="of:=[$Overview.A59]*[$Overview.$J$16]+[$Overview.$H$16]" office:value-type="float" office:value="247.91613" calcext:value-type="float">
            <text:p>247.91613</text:p>
          </table:table-cell>
          <table:table-cell table:formula="of:=[$Overview.B59]*[$Overview.$J$16]" office:value-type="float" office:value="1.09626" calcext:value-type="float">
            <text:p>1.09626</text:p>
          </table:table-cell>
        </table:table-row>
        <table:table-row table:style-name="ro1">
          <table:table-cell table:formula="of:=[$Overview.A60]*[$Overview.$J$16]+[$Overview.$H$16]" office:value-type="float" office:value="248.33208" calcext:value-type="float">
            <text:p>248.33208</text:p>
          </table:table-cell>
          <table:table-cell table:formula="of:=[$Overview.B60]*[$Overview.$J$16]" office:value-type="float" office:value="1.05882" calcext:value-type="float">
            <text:p>1.05882</text:p>
          </table:table-cell>
        </table:table-row>
        <table:table-row table:style-name="ro1">
          <table:table-cell table:formula="of:=[$Overview.A61]*[$Overview.$J$16]+[$Overview.$H$16]" office:value-type="float" office:value="248.74803" calcext:value-type="float">
            <text:p>248.74803</text:p>
          </table:table-cell>
          <table:table-cell table:formula="of:=[$Overview.B61]*[$Overview.$J$16]" office:value-type="float" office:value="1.02054" calcext:value-type="float">
            <text:p>1.02054</text:p>
          </table:table-cell>
        </table:table-row>
        <table:table-row table:style-name="ro1">
          <table:table-cell table:formula="of:=[$Overview.A62]*[$Overview.$J$16]+[$Overview.$H$16]" office:value-type="float" office:value="249.16398" calcext:value-type="float">
            <text:p>249.16398</text:p>
          </table:table-cell>
          <table:table-cell table:formula="of:=[$Overview.B62]*[$Overview.$J$16]" office:value-type="float" office:value="0.98145" calcext:value-type="float">
            <text:p>0.98145</text:p>
          </table:table-cell>
        </table:table-row>
        <table:table-row table:style-name="ro1">
          <table:table-cell table:formula="of:=[$Overview.A63]*[$Overview.$J$16]+[$Overview.$H$16]" office:value-type="float" office:value="249.57987" calcext:value-type="float">
            <text:p>249.57987</text:p>
          </table:table-cell>
          <table:table-cell table:formula="of:=[$Overview.B63]*[$Overview.$J$16]" office:value-type="float" office:value="0.94158" calcext:value-type="float">
            <text:p>0.94158</text:p>
          </table:table-cell>
        </table:table-row>
        <table:table-row table:style-name="ro1">
          <table:table-cell table:formula="of:=[$Overview.A64]*[$Overview.$J$16]+[$Overview.$H$16]" office:value-type="float" office:value="249.99576" calcext:value-type="float">
            <text:p>249.99576</text:p>
          </table:table-cell>
          <table:table-cell table:formula="of:=[$Overview.B64]*[$Overview.$J$16]" office:value-type="float" office:value="0.90096" calcext:value-type="float">
            <text:p>0.90096</text:p>
          </table:table-cell>
        </table:table-row>
        <table:table-row table:style-name="ro1">
          <table:table-cell table:formula="of:=[$Overview.A65]*[$Overview.$J$16]+[$Overview.$H$16]" office:value-type="float" office:value="250.41165" calcext:value-type="float">
            <text:p>250.41165</text:p>
          </table:table-cell>
          <table:table-cell table:formula="of:=[$Overview.B65]*[$Overview.$J$16]" office:value-type="float" office:value="0.85956" calcext:value-type="float">
            <text:p>0.85956</text:p>
          </table:table-cell>
        </table:table-row>
        <table:table-row table:style-name="ro1">
          <table:table-cell table:formula="of:=[$Overview.A66]*[$Overview.$J$16]+[$Overview.$H$16]" office:value-type="float" office:value="250.82748" calcext:value-type="float">
            <text:p>250.82748</text:p>
          </table:table-cell>
          <table:table-cell table:formula="of:=[$Overview.B66]*[$Overview.$J$16]" office:value-type="float" office:value="0.81744" calcext:value-type="float">
            <text:p>0.81744</text:p>
          </table:table-cell>
        </table:table-row>
        <table:table-row table:style-name="ro1">
          <table:table-cell table:formula="of:=[$Overview.A67]*[$Overview.$J$16]+[$Overview.$H$16]" office:value-type="float" office:value="251.24331" calcext:value-type="float">
            <text:p>251.24331</text:p>
          </table:table-cell>
          <table:table-cell table:formula="of:=[$Overview.B67]*[$Overview.$J$16]" office:value-type="float" office:value="0.77463" calcext:value-type="float">
            <text:p>0.77463</text:p>
          </table:table-cell>
        </table:table-row>
        <table:table-row table:style-name="ro1">
          <table:table-cell table:formula="of:=[$Overview.A68]*[$Overview.$J$16]+[$Overview.$H$16]" office:value-type="float" office:value="251.6592" calcext:value-type="float">
            <text:p>251.6592</text:p>
          </table:table-cell>
          <table:table-cell table:formula="of:=[$Overview.B68]*[$Overview.$J$16]" office:value-type="float" office:value="0.7311" calcext:value-type="float">
            <text:p>0.7311</text:p>
          </table:table-cell>
        </table:table-row>
        <table:table-row table:style-name="ro1">
          <table:table-cell table:formula="of:=[$Overview.A69]*[$Overview.$J$16]+[$Overview.$H$16]" office:value-type="float" office:value="252.07509" calcext:value-type="float">
            <text:p>252.07509</text:p>
          </table:table-cell>
          <table:table-cell table:formula="of:=[$Overview.B69]*[$Overview.$J$16]" office:value-type="float" office:value="0.68694" calcext:value-type="float">
            <text:p>0.68694</text:p>
          </table:table-cell>
        </table:table-row>
        <table:table-row table:style-name="ro1">
          <table:table-cell table:formula="of:=[$Overview.A70]*[$Overview.$J$16]+[$Overview.$H$16]" office:value-type="float" office:value="252.49104" calcext:value-type="float">
            <text:p>252.49104</text:p>
          </table:table-cell>
          <table:table-cell table:formula="of:=[$Overview.B70]*[$Overview.$J$16]" office:value-type="float" office:value="0.64218" calcext:value-type="float">
            <text:p>0.64218</text:p>
          </table:table-cell>
        </table:table-row>
        <table:table-row table:style-name="ro1">
          <table:table-cell table:formula="of:=[$Overview.A71]*[$Overview.$J$16]+[$Overview.$H$16]" office:value-type="float" office:value="252.90711" calcext:value-type="float">
            <text:p>252.90711</text:p>
          </table:table-cell>
          <table:table-cell table:formula="of:=[$Overview.B71]*[$Overview.$J$16]" office:value-type="float" office:value="0.59685" calcext:value-type="float">
            <text:p>0.59685</text:p>
          </table:table-cell>
        </table:table-row>
        <table:table-row table:style-name="ro1">
          <table:table-cell table:formula="of:=[$Overview.A72]*[$Overview.$J$16]+[$Overview.$H$16]" office:value-type="float" office:value="253.32333" calcext:value-type="float">
            <text:p>253.32333</text:p>
          </table:table-cell>
          <table:table-cell table:formula="of:=[$Overview.B72]*[$Overview.$J$16]" office:value-type="float" office:value="0.55104" calcext:value-type="float">
            <text:p>0.55104</text:p>
          </table:table-cell>
        </table:table-row>
        <table:table-row table:style-name="ro1">
          <table:table-cell table:formula="of:=[$Overview.A73]*[$Overview.$J$16]+[$Overview.$H$16]" office:value-type="float" office:value="253.73967" calcext:value-type="float">
            <text:p>253.73967</text:p>
          </table:table-cell>
          <table:table-cell table:formula="of:=[$Overview.B73]*[$Overview.$J$16]" office:value-type="float" office:value="0.50478" calcext:value-type="float">
            <text:p>0.50478</text:p>
          </table:table-cell>
        </table:table-row>
        <table:table-row table:style-name="ro1">
          <table:table-cell table:formula="of:=[$Overview.A74]*[$Overview.$J$16]+[$Overview.$H$16]" office:value-type="float" office:value="254.15616" calcext:value-type="float">
            <text:p>254.15616</text:p>
          </table:table-cell>
          <table:table-cell table:formula="of:=[$Overview.B74]*[$Overview.$J$16]" office:value-type="float" office:value="0.45822" calcext:value-type="float">
            <text:p>0.45822</text:p>
          </table:table-cell>
        </table:table-row>
        <table:table-row table:style-name="ro1">
          <table:table-cell table:formula="of:=[$Overview.A75]*[$Overview.$J$16]+[$Overview.$H$16]" office:value-type="float" office:value="254.57265" calcext:value-type="float">
            <text:p>254.57265</text:p>
          </table:table-cell>
          <table:table-cell table:formula="of:=[$Overview.B75]*[$Overview.$J$16]" office:value-type="float" office:value="0.41133" calcext:value-type="float">
            <text:p>0.41133</text:p>
          </table:table-cell>
        </table:table-row>
        <table:table-row table:style-name="ro1">
          <table:table-cell table:formula="of:=[$Overview.A76]*[$Overview.$J$16]+[$Overview.$H$16]" office:value-type="float" office:value="254.98896" calcext:value-type="float">
            <text:p>254.98896</text:p>
          </table:table-cell>
          <table:table-cell table:formula="of:=[$Overview.B76]*[$Overview.$J$16]" office:value-type="float" office:value="0.3642" calcext:value-type="float">
            <text:p>0.3642</text:p>
          </table:table-cell>
        </table:table-row>
        <table:table-row table:style-name="ro1">
          <table:table-cell table:formula="of:=[$Overview.A77]*[$Overview.$J$16]+[$Overview.$H$16]" office:value-type="float" office:value="255.40491" calcext:value-type="float">
            <text:p>255.40491</text:p>
          </table:table-cell>
          <table:table-cell table:formula="of:=[$Overview.B77]*[$Overview.$J$16]" office:value-type="float" office:value="0.31668" calcext:value-type="float">
            <text:p>0.31668</text:p>
          </table:table-cell>
        </table:table-row>
        <table:table-row table:style-name="ro1">
          <table:table-cell table:formula="of:=[$Overview.A78]*[$Overview.$J$16]+[$Overview.$H$16]" office:value-type="float" office:value="255.8205" calcext:value-type="float">
            <text:p>255.8205</text:p>
          </table:table-cell>
          <table:table-cell table:formula="of:=[$Overview.B78]*[$Overview.$J$16]" office:value-type="float" office:value="0.26871" calcext:value-type="float">
            <text:p>0.26871</text:p>
          </table:table-cell>
        </table:table-row>
        <table:table-row table:style-name="ro1">
          <table:table-cell table:formula="of:=[$Overview.A79]*[$Overview.$J$16]+[$Overview.$H$16]" office:value-type="float" office:value="256.23567" calcext:value-type="float">
            <text:p>256.23567</text:p>
          </table:table-cell>
          <table:table-cell table:formula="of:=[$Overview.B79]*[$Overview.$J$16]" office:value-type="float" office:value="0.22014" calcext:value-type="float">
            <text:p>0.22014</text:p>
          </table:table-cell>
        </table:table-row>
        <table:table-row table:style-name="ro1">
          <table:table-cell table:formula="of:=[$Overview.A80]*[$Overview.$J$16]+[$Overview.$H$16]" office:value-type="float" office:value="256.65033" calcext:value-type="float">
            <text:p>256.65033</text:p>
          </table:table-cell>
          <table:table-cell table:formula="of:=[$Overview.B80]*[$Overview.$J$16]" office:value-type="float" office:value="0.17085" calcext:value-type="float">
            <text:p>0.17085</text:p>
          </table:table-cell>
        </table:table-row>
        <table:table-row table:style-name="ro1">
          <table:table-cell table:formula="of:=[$Overview.A81]*[$Overview.$J$16]+[$Overview.$H$16]" office:value-type="float" office:value="257.06436" calcext:value-type="float">
            <text:p>257.06436</text:p>
          </table:table-cell>
          <table:table-cell table:formula="of:=[$Overview.B81]*[$Overview.$J$16]" office:value-type="float" office:value="0.12078" calcext:value-type="float">
            <text:p>0.12078</text:p>
          </table:table-cell>
        </table:table-row>
        <table:table-row table:style-name="ro1">
          <table:table-cell table:formula="of:=[$Overview.A82]*[$Overview.$J$16]+[$Overview.$H$16]" office:value-type="float" office:value="257.47011" calcext:value-type="float">
            <text:p>257.47011</text:p>
          </table:table-cell>
          <table:table-cell table:formula="of:=[$Overview.B82]*[$Overview.$J$16]" office:value-type="float" office:value="0.07164" calcext:value-type="float">
            <text:p>0.07164</text:p>
          </table:table-cell>
        </table:table-row>
        <table:table-row table:style-name="ro1">
          <table:table-cell table:formula="of:=[$Overview.A83]*[$Overview.$J$16]+[$Overview.$H$16]" office:value-type="float" office:value="257.8254" calcext:value-type="float">
            <text:p>257.8254</text:p>
          </table:table-cell>
          <table:table-cell table:formula="of:=[$Overview.B83]*[$Overview.$J$16]" office:value-type="float" office:value="0.02901" calcext:value-type="float">
            <text:p>0.02901</text:p>
          </table:table-cell>
        </table:table-row>
        <table:table-row table:style-name="ro1">
          <table:table-cell table:formula="of:=[$Overview.A84]*[$Overview.$J$16]+[$Overview.$H$16]" office:value-type="float" office:value="258" calcext:value-type="float">
            <text:p>258</text:p>
          </table:table-cell>
          <table:table-cell table:formula="of:=[$Overview.B84]*[$Overview.$J$16]" office:value-type="float" office:value="0.00849" calcext:value-type="float">
            <text:p>0.00849</text:p>
          </table:table-cell>
        </table:table-row>
        <table:table-row table:style-name="ro1">
          <table:table-cell table:formula="of:=[$Overview.A85]*[$Overview.$J$16]+[$Overview.$H$16]" office:value-type="float" office:value="228" calcext:value-type="float">
            <text:p>228</text:p>
          </table:table-cell>
          <table:table-cell table:formula="of:=[$Overview.B85]*[$Overview.$J$16]" office:value-type="float" office:value="0" calcext:value-type="float">
            <text:p>0</text:p>
          </table:table-cell>
        </table:table-row>
        <table:table-row table:style-name="ro1">
          <table:table-cell table:formula="of:=[$Overview.A86]*[$Overview.$J$16]+[$Overview.$H$16]" office:value-type="float" office:value="228.01158" calcext:value-type="float">
            <text:p>228.01158</text:p>
          </table:table-cell>
          <table:table-cell table:formula="of:=[$Overview.B86]*[$Overview.$J$16]" office:value-type="float" office:value="0.05946" calcext:value-type="float">
            <text:p>0.05946</text:p>
          </table:table-cell>
        </table:table-row>
        <table:table-row table:style-name="ro1">
          <table:table-cell table:formula="of:=[$Overview.A87]*[$Overview.$J$16]+[$Overview.$H$16]" office:value-type="float" office:value="228.0006" calcext:value-type="float">
            <text:p>228.0006</text:p>
          </table:table-cell>
          <table:table-cell table:formula="of:=[$Overview.B87]*[$Overview.$J$16]" office:value-type="float" office:value="0.01143" calcext:value-type="float">
            <text:p>0.01143</text:p>
          </table:table-cell>
        </table:table-row>
        <table:table-row table:style-name="ro1">
          <table:table-cell table:formula="of:=[$Overview.A88]*[$Overview.$J$16]+[$Overview.$H$16]" office:value-type="float" office:value="228.00471" calcext:value-type="float">
            <text:p>228.00471</text:p>
          </table:table-cell>
          <table:table-cell table:formula="of:=[$Overview.B88]*[$Overview.$J$16]" office:value-type="float" office:value="-0.03348" calcext:value-type="float">
            <text:p>-0.03348</text:p>
          </table:table-cell>
        </table:table-row>
        <table:table-row table:style-name="ro1">
          <table:table-cell table:formula="of:=[$Overview.A89]*[$Overview.$J$16]+[$Overview.$H$16]" office:value-type="float" office:value="228.02862" calcext:value-type="float">
            <text:p>228.02862</text:p>
          </table:table-cell>
          <table:table-cell table:formula="of:=[$Overview.B89]*[$Overview.$J$16]" office:value-type="float" office:value="-0.07761" calcext:value-type="float">
            <text:p>-0.07761</text:p>
          </table:table-cell>
        </table:table-row>
        <table:table-row table:style-name="ro1">
          <table:table-cell table:formula="of:=[$Overview.A90]*[$Overview.$J$16]+[$Overview.$H$16]" office:value-type="float" office:value="228.07296" calcext:value-type="float">
            <text:p>228.07296</text:p>
          </table:table-cell>
          <table:table-cell table:formula="of:=[$Overview.B90]*[$Overview.$J$16]" office:value-type="float" office:value="-0.11658" calcext:value-type="float">
            <text:p>-0.11658</text:p>
          </table:table-cell>
        </table:table-row>
        <table:table-row table:style-name="ro1">
          <table:table-cell table:formula="of:=[$Overview.A91]*[$Overview.$J$16]+[$Overview.$H$16]" office:value-type="float" office:value="228.13734" calcext:value-type="float">
            <text:p>228.13734</text:p>
          </table:table-cell>
          <table:table-cell table:formula="of:=[$Overview.B91]*[$Overview.$J$16]" office:value-type="float" office:value="-0.15225" calcext:value-type="float">
            <text:p>-0.15225</text:p>
          </table:table-cell>
        </table:table-row>
        <table:table-row table:style-name="ro1">
          <table:table-cell table:formula="of:=[$Overview.A92]*[$Overview.$J$16]+[$Overview.$H$16]" office:value-type="float" office:value="228.22791" calcext:value-type="float">
            <text:p>228.22791</text:p>
          </table:table-cell>
          <table:table-cell table:formula="of:=[$Overview.B92]*[$Overview.$J$16]" office:value-type="float" office:value="-0.18825" calcext:value-type="float">
            <text:p>-0.18825</text:p>
          </table:table-cell>
        </table:table-row>
        <table:table-row table:style-name="ro1">
          <table:table-cell table:formula="of:=[$Overview.A93]*[$Overview.$J$16]+[$Overview.$H$16]" office:value-type="float" office:value="228.36009" calcext:value-type="float">
            <text:p>228.36009</text:p>
          </table:table-cell>
          <table:table-cell table:formula="of:=[$Overview.B93]*[$Overview.$J$16]" office:value-type="float" office:value="-0.22683" calcext:value-type="float">
            <text:p>-0.22683</text:p>
          </table:table-cell>
        </table:table-row>
        <table:table-row table:style-name="ro1">
          <table:table-cell table:formula="of:=[$Overview.A94]*[$Overview.$J$16]+[$Overview.$H$16]" office:value-type="float" office:value="228.55932" calcext:value-type="float">
            <text:p>228.55932</text:p>
          </table:table-cell>
          <table:table-cell table:formula="of:=[$Overview.B94]*[$Overview.$J$16]" office:value-type="float" office:value="-0.26814" calcext:value-type="float">
            <text:p>-0.26814</text:p>
          </table:table-cell>
        </table:table-row>
        <table:table-row table:style-name="ro1">
          <table:table-cell table:formula="of:=[$Overview.A95]*[$Overview.$J$16]+[$Overview.$H$16]" office:value-type="float" office:value="228.84414" calcext:value-type="float">
            <text:p>228.84414</text:p>
          </table:table-cell>
          <table:table-cell table:formula="of:=[$Overview.B95]*[$Overview.$J$16]" office:value-type="float" office:value="-0.30771" calcext:value-type="float">
            <text:p>-0.30771</text:p>
          </table:table-cell>
        </table:table-row>
        <table:table-row table:style-name="ro1">
          <table:table-cell table:formula="of:=[$Overview.A96]*[$Overview.$J$16]+[$Overview.$H$16]" office:value-type="float" office:value="229.19502" calcext:value-type="float">
            <text:p>229.19502</text:p>
          </table:table-cell>
          <table:table-cell table:formula="of:=[$Overview.B96]*[$Overview.$J$16]" office:value-type="float" office:value="-0.33906" calcext:value-type="float">
            <text:p>-0.33906</text:p>
          </table:table-cell>
        </table:table-row>
        <table:table-row table:style-name="ro1">
          <table:table-cell table:formula="of:=[$Overview.A97]*[$Overview.$J$16]+[$Overview.$H$16]" office:value-type="float" office:value="229.57665" calcext:value-type="float">
            <text:p>229.57665</text:p>
          </table:table-cell>
          <table:table-cell table:formula="of:=[$Overview.B97]*[$Overview.$J$16]" office:value-type="float" office:value="-0.35997" calcext:value-type="float">
            <text:p>-0.35997</text:p>
          </table:table-cell>
        </table:table-row>
        <table:table-row table:style-name="ro1">
          <table:table-cell table:formula="of:=[$Overview.A98]*[$Overview.$J$16]+[$Overview.$H$16]" office:value-type="float" office:value="229.97169" calcext:value-type="float">
            <text:p>229.97169</text:p>
          </table:table-cell>
          <table:table-cell table:formula="of:=[$Overview.B98]*[$Overview.$J$16]" office:value-type="float" office:value="-0.37188" calcext:value-type="float">
            <text:p>-0.37188</text:p>
          </table:table-cell>
        </table:table-row>
        <table:table-row table:style-name="ro1">
          <table:table-cell table:formula="of:=[$Overview.A99]*[$Overview.$J$16]+[$Overview.$H$16]" office:value-type="float" office:value="230.37396" calcext:value-type="float">
            <text:p>230.37396</text:p>
          </table:table-cell>
          <table:table-cell table:formula="of:=[$Overview.B99]*[$Overview.$J$16]" office:value-type="float" office:value="-0.37686" calcext:value-type="float">
            <text:p>-0.37686</text:p>
          </table:table-cell>
        </table:table-row>
        <table:table-row table:style-name="ro1">
          <table:table-cell table:formula="of:=[$Overview.A100]*[$Overview.$J$16]+[$Overview.$H$16]" office:value-type="float" office:value="230.78064" calcext:value-type="float">
            <text:p>230.78064</text:p>
          </table:table-cell>
          <table:table-cell table:formula="of:=[$Overview.B100]*[$Overview.$J$16]" office:value-type="float" office:value="-0.3765" calcext:value-type="float">
            <text:p>-0.3765</text:p>
          </table:table-cell>
        </table:table-row>
        <table:table-row table:style-name="ro1">
          <table:table-cell table:formula="of:=[$Overview.A101]*[$Overview.$J$16]+[$Overview.$H$16]" office:value-type="float" office:value="231.19047" calcext:value-type="float">
            <text:p>231.19047</text:p>
          </table:table-cell>
          <table:table-cell table:formula="of:=[$Overview.B101]*[$Overview.$J$16]" office:value-type="float" office:value="-0.37197" calcext:value-type="float">
            <text:p>-0.37197</text:p>
          </table:table-cell>
        </table:table-row>
        <table:table-row table:style-name="ro1">
          <table:table-cell table:formula="of:=[$Overview.A102]*[$Overview.$J$16]+[$Overview.$H$16]" office:value-type="float" office:value="231.60243" calcext:value-type="float">
            <text:p>231.60243</text:p>
          </table:table-cell>
          <table:table-cell table:formula="of:=[$Overview.B102]*[$Overview.$J$16]" office:value-type="float" office:value="-0.36423" calcext:value-type="float">
            <text:p>-0.36423</text:p>
          </table:table-cell>
        </table:table-row>
        <table:table-row table:style-name="ro1">
          <table:table-cell table:formula="of:=[$Overview.A103]*[$Overview.$J$16]+[$Overview.$H$16]" office:value-type="float" office:value="232.01577" calcext:value-type="float">
            <text:p>232.01577</text:p>
          </table:table-cell>
          <table:table-cell table:formula="of:=[$Overview.B103]*[$Overview.$J$16]" office:value-type="float" office:value="-0.35385" calcext:value-type="float">
            <text:p>-0.35385</text:p>
          </table:table-cell>
        </table:table-row>
        <table:table-row table:style-name="ro1">
          <table:table-cell table:formula="of:=[$Overview.A104]*[$Overview.$J$16]+[$Overview.$H$16]" office:value-type="float" office:value="232.43025" calcext:value-type="float">
            <text:p>232.43025</text:p>
          </table:table-cell>
          <table:table-cell table:formula="of:=[$Overview.B104]*[$Overview.$J$16]" office:value-type="float" office:value="-0.34131" calcext:value-type="float">
            <text:p>-0.34131</text:p>
          </table:table-cell>
        </table:table-row>
        <table:table-row table:style-name="ro1">
          <table:table-cell table:formula="of:=[$Overview.A105]*[$Overview.$J$16]+[$Overview.$H$16]" office:value-type="float" office:value="232.84536" calcext:value-type="float">
            <text:p>232.84536</text:p>
          </table:table-cell>
          <table:table-cell table:formula="of:=[$Overview.B105]*[$Overview.$J$16]" office:value-type="float" office:value="-0.32697" calcext:value-type="float">
            <text:p>-0.32697</text:p>
          </table:table-cell>
        </table:table-row>
        <table:table-row table:style-name="ro1">
          <table:table-cell table:formula="of:=[$Overview.A106]*[$Overview.$J$16]+[$Overview.$H$16]" office:value-type="float" office:value="233.26119" calcext:value-type="float">
            <text:p>233.26119</text:p>
          </table:table-cell>
          <table:table-cell table:formula="of:=[$Overview.B106]*[$Overview.$J$16]" office:value-type="float" office:value="-0.31104" calcext:value-type="float">
            <text:p>-0.31104</text:p>
          </table:table-cell>
        </table:table-row>
        <table:table-row table:style-name="ro1">
          <table:table-cell table:formula="of:=[$Overview.A107]*[$Overview.$J$16]+[$Overview.$H$16]" office:value-type="float" office:value="233.67756" calcext:value-type="float">
            <text:p>233.67756</text:p>
          </table:table-cell>
          <table:table-cell table:formula="of:=[$Overview.B107]*[$Overview.$J$16]" office:value-type="float" office:value="-0.29382" calcext:value-type="float">
            <text:p>-0.29382</text:p>
          </table:table-cell>
        </table:table-row>
        <table:table-row table:style-name="ro1">
          <table:table-cell table:formula="of:=[$Overview.A108]*[$Overview.$J$16]+[$Overview.$H$16]" office:value-type="float" office:value="234.09435" calcext:value-type="float">
            <text:p>234.09435</text:p>
          </table:table-cell>
          <table:table-cell table:formula="of:=[$Overview.B108]*[$Overview.$J$16]" office:value-type="float" office:value="-0.27549" calcext:value-type="float">
            <text:p>-0.27549</text:p>
          </table:table-cell>
        </table:table-row>
        <table:table-row table:style-name="ro1">
          <table:table-cell table:formula="of:=[$Overview.A109]*[$Overview.$J$16]+[$Overview.$H$16]" office:value-type="float" office:value="234.51165" calcext:value-type="float">
            <text:p>234.51165</text:p>
          </table:table-cell>
          <table:table-cell table:formula="of:=[$Overview.B109]*[$Overview.$J$16]" office:value-type="float" office:value="-0.25623" calcext:value-type="float">
            <text:p>-0.25623</text:p>
          </table:table-cell>
        </table:table-row>
        <table:table-row table:style-name="ro1">
          <table:table-cell table:formula="of:=[$Overview.A110]*[$Overview.$J$16]+[$Overview.$H$16]" office:value-type="float" office:value="234.92934" calcext:value-type="float">
            <text:p>234.92934</text:p>
          </table:table-cell>
          <table:table-cell table:formula="of:=[$Overview.B110]*[$Overview.$J$16]" office:value-type="float" office:value="-0.23625" calcext:value-type="float">
            <text:p>-0.23625</text:p>
          </table:table-cell>
        </table:table-row>
        <table:table-row table:style-name="ro1">
          <table:table-cell table:formula="of:=[$Overview.A111]*[$Overview.$J$16]+[$Overview.$H$16]" office:value-type="float" office:value="235.34736" calcext:value-type="float">
            <text:p>235.34736</text:p>
          </table:table-cell>
          <table:table-cell table:formula="of:=[$Overview.B111]*[$Overview.$J$16]" office:value-type="float" office:value="-0.21567" calcext:value-type="float">
            <text:p>-0.21567</text:p>
          </table:table-cell>
        </table:table-row>
        <table:table-row table:style-name="ro1">
          <table:table-cell table:formula="of:=[$Overview.A112]*[$Overview.$J$16]+[$Overview.$H$16]" office:value-type="float" office:value="235.76583" calcext:value-type="float">
            <text:p>235.76583</text:p>
          </table:table-cell>
          <table:table-cell table:formula="of:=[$Overview.B112]*[$Overview.$J$16]" office:value-type="float" office:value="-0.19464" calcext:value-type="float">
            <text:p>-0.19464</text:p>
          </table:table-cell>
        </table:table-row>
        <table:table-row table:style-name="ro1">
          <table:table-cell table:formula="of:=[$Overview.A113]*[$Overview.$J$16]+[$Overview.$H$16]" office:value-type="float" office:value="236.1846" calcext:value-type="float">
            <text:p>236.1846</text:p>
          </table:table-cell>
          <table:table-cell table:formula="of:=[$Overview.B113]*[$Overview.$J$16]" office:value-type="float" office:value="-0.17334" calcext:value-type="float">
            <text:p>-0.17334</text:p>
          </table:table-cell>
        </table:table-row>
        <table:table-row table:style-name="ro1">
          <table:table-cell table:formula="of:=[$Overview.A114]*[$Overview.$J$16]+[$Overview.$H$16]" office:value-type="float" office:value="236.60358" calcext:value-type="float">
            <text:p>236.60358</text:p>
          </table:table-cell>
          <table:table-cell table:formula="of:=[$Overview.B114]*[$Overview.$J$16]" office:value-type="float" office:value="-0.15186" calcext:value-type="float">
            <text:p>-0.15186</text:p>
          </table:table-cell>
        </table:table-row>
        <table:table-row table:style-name="ro1">
          <table:table-cell table:formula="of:=[$Overview.A115]*[$Overview.$J$16]+[$Overview.$H$16]" office:value-type="float" office:value="237.02262" calcext:value-type="float">
            <text:p>237.02262</text:p>
          </table:table-cell>
          <table:table-cell table:formula="of:=[$Overview.B115]*[$Overview.$J$16]" office:value-type="float" office:value="-0.13032" calcext:value-type="float">
            <text:p>-0.13032</text:p>
          </table:table-cell>
        </table:table-row>
        <table:table-row table:style-name="ro1">
          <table:table-cell table:formula="of:=[$Overview.A116]*[$Overview.$J$16]+[$Overview.$H$16]" office:value-type="float" office:value="237.44148" calcext:value-type="float">
            <text:p>237.44148</text:p>
          </table:table-cell>
          <table:table-cell table:formula="of:=[$Overview.B116]*[$Overview.$J$16]" office:value-type="float" office:value="-0.10893" calcext:value-type="float">
            <text:p>-0.10893</text:p>
          </table:table-cell>
        </table:table-row>
        <table:table-row table:style-name="ro1">
          <table:table-cell table:formula="of:=[$Overview.A117]*[$Overview.$J$16]+[$Overview.$H$16]" office:value-type="float" office:value="237.86025" calcext:value-type="float">
            <text:p>237.86025</text:p>
          </table:table-cell>
          <table:table-cell table:formula="of:=[$Overview.B117]*[$Overview.$J$16]" office:value-type="float" office:value="-0.08778" calcext:value-type="float">
            <text:p>-0.08778</text:p>
          </table:table-cell>
        </table:table-row>
        <table:table-row table:style-name="ro1">
          <table:table-cell table:formula="of:=[$Overview.A118]*[$Overview.$J$16]+[$Overview.$H$16]" office:value-type="float" office:value="238.27878" calcext:value-type="float">
            <text:p>238.27878</text:p>
          </table:table-cell>
          <table:table-cell table:formula="of:=[$Overview.B118]*[$Overview.$J$16]" office:value-type="float" office:value="-0.06687" calcext:value-type="float">
            <text:p>-0.06687</text:p>
          </table:table-cell>
        </table:table-row>
        <table:table-row table:style-name="ro1">
          <table:table-cell table:formula="of:=[$Overview.A119]*[$Overview.$J$16]+[$Overview.$H$16]" office:value-type="float" office:value="238.69698" calcext:value-type="float">
            <text:p>238.69698</text:p>
          </table:table-cell>
          <table:table-cell table:formula="of:=[$Overview.B119]*[$Overview.$J$16]" office:value-type="float" office:value="-0.04635" calcext:value-type="float">
            <text:p>-0.04635</text:p>
          </table:table-cell>
        </table:table-row>
        <table:table-row table:style-name="ro1">
          <table:table-cell table:formula="of:=[$Overview.A120]*[$Overview.$J$16]+[$Overview.$H$16]" office:value-type="float" office:value="239.11515" calcext:value-type="float">
            <text:p>239.11515</text:p>
          </table:table-cell>
          <table:table-cell table:formula="of:=[$Overview.B120]*[$Overview.$J$16]" office:value-type="float" office:value="-0.02634" calcext:value-type="float">
            <text:p>-0.02634</text:p>
          </table:table-cell>
        </table:table-row>
        <table:table-row table:style-name="ro1">
          <table:table-cell table:formula="of:=[$Overview.A121]*[$Overview.$J$16]+[$Overview.$H$16]" office:value-type="float" office:value="239.53335" calcext:value-type="float">
            <text:p>239.53335</text:p>
          </table:table-cell>
          <table:table-cell table:formula="of:=[$Overview.B121]*[$Overview.$J$16]" office:value-type="float" office:value="-0.00675" calcext:value-type="float">
            <text:p>-0.00675</text:p>
          </table:table-cell>
        </table:table-row>
        <table:table-row table:style-name="ro1">
          <table:table-cell table:formula="of:=[$Overview.A122]*[$Overview.$J$16]+[$Overview.$H$16]" office:value-type="float" office:value="239.95137" calcext:value-type="float">
            <text:p>239.95137</text:p>
          </table:table-cell>
          <table:table-cell table:formula="of:=[$Overview.B122]*[$Overview.$J$16]" office:value-type="float" office:value="0.01233" calcext:value-type="float">
            <text:p>0.01233</text:p>
          </table:table-cell>
        </table:table-row>
        <table:table-row table:style-name="ro1">
          <table:table-cell table:formula="of:=[$Overview.A123]*[$Overview.$J$16]+[$Overview.$H$16]" office:value-type="float" office:value="240.36921" calcext:value-type="float">
            <text:p>240.36921</text:p>
          </table:table-cell>
          <table:table-cell table:formula="of:=[$Overview.B123]*[$Overview.$J$16]" office:value-type="float" office:value="0.03081" calcext:value-type="float">
            <text:p>0.03081</text:p>
          </table:table-cell>
        </table:table-row>
        <table:table-row table:style-name="ro1">
          <table:table-cell table:formula="of:=[$Overview.A124]*[$Overview.$J$16]+[$Overview.$H$16]" office:value-type="float" office:value="240.78705" calcext:value-type="float">
            <text:p>240.78705</text:p>
          </table:table-cell>
          <table:table-cell table:formula="of:=[$Overview.B124]*[$Overview.$J$16]" office:value-type="float" office:value="0.04866" calcext:value-type="float">
            <text:p>0.04866</text:p>
          </table:table-cell>
        </table:table-row>
        <table:table-row table:style-name="ro1">
          <table:table-cell table:formula="of:=[$Overview.A125]*[$Overview.$J$16]+[$Overview.$H$16]" office:value-type="float" office:value="241.20486" calcext:value-type="float">
            <text:p>241.20486</text:p>
          </table:table-cell>
          <table:table-cell table:formula="of:=[$Overview.B125]*[$Overview.$J$16]" office:value-type="float" office:value="0.06588" calcext:value-type="float">
            <text:p>0.06588</text:p>
          </table:table-cell>
        </table:table-row>
        <table:table-row table:style-name="ro1">
          <table:table-cell table:formula="of:=[$Overview.A126]*[$Overview.$J$16]+[$Overview.$H$16]" office:value-type="float" office:value="241.62228" calcext:value-type="float">
            <text:p>241.62228</text:p>
          </table:table-cell>
          <table:table-cell table:formula="of:=[$Overview.B126]*[$Overview.$J$16]" office:value-type="float" office:value="0.08241" calcext:value-type="float">
            <text:p>0.08241</text:p>
          </table:table-cell>
        </table:table-row>
        <table:table-row table:style-name="ro1">
          <table:table-cell table:formula="of:=[$Overview.A127]*[$Overview.$J$16]+[$Overview.$H$16]" office:value-type="float" office:value="242.03934" calcext:value-type="float">
            <text:p>242.03934</text:p>
          </table:table-cell>
          <table:table-cell table:formula="of:=[$Overview.B127]*[$Overview.$J$16]" office:value-type="float" office:value="0.09801" calcext:value-type="float">
            <text:p>0.09801</text:p>
          </table:table-cell>
        </table:table-row>
        <table:table-row table:style-name="ro1">
          <table:table-cell table:formula="of:=[$Overview.A128]*[$Overview.$J$16]+[$Overview.$H$16]" office:value-type="float" office:value="242.45637" calcext:value-type="float">
            <text:p>242.45637</text:p>
          </table:table-cell>
          <table:table-cell table:formula="of:=[$Overview.B128]*[$Overview.$J$16]" office:value-type="float" office:value="0.11262" calcext:value-type="float">
            <text:p>0.11262</text:p>
          </table:table-cell>
        </table:table-row>
        <table:table-row table:style-name="ro1">
          <table:table-cell table:formula="of:=[$Overview.A129]*[$Overview.$J$16]+[$Overview.$H$16]" office:value-type="float" office:value="242.87349" calcext:value-type="float">
            <text:p>242.87349</text:p>
          </table:table-cell>
          <table:table-cell table:formula="of:=[$Overview.B129]*[$Overview.$J$16]" office:value-type="float" office:value="0.12627" calcext:value-type="float">
            <text:p>0.12627</text:p>
          </table:table-cell>
        </table:table-row>
        <table:table-row table:style-name="ro1">
          <table:table-cell table:formula="of:=[$Overview.A130]*[$Overview.$J$16]+[$Overview.$H$16]" office:value-type="float" office:value="243.29061" calcext:value-type="float">
            <text:p>243.29061</text:p>
          </table:table-cell>
          <table:table-cell table:formula="of:=[$Overview.B130]*[$Overview.$J$16]" office:value-type="float" office:value="0.13899" calcext:value-type="float">
            <text:p>0.13899</text:p>
          </table:table-cell>
        </table:table-row>
        <table:table-row table:style-name="ro1">
          <table:table-cell table:formula="of:=[$Overview.A131]*[$Overview.$J$16]+[$Overview.$H$16]" office:value-type="float" office:value="243.7077" calcext:value-type="float">
            <text:p>243.7077</text:p>
          </table:table-cell>
          <table:table-cell table:formula="of:=[$Overview.B131]*[$Overview.$J$16]" office:value-type="float" office:value="0.15069" calcext:value-type="float">
            <text:p>0.15069</text:p>
          </table:table-cell>
        </table:table-row>
        <table:table-row table:style-name="ro1">
          <table:table-cell table:formula="of:=[$Overview.A132]*[$Overview.$J$16]+[$Overview.$H$16]" office:value-type="float" office:value="244.12482" calcext:value-type="float">
            <text:p>244.12482</text:p>
          </table:table-cell>
          <table:table-cell table:formula="of:=[$Overview.B132]*[$Overview.$J$16]" office:value-type="float" office:value="0.16143" calcext:value-type="float">
            <text:p>0.16143</text:p>
          </table:table-cell>
        </table:table-row>
        <table:table-row table:style-name="ro1">
          <table:table-cell table:formula="of:=[$Overview.A133]*[$Overview.$J$16]+[$Overview.$H$16]" office:value-type="float" office:value="244.542" calcext:value-type="float">
            <text:p>244.542</text:p>
          </table:table-cell>
          <table:table-cell table:formula="of:=[$Overview.B133]*[$Overview.$J$16]" office:value-type="float" office:value="0.17118" calcext:value-type="float">
            <text:p>0.17118</text:p>
          </table:table-cell>
        </table:table-row>
        <table:table-row table:style-name="ro1">
          <table:table-cell table:formula="of:=[$Overview.A134]*[$Overview.$J$16]+[$Overview.$H$16]" office:value-type="float" office:value="244.95915" calcext:value-type="float">
            <text:p>244.95915</text:p>
          </table:table-cell>
          <table:table-cell table:formula="of:=[$Overview.B134]*[$Overview.$J$16]" office:value-type="float" office:value="0.17997" calcext:value-type="float">
            <text:p>0.17997</text:p>
          </table:table-cell>
        </table:table-row>
        <table:table-row table:style-name="ro1">
          <table:table-cell table:formula="of:=[$Overview.A135]*[$Overview.$J$16]+[$Overview.$H$16]" office:value-type="float" office:value="245.3763" calcext:value-type="float">
            <text:p>245.3763</text:p>
          </table:table-cell>
          <table:table-cell table:formula="of:=[$Overview.B135]*[$Overview.$J$16]" office:value-type="float" office:value="0.18774" calcext:value-type="float">
            <text:p>0.18774</text:p>
          </table:table-cell>
        </table:table-row>
        <table:table-row table:style-name="ro1">
          <table:table-cell table:formula="of:=[$Overview.A136]*[$Overview.$J$16]+[$Overview.$H$16]" office:value-type="float" office:value="245.79351" calcext:value-type="float">
            <text:p>245.79351</text:p>
          </table:table-cell>
          <table:table-cell table:formula="of:=[$Overview.B136]*[$Overview.$J$16]" office:value-type="float" office:value="0.19452" calcext:value-type="float">
            <text:p>0.19452</text:p>
          </table:table-cell>
        </table:table-row>
        <table:table-row table:style-name="ro1">
          <table:table-cell table:formula="of:=[$Overview.A137]*[$Overview.$J$16]+[$Overview.$H$16]" office:value-type="float" office:value="246.21072" calcext:value-type="float">
            <text:p>246.21072</text:p>
          </table:table-cell>
          <table:table-cell table:formula="of:=[$Overview.B137]*[$Overview.$J$16]" office:value-type="float" office:value="0.20034" calcext:value-type="float">
            <text:p>0.20034</text:p>
          </table:table-cell>
        </table:table-row>
        <table:table-row table:style-name="ro1">
          <table:table-cell table:formula="of:=[$Overview.A138]*[$Overview.$J$16]+[$Overview.$H$16]" office:value-type="float" office:value="246.6279" calcext:value-type="float">
            <text:p>246.6279</text:p>
          </table:table-cell>
          <table:table-cell table:formula="of:=[$Overview.B138]*[$Overview.$J$16]" office:value-type="float" office:value="0.20517" calcext:value-type="float">
            <text:p>0.20517</text:p>
          </table:table-cell>
        </table:table-row>
        <table:table-row table:style-name="ro1">
          <table:table-cell table:formula="of:=[$Overview.A139]*[$Overview.$J$16]+[$Overview.$H$16]" office:value-type="float" office:value="247.04508" calcext:value-type="float">
            <text:p>247.04508</text:p>
          </table:table-cell>
          <table:table-cell table:formula="of:=[$Overview.B139]*[$Overview.$J$16]" office:value-type="float" office:value="0.20895" calcext:value-type="float">
            <text:p>0.20895</text:p>
          </table:table-cell>
        </table:table-row>
        <table:table-row table:style-name="ro1">
          <table:table-cell table:formula="of:=[$Overview.A140]*[$Overview.$J$16]+[$Overview.$H$16]" office:value-type="float" office:value="247.46226" calcext:value-type="float">
            <text:p>247.46226</text:p>
          </table:table-cell>
          <table:table-cell table:formula="of:=[$Overview.B140]*[$Overview.$J$16]" office:value-type="float" office:value="0.21174" calcext:value-type="float">
            <text:p>0.21174</text:p>
          </table:table-cell>
        </table:table-row>
        <table:table-row table:style-name="ro1">
          <table:table-cell table:formula="of:=[$Overview.A141]*[$Overview.$J$16]+[$Overview.$H$16]" office:value-type="float" office:value="247.87941" calcext:value-type="float">
            <text:p>247.87941</text:p>
          </table:table-cell>
          <table:table-cell table:formula="of:=[$Overview.B141]*[$Overview.$J$16]" office:value-type="float" office:value="0.21354" calcext:value-type="float">
            <text:p>0.21354</text:p>
          </table:table-cell>
        </table:table-row>
        <table:table-row table:style-name="ro1">
          <table:table-cell table:formula="of:=[$Overview.A142]*[$Overview.$J$16]+[$Overview.$H$16]" office:value-type="float" office:value="248.29656" calcext:value-type="float">
            <text:p>248.29656</text:p>
          </table:table-cell>
          <table:table-cell table:formula="of:=[$Overview.B142]*[$Overview.$J$16]" office:value-type="float" office:value="0.21429" calcext:value-type="float">
            <text:p>0.21429</text:p>
          </table:table-cell>
        </table:table-row>
        <table:table-row table:style-name="ro1">
          <table:table-cell table:formula="of:=[$Overview.A143]*[$Overview.$J$16]+[$Overview.$H$16]" office:value-type="float" office:value="248.71371" calcext:value-type="float">
            <text:p>248.71371</text:p>
          </table:table-cell>
          <table:table-cell table:formula="of:=[$Overview.B143]*[$Overview.$J$16]" office:value-type="float" office:value="0.21402" calcext:value-type="float">
            <text:p>0.21402</text:p>
          </table:table-cell>
        </table:table-row>
        <table:table-row table:style-name="ro1">
          <table:table-cell table:formula="of:=[$Overview.A144]*[$Overview.$J$16]+[$Overview.$H$16]" office:value-type="float" office:value="249.13086" calcext:value-type="float">
            <text:p>249.13086</text:p>
          </table:table-cell>
          <table:table-cell table:formula="of:=[$Overview.B144]*[$Overview.$J$16]" office:value-type="float" office:value="0.2127" calcext:value-type="float">
            <text:p>0.2127</text:p>
          </table:table-cell>
        </table:table-row>
        <table:table-row table:style-name="ro1">
          <table:table-cell table:formula="of:=[$Overview.A145]*[$Overview.$J$16]+[$Overview.$H$16]" office:value-type="float" office:value="249.54798" calcext:value-type="float">
            <text:p>249.54798</text:p>
          </table:table-cell>
          <table:table-cell table:formula="of:=[$Overview.B145]*[$Overview.$J$16]" office:value-type="float" office:value="0.21039" calcext:value-type="float">
            <text:p>0.21039</text:p>
          </table:table-cell>
        </table:table-row>
        <table:table-row table:style-name="ro1">
          <table:table-cell table:formula="of:=[$Overview.A146]*[$Overview.$J$16]+[$Overview.$H$16]" office:value-type="float" office:value="249.96516" calcext:value-type="float">
            <text:p>249.96516</text:p>
          </table:table-cell>
          <table:table-cell table:formula="of:=[$Overview.B146]*[$Overview.$J$16]" office:value-type="float" office:value="0.20703" calcext:value-type="float">
            <text:p>0.20703</text:p>
          </table:table-cell>
        </table:table-row>
        <table:table-row table:style-name="ro1">
          <table:table-cell table:formula="of:=[$Overview.A147]*[$Overview.$J$16]+[$Overview.$H$16]" office:value-type="float" office:value="250.3824" calcext:value-type="float">
            <text:p>250.3824</text:p>
          </table:table-cell>
          <table:table-cell table:formula="of:=[$Overview.B147]*[$Overview.$J$16]" office:value-type="float" office:value="0.20268" calcext:value-type="float">
            <text:p>0.20268</text:p>
          </table:table-cell>
        </table:table-row>
        <table:table-row table:style-name="ro1">
          <table:table-cell table:formula="of:=[$Overview.A148]*[$Overview.$J$16]+[$Overview.$H$16]" office:value-type="float" office:value="250.79964" calcext:value-type="float">
            <text:p>250.79964</text:p>
          </table:table-cell>
          <table:table-cell table:formula="of:=[$Overview.B148]*[$Overview.$J$16]" office:value-type="float" office:value="0.19734" calcext:value-type="float">
            <text:p>0.19734</text:p>
          </table:table-cell>
        </table:table-row>
        <table:table-row table:style-name="ro1">
          <table:table-cell table:formula="of:=[$Overview.A149]*[$Overview.$J$16]+[$Overview.$H$16]" office:value-type="float" office:value="251.21697" calcext:value-type="float">
            <text:p>251.21697</text:p>
          </table:table-cell>
          <table:table-cell table:formula="of:=[$Overview.B149]*[$Overview.$J$16]" office:value-type="float" office:value="0.19104" calcext:value-type="float">
            <text:p>0.19104</text:p>
          </table:table-cell>
        </table:table-row>
        <table:table-row table:style-name="ro1">
          <table:table-cell table:formula="of:=[$Overview.A150]*[$Overview.$J$16]+[$Overview.$H$16]" office:value-type="float" office:value="251.63442" calcext:value-type="float">
            <text:p>251.63442</text:p>
          </table:table-cell>
          <table:table-cell table:formula="of:=[$Overview.B150]*[$Overview.$J$16]" office:value-type="float" office:value="0.18381" calcext:value-type="float">
            <text:p>0.18381</text:p>
          </table:table-cell>
        </table:table-row>
        <table:table-row table:style-name="ro1">
          <table:table-cell table:formula="of:=[$Overview.A151]*[$Overview.$J$16]+[$Overview.$H$16]" office:value-type="float" office:value="252.05193" calcext:value-type="float">
            <text:p>252.05193</text:p>
          </table:table-cell>
          <table:table-cell table:formula="of:=[$Overview.B151]*[$Overview.$J$16]" office:value-type="float" office:value="0.17574" calcext:value-type="float">
            <text:p>0.17574</text:p>
          </table:table-cell>
        </table:table-row>
        <table:table-row table:style-name="ro1">
          <table:table-cell table:formula="of:=[$Overview.A152]*[$Overview.$J$16]+[$Overview.$H$16]" office:value-type="float" office:value="252.4695" calcext:value-type="float">
            <text:p>252.4695</text:p>
          </table:table-cell>
          <table:table-cell table:formula="of:=[$Overview.B152]*[$Overview.$J$16]" office:value-type="float" office:value="0.16677" calcext:value-type="float">
            <text:p>0.16677</text:p>
          </table:table-cell>
        </table:table-row>
        <table:table-row table:style-name="ro1">
          <table:table-cell table:formula="of:=[$Overview.A153]*[$Overview.$J$16]+[$Overview.$H$16]" office:value-type="float" office:value="252.88716" calcext:value-type="float">
            <text:p>252.88716</text:p>
          </table:table-cell>
          <table:table-cell table:formula="of:=[$Overview.B153]*[$Overview.$J$16]" office:value-type="float" office:value="0.15702" calcext:value-type="float">
            <text:p>0.15702</text:p>
          </table:table-cell>
        </table:table-row>
        <table:table-row table:style-name="ro1">
          <table:table-cell table:formula="of:=[$Overview.A154]*[$Overview.$J$16]+[$Overview.$H$16]" office:value-type="float" office:value="253.30488" calcext:value-type="float">
            <text:p>253.30488</text:p>
          </table:table-cell>
          <table:table-cell table:formula="of:=[$Overview.B154]*[$Overview.$J$16]" office:value-type="float" office:value="0.14649" calcext:value-type="float">
            <text:p>0.14649</text:p>
          </table:table-cell>
        </table:table-row>
        <table:table-row table:style-name="ro1">
          <table:table-cell table:formula="of:=[$Overview.A155]*[$Overview.$J$16]+[$Overview.$H$16]" office:value-type="float" office:value="253.72266" calcext:value-type="float">
            <text:p>253.72266</text:p>
          </table:table-cell>
          <table:table-cell table:formula="of:=[$Overview.B155]*[$Overview.$J$16]" office:value-type="float" office:value="0.13521" calcext:value-type="float">
            <text:p>0.13521</text:p>
          </table:table-cell>
        </table:table-row>
        <table:table-row table:style-name="ro1">
          <table:table-cell table:formula="of:=[$Overview.A156]*[$Overview.$J$16]+[$Overview.$H$16]" office:value-type="float" office:value="254.14047" calcext:value-type="float">
            <text:p>254.14047</text:p>
          </table:table-cell>
          <table:table-cell table:formula="of:=[$Overview.B156]*[$Overview.$J$16]" office:value-type="float" office:value="0.12318" calcext:value-type="float">
            <text:p>0.12318</text:p>
          </table:table-cell>
        </table:table-row>
        <table:table-row table:style-name="ro1">
          <table:table-cell table:formula="of:=[$Overview.A157]*[$Overview.$J$16]+[$Overview.$H$16]" office:value-type="float" office:value="254.55828" calcext:value-type="float">
            <text:p>254.55828</text:p>
          </table:table-cell>
          <table:table-cell table:formula="of:=[$Overview.B157]*[$Overview.$J$16]" office:value-type="float" office:value="0.11046" calcext:value-type="float">
            <text:p>0.11046</text:p>
          </table:table-cell>
        </table:table-row>
        <table:table-row table:style-name="ro1">
          <table:table-cell table:formula="of:=[$Overview.A158]*[$Overview.$J$16]+[$Overview.$H$16]" office:value-type="float" office:value="254.97606" calcext:value-type="float">
            <text:p>254.97606</text:p>
          </table:table-cell>
          <table:table-cell table:formula="of:=[$Overview.B158]*[$Overview.$J$16]" office:value-type="float" office:value="0.09705" calcext:value-type="float">
            <text:p>0.09705</text:p>
          </table:table-cell>
        </table:table-row>
        <table:table-row table:style-name="ro1">
          <table:table-cell table:formula="of:=[$Overview.A159]*[$Overview.$J$16]+[$Overview.$H$16]" office:value-type="float" office:value="255.39375" calcext:value-type="float">
            <text:p>255.39375</text:p>
          </table:table-cell>
          <table:table-cell table:formula="of:=[$Overview.B159]*[$Overview.$J$16]" office:value-type="float" office:value="0.08292" calcext:value-type="float">
            <text:p>0.08292</text:p>
          </table:table-cell>
        </table:table-row>
        <table:table-row table:style-name="ro1">
          <table:table-cell table:formula="of:=[$Overview.A160]*[$Overview.$J$16]+[$Overview.$H$16]" office:value-type="float" office:value="255.81129" calcext:value-type="float">
            <text:p>255.81129</text:p>
          </table:table-cell>
          <table:table-cell table:formula="of:=[$Overview.B160]*[$Overview.$J$16]" office:value-type="float" office:value="0.06804" calcext:value-type="float">
            <text:p>0.06804</text:p>
          </table:table-cell>
        </table:table-row>
        <table:table-row table:style-name="ro1">
          <table:table-cell table:formula="of:=[$Overview.A161]*[$Overview.$J$16]+[$Overview.$H$16]" office:value-type="float" office:value="256.22862" calcext:value-type="float">
            <text:p>256.22862</text:p>
          </table:table-cell>
          <table:table-cell table:formula="of:=[$Overview.B161]*[$Overview.$J$16]" office:value-type="float" office:value="0.05235" calcext:value-type="float">
            <text:p>0.05235</text:p>
          </table:table-cell>
        </table:table-row>
        <table:table-row table:style-name="ro1">
          <table:table-cell table:formula="of:=[$Overview.A162]*[$Overview.$J$16]+[$Overview.$H$16]" office:value-type="float" office:value="256.64562" calcext:value-type="float">
            <text:p>256.64562</text:p>
          </table:table-cell>
          <table:table-cell table:formula="of:=[$Overview.B162]*[$Overview.$J$16]" office:value-type="float" office:value="0.03582" calcext:value-type="float">
            <text:p>0.03582</text:p>
          </table:table-cell>
        </table:table-row>
        <table:table-row table:style-name="ro1">
          <table:table-cell table:formula="of:=[$Overview.A163]*[$Overview.$J$16]+[$Overview.$H$16]" office:value-type="float" office:value="257.06139" calcext:value-type="float">
            <text:p>257.06139</text:p>
          </table:table-cell>
          <table:table-cell table:formula="of:=[$Overview.B163]*[$Overview.$J$16]" office:value-type="float" office:value="0.01836" calcext:value-type="float">
            <text:p>0.01836</text:p>
          </table:table-cell>
        </table:table-row>
        <table:table-row table:style-name="ro1">
          <table:table-cell table:formula="of:=[$Overview.A164]*[$Overview.$J$16]+[$Overview.$H$16]" office:value-type="float" office:value="257.46855" calcext:value-type="float">
            <text:p>257.46855</text:p>
          </table:table-cell>
          <table:table-cell table:formula="of:=[$Overview.B164]*[$Overview.$J$16]" office:value-type="float" office:value="0.00036" calcext:value-type="float">
            <text:p>0.00036</text:p>
          </table:table-cell>
        </table:table-row>
        <table:table-row table:style-name="ro1">
          <table:table-cell table:formula="of:=[$Overview.A165]*[$Overview.$J$16]+[$Overview.$H$16]" office:value-type="float" office:value="257.8251" calcext:value-type="float">
            <text:p>257.8251</text:p>
          </table:table-cell>
          <table:table-cell table:formula="of:=[$Overview.B165]*[$Overview.$J$16]" office:value-type="float" office:value="-0.01545" calcext:value-type="float">
            <text:p>-0.01545</text:p>
          </table:table-cell>
        </table:table-row>
        <table:table-row table:style-name="ro1">
          <table:table-cell table:formula="of:=[$Overview.A166]*[$Overview.$J$16]+[$Overview.$H$16]" office:value-type="float" office:value="258" calcext:value-type="float">
            <text:p>258</text:p>
          </table:table-cell>
          <table:table-cell table:formula="of:=[$Overview.B166]*[$Overview.$J$16]" office:value-type="float" office:value="-0.02256" calcext:value-type="float">
            <text:p>-0.02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hu" number:country="HU">Ft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hu" number:country="HU">Ft</number:currency-symbol>
      <style:map style:condition="value()&gt;=0" style:apply-style-name="N128P0"/>
    </number:currency-style>
    <number:date-style style:name="N10121" number:language="en" number:country="US" loext:transliteration-spellout="MMMM=abbreviation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/</number:text>
    </number:date-style>
    <number:date-style style:name="N10122" number:language="en" number:country="US" loext:transliteration-spellout="D=poss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3" number:language="en" number:country="US" loext:transliteration-spellout="D=possessive-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4" number:language="en" number:country="US" loext:transliteration-spellout="D=possessive-abl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5" number:language="en" number:country="US" loext:transliteration-spellout="D=possessive-termin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6" number:language="en" number:country="US" loext:transliteration-spellout="D=possessive-adjec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7" number:language="en" number:country="US" loext:transliteration-spellout="D=possessive-superessive,NNN=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, </number:text>
      <number:day-of-week number:style="long"/>
    </number:date-style>
    <number:date-style style:name="N10128" number:language="en" number:country="US" loext:transliteration-spellout="D=possessive" number:transliteration-language="en" number:transliteration-country="US">
      <number:month number:style="long" number:textual="true"/>
      <number:text> </number:text>
      <number:day/>
    </number:date-style>
    <number:date-style style:name="N10129" number:language="en" number:country="US" loext:transliteration-spellout="D=possessive-superessive" number:transliteration-language="en" number:transliteration-country="US">
      <number:month number:style="long" number:textual="true"/>
      <number:text> </number:text>
      <number:day/>
    </number:date-style>
    <number:date-style style:name="N10130" number:language="en" number:country="US" loext:transliteration-spellout="D=possessive-ablative" number:transliteration-language="en" number:transliteration-country="US">
      <number:month number:style="long" number:textual="true"/>
      <number:text> </number:text>
      <number:day/>
    </number:date-style>
    <number:date-style style:name="N10131" number:language="en" number:country="US" loext:transliteration-spellout="D=possessive-terminative" number:transliteration-language="en" number:transliteration-country="US">
      <number:month number:style="long" number:textual="true"/>
      <number:text> </number:text>
      <number:day/>
    </number:date-style>
    <number:date-style style:name="N10132" number:language="en" number:country="US" loext:transliteration-spellout="MMMM=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33" number:language="en" number:country="US" loext:transliteration-spellout="MMMM=capitalize 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34" number:language="en" number:country="US" loext:transliteration-spellout="MMMM=article,D=adjective" number:transliteration-language="en" number:transliteration-country="US">
      <number:month number:style="long" number:textual="true"/>
      <number:text> </number:text>
      <number:day/>
    </number:date-style>
    <number:date-style style:name="N10135" number:language="en" number:country="US" loext:transliteration-spellout="MMMM=capitalize article,D=adjective" number:transliteration-language="en" number:transliteration-country="US">
      <number:month number:style="long" number:textual="true"/>
      <number:text> </number:text>
      <number:day/>
    </number:date-style>
    <number:date-style style:name="N10136" number:language="en" number:country="US" loext:transliteration-spellout="MMMM=article" number:transliteration-language="en" number:transliteration-country="US">
      <number:month number:style="long" number:textual="true"/>
      <number:text>i</number:text>
    </number:date-style>
    <number:date-style style:name="N10137" number:language="en" number:country="US" loext:transliteration-spellout="MMMM=capitalize article" number:transliteration-language="en" number:transliteration-country="US">
      <number:month number:style="long" number:textual="true"/>
      <number:text>i</number:text>
    </number:date-style>
    <number:date-style style:name="N10138" number:language="en" number:country="US" loext:transliteration-spellout="superessive" number:transliteration-language="en" number:transliteration-country="US">
      <number:day-of-week number:style="long"/>
    </number:date-style>
    <number:date-style style:name="N10139" number:language="en" number:country="US" loext:transliteration-spellout="ablative" number:transliteration-language="en" number:transliteration-country="US">
      <number:day-of-week number:style="long"/>
    </number:date-style>
    <number:date-style style:name="N10140" number:language="en" number:country="US" loext:transliteration-spellout="terminative" number:transliteration-language="en" number:transliteration-country="US">
      <number:day-of-week number:style="long"/>
    </number:date-style>
    <number:date-style style:name="N10141" number:language="en" number:country="US" loext:transliteration-spellout="inessive" number:transliteration-language="en" number:transliteration-country="US">
      <number:year number:style="long"/>
    </number:date-style>
    <number:date-style style:name="N10142" number:language="en" number:country="US" loext:transliteration-spellout="ablative" number:transliteration-language="en" number:transliteration-country="US">
      <number:year number:style="long"/>
    </number:date-style>
    <number:date-style style:name="N10143" number:language="en" number:country="US" loext:transliteration-spellout="article" number:transliteration-language="en" number:transliteration-country="US">
      <number:month number:style="long" number:textual="true"/>
    </number:date-style>
    <number:date-style style:name="N10144" number:language="en" number:country="US" loext:transliteration-spellout="capitalize article" number:transliteration-language="en" number:transliteration-country="US">
      <number:month number:style="long" number:textual="true"/>
    </number:date-style>
    <number:date-style style:name="N10145" number:language="en" number:country="US" loext:transliteration-spellout="inessive" number:transliteration-language="en" number:transliteration-country="US">
      <number:month number:style="long" number:textual="true"/>
    </number:date-style>
    <number:date-style style:name="N10146" number:language="en" number:country="US" loext:transliteration-spellout="article inessive" number:transliteration-language="en" number:transliteration-country="US">
      <number:month number:style="long" number:textual="true"/>
    </number:date-style>
    <number:date-style style:name="N10147" number:language="en" number:country="US" loext:transliteration-spellout="capitalize article inessive" number:transliteration-language="en" number:transliteration-country="US">
      <number:month number:style="long" number:textual="true"/>
    </number:date-style>
    <number:date-style style:name="N10148" number:language="en" number:country="US" loext:transliteration-spellout="ablative" number:transliteration-language="en" number:transliteration-country="US">
      <number:month number:style="long" number:textual="true"/>
    </number:date-style>
    <number:date-style style:name="N10149" number:language="en" number:country="US" loext:transliteration-spellout="article ablative" number:transliteration-language="en" number:transliteration-country="US">
      <number:month number:style="long" number:textual="true"/>
    </number:date-style>
    <number:date-style style:name="N10150" number:language="en" number:country="US" loext:transliteration-spellout="capitalize article ablative" number:transliteration-language="en" number:transliteration-country="US">
      <number:month number:style="long" number:textual="true"/>
    </number:date-style>
    <number:date-style style:name="N10151" number:language="en" number:country="US" loext:transliteration-spellout="MMMM=possessive-iness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52" number:language="en" number:country="US" loext:transliteration-spellout="MMMM=possessive-abl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53" number:language="en" number:country="US" loext:transliteration-spellout="MMMM=possessive-termin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54" number:language="en" number:country="US" loext:transliteration-spellout="ordinal year" number:transliteration-language="en" number:transliteration-country="US"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5:51:26.1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1-02-21T15:53:44.355000000</dc:date>
    <meta:editing-duration>PT35M22S</meta:editing-duration>
    <meta:editing-cycles>12</meta:editing-cycles>
    <meta:document-statistic meta:table-count="8" meta:cell-count="265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4.266cm" xlink:href=".." xlink:type="simple" chart:class="chart:scatter" chart:style-name="ch1">
        <chart:title svg:x="6.885cm" svg:y="0.221cm" chart:style-name="ch2">
          <text:p>Front view</text:p>
        </chart:title>
        <chart:legend chart:legend-position="end" svg:x="13.71cm" svg:y="1.834cm" style:legend-expansion="high" chart:style-name="ch3"/>
        <chart:plot-area chart:style-name="ch4" table:cell-range-address="Overview.F10:Overview.G16" svg:x="0.32cm" svg:y="1.085cm" svg:width="13.07cm" svg:height="3.096cm">
          <chart:coordinate-region svg:x="0.941cm" svg:y="1.284cm" svg:width="12.17cm" svg:height="2.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G10:Overview.G16" chart:class="chart:scatter">
            <chart:domain table:cell-range-address="Overview.F10:Overview.F1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view.F10:Overview.F16</svg:desc>
                </draw:g>
              </table:table-cell>
              <table:table-cell office:value-type="float" office:value="0">
                <text:p>0</text:p>
                <draw:g>
                  <svg:desc>Overview.G10:Overview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8.7488663525924">
                <text:p>8.7488663525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7.4977327051848">
                <text:p>17.4977327051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6.2465990577772">
                <text:p>26.2465990577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4.9954654103696">
                <text:p>34.9954654103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">
                <text:p>450</text:p>
              </table:table-cell>
              <table:table-cell office:value-type="float" office:value="39.3698985866658">
                <text:p>39.3698985866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43.744331762962">
                <text:p>43.744331762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22cm" svg:height="5.044cm" xlink:href=".." xlink:type="simple" chart:class="chart:scatter" chart:style-name="ch1">
        <chart:legend chart:legend-position="end" svg:x="14.467cm" svg:y="1.974cm" style:legend-expansion="high" chart:style-name="ch2"/>
        <chart:plot-area chart:style-name="ch3" table:cell-range-address="Overview.F9:Overview.F19 Overview.H8:Overview.I19" chart:data-source-has-labels="row" svg:x="0.338cm" svg:y="0.1cm" svg:width="13.791cm" svg:height="4.844cm">
          <chart:coordinate-region svg:x="1.145cm" svg:y="0.299cm" svg:width="12.704cm" svg:height="3.9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view.H9:Overview.H19" chart:label-cell-address="Overview.H8:Overview.H8" chart:class="chart:scatter">
            <chart:domain table:cell-range-address="Overview.F9:Overview.F19"/>
            <chart:data-point chart:repeated="11"/>
          </chart:series>
          <chart:series chart:style-name="ch8" chart:values-cell-range-address="Overview.I9:Overview.I19" chart:label-cell-address="Overview.I8:Overview.I8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 Edge</text:p>
                <draw:g>
                  <svg:desc>Overview.H8:Overview.H8</svg:desc>
                </draw:g>
              </table:table-cell>
              <table:table-cell office:value-type="string">
                <text:p>T Edge</text:p>
                <draw:g>
                  <svg:desc>Overview.I8:Overview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verview.F9:Overview.F19</svg:desc>
                </draw:g>
              </table:table-cell>
              <table:table-cell office:value-type="float" office:value="NaN">
                <text:p>NaN</text:p>
                <draw:g>
                  <svg:desc>Overview.H9:Overview.H19</svg:desc>
                </draw:g>
              </table:table-cell>
              <table:table-cell office:value-type="float" office:value="NaN">
                <text:p>NaN</text:p>
                <draw:g>
                  <svg:desc>Overview.I9:Overview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56.5">
                <text:p>156.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68.3">
                <text:p>168.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80.4">
                <text:p>180.4</text:p>
              </table:table-cell>
              <table:table-cell office:value-type="float" office:value="273.5">
                <text:p>27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195">
                <text:p>195</text:p>
              </table:table-cell>
              <table:table-cell office:value-type="float" office:value="271.4">
                <text:p>27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205.6">
                <text:p>205.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28">
                <text:p>22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